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98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0.8819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0.92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lastic" table:style-name="ta1">
        <table:shapes>
          <draw:frame draw:z-index="0" draw:style-name="gr1" draw:text-style-name="P1" svg:width="6.2988in" svg:height="3.5429in" svg:x="8.7583in" svg:y="0.9602in">
            <draw:object draw:notify-on-update-of-ranges="Elastic.B12:Elastic.C12 Elastic.B13:Elastic.B181 Elastic.A13:Elastic.A181 Elastic.E12:Elastic.F12 Elastic.E13:Elastic.E146 Elastic.D13:Elastic.D146 Elastic.H12:Elastic.I12 Elastic.H13:Elastic.H143 Elastic.G13:Elastic.G1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number-columns-repeated="4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esh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cr_accptd</text:p>
          </table:table-cell>
          <table:table-cell office:value-type="float" office:value="168" calcext:value-type="float">
            <text:p>168</text:p>
          </table:table-cell>
          <table:table-cell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cr_rjctd</text:p>
          </table:table-cell>
          <table:table-cell office:value-type="float" office:value="102" calcext:value-type="float">
            <text:p>102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cr_mnmz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R_iters</text:p>
          </table:table-cell>
          <table:table-cell office:value-type="float" office:value="1955" calcext:value-type="float">
            <text:p>1955</text:p>
          </table:table-cell>
          <table:table-cell office:value-type="float" office:value="1114" calcext:value-type="float">
            <text:p>1114</text:p>
          </table:table-cell>
          <table:table-cell office:value-type="float" office:value="1149" calcext:value-type="float">
            <text:p>114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nmzn_iters</text:p>
          </table:table-cell>
          <table:table-cell office:value-type="float" office:value="1822" calcext:value-type="float">
            <text:p>1822</text:p>
          </table:table-cell>
          <table:table-cell office:value-type="float" office:value="2785" calcext:value-type="float">
            <text:p>2785</text:p>
          </table:table-cell>
          <table:table-cell office:value-type="float" office:value="3734" calcext:value-type="float">
            <text:p>373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nmzn_fn_evals</text:p>
          </table:table-cell>
          <table:table-cell office:value-type="float" office:value="9688" calcext:value-type="float">
            <text:p>9688</text:p>
          </table:table-cell>
          <table:table-cell office:value-type="float" office:value="14040" calcext:value-type="float">
            <text:p>14040</text:p>
          </table:table-cell>
          <table:table-cell office:value-type="float" office:value="18547" calcext:value-type="float">
            <text:p>18547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Mesh = 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esh = 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esh = 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Fz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4.19140295892313E-019" calcext:value-type="float">
            <text:p>4.19140295892313E-19</text:p>
          </table:table-cell>
          <table:table-cell office:value-type="float" office:value="-8.86740625625047E-019" calcext:value-type="float">
            <text:p>-8.86740625625047E-19</text:p>
          </table:table-cell>
          <table:table-cell office:value-type="float" office:value="0.01" calcext:value-type="float">
            <text:p>0.01</text:p>
          </table:table-cell>
          <table:table-cell office:value-type="float" office:value="2.14901217445747E-018" calcext:value-type="float">
            <text:p>2.14901217445747E-18</text:p>
          </table:table-cell>
          <table:table-cell office:value-type="float" office:value="-6.77592285235083E-019" calcext:value-type="float">
            <text:p>-6.77592285235083E-19</text:p>
          </table:table-cell>
          <table:table-cell office:value-type="float" office:value="0.01" calcext:value-type="float">
            <text:p>0.01</text:p>
          </table:table-cell>
          <table:table-cell office:value-type="float" office:value="4.33079240973244E-018" calcext:value-type="float">
            <text:p>4.33079240973244E-18</text:p>
          </table:table-cell>
          <table:table-cell office:value-type="float" office:value="-5.84556788376693E-019" calcext:value-type="float">
            <text:p>-5.84556788376693E-19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.04797238896956E-019" calcext:value-type="float">
            <text:p>5.04797238896956E-19</text:p>
          </table:table-cell>
          <table:table-cell office:value-type="float" office:value="-1.20984903401523E-019" calcext:value-type="float">
            <text:p>-1.20984903401523E-19</text:p>
          </table:table-cell>
          <table:table-cell office:value-type="float" office:value="0.02" calcext:value-type="float">
            <text:p>0.02</text:p>
          </table:table-cell>
          <table:table-cell office:value-type="float" office:value="2.4801703957403E-018" calcext:value-type="float">
            <text:p>2.4801703957403E-18</text:p>
          </table:table-cell>
          <table:table-cell office:value-type="float" office:value="-2.6030598709026E-018" calcext:value-type="float">
            <text:p>-2.6030598709026E-18</text:p>
          </table:table-cell>
          <table:table-cell office:value-type="float" office:value="0.02" calcext:value-type="float">
            <text:p>0.02</text:p>
          </table:table-cell>
          <table:table-cell office:value-type="float" office:value="3.95648377366454E-018" calcext:value-type="float">
            <text:p>3.95648377366454E-18</text:p>
          </table:table-cell>
          <table:table-cell office:value-type="float" office:value="6.9379099835537E-019" calcext:value-type="float">
            <text:p>6.9379099835537E-19</text:p>
          </table:table-cell>
          <table:table-cell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4.09084190340099E-019" calcext:value-type="float">
            <text:p>4.09084190340099E-19</text:p>
          </table:table-cell>
          <table:table-cell office:value-type="float" office:value="-3.83987624872875E-018" calcext:value-type="float">
            <text:p>-3.83987624872875E-18</text:p>
          </table:table-cell>
          <table:table-cell office:value-type="float" office:value="0.03" calcext:value-type="float">
            <text:p>0.03</text:p>
          </table:table-cell>
          <table:table-cell office:value-type="float" office:value="2.0533545638896E-018" calcext:value-type="float">
            <text:p>2.0533545638896E-18</text:p>
          </table:table-cell>
          <table:table-cell office:value-type="float" office:value="1.66371656387662E-018" calcext:value-type="float">
            <text:p>1.66371656387662E-18</text:p>
          </table:table-cell>
          <table:table-cell office:value-type="float" office:value="0.03" calcext:value-type="float">
            <text:p>0.03</text:p>
          </table:table-cell>
          <table:table-cell office:value-type="float" office:value="4.49812452464699E-018" calcext:value-type="float">
            <text:p>4.49812452464699E-18</text:p>
          </table:table-cell>
          <table:table-cell office:value-type="float" office:value="-6.10483975750006E-018" calcext:value-type="float">
            <text:p>-6.10483975750006E-18</text:p>
          </table:table-cell>
          <table:table-cell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5.28691577120793E-019" calcext:value-type="float">
            <text:p>5.28691577120793E-19</text:p>
          </table:table-cell>
          <table:table-cell office:value-type="float" office:value="-1.50281349772444E-018" calcext:value-type="float">
            <text:p>-1.50281349772444E-18</text:p>
          </table:table-cell>
          <table:table-cell office:value-type="float" office:value="0.04" calcext:value-type="float">
            <text:p>0.04</text:p>
          </table:table-cell>
          <table:table-cell office:value-type="float" office:value="1.6101231098601E-018" calcext:value-type="float">
            <text:p>1.6101231098601E-18</text:p>
          </table:table-cell>
          <table:table-cell office:value-type="float" office:value="-4.52754032671838E-018" calcext:value-type="float">
            <text:p>-4.52754032671838E-18</text:p>
          </table:table-cell>
          <table:table-cell office:value-type="float" office:value="0.04" calcext:value-type="float">
            <text:p>0.04</text:p>
          </table:table-cell>
          <table:table-cell office:value-type="float" office:value="4.07441300718035E-018" calcext:value-type="float">
            <text:p>4.07441300718035E-18</text:p>
          </table:table-cell>
          <table:table-cell office:value-type="float" office:value="-4.75897137234815E-019" calcext:value-type="float">
            <text:p>-4.75897137234815E-19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-0.00000000000011660116" calcext:value-type="float">
            <text:p>-1.1660115960873E-13</text:p>
          </table:table-cell>
          <table:table-cell office:value-type="float" office:value="-0.000246005936815613" calcext:value-type="float">
            <text:p>-0.000246005936815613</text:p>
          </table:table-cell>
          <table:table-cell office:value-type="float" office:value="0.05" calcext:value-type="float">
            <text:p>0.05</text:p>
          </table:table-cell>
          <table:table-cell office:value-type="float" office:value="-0.00000000000013250896" calcext:value-type="float">
            <text:p>-1.32508961824527E-13</text:p>
          </table:table-cell>
          <table:table-cell office:value-type="float" office:value="-0.000254308363552085" calcext:value-type="float">
            <text:p>-0.000254308363552085</text:p>
          </table:table-cell>
          <table:table-cell office:value-type="float" office:value="0.05" calcext:value-type="float">
            <text:p>0.05</text:p>
          </table:table-cell>
          <table:table-cell office:value-type="float" office:value="-0.00000030665633957041" calcext:value-type="float">
            <text:p>-3.0665633957041E-07</text:p>
          </table:table-cell>
          <table:table-cell office:value-type="float" office:value="-0.000254763383669984" calcext:value-type="float">
            <text:p>-0.000254763383669984</text:p>
          </table:table-cell>
          <table:table-cell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-0.00000327095059856901" calcext:value-type="float">
            <text:p>-3.27095059856901E-06</text:p>
          </table:table-cell>
          <table:table-cell office:value-type="float" office:value="-0.000970086934900087" calcext:value-type="float">
            <text:p>-0.000970086934900087</text:p>
          </table:table-cell>
          <table:table-cell office:value-type="float" office:value="0.06" calcext:value-type="float">
            <text:p>0.06</text:p>
          </table:table-cell>
          <table:table-cell office:value-type="float" office:value="-0.00000090203935934822" calcext:value-type="float">
            <text:p>-9.02039359348225E-07</text:p>
          </table:table-cell>
          <table:table-cell office:value-type="float" office:value="-0.000975057572511299" calcext:value-type="float">
            <text:p>-0.000975057572511299</text:p>
          </table:table-cell>
          <table:table-cell office:value-type="float" office:value="0.06" calcext:value-type="float">
            <text:p>0.06</text:p>
          </table:table-cell>
          <table:table-cell office:value-type="float" office:value="-0.0000015702948421085" calcext:value-type="float">
            <text:p>-1.5702948421085E-06</text:p>
          </table:table-cell>
          <table:table-cell office:value-type="float" office:value="-0.000975686055027951" calcext:value-type="float">
            <text:p>-0.000975686055027951</text:p>
          </table:table-cell>
          <table:table-cell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-0.00000694295389284511" calcext:value-type="float">
            <text:p>-6.94295389284511E-06</text:p>
          </table:table-cell>
          <table:table-cell office:value-type="float" office:value="-0.00171183915838628" calcext:value-type="float">
            <text:p>-0.00171183915838628</text:p>
          </table:table-cell>
          <table:table-cell office:value-type="float" office:value="0.07" calcext:value-type="float">
            <text:p>0.07</text:p>
          </table:table-cell>
          <table:table-cell office:value-type="float" office:value="-0.00000268237909428497" calcext:value-type="float">
            <text:p>-2.68237909428497E-06</text:p>
          </table:table-cell>
          <table:table-cell office:value-type="float" office:value="-0.001715327520811" calcext:value-type="float">
            <text:p>-0.001715327520811</text:p>
          </table:table-cell>
          <table:table-cell office:value-type="float" office:value="0.07" calcext:value-type="float">
            <text:p>0.07</text:p>
          </table:table-cell>
          <table:table-cell office:value-type="float" office:value="-0.00000377485173831687" calcext:value-type="float">
            <text:p>-3.77485173831687E-06</text:p>
          </table:table-cell>
          <table:table-cell office:value-type="float" office:value="-0.00171512581898179" calcext:value-type="float">
            <text:p>-0.00171512581898179</text:p>
          </table:table-cell>
          <table:table-cell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0.0000108296221587827" calcext:value-type="float">
            <text:p>-1.08296221587827E-05</text:p>
          </table:table-cell>
          <table:table-cell office:value-type="float" office:value="-0.0024701231439036" calcext:value-type="float">
            <text:p>-0.0024701231439036</text:p>
          </table:table-cell>
          <table:table-cell office:value-type="float" office:value="0.08" calcext:value-type="float">
            <text:p>0.08</text:p>
          </table:table-cell>
          <table:table-cell office:value-type="float" office:value="-0.00000456582298297609" calcext:value-type="float">
            <text:p>-4.56582298297609E-06</text:p>
          </table:table-cell>
          <table:table-cell office:value-type="float" office:value="-0.00247203597243314" calcext:value-type="float">
            <text:p>-0.00247203597243314</text:p>
          </table:table-cell>
          <table:table-cell office:value-type="float" office:value="0.08" calcext:value-type="float">
            <text:p>0.08</text:p>
          </table:table-cell>
          <table:table-cell office:value-type="float" office:value="-0.00000622409960888825" calcext:value-type="float">
            <text:p>-6.22409960888825E-06</text:p>
          </table:table-cell>
          <table:table-cell office:value-type="float" office:value="-0.00247088835792272" calcext:value-type="float">
            <text:p>-0.00247088835792272</text:p>
          </table:table-cell>
          <table:table-cell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-0.0000149325774473146" calcext:value-type="float">
            <text:p>-1.49325774473146E-05</text:p>
          </table:table-cell>
          <table:table-cell office:value-type="float" office:value="-0.00324567009138124" calcext:value-type="float">
            <text:p>-0.00324567009138124</text:p>
          </table:table-cell>
          <table:table-cell office:value-type="float" office:value="0.09" calcext:value-type="float">
            <text:p>0.09</text:p>
          </table:table-cell>
          <table:table-cell office:value-type="float" office:value="-0.00000655366774160304" calcext:value-type="float">
            <text:p>-6.55366774160304E-06</text:p>
          </table:table-cell>
          <table:table-cell office:value-type="float" office:value="-0.00324590146577262" calcext:value-type="float">
            <text:p>-0.00324590146577262</text:p>
          </table:table-cell>
          <table:table-cell office:value-type="float" office:value="0.09" calcext:value-type="float">
            <text:p>0.09</text:p>
          </table:table-cell>
          <table:table-cell office:value-type="float" office:value="-0.0000089241053377889" calcext:value-type="float">
            <text:p>-8.9241053377889E-06</text:p>
          </table:table-cell>
          <table:table-cell office:value-type="float" office:value="-0.0032436799107273" calcext:value-type="float">
            <text:p>-0.0032436799107273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0.0000192530439685904" calcext:value-type="float">
            <text:p>-1.92530439685904E-05</text:p>
          </table:table-cell>
          <table:table-cell office:value-type="float" office:value="-0.00403925220378911" calcext:value-type="float">
            <text:p>-0.00403925220378911</text:p>
          </table:table-cell>
          <table:table-cell office:value-type="float" office:value="0.1" calcext:value-type="float">
            <text:p>0.1</text:p>
          </table:table-cell>
          <table:table-cell office:value-type="float" office:value="-0.0000088801636487493" calcext:value-type="float">
            <text:p>-8.8801636487493E-06</text:p>
          </table:table-cell>
          <table:table-cell office:value-type="float" office:value="-0.00403763215012521" calcext:value-type="float">
            <text:p>-0.00403763215012521</text:p>
          </table:table-cell>
          <table:table-cell office:value-type="float" office:value="0.1" calcext:value-type="float">
            <text:p>0.1</text:p>
          </table:table-cell>
          <table:table-cell office:value-type="float" office:value="-0.0000118808967028798" calcext:value-type="float">
            <text:p>-1.18808967028798E-05</text:p>
          </table:table-cell>
          <table:table-cell office:value-type="float" office:value="-0.00403424449804376" calcext:value-type="float">
            <text:p>-0.00403424449804376</text:p>
          </table:table-cell>
          <table:table-cell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-0.0000206339066667345" calcext:value-type="float">
            <text:p>-2.06339066667345E-05</text:p>
          </table:table-cell>
          <table:table-cell office:value-type="float" office:value="-0.00402523003900023" calcext:value-type="float">
            <text:p>-0.00402523003900023</text:p>
          </table:table-cell>
          <table:table-cell office:value-type="float" office:value="0.11" calcext:value-type="float">
            <text:p>0.11</text:p>
          </table:table-cell>
          <table:table-cell office:value-type="float" office:value="-0.0000193211405927575" calcext:value-type="float">
            <text:p>-1.93211405927575E-05</text:p>
          </table:table-cell>
          <table:table-cell office:value-type="float" office:value="-0.00402543189818802" calcext:value-type="float">
            <text:p>-0.00402543189818802</text:p>
          </table:table-cell>
          <table:table-cell office:value-type="float" office:value="0.11" calcext:value-type="float">
            <text:p>0.11</text:p>
          </table:table-cell>
          <table:table-cell office:value-type="float" office:value="-0.0000170381282210922" calcext:value-type="float">
            <text:p>-1.70381282210922E-05</text:p>
          </table:table-cell>
          <table:table-cell office:value-type="float" office:value="-0.0040233201704853" calcext:value-type="float">
            <text:p>-0.0040233201704853</text:p>
          </table:table-cell>
          <table:table-cell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0.0000200342326538686" calcext:value-type="float">
            <text:p>-2.00342326538686E-05</text:p>
          </table:table-cell>
          <table:table-cell office:value-type="float" office:value="-0.00401036836536677" calcext:value-type="float">
            <text:p>-0.00401036836536677</text:p>
          </table:table-cell>
          <table:table-cell office:value-type="float" office:value="0.12" calcext:value-type="float">
            <text:p>0.12</text:p>
          </table:table-cell>
          <table:table-cell office:value-type="float" office:value="-0.0000257274118082069" calcext:value-type="float">
            <text:p>-2.57274118082069E-05</text:p>
          </table:table-cell>
          <table:table-cell office:value-type="float" office:value="-0.00400845956426214" calcext:value-type="float">
            <text:p>-0.00400845956426214</text:p>
          </table:table-cell>
          <table:table-cell office:value-type="float" office:value="0.12" calcext:value-type="float">
            <text:p>0.12</text:p>
          </table:table-cell>
          <table:table-cell office:value-type="float" office:value="-0.0000257874606387979" calcext:value-type="float">
            <text:p>-2.57874606387979E-05</text:p>
          </table:table-cell>
          <table:table-cell office:value-type="float" office:value="-0.00400651862883125" calcext:value-type="float">
            <text:p>-0.00400651862883125</text:p>
          </table:table-cell>
          <table:table-cell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-0.0000219269446285173" calcext:value-type="float">
            <text:p>-2.19269446285173E-05</text:p>
          </table:table-cell>
          <table:table-cell office:value-type="float" office:value="-0.00399472624356981" calcext:value-type="float">
            <text:p>-0.00399472624356981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0307921056084244" calcext:value-type="float">
            <text:p>-3.07921056084244E-05</text:p>
          </table:table-cell>
          <table:table-cell office:value-type="float" office:value="-0.00398809384747162" calcext:value-type="float">
            <text:p>-0.00398809384747162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0320782159942271" calcext:value-type="float">
            <text:p>-3.20782159942271E-05</text:p>
          </table:table-cell>
          <table:table-cell office:value-type="float" office:value="-0.00398534636675733" calcext:value-type="float">
            <text:p>-0.00398534636675733</text:p>
          </table:table-cell>
          <table:table-cell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-0.0000396787961063703" calcext:value-type="float">
            <text:p>-3.96787961063703E-05</text:p>
          </table:table-cell>
          <table:table-cell office:value-type="float" office:value="-0.00396922482959233" calcext:value-type="float">
            <text:p>-0.00396922482959233</text:p>
          </table:table-cell>
          <table:table-cell office:value-type="float" office:value="0.14" calcext:value-type="float">
            <text:p>0.14</text:p>
          </table:table-cell>
          <table:table-cell office:value-type="float" office:value="-0.0000409985618527894" calcext:value-type="float">
            <text:p>-4.09985618527894E-05</text:p>
          </table:table-cell>
          <table:table-cell office:value-type="float" office:value="-0.0039609560356268" calcext:value-type="float">
            <text:p>-0.0039609560356268</text:p>
          </table:table-cell>
          <table:table-cell office:value-type="float" office:value="0.14" calcext:value-type="float">
            <text:p>0.14</text:p>
          </table:table-cell>
          <table:table-cell office:value-type="float" office:value="-0.0000401650742873733" calcext:value-type="float">
            <text:p>-4.01650742873733E-05</text:p>
          </table:table-cell>
          <table:table-cell office:value-type="float" office:value="-0.00395842445871861" calcext:value-type="float">
            <text:p>-0.00395842445871861</text:p>
          </table:table-cell>
          <table:table-cell>
            <draw:frame draw:z-index="1" draw:style-name="gr1" draw:text-style-name="P1" svg:width="6.2988in" svg:height="3.5429in" svg:x="0.4071in" svg:y="0.0732in">
              <draw:object draw:notify-on-update-of-ranges="Elastic.A13:Elastic.A181 Elastic.B12:Elastic.C12 Elastic.C13:Elastic.C181 Elastic.D13:Elastic.D146 Elastic.E12:Elastic.F12 Elastic.F13:Elastic.F146 Elastic.G13:Elastic.G143 Elastic.H12:Elastic.I12 Elastic.I13:Elastic.I14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-0.0000504281339899033" calcext:value-type="float">
            <text:p>-5.04281339899033E-05</text:p>
          </table:table-cell>
          <table:table-cell office:value-type="float" office:value="-0.0039371551238311" calcext:value-type="float">
            <text:p>-0.0039371551238311</text:p>
          </table:table-cell>
          <table:table-cell office:value-type="float" office:value="0.15" calcext:value-type="float">
            <text:p>0.15</text:p>
          </table:table-cell>
          <table:table-cell office:value-type="float" office:value="-0.0000457764263494172" calcext:value-type="float">
            <text:p>-4.57764263494172E-05</text:p>
          </table:table-cell>
          <table:table-cell office:value-type="float" office:value="-0.00393005154659313" calcext:value-type="float">
            <text:p>-0.00393005154659313</text:p>
          </table:table-cell>
          <table:table-cell office:value-type="float" office:value="0.15" calcext:value-type="float">
            <text:p>0.15</text:p>
          </table:table-cell>
          <table:table-cell office:value-type="float" office:value="-0.0000458566521449929" calcext:value-type="float">
            <text:p>-4.58566521449929E-05</text:p>
          </table:table-cell>
          <table:table-cell office:value-type="float" office:value="-0.00392786735751597" calcext:value-type="float">
            <text:p>-0.00392786735751597</text:p>
          </table:table-cell>
          <table:table-cell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-0.0000540590744884865" calcext:value-type="float">
            <text:p>-5.40590744884865E-05</text:p>
          </table:table-cell>
          <table:table-cell office:value-type="float" office:value="-0.00390276399812188" calcext:value-type="float">
            <text:p>-0.00390276399812188</text:p>
          </table:table-cell>
          <table:table-cell office:value-type="float" office:value="0.16" calcext:value-type="float">
            <text:p>0.16</text:p>
          </table:table-cell>
          <table:table-cell office:value-type="float" office:value="-0.0000497719810194201" calcext:value-type="float">
            <text:p>-4.97719810194201E-05</text:p>
          </table:table-cell>
          <table:table-cell office:value-type="float" office:value="-0.003897268024118" calcext:value-type="float">
            <text:p>-0.003897268024118</text:p>
          </table:table-cell>
          <table:table-cell office:value-type="float" office:value="0.16" calcext:value-type="float">
            <text:p>0.16</text:p>
          </table:table-cell>
          <table:table-cell office:value-type="float" office:value="-0.0000514483270618316" calcext:value-type="float">
            <text:p>-5.14483270618316E-05</text:p>
          </table:table-cell>
          <table:table-cell office:value-type="float" office:value="-0.00389327558101197" calcext:value-type="float">
            <text:p>-0.00389327558101197</text:p>
          </table:table-cell>
          <table:table-cell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-0.0000506229965355063" calcext:value-type="float">
            <text:p>-5.06229965355063E-05</text:p>
          </table:table-cell>
          <table:table-cell office:value-type="float" office:value="-0.00386988704514948" calcext:value-type="float">
            <text:p>-0.00386988704514948</text:p>
          </table:table-cell>
          <table:table-cell office:value-type="float" office:value="0.17" calcext:value-type="float">
            <text:p>0.17</text:p>
          </table:table-cell>
          <table:table-cell office:value-type="float" office:value="-0.0000549658278641744" calcext:value-type="float">
            <text:p>-5.49658278641744E-05</text:p>
          </table:table-cell>
          <table:table-cell office:value-type="float" office:value="-0.00386104933110534" calcext:value-type="float">
            <text:p>-0.00386104933110534</text:p>
          </table:table-cell>
          <table:table-cell office:value-type="float" office:value="0.17" calcext:value-type="float">
            <text:p>0.17</text:p>
          </table:table-cell>
          <table:table-cell office:value-type="float" office:value="-0.0000541911238529095" calcext:value-type="float">
            <text:p>-5.41911238529095E-05</text:p>
          </table:table-cell>
          <table:table-cell office:value-type="float" office:value="-0.00385746268803076" calcext:value-type="float">
            <text:p>-0.00385746268803076</text:p>
          </table:table-cell>
          <table:table-cell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-0.0000399297407454176" calcext:value-type="float">
            <text:p>-3.99297407454176E-05</text:p>
          </table:table-cell>
          <table:table-cell office:value-type="float" office:value="-0.00384227100109964" calcext:value-type="float">
            <text:p>-0.00384227100109964</text:p>
          </table:table-cell>
          <table:table-cell office:value-type="float" office:value="0.18" calcext:value-type="float">
            <text:p>0.18</text:p>
          </table:table-cell>
          <table:table-cell office:value-type="float" office:value="-0.000052008535787812" calcext:value-type="float">
            <text:p>-5.2008535787812E-05</text:p>
          </table:table-cell>
          <table:table-cell office:value-type="float" office:value="-0.00382596012842654" calcext:value-type="float">
            <text:p>-0.00382596012842654</text:p>
          </table:table-cell>
          <table:table-cell office:value-type="float" office:value="0.18" calcext:value-type="float">
            <text:p>0.18</text:p>
          </table:table-cell>
          <table:table-cell office:value-type="float" office:value="-0.0000539762809758851" calcext:value-type="float">
            <text:p>-5.39762809758851E-05</text:p>
          </table:table-cell>
          <table:table-cell office:value-type="float" office:value="-0.00382133214935514" calcext:value-type="float">
            <text:p>-0.00382133214935514</text:p>
          </table:table-cell>
          <table:table-cell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-0.0000337082392610873" calcext:value-type="float">
            <text:p>-3.37082392610873E-05</text:p>
          </table:table-cell>
          <table:table-cell office:value-type="float" office:value="-0.00382136222559742" calcext:value-type="float">
            <text:p>-0.00382136222559742</text:p>
          </table:table-cell>
          <table:table-cell office:value-type="float" office:value="0.19" calcext:value-type="float">
            <text:p>0.19</text:p>
          </table:table-cell>
          <table:table-cell office:value-type="float" office:value="-0.0000464472213653568" calcext:value-type="float">
            <text:p>-4.64472213653568E-05</text:p>
          </table:table-cell>
          <table:table-cell office:value-type="float" office:value="-0.00379519009338943" calcext:value-type="float">
            <text:p>-0.00379519009338943</text:p>
          </table:table-cell>
          <table:table-cell office:value-type="float" office:value="0.19" calcext:value-type="float">
            <text:p>0.19</text:p>
          </table:table-cell>
          <table:table-cell office:value-type="float" office:value="-0.0000488751425897043" calcext:value-type="float">
            <text:p>-4.88751425897043E-05</text:p>
          </table:table-cell>
          <table:table-cell office:value-type="float" office:value="-0.003788765746383" calcext:value-type="float">
            <text:p>-0.003788765746383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0.0000246614851495752" calcext:value-type="float">
            <text:p>-2.46614851495752E-05</text:p>
          </table:table-cell>
          <table:table-cell office:value-type="float" office:value="-0.00380391725265042" calcext:value-type="float">
            <text:p>-0.00380391725265042</text:p>
          </table:table-cell>
          <table:table-cell office:value-type="float" office:value="0.2" calcext:value-type="float">
            <text:p>0.2</text:p>
          </table:table-cell>
          <table:table-cell office:value-type="float" office:value="-0.0000340365545434902" calcext:value-type="float">
            <text:p>-3.40365545434902E-05</text:p>
          </table:table-cell>
          <table:table-cell office:value-type="float" office:value="-0.00376994588608784" calcext:value-type="float">
            <text:p>-0.00376994588608784</text:p>
          </table:table-cell>
          <table:table-cell office:value-type="float" office:value="0.2" calcext:value-type="float">
            <text:p>0.2</text:p>
          </table:table-cell>
          <table:table-cell office:value-type="float" office:value="-0.0000354107001782311" calcext:value-type="float">
            <text:p>-3.54107001782311E-05</text:p>
          </table:table-cell>
          <table:table-cell office:value-type="float" office:value="-0.00376242469876927" calcext:value-type="float">
            <text:p>-0.00376242469876927</text:p>
          </table:table-cell>
          <table:table-cell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000518834848976656" calcext:value-type="float">
            <text:p>5.18834848976656E-06</text:p>
          </table:table-cell>
          <table:table-cell office:value-type="float" office:value="-0.00379760695021822" calcext:value-type="float">
            <text:p>-0.00379760695021822</text:p>
          </table:table-cell>
          <table:table-cell office:value-type="float" office:value="0.21" calcext:value-type="float">
            <text:p>0.21</text:p>
          </table:table-cell>
          <table:table-cell office:value-type="float" office:value="-0.00000467760355657691" calcext:value-type="float">
            <text:p>-4.67760355657691E-06</text:p>
          </table:table-cell>
          <table:table-cell office:value-type="float" office:value="-0.00375690350627397" calcext:value-type="float">
            <text:p>-0.00375690350627397</text:p>
          </table:table-cell>
          <table:table-cell office:value-type="float" office:value="0.21" calcext:value-type="float">
            <text:p>0.21</text:p>
          </table:table-cell>
          <table:table-cell office:value-type="float" office:value="-0.0000111842197468281" calcext:value-type="float">
            <text:p>-1.11842197468281E-05</text:p>
          </table:table-cell>
          <table:table-cell office:value-type="float" office:value="-0.00374774741987743" calcext:value-type="float">
            <text:p>-0.00374774741987743</text:p>
          </table:table-cell>
          <table:table-cell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00613576442333943" calcext:value-type="float">
            <text:p>6.13576442333943E-05</text:p>
          </table:table-cell>
          <table:table-cell office:value-type="float" office:value="-0.00381022263218984" calcext:value-type="float">
            <text:p>-0.00381022263218984</text:p>
          </table:table-cell>
          <table:table-cell office:value-type="float" office:value="0.22" calcext:value-type="float">
            <text:p>0.22</text:p>
          </table:table-cell>
          <table:table-cell office:value-type="float" office:value="0.0000384459026760229" calcext:value-type="float">
            <text:p>3.84459026760229E-05</text:p>
          </table:table-cell>
          <table:table-cell office:value-type="float" office:value="-0.0037617091150268" calcext:value-type="float">
            <text:p>-0.0037617091150268</text:p>
          </table:table-cell>
          <table:table-cell office:value-type="float" office:value="0.22" calcext:value-type="float">
            <text:p>0.22</text:p>
          </table:table-cell>
          <table:table-cell office:value-type="float" office:value="0.0000318748163516516" calcext:value-type="float">
            <text:p>3.18748163516516E-05</text:p>
          </table:table-cell>
          <table:table-cell office:value-type="float" office:value="-0.00374904760685255" calcext:value-type="float">
            <text:p>-0.00374904760685255</text:p>
          </table:table-cell>
          <table:table-cell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0170934757445274" calcext:value-type="float">
            <text:p>0.000170934757445274</text:p>
          </table:table-cell>
          <table:table-cell office:value-type="float" office:value="-0.00385247291873808" calcext:value-type="float">
            <text:p>-0.00385247291873808</text:p>
          </table:table-cell>
          <table:table-cell office:value-type="float" office:value="0.23" calcext:value-type="float">
            <text:p>0.23</text:p>
          </table:table-cell>
          <table:table-cell office:value-type="float" office:value="0.000124010526511523" calcext:value-type="float">
            <text:p>0.000124010526511523</text:p>
          </table:table-cell>
          <table:table-cell office:value-type="float" office:value="-0.0037908670569575" calcext:value-type="float">
            <text:p>-0.0037908670569575</text:p>
          </table:table-cell>
          <table:table-cell office:value-type="float" office:value="0.23" calcext:value-type="float">
            <text:p>0.23</text:p>
          </table:table-cell>
          <table:table-cell office:value-type="float" office:value="0.000111276810723265" calcext:value-type="float">
            <text:p>0.000111276810723265</text:p>
          </table:table-cell>
          <table:table-cell office:value-type="float" office:value="-0.00377535546778652" calcext:value-type="float">
            <text:p>-0.00377535546778652</text:p>
          </table:table-cell>
          <table:table-cell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0323135372512897" calcext:value-type="float">
            <text:p>0.000323135372512897</text:p>
          </table:table-cell>
          <table:table-cell office:value-type="float" office:value="-0.00392686102809688" calcext:value-type="float">
            <text:p>-0.00392686102809688</text:p>
          </table:table-cell>
          <table:table-cell office:value-type="float" office:value="0.24" calcext:value-type="float">
            <text:p>0.24</text:p>
          </table:table-cell>
          <table:table-cell office:value-type="float" office:value="0.000249027553109303" calcext:value-type="float">
            <text:p>0.000249027553109303</text:p>
          </table:table-cell>
          <table:table-cell office:value-type="float" office:value="-0.00384757107644342" calcext:value-type="float">
            <text:p>-0.00384757107644342</text:p>
          </table:table-cell>
          <table:table-cell office:value-type="float" office:value="0.24" calcext:value-type="float">
            <text:p>0.24</text:p>
          </table:table-cell>
          <table:table-cell office:value-type="float" office:value="0.000226343138649317" calcext:value-type="float">
            <text:p>0.000226343138649317</text:p>
          </table:table-cell>
          <table:table-cell office:value-type="float" office:value="-0.00382788485976536" calcext:value-type="float">
            <text:p>-0.00382788485976536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503315533706273" calcext:value-type="float">
            <text:p>0.000503315533706273</text:p>
          </table:table-cell>
          <table:table-cell office:value-type="float" office:value="-0.00403191643432767" calcext:value-type="float">
            <text:p>-0.00403191643432767</text:p>
          </table:table-cell>
          <table:table-cell office:value-type="float" office:value="0.25" calcext:value-type="float">
            <text:p>0.25</text:p>
          </table:table-cell>
          <table:table-cell office:value-type="float" office:value="0.000404483548416485" calcext:value-type="float">
            <text:p>0.000404483548416485</text:p>
          </table:table-cell>
          <table:table-cell office:value-type="float" office:value="-0.00393222982449547" calcext:value-type="float">
            <text:p>-0.00393222982449547</text:p>
          </table:table-cell>
          <table:table-cell office:value-type="float" office:value="0.25" calcext:value-type="float">
            <text:p>0.25</text:p>
          </table:table-cell>
          <table:table-cell office:value-type="float" office:value="0.000383020707402086" calcext:value-type="float">
            <text:p>0.000383020707402086</text:p>
          </table:table-cell>
          <table:table-cell office:value-type="float" office:value="-0.00390740967258928" calcext:value-type="float">
            <text:p>-0.00390740967258928</text:p>
          </table:table-cell>
          <table:table-cell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0708539332057701" calcext:value-type="float">
            <text:p>0.000708539332057701</text:p>
          </table:table-cell>
          <table:table-cell office:value-type="float" office:value="-0.00416149704227197" calcext:value-type="float">
            <text:p>-0.00416149704227197</text:p>
          </table:table-cell>
          <table:table-cell office:value-type="float" office:value="0.26" calcext:value-type="float">
            <text:p>0.26</text:p>
          </table:table-cell>
          <table:table-cell office:value-type="float" office:value="0.000595827117645948" calcext:value-type="float">
            <text:p>0.000595827117645948</text:p>
          </table:table-cell>
          <table:table-cell office:value-type="float" office:value="-0.00404059206499972" calcext:value-type="float">
            <text:p>-0.00404059206499972</text:p>
          </table:table-cell>
          <table:table-cell office:value-type="float" office:value="0.26" calcext:value-type="float">
            <text:p>0.26</text:p>
          </table:table-cell>
          <table:table-cell office:value-type="float" office:value="0.000574544690652702" calcext:value-type="float">
            <text:p>0.000574544690652702</text:p>
          </table:table-cell>
          <table:table-cell office:value-type="float" office:value="-0.00401215411778897" calcext:value-type="float">
            <text:p>-0.00401215411778897</text:p>
          </table:table-cell>
          <table:table-cell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0943773960700224" calcext:value-type="float">
            <text:p>0.000943773960700224</text:p>
          </table:table-cell>
          <table:table-cell office:value-type="float" office:value="-0.00431177896666282" calcext:value-type="float">
            <text:p>-0.00431177896666282</text:p>
          </table:table-cell>
          <table:table-cell office:value-type="float" office:value="0.27" calcext:value-type="float">
            <text:p>0.27</text:p>
          </table:table-cell>
          <table:table-cell office:value-type="float" office:value="0.000823581900532628" calcext:value-type="float">
            <text:p>0.000823581900532628</text:p>
          </table:table-cell>
          <table:table-cell office:value-type="float" office:value="-0.00417132862830142" calcext:value-type="float">
            <text:p>-0.00417132862830142</text:p>
          </table:table-cell>
          <table:table-cell office:value-type="float" office:value="0.27" calcext:value-type="float">
            <text:p>0.27</text:p>
          </table:table-cell>
          <table:table-cell office:value-type="float" office:value="0.000797019026468542" calcext:value-type="float">
            <text:p>0.000797019026468542</text:p>
          </table:table-cell>
          <table:table-cell office:value-type="float" office:value="-0.00413774633038494" calcext:value-type="float">
            <text:p>-0.00413774633038494</text:p>
          </table:table-cell>
          <table:table-cell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120431238873504" calcext:value-type="float">
            <text:p>0.00120431238873504</text:p>
          </table:table-cell>
          <table:table-cell office:value-type="float" office:value="-0.00448403800583463" calcext:value-type="float">
            <text:p>-0.00448403800583463</text:p>
          </table:table-cell>
          <table:table-cell office:value-type="float" office:value="0.28" calcext:value-type="float">
            <text:p>0.28</text:p>
          </table:table-cell>
          <table:table-cell office:value-type="float" office:value="0.00107817511356119" calcext:value-type="float">
            <text:p>0.00107817511356119</text:p>
          </table:table-cell>
          <table:table-cell office:value-type="float" office:value="-0.00432154344688046" calcext:value-type="float">
            <text:p>-0.00432154344688046</text:p>
          </table:table-cell>
          <table:table-cell office:value-type="float" office:value="0.28" calcext:value-type="float">
            <text:p>0.28</text:p>
          </table:table-cell>
          <table:table-cell office:value-type="float" office:value="0.00104478363758884" calcext:value-type="float">
            <text:p>0.00104478363758884</text:p>
          </table:table-cell>
          <table:table-cell office:value-type="float" office:value="-0.00428205200442046" calcext:value-type="float">
            <text:p>-0.00428205200442046</text:p>
          </table:table-cell>
          <table:table-cell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148596744760539" calcext:value-type="float">
            <text:p>0.00148596744760539</text:p>
          </table:table-cell>
          <table:table-cell office:value-type="float" office:value="-0.0046803375379824" calcext:value-type="float">
            <text:p>-0.0046803375379824</text:p>
          </table:table-cell>
          <table:table-cell office:value-type="float" office:value="0.29" calcext:value-type="float">
            <text:p>0.29</text:p>
          </table:table-cell>
          <table:table-cell office:value-type="float" office:value="0.00135121134287138" calcext:value-type="float">
            <text:p>0.00135121134287138</text:p>
          </table:table-cell>
          <table:table-cell office:value-type="float" office:value="-0.0044902384591081" calcext:value-type="float">
            <text:p>-0.0044902384591081</text:p>
          </table:table-cell>
          <table:table-cell office:value-type="float" office:value="0.29" calcext:value-type="float">
            <text:p>0.29</text:p>
          </table:table-cell>
          <table:table-cell office:value-type="float" office:value="0.00131447186742868" calcext:value-type="float">
            <text:p>0.00131447186742868</text:p>
          </table:table-cell>
          <table:table-cell office:value-type="float" office:value="-0.00443936032537671" calcext:value-type="float">
            <text:p>-0.00443936032537671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178993483771537" calcext:value-type="float">
            <text:p>0.00178993483771537</text:p>
          </table:table-cell>
          <table:table-cell office:value-type="float" office:value="-0.00489824838730277" calcext:value-type="float">
            <text:p>-0.00489824838730277</text:p>
          </table:table-cell>
          <table:table-cell office:value-type="float" office:value="0.3" calcext:value-type="float">
            <text:p>0.3</text:p>
          </table:table-cell>
          <table:table-cell office:value-type="float" office:value="0.00164226936072788" calcext:value-type="float">
            <text:p>0.00164226936072788</text:p>
          </table:table-cell>
          <table:table-cell office:value-type="float" office:value="-0.00467058814110968" calcext:value-type="float">
            <text:p>-0.00467058814110968</text:p>
          </table:table-cell>
          <table:table-cell office:value-type="float" office:value="0.3" calcext:value-type="float">
            <text:p>0.3</text:p>
          </table:table-cell>
          <table:table-cell office:value-type="float" office:value="0.00160085723485434" calcext:value-type="float">
            <text:p>0.00160085723485434</text:p>
          </table:table-cell>
          <table:table-cell office:value-type="float" office:value="-0.00460544290953652" calcext:value-type="float">
            <text:p>-0.00460544290953652</text:p>
          </table:table-cell>
          <table:table-cell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0211731335321316" calcext:value-type="float">
            <text:p>0.00211731335321316</text:p>
          </table:table-cell>
          <table:table-cell office:value-type="float" office:value="-0.00513616528286782" calcext:value-type="float">
            <text:p>-0.00513616528286782</text:p>
          </table:table-cell>
          <table:table-cell office:value-type="float" office:value="0.31" calcext:value-type="float">
            <text:p>0.31</text:p>
          </table:table-cell>
          <table:table-cell office:value-type="float" office:value="0.00195017565652675" calcext:value-type="float">
            <text:p>0.00195017565652675</text:p>
          </table:table-cell>
          <table:table-cell office:value-type="float" office:value="-0.00485838128913625" calcext:value-type="float">
            <text:p>-0.00485838128913625</text:p>
          </table:table-cell>
          <table:table-cell office:value-type="float" office:value="0.31" calcext:value-type="float">
            <text:p>0.31</text:p>
          </table:table-cell>
          <table:table-cell office:value-type="float" office:value="0.00189958779859547" calcext:value-type="float">
            <text:p>0.00189958779859547</text:p>
          </table:table-cell>
          <table:table-cell office:value-type="float" office:value="-0.00477584267707309" calcext:value-type="float">
            <text:p>-0.00477584267707309</text:p>
          </table:table-cell>
          <table:table-cell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245885911906419" calcext:value-type="float">
            <text:p>0.00245885911906419</text:p>
          </table:table-cell>
          <table:table-cell office:value-type="float" office:value="-0.00539913852015894" calcext:value-type="float">
            <text:p>-0.00539913852015894</text:p>
          </table:table-cell>
          <table:table-cell office:value-type="float" office:value="0.32" calcext:value-type="float">
            <text:p>0.32</text:p>
          </table:table-cell>
          <table:table-cell office:value-type="float" office:value="0.00226816847372401" calcext:value-type="float">
            <text:p>0.00226816847372401</text:p>
          </table:table-cell>
          <table:table-cell office:value-type="float" office:value="-0.00505291601841669" calcext:value-type="float">
            <text:p>-0.00505291601841669</text:p>
          </table:table-cell>
          <table:table-cell office:value-type="float" office:value="0.32" calcext:value-type="float">
            <text:p>0.32</text:p>
          </table:table-cell>
          <table:table-cell office:value-type="float" office:value="0.00220597925709533" calcext:value-type="float">
            <text:p>0.00220597925709533</text:p>
          </table:table-cell>
          <table:table-cell office:value-type="float" office:value="-0.00494476872386148" calcext:value-type="float">
            <text:p>-0.00494476872386148</text:p>
          </table:table-cell>
          <table:table-cell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0280659675360882" calcext:value-type="float">
            <text:p>0.00280659675360882</text:p>
          </table:table-cell>
          <table:table-cell office:value-type="float" office:value="-0.00570590787530704" calcext:value-type="float">
            <text:p>-0.00570590787530704</text:p>
          </table:table-cell>
          <table:table-cell office:value-type="float" office:value="0.33" calcext:value-type="float">
            <text:p>0.33</text:p>
          </table:table-cell>
          <table:table-cell office:value-type="float" office:value="0.00259270173590357" calcext:value-type="float">
            <text:p>0.00259270173590357</text:p>
          </table:table-cell>
          <table:table-cell office:value-type="float" office:value="-0.00524830534804979" calcext:value-type="float">
            <text:p>-0.00524830534804979</text:p>
          </table:table-cell>
          <table:table-cell office:value-type="float" office:value="0.33" calcext:value-type="float">
            <text:p>0.33</text:p>
          </table:table-cell>
          <table:table-cell office:value-type="float" office:value="0.00251192349291561" calcext:value-type="float">
            <text:p>0.00251192349291561</text:p>
          </table:table-cell>
          <table:table-cell office:value-type="float" office:value="-0.00510665523975465" calcext:value-type="float">
            <text:p>-0.00510665523975465</text:p>
          </table:table-cell>
          <table:table-cell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0315439809022237" calcext:value-type="float">
            <text:p>0.00315439809022237</text:p>
          </table:table-cell>
          <table:table-cell office:value-type="float" office:value="-0.00605453713908407" calcext:value-type="float">
            <text:p>-0.00605453713908407</text:p>
          </table:table-cell>
          <table:table-cell office:value-type="float" office:value="0.34" calcext:value-type="float">
            <text:p>0.34</text:p>
          </table:table-cell>
          <table:table-cell office:value-type="float" office:value="0.00291264735359985" calcext:value-type="float">
            <text:p>0.00291264735359985</text:p>
          </table:table-cell>
          <table:table-cell office:value-type="float" office:value="-0.00544957474128085" calcext:value-type="float">
            <text:p>-0.00544957474128085</text:p>
          </table:table-cell>
          <table:table-cell office:value-type="float" office:value="0.34" calcext:value-type="float">
            <text:p>0.34</text:p>
          </table:table-cell>
          <table:table-cell office:value-type="float" office:value="0.00280909525525965" calcext:value-type="float">
            <text:p>0.00280909525525965</text:p>
          </table:table-cell>
          <table:table-cell office:value-type="float" office:value="-0.00525458877487249" calcext:value-type="float">
            <text:p>-0.00525458877487249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350264855483146" calcext:value-type="float">
            <text:p>0.00350264855483146</text:p>
          </table:table-cell>
          <table:table-cell office:value-type="float" office:value="-0.00644691211369422" calcext:value-type="float">
            <text:p>-0.00644691211369422</text:p>
          </table:table-cell>
          <table:table-cell office:value-type="float" office:value="0.35" calcext:value-type="float">
            <text:p>0.35</text:p>
          </table:table-cell>
          <table:table-cell office:value-type="float" office:value="0.00323306224586559" calcext:value-type="float">
            <text:p>0.00323306224586559</text:p>
          </table:table-cell>
          <table:table-cell office:value-type="float" office:value="-0.00563633653102225" calcext:value-type="float">
            <text:p>-0.00563633653102225</text:p>
          </table:table-cell>
          <table:table-cell office:value-type="float" office:value="0.35" calcext:value-type="float">
            <text:p>0.35</text:p>
          </table:table-cell>
          <table:table-cell office:value-type="float" office:value="0.00309225903896832" calcext:value-type="float">
            <text:p>0.00309225903896832</text:p>
          </table:table-cell>
          <table:table-cell office:value-type="float" office:value="-0.00537636394199975" calcext:value-type="float">
            <text:p>-0.00537636394199975</text:p>
          </table:table-cell>
          <table:table-cell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0038139758052443" calcext:value-type="float">
            <text:p>0.0038139758052443</text:p>
          </table:table-cell>
          <table:table-cell office:value-type="float" office:value="-0.00703301170497477" calcext:value-type="float">
            <text:p>-0.00703301170497477</text:p>
          </table:table-cell>
          <table:table-cell office:value-type="float" office:value="0.36" calcext:value-type="float">
            <text:p>0.36</text:p>
          </table:table-cell>
          <table:table-cell office:value-type="float" office:value="0.00353533075920834" calcext:value-type="float">
            <text:p>0.00353533075920834</text:p>
          </table:table-cell>
          <table:table-cell office:value-type="float" office:value="-0.00582196237241302" calcext:value-type="float">
            <text:p>-0.00582196237241302</text:p>
          </table:table-cell>
          <table:table-cell office:value-type="float" office:value="0.36" calcext:value-type="float">
            <text:p>0.36</text:p>
          </table:table-cell>
          <table:table-cell office:value-type="float" office:value="0.00332918583449042" calcext:value-type="float">
            <text:p>0.00332918583449042</text:p>
          </table:table-cell>
          <table:table-cell office:value-type="float" office:value="-0.00552731057746883" calcext:value-type="float">
            <text:p>-0.00552731057746883</text:p>
          </table:table-cell>
          <table:table-cell/>
        </table:table-row>
        <table:table-row table:style-name="ro1">
          <table:table-cell office:value-type="float" office:value="0.360625" calcext:value-type="float">
            <text:p>0.360625</text:p>
          </table:table-cell>
          <table:table-cell office:value-type="float" office:value="0.00381997212260912" calcext:value-type="float">
            <text:p>0.00381997212260912</text:p>
          </table:table-cell>
          <table:table-cell office:value-type="float" office:value="-0.00712096248187404" calcext:value-type="float">
            <text:p>-0.00712096248187404</text:p>
          </table:table-cell>
          <table:table-cell office:value-type="float" office:value="0.37" calcext:value-type="float">
            <text:p>0.37</text:p>
          </table:table-cell>
          <table:table-cell office:value-type="float" office:value="0.00375124940548465" calcext:value-type="float">
            <text:p>0.00375124940548465</text:p>
          </table:table-cell>
          <table:table-cell office:value-type="float" office:value="-0.00614080836987246" calcext:value-type="float">
            <text:p>-0.00614080836987246</text:p>
          </table:table-cell>
          <table:table-cell office:value-type="float" office:value="0.37" calcext:value-type="float">
            <text:p>0.37</text:p>
          </table:table-cell>
          <table:table-cell office:value-type="float" office:value="0.0034972771756565" calcext:value-type="float">
            <text:p>0.0034972771756565</text:p>
          </table:table-cell>
          <table:table-cell office:value-type="float" office:value="-0.00576819593906584" calcext:value-type="float">
            <text:p>-0.00576819593906584</text:p>
          </table:table-cell>
          <table:table-cell/>
        </table:table-row>
        <table:table-row table:style-name="ro1">
          <table:table-cell office:value-type="float" office:value="0.36078125" calcext:value-type="float">
            <text:p>0.36078125</text:p>
          </table:table-cell>
          <table:table-cell office:value-type="float" office:value="0.00381743952075815" calcext:value-type="float">
            <text:p>0.00381743952075815</text:p>
          </table:table-cell>
          <table:table-cell office:value-type="float" office:value="-0.0071573360212137" calcext:value-type="float">
            <text:p>-0.0071573360212137</text:p>
          </table:table-cell>
          <table:table-cell office:value-type="float" office:value="0.38" calcext:value-type="float">
            <text:p>0.38</text:p>
          </table:table-cell>
          <table:table-cell office:value-type="float" office:value="0.00393894612098631" calcext:value-type="float">
            <text:p>0.00393894612098631</text:p>
          </table:table-cell>
          <table:table-cell office:value-type="float" office:value="-0.00641078366730084" calcext:value-type="float">
            <text:p>-0.00641078366730084</text:p>
          </table:table-cell>
          <table:table-cell office:value-type="float" office:value="0.38" calcext:value-type="float">
            <text:p>0.38</text:p>
          </table:table-cell>
          <table:table-cell office:value-type="float" office:value="0.00368116983612913" calcext:value-type="float">
            <text:p>0.00368116983612913</text:p>
          </table:table-cell>
          <table:table-cell office:value-type="float" office:value="-0.0060367891094023" calcext:value-type="float">
            <text:p>-0.0060367891094023</text:p>
          </table:table-cell>
          <table:table-cell/>
        </table:table-row>
        <table:table-row table:style-name="ro1">
          <table:table-cell office:value-type="float" office:value="0.360859375" calcext:value-type="float">
            <text:p>0.360859375</text:p>
          </table:table-cell>
          <table:table-cell office:value-type="float" office:value="0.00381326659926836" calcext:value-type="float">
            <text:p>0.00381326659926836</text:p>
          </table:table-cell>
          <table:table-cell office:value-type="float" office:value="-0.00718572582078066" calcext:value-type="float">
            <text:p>-0.00718572582078066</text:p>
          </table:table-cell>
          <table:table-cell office:value-type="float" office:value="0.39" calcext:value-type="float">
            <text:p>0.39</text:p>
          </table:table-cell>
          <table:table-cell office:value-type="float" office:value="0.0041026276338608" calcext:value-type="float">
            <text:p>0.0041026276338608</text:p>
          </table:table-cell>
          <table:table-cell office:value-type="float" office:value="-0.00663767257012059" calcext:value-type="float">
            <text:p>-0.00663767257012059</text:p>
          </table:table-cell>
          <table:table-cell office:value-type="float" office:value="0.39" calcext:value-type="float">
            <text:p>0.39</text:p>
          </table:table-cell>
          <table:table-cell office:value-type="float" office:value="0.0038780228061766" calcext:value-type="float">
            <text:p>0.0038780228061766</text:p>
          </table:table-cell>
          <table:table-cell office:value-type="float" office:value="-0.00632448193473683" calcext:value-type="float">
            <text:p>-0.00632448193473683</text:p>
          </table:table-cell>
          <table:table-cell/>
        </table:table-row>
        <table:table-row table:style-name="ro1">
          <table:table-cell office:value-type="float" office:value="0.3608984375" calcext:value-type="float">
            <text:p>0.3608984375</text:p>
          </table:table-cell>
          <table:table-cell office:value-type="float" office:value="0.00380736692697787" calcext:value-type="float">
            <text:p>0.00380736692697787</text:p>
          </table:table-cell>
          <table:table-cell office:value-type="float" office:value="-0.00721297277065967" calcext:value-type="float">
            <text:p>-0.00721297277065967</text:p>
          </table:table-cell>
          <table:table-cell office:value-type="float" office:value="0.4" calcext:value-type="float">
            <text:p>0.4</text:p>
          </table:table-cell>
          <table:table-cell office:value-type="float" office:value="0.00421991236163066" calcext:value-type="float">
            <text:p>0.00421991236163066</text:p>
          </table:table-cell>
          <table:table-cell office:value-type="float" office:value="-0.00682738860164279" calcext:value-type="float">
            <text:p>-0.00682738860164279</text:p>
          </table:table-cell>
          <table:table-cell office:value-type="float" office:value="0.4" calcext:value-type="float">
            <text:p>0.4</text:p>
          </table:table-cell>
          <table:table-cell office:value-type="float" office:value="0.00409607856871963" calcext:value-type="float">
            <text:p>0.00409607856871963</text:p>
          </table:table-cell>
          <table:table-cell office:value-type="float" office:value="-0.00664785547371116" calcext:value-type="float">
            <text:p>-0.00664785547371116</text:p>
          </table:table-cell>
          <table:table-cell/>
        </table:table-row>
        <table:table-row table:style-name="ro1">
          <table:table-cell office:value-type="float" office:value="0.360908203125" calcext:value-type="float">
            <text:p>0.360908203125</text:p>
          </table:table-cell>
          <table:table-cell office:value-type="float" office:value="0.00380736692697787" calcext:value-type="float">
            <text:p>0.00380736692697787</text:p>
          </table:table-cell>
          <table:table-cell office:value-type="float" office:value="-0.00721297277065967" calcext:value-type="float">
            <text:p>-0.00721297277065967</text:p>
          </table:table-cell>
          <table:table-cell office:value-type="float" office:value="0.405" calcext:value-type="float">
            <text:p>0.405</text:p>
          </table:table-cell>
          <table:table-cell office:value-type="float" office:value="0.00429240109729019" calcext:value-type="float">
            <text:p>0.00429240109729019</text:p>
          </table:table-cell>
          <table:table-cell office:value-type="float" office:value="-0.00695037386484856" calcext:value-type="float">
            <text:p>-0.00695037386484856</text:p>
          </table:table-cell>
          <table:table-cell office:value-type="float" office:value="0.41" calcext:value-type="float">
            <text:p>0.41</text:p>
          </table:table-cell>
          <table:table-cell office:value-type="float" office:value="0.00429687521883194" calcext:value-type="float">
            <text:p>0.00429687521883194</text:p>
          </table:table-cell>
          <table:table-cell office:value-type="float" office:value="-0.00694714076079149" calcext:value-type="float">
            <text:p>-0.00694714076079149</text:p>
          </table:table-cell>
          <table:table-cell/>
        </table:table-row>
        <table:table-row table:style-name="ro1">
          <table:table-cell office:value-type="float" office:value="0.36091796875" calcext:value-type="float">
            <text:p>0.36091796875</text:p>
          </table:table-cell>
          <table:table-cell office:value-type="float" office:value="0.00380608819648151" calcext:value-type="float">
            <text:p>0.00380608819648151</text:p>
          </table:table-cell>
          <table:table-cell office:value-type="float" office:value="-0.0072203754263136" calcext:value-type="float">
            <text:p>-0.0072203754263136</text:p>
          </table:table-cell>
          <table:table-cell office:value-type="float" office:value="0.41" calcext:value-type="float">
            <text:p>0.41</text:p>
          </table:table-cell>
          <table:table-cell office:value-type="float" office:value="0.00438986275007047" calcext:value-type="float">
            <text:p>0.00438986275007047</text:p>
          </table:table-cell>
          <table:table-cell office:value-type="float" office:value="-0.0071039270771493" calcext:value-type="float">
            <text:p>-0.0071039270771493</text:p>
          </table:table-cell>
          <table:table-cell office:value-type="float" office:value="0.42" calcext:value-type="float">
            <text:p>0.42</text:p>
          </table:table-cell>
          <table:table-cell office:value-type="float" office:value="0.00448911435491632" calcext:value-type="float">
            <text:p>0.00448911435491632</text:p>
          </table:table-cell>
          <table:table-cell office:value-type="float" office:value="-0.00725037150342439" calcext:value-type="float">
            <text:p>-0.00725037150342439</text:p>
          </table:table-cell>
          <table:table-cell/>
        </table:table-row>
        <table:table-row table:style-name="ro1">
          <table:table-cell office:value-type="float" office:value="0.3609375" calcext:value-type="float">
            <text:p>0.3609375</text:p>
          </table:table-cell>
          <table:table-cell office:value-type="float" office:value="0.0038058693116741" calcext:value-type="float">
            <text:p>0.0038058693116741</text:p>
          </table:table-cell>
          <table:table-cell office:value-type="float" office:value="-0.00722406335537406" calcext:value-type="float">
            <text:p>-0.00722406335537406</text:p>
          </table:table-cell>
          <table:table-cell office:value-type="float" office:value="0.415" calcext:value-type="float">
            <text:p>0.415</text:p>
          </table:table-cell>
          <table:table-cell office:value-type="float" office:value="0.00448113289535481" calcext:value-type="float">
            <text:p>0.00448113289535481</text:p>
          </table:table-cell>
          <table:table-cell office:value-type="float" office:value="-0.00724865758406377" calcext:value-type="float">
            <text:p>-0.00724865758406377</text:p>
          </table:table-cell>
          <table:table-cell office:value-type="float" office:value="0.43" calcext:value-type="float">
            <text:p>0.43</text:p>
          </table:table-cell>
          <table:table-cell office:value-type="float" office:value="0.00468465270339882" calcext:value-type="float">
            <text:p>0.00468465270339882</text:p>
          </table:table-cell>
          <table:table-cell office:value-type="float" office:value="-0.00758194387560312" calcext:value-type="float">
            <text:p>-0.00758194387560312</text:p>
          </table:table-cell>
          <table:table-cell/>
        </table:table-row>
        <table:table-row table:style-name="ro1">
          <table:table-cell office:value-type="float" office:value="0.36125" calcext:value-type="float">
            <text:p>0.36125</text:p>
          </table:table-cell>
          <table:table-cell office:value-type="float" office:value="0.00379737430545689" calcext:value-type="float">
            <text:p>0.00379737430545689</text:p>
          </table:table-cell>
          <table:table-cell office:value-type="float" office:value="-0.00729691193640132" calcext:value-type="float">
            <text:p>-0.00729691193640132</text:p>
          </table:table-cell>
          <table:table-cell office:value-type="float" office:value="0.41625" calcext:value-type="float">
            <text:p>0.41625</text:p>
          </table:table-cell>
          <table:table-cell office:value-type="float" office:value="0.00450295933817255" calcext:value-type="float">
            <text:p>0.00450295933817255</text:p>
          </table:table-cell>
          <table:table-cell office:value-type="float" office:value="-0.00728337087782177" calcext:value-type="float">
            <text:p>-0.00728337087782177</text:p>
          </table:table-cell>
          <table:table-cell office:value-type="float" office:value="0.435" calcext:value-type="float">
            <text:p>0.435</text:p>
          </table:table-cell>
          <table:table-cell office:value-type="float" office:value="0.00477376320192059" calcext:value-type="float">
            <text:p>0.00477376320192059</text:p>
          </table:table-cell>
          <table:table-cell office:value-type="float" office:value="-0.00773650428320667" calcext:value-type="float">
            <text:p>-0.00773650428320667</text:p>
          </table:table-cell>
          <table:table-cell/>
        </table:table-row>
        <table:table-row table:style-name="ro1">
          <table:table-cell office:value-type="float" office:value="0.36140625" calcext:value-type="float">
            <text:p>0.36140625</text:p>
          </table:table-cell>
          <table:table-cell office:value-type="float" office:value="0.00378217840885078" calcext:value-type="float">
            <text:p>0.00378217840885078</text:p>
          </table:table-cell>
          <table:table-cell office:value-type="float" office:value="-0.00736315014014936" calcext:value-type="float">
            <text:p>-0.00736315014014936</text:p>
          </table:table-cell>
          <table:table-cell office:value-type="float" office:value="0.416875" calcext:value-type="float">
            <text:p>0.416875</text:p>
          </table:table-cell>
          <table:table-cell office:value-type="float" office:value="0.0045137218683769" calcext:value-type="float">
            <text:p>0.0045137218683769</text:p>
          </table:table-cell>
          <table:table-cell office:value-type="float" office:value="-0.00730049860540267" calcext:value-type="float">
            <text:p>-0.00730049860540267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00481607058411189" calcext:value-type="float">
            <text:p>0.00481607058411189</text:p>
          </table:table-cell>
          <table:table-cell office:value-type="float" office:value="-0.00781048024274643" calcext:value-type="float">
            <text:p>-0.00781048024274643</text:p>
          </table:table-cell>
          <table:table-cell/>
        </table:table-row>
        <table:table-row table:style-name="ro1">
          <table:table-cell office:value-type="float" office:value="0.36142578125" calcext:value-type="float">
            <text:p>0.36142578125</text:p>
          </table:table-cell>
          <table:table-cell office:value-type="float" office:value="0.00377694191421391" calcext:value-type="float">
            <text:p>0.00377694191421391</text:p>
          </table:table-cell>
          <table:table-cell office:value-type="float" office:value="-0.00738041197791091" calcext:value-type="float">
            <text:p>-0.00738041197791091</text:p>
          </table:table-cell>
          <table:table-cell office:value-type="float" office:value="0.416953125" calcext:value-type="float">
            <text:p>0.416953125</text:p>
          </table:table-cell>
          <table:table-cell office:value-type="float" office:value="0.00451506009469716" calcext:value-type="float">
            <text:p>0.00451506009469716</text:p>
          </table:table-cell>
          <table:table-cell office:value-type="float" office:value="-0.00730262872425933" calcext:value-type="float">
            <text:p>-0.00730262872425933</text:p>
          </table:table-cell>
          <table:table-cell office:value-type="float" office:value="0.43875" calcext:value-type="float">
            <text:p>0.43875</text:p>
          </table:table-cell>
          <table:table-cell office:value-type="float" office:value="0.00483659233671012" calcext:value-type="float">
            <text:p>0.00483659233671012</text:p>
          </table:table-cell>
          <table:table-cell office:value-type="float" office:value="-0.00784610330874177" calcext:value-type="float">
            <text:p>-0.00784610330874177</text:p>
          </table:table-cell>
          <table:table-cell/>
        </table:table-row>
        <table:table-row table:style-name="ro1">
          <table:table-cell office:value-type="float" office:value="0.361435546875" calcext:value-type="float">
            <text:p>0.361435546875</text:p>
          </table:table-cell>
          <table:table-cell office:value-type="float" office:value="0.00377180205199597" calcext:value-type="float">
            <text:p>0.00377180205199597</text:p>
          </table:table-cell>
          <table:table-cell office:value-type="float" office:value="-0.00739580330545789" calcext:value-type="float">
            <text:p>-0.00739580330545789</text:p>
          </table:table-cell>
          <table:table-cell office:value-type="float" office:value="0.4169921875" calcext:value-type="float">
            <text:p>0.4169921875</text:p>
          </table:table-cell>
          <table:table-cell office:value-type="float" office:value="0.0045157286161905" calcext:value-type="float">
            <text:p>0.0045157286161905</text:p>
          </table:table-cell>
          <table:table-cell office:value-type="float" office:value="-0.00730369287595531" calcext:value-type="float">
            <text:p>-0.00730369287595531</text:p>
          </table:table-cell>
          <table:table-cell office:value-type="float" office:value="0.4387890625" calcext:value-type="float">
            <text:p>0.4387890625</text:p>
          </table:table-cell>
          <table:table-cell office:value-type="float" office:value="0.00483721217069851" calcext:value-type="float">
            <text:p>0.00483721217069851</text:p>
          </table:table-cell>
          <table:table-cell office:value-type="float" office:value="-0.00784708828240058" calcext:value-type="float">
            <text:p>-0.00784708828240058</text:p>
          </table:table-cell>
          <table:table-cell/>
        </table:table-row>
        <table:table-row table:style-name="ro1">
          <table:table-cell office:value-type="float" office:value="0.3614453125" calcext:value-type="float">
            <text:p>0.3614453125</text:p>
          </table:table-cell>
          <table:table-cell office:value-type="float" office:value="0.00377180205199597" calcext:value-type="float">
            <text:p>0.00377180205199597</text:p>
          </table:table-cell>
          <table:table-cell office:value-type="float" office:value="-0.00739580330545789" calcext:value-type="float">
            <text:p>-0.00739580330545789</text:p>
          </table:table-cell>
          <table:table-cell office:value-type="float" office:value="0.41701171875" calcext:value-type="float">
            <text:p>0.41701171875</text:p>
          </table:table-cell>
          <table:table-cell office:value-type="float" office:value="0.00451606272898546" calcext:value-type="float">
            <text:p>0.00451606272898546</text:p>
          </table:table-cell>
          <table:table-cell office:value-type="float" office:value="-0.00730422472473625" calcext:value-type="float">
            <text:p>-0.00730422472473625</text:p>
          </table:table-cell>
          <table:table-cell office:value-type="float" office:value="0.438798828125" calcext:value-type="float">
            <text:p>0.438798828125</text:p>
          </table:table-cell>
          <table:table-cell office:value-type="float" office:value="0.00483721217069851" calcext:value-type="float">
            <text:p>0.00483721217069851</text:p>
          </table:table-cell>
          <table:table-cell office:value-type="float" office:value="-0.00784708828240058" calcext:value-type="float">
            <text:p>-0.00784708828240058</text:p>
          </table:table-cell>
          <table:table-cell/>
        </table:table-row>
        <table:table-row table:style-name="ro1">
          <table:table-cell office:value-type="float" office:value="0.361484375" calcext:value-type="float">
            <text:p>0.361484375</text:p>
          </table:table-cell>
          <table:table-cell office:value-type="float" office:value="0.00266863468547104" calcext:value-type="float">
            <text:p>0.00266863468547104</text:p>
          </table:table-cell>
          <table:table-cell office:value-type="float" office:value="-0.00885009743159648" calcext:value-type="float">
            <text:p>-0.00885009743159648</text:p>
          </table:table-cell>
          <table:table-cell office:value-type="float" office:value="0.417021484375" calcext:value-type="float">
            <text:p>0.417021484375</text:p>
          </table:table-cell>
          <table:table-cell office:value-type="float" office:value="0.00451606272898546" calcext:value-type="float">
            <text:p>0.00451606272898546</text:p>
          </table:table-cell>
          <table:table-cell office:value-type="float" office:value="-0.00730422472473625" calcext:value-type="float">
            <text:p>-0.00730422472473625</text:p>
          </table:table-cell>
          <table:table-cell office:value-type="float" office:value="0.43880859375" calcext:value-type="float">
            <text:p>0.43880859375</text:p>
          </table:table-cell>
          <table:table-cell office:value-type="float" office:value="0.00483515789967578" calcext:value-type="float">
            <text:p>0.00483515789967578</text:p>
          </table:table-cell>
          <table:table-cell office:value-type="float" office:value="-0.00786481095314851" calcext:value-type="float">
            <text:p>-0.00786481095314851</text:p>
          </table:table-cell>
          <table:table-cell/>
        </table:table-row>
        <table:table-row table:style-name="ro1">
          <table:table-cell office:value-type="float" office:value="0.3615625" calcext:value-type="float">
            <text:p>0.3615625</text:p>
          </table:table-cell>
          <table:table-cell office:value-type="float" office:value="0.002668945727225" calcext:value-type="float">
            <text:p>0.002668945727225</text:p>
          </table:table-cell>
          <table:table-cell office:value-type="float" office:value="-0.00885494225885009" calcext:value-type="float">
            <text:p>-0.00885494225885009</text:p>
          </table:table-cell>
          <table:table-cell office:value-type="float" office:value="0.41703125" calcext:value-type="float">
            <text:p>0.41703125</text:p>
          </table:table-cell>
          <table:table-cell office:value-type="float" office:value="0.00446085303972182" calcext:value-type="float">
            <text:p>0.00446085303972182</text:p>
          </table:table-cell>
          <table:table-cell office:value-type="float" office:value="-0.00747109043801211" calcext:value-type="float">
            <text:p>-0.00747109043801211</text:p>
          </table:table-cell>
          <table:table-cell office:value-type="float" office:value="0.438828125" calcext:value-type="float">
            <text:p>0.438828125</text:p>
          </table:table-cell>
          <table:table-cell office:value-type="float" office:value="0.00483547611129177" calcext:value-type="float">
            <text:p>0.00483547611129177</text:p>
          </table:table-cell>
          <table:table-cell office:value-type="float" office:value="-0.00786537900215746" calcext:value-type="float">
            <text:p>-0.00786537900215746</text:p>
          </table:table-cell>
          <table:table-cell/>
        </table:table-row>
        <table:table-row table:style-name="ro1">
          <table:table-cell office:value-type="float" office:value="0.361875" calcext:value-type="float">
            <text:p>0.361875</text:p>
          </table:table-cell>
          <table:table-cell office:value-type="float" office:value="0.0026703889617799" calcext:value-type="float">
            <text:p>0.0026703889617799</text:p>
          </table:table-cell>
          <table:table-cell office:value-type="float" office:value="-0.00887415469742688" calcext:value-type="float">
            <text:p>-0.00887415469742688</text:p>
          </table:table-cell>
          <table:table-cell office:value-type="float" office:value="0.4171875" calcext:value-type="float">
            <text:p>0.4171875</text:p>
          </table:table-cell>
          <table:table-cell office:value-type="float" office:value="0.00446338860361046" calcext:value-type="float">
            <text:p>0.00446338860361046</text:p>
          </table:table-cell>
          <table:table-cell office:value-type="float" office:value="-0.00747558173387776" calcext:value-type="float">
            <text:p>-0.00747558173387776</text:p>
          </table:table-cell>
          <table:table-cell office:value-type="float" office:value="0.43890625" calcext:value-type="float">
            <text:p>0.43890625</text:p>
          </table:table-cell>
          <table:table-cell office:value-type="float" office:value="0.00483674804250311" calcext:value-type="float">
            <text:p>0.00483674804250311</text:p>
          </table:table-cell>
          <table:table-cell office:value-type="float" office:value="-0.00786764991862286" calcext:value-type="float">
            <text:p>-0.00786764991862286</text:p>
          </table:table-cell>
          <table:table-cell/>
        </table:table-row>
        <table:table-row table:style-name="ro1">
          <table:table-cell office:value-type="float" office:value="0.3625" calcext:value-type="float">
            <text:p>0.3625</text:p>
          </table:table-cell>
          <table:table-cell office:value-type="float" office:value="0.00267413305881303" calcext:value-type="float">
            <text:p>0.00267413305881303</text:p>
          </table:table-cell>
          <table:table-cell office:value-type="float" office:value="-0.00891186159710669" calcext:value-type="float">
            <text:p>-0.00891186159710669</text:p>
          </table:table-cell>
          <table:table-cell office:value-type="float" office:value="0.4175" calcext:value-type="float">
            <text:p>0.4175</text:p>
          </table:table-cell>
          <table:table-cell office:value-type="float" office:value="0.00446844001277441" calcext:value-type="float">
            <text:p>0.00446844001277441</text:p>
          </table:table-cell>
          <table:table-cell office:value-type="float" office:value="-0.00748454046664983" calcext:value-type="float">
            <text:p>-0.00748454046664983</text:p>
          </table:table-cell>
          <table:table-cell office:value-type="float" office:value="0.4390625" calcext:value-type="float">
            <text:p>0.4390625</text:p>
          </table:table-cell>
          <table:table-cell office:value-type="float" office:value="0.00483928751083054" calcext:value-type="float">
            <text:p>0.00483928751083054</text:p>
          </table:table-cell>
          <table:table-cell office:value-type="float" office:value="-0.00787218560355152" calcext:value-type="float">
            <text:p>-0.00787218560355152</text:p>
          </table:table-cell>
          <table:table-cell/>
        </table:table-row>
        <table:table-row table:style-name="ro1">
          <table:table-cell office:value-type="float" office:value="0.365" calcext:value-type="float">
            <text:p>0.365</text:p>
          </table:table-cell>
          <table:table-cell office:value-type="float" office:value="0.00269748924449921" calcext:value-type="float">
            <text:p>0.00269748924449921</text:p>
          </table:table-cell>
          <table:table-cell office:value-type="float" office:value="-0.00905569970072366" calcext:value-type="float">
            <text:p>-0.00905569970072366</text:p>
          </table:table-cell>
          <table:table-cell office:value-type="float" office:value="0.42" calcext:value-type="float">
            <text:p>0.42</text:p>
          </table:table-cell>
          <table:table-cell office:value-type="float" office:value="0.00450790148982246" calcext:value-type="float">
            <text:p>0.00450790148982246</text:p>
          </table:table-cell>
          <table:table-cell office:value-type="float" office:value="-0.00755505256091613" calcext:value-type="float">
            <text:p>-0.00755505256091613</text:p>
          </table:table-cell>
          <table:table-cell office:value-type="float" office:value="0.439375" calcext:value-type="float">
            <text:p>0.439375</text:p>
          </table:table-cell>
          <table:table-cell office:value-type="float" office:value="0.00484434886365472" calcext:value-type="float">
            <text:p>0.00484434886365472</text:p>
          </table:table-cell>
          <table:table-cell office:value-type="float" office:value="-0.00788123232682401" calcext:value-type="float">
            <text:p>-0.00788123232682401</text:p>
          </table:table-cell>
          <table:table-cell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0027667165955076" calcext:value-type="float">
            <text:p>0.0027667165955076</text:p>
          </table:table-cell>
          <table:table-cell office:value-type="float" office:value="-0.00932474888242699" calcext:value-type="float">
            <text:p>-0.00932474888242699</text:p>
          </table:table-cell>
          <table:table-cell office:value-type="float" office:value="0.43" calcext:value-type="float">
            <text:p>0.43</text:p>
          </table:table-cell>
          <table:table-cell office:value-type="float" office:value="0.00467986559012677" calcext:value-type="float">
            <text:p>0.00467986559012677</text:p>
          </table:table-cell>
          <table:table-cell office:value-type="float" office:value="-0.00786979919748299" calcext:value-type="float">
            <text:p>-0.00786979919748299</text:p>
          </table:table-cell>
          <table:table-cell office:value-type="float" office:value="0.44" calcext:value-type="float">
            <text:p>0.44</text:p>
          </table:table-cell>
          <table:table-cell office:value-type="float" office:value="0.00485440117616163" calcext:value-type="float">
            <text:p>0.00485440117616163</text:p>
          </table:table-cell>
          <table:table-cell office:value-type="float" office:value="-0.0078992267690833" calcext:value-type="float">
            <text:p>-0.0078992267690833</text:p>
          </table:table-cell>
          <table:table-cell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00293699686996583" calcext:value-type="float">
            <text:p>0.00293699686996583</text:p>
          </table:table-cell>
          <table:table-cell office:value-type="float" office:value="-0.0098378805743268" calcext:value-type="float">
            <text:p>-0.0098378805743268</text:p>
          </table:table-cell>
          <table:table-cell office:value-type="float" office:value="0.44" calcext:value-type="float">
            <text:p>0.44</text:p>
          </table:table-cell>
          <table:table-cell office:value-type="float" office:value="0.00486319849013368" calcext:value-type="float">
            <text:p>0.00486319849013368</text:p>
          </table:table-cell>
          <table:table-cell office:value-type="float" office:value="-0.00822173693833887" calcext:value-type="float">
            <text:p>-0.00822173693833887</text:p>
          </table:table-cell>
          <table:table-cell office:value-type="float" office:value="0.45" calcext:value-type="float">
            <text:p>0.45</text:p>
          </table:table-cell>
          <table:table-cell office:value-type="float" office:value="0.00500176553593596" calcext:value-type="float">
            <text:p>0.00500176553593596</text:p>
          </table:table-cell>
          <table:table-cell office:value-type="float" office:value="-0.00816913031146496" calcext:value-type="float">
            <text:p>-0.00816913031146496</text:p>
          </table:table-cell>
          <table:table-cell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00309948111988558" calcext:value-type="float">
            <text:p>0.00309948111988558</text:p>
          </table:table-cell>
          <table:table-cell office:value-type="float" office:value="-0.010377682286602" calcext:value-type="float">
            <text:p>-0.010377682286602</text:p>
          </table:table-cell>
          <table:table-cell office:value-type="float" office:value="0.45" calcext:value-type="float">
            <text:p>0.45</text:p>
          </table:table-cell>
          <table:table-cell office:value-type="float" office:value="0.00502086296838297" calcext:value-type="float">
            <text:p>0.00502086296838297</text:p>
          </table:table-cell>
          <table:table-cell office:value-type="float" office:value="-0.00854599208354517" calcext:value-type="float">
            <text:p>-0.00854599208354517</text:p>
          </table:table-cell>
          <table:table-cell office:value-type="float" office:value="0.46" calcext:value-type="float">
            <text:p>0.46</text:p>
          </table:table-cell>
          <table:table-cell office:value-type="float" office:value="0.00514127380556158" calcext:value-type="float">
            <text:p>0.00514127380556158</text:p>
          </table:table-cell>
          <table:table-cell office:value-type="float" office:value="-0.00851717899022885" calcext:value-type="float">
            <text:p>-0.00851717899022885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319592770324561" calcext:value-type="float">
            <text:p>0.00319592770324561</text:p>
          </table:table-cell>
          <table:table-cell office:value-type="float" office:value="-0.0110398300525357" calcext:value-type="float">
            <text:p>-0.0110398300525357</text:p>
          </table:table-cell>
          <table:table-cell office:value-type="float" office:value="0.46" calcext:value-type="float">
            <text:p>0.46</text:p>
          </table:table-cell>
          <table:table-cell office:value-type="float" office:value="0.00515261765736632" calcext:value-type="float">
            <text:p>0.00515261765736632</text:p>
          </table:table-cell>
          <table:table-cell office:value-type="float" office:value="-0.00883860193856201" calcext:value-type="float">
            <text:p>-0.00883860193856201</text:p>
          </table:table-cell>
          <table:table-cell office:value-type="float" office:value="0.47" calcext:value-type="float">
            <text:p>0.47</text:p>
          </table:table-cell>
          <table:table-cell office:value-type="float" office:value="0.00524990311916379" calcext:value-type="float">
            <text:p>0.00524990311916379</text:p>
          </table:table-cell>
          <table:table-cell office:value-type="float" office:value="-0.00884011305562971" calcext:value-type="float">
            <text:p>-0.00884011305562971</text:p>
          </table:table-cell>
          <table:table-cell/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0.00318745923341335" calcext:value-type="float">
            <text:p>0.00318745923341335</text:p>
          </table:table-cell>
          <table:table-cell office:value-type="float" office:value="-0.0114272000364107" calcext:value-type="float">
            <text:p>-0.0114272000364107</text:p>
          </table:table-cell>
          <table:table-cell office:value-type="float" office:value="0.47" calcext:value-type="float">
            <text:p>0.47</text:p>
          </table:table-cell>
          <table:table-cell office:value-type="float" office:value="0.00525910152176876" calcext:value-type="float">
            <text:p>0.00525910152176876</text:p>
          </table:table-cell>
          <table:table-cell office:value-type="float" office:value="-0.00909671666460163" calcext:value-type="float">
            <text:p>-0.00909671666460163</text:p>
          </table:table-cell>
          <table:table-cell office:value-type="float" office:value="0.48" calcext:value-type="float">
            <text:p>0.48</text:p>
          </table:table-cell>
          <table:table-cell office:value-type="float" office:value="0.00532395929217139" calcext:value-type="float">
            <text:p>0.00532395929217139</text:p>
          </table:table-cell>
          <table:table-cell office:value-type="float" office:value="-0.00912299240274688" calcext:value-type="float">
            <text:p>-0.00912299240274688</text:p>
          </table:table-cell>
          <table:table-cell/>
        </table:table-row>
        <table:table-row table:style-name="ro1">
          <table:table-cell office:value-type="float" office:value="0.4075" calcext:value-type="float">
            <text:p>0.4075</text:p>
          </table:table-cell>
          <table:table-cell office:value-type="float" office:value="0.0031305274098719" calcext:value-type="float">
            <text:p>0.0031305274098719</text:p>
          </table:table-cell>
          <table:table-cell office:value-type="float" office:value="-0.0116700565805615" calcext:value-type="float">
            <text:p>-0.0116700565805615</text:p>
          </table:table-cell>
          <table:table-cell office:value-type="float" office:value="0.48" calcext:value-type="float">
            <text:p>0.48</text:p>
          </table:table-cell>
          <table:table-cell office:value-type="float" office:value="0.00534190679740887" calcext:value-type="float">
            <text:p>0.00534190679740887</text:p>
          </table:table-cell>
          <table:table-cell office:value-type="float" office:value="-0.0093194212777156" calcext:value-type="float">
            <text:p>-0.0093194212777156</text:p>
          </table:table-cell>
          <table:table-cell office:value-type="float" office:value="0.49" calcext:value-type="float">
            <text:p>0.49</text:p>
          </table:table-cell>
          <table:table-cell office:value-type="float" office:value="0.00536757563121969" calcext:value-type="float">
            <text:p>0.00536757563121969</text:p>
          </table:table-cell>
          <table:table-cell office:value-type="float" office:value="-0.00936513825922661" calcext:value-type="float">
            <text:p>-0.00936513825922661</text:p>
          </table:table-cell>
          <table:table-cell/>
        </table:table-row>
        <table:table-row table:style-name="ro1">
          <table:table-cell office:value-type="float" office:value="0.40875" calcext:value-type="float">
            <text:p>0.40875</text:p>
          </table:table-cell>
          <table:table-cell office:value-type="float" office:value="0.00303710431475039" calcext:value-type="float">
            <text:p>0.00303710431475039</text:p>
          </table:table-cell>
          <table:table-cell office:value-type="float" office:value="-0.0118472068592226" calcext:value-type="float">
            <text:p>-0.0118472068592226</text:p>
          </table:table-cell>
          <table:table-cell office:value-type="float" office:value="0.49" calcext:value-type="float">
            <text:p>0.49</text:p>
          </table:table-cell>
          <table:table-cell office:value-type="float" office:value="0.00540340038637976" calcext:value-type="float">
            <text:p>0.00540340038637976</text:p>
          </table:table-cell>
          <table:table-cell office:value-type="float" office:value="-0.00950845233276624" calcext:value-type="float">
            <text:p>-0.00950845233276624</text:p>
          </table:table-cell>
          <table:table-cell office:value-type="float" office:value="0.5" calcext:value-type="float">
            <text:p>0.5</text:p>
          </table:table-cell>
          <table:table-cell office:value-type="float" office:value="0.00538784886621459" calcext:value-type="float">
            <text:p>0.00538784886621459</text:p>
          </table:table-cell>
          <table:table-cell office:value-type="float" office:value="-0.00957319189889302" calcext:value-type="float">
            <text:p>-0.00957319189889302</text:p>
          </table:table-cell>
          <table:table-cell/>
        </table:table-row>
        <table:table-row table:style-name="ro1">
          <table:table-cell office:value-type="float" office:value="0.40890625" calcext:value-type="float">
            <text:p>0.40890625</text:p>
          </table:table-cell>
          <table:table-cell office:value-type="float" office:value="0.00300767262636592" calcext:value-type="float">
            <text:p>0.00300767262636592</text:p>
          </table:table-cell>
          <table:table-cell office:value-type="float" office:value="-0.0118838313047533" calcext:value-type="float">
            <text:p>-0.0118838313047533</text:p>
          </table:table-cell>
          <table:table-cell office:value-type="float" office:value="0.5" calcext:value-type="float">
            <text:p>0.5</text:p>
          </table:table-cell>
          <table:table-cell office:value-type="float" office:value="0.00545763537294248" calcext:value-type="float">
            <text:p>0.00545763537294248</text:p>
          </table:table-cell>
          <table:table-cell office:value-type="float" office:value="-0.00976284580763875" calcext:value-type="float">
            <text:p>-0.00976284580763875</text:p>
          </table:table-cell>
          <table:table-cell office:value-type="float" office:value="0.51" calcext:value-type="float">
            <text:p>0.51</text:p>
          </table:table-cell>
          <table:table-cell office:value-type="float" office:value="0.00538917240738922" calcext:value-type="float">
            <text:p>0.00538917240738922</text:p>
          </table:table-cell>
          <table:table-cell office:value-type="float" office:value="-0.00975894100827018" calcext:value-type="float">
            <text:p>-0.00975894100827018</text:p>
          </table:table-cell>
          <table:table-cell/>
        </table:table-row>
        <table:table-row table:style-name="ro1">
          <table:table-cell office:value-type="float" office:value="0.408984375" calcext:value-type="float">
            <text:p>0.408984375</text:p>
          </table:table-cell>
          <table:table-cell office:value-type="float" office:value="0.00298381432956686" calcext:value-type="float">
            <text:p>0.00298381432956686</text:p>
          </table:table-cell>
          <table:table-cell office:value-type="float" office:value="-0.0119094424101703" calcext:value-type="float">
            <text:p>-0.0119094424101703</text:p>
          </table:table-cell>
          <table:table-cell office:value-type="float" office:value="0.51" calcext:value-type="float">
            <text:p>0.51</text:p>
          </table:table-cell>
          <table:table-cell office:value-type="float" office:value="0.00549137229805076" calcext:value-type="float">
            <text:p>0.00549137229805076</text:p>
          </table:table-cell>
          <table:table-cell office:value-type="float" office:value="-0.010030197362488" calcext:value-type="float">
            <text:p>-0.010030197362488</text:p>
          </table:table-cell>
          <table:table-cell office:value-type="float" office:value="0.52" calcext:value-type="float">
            <text:p>0.52</text:p>
          </table:table-cell>
          <table:table-cell office:value-type="float" office:value="0.0053713072750059" calcext:value-type="float">
            <text:p>0.0053713072750059</text:p>
          </table:table-cell>
          <table:table-cell office:value-type="float" office:value="-0.00993673606888047" calcext:value-type="float">
            <text:p>-0.00993673606888047</text:p>
          </table:table-cell>
          <table:table-cell/>
        </table:table-row>
        <table:table-row table:style-name="ro1">
          <table:table-cell office:value-type="float" office:value="0.4090234375" calcext:value-type="float">
            <text:p>0.4090234375</text:p>
          </table:table-cell>
          <table:table-cell office:value-type="float" office:value="0.00296303518357386" calcext:value-type="float">
            <text:p>0.00296303518357386</text:p>
          </table:table-cell>
          <table:table-cell office:value-type="float" office:value="-0.0119292635992241" calcext:value-type="float">
            <text:p>-0.0119292635992241</text:p>
          </table:table-cell>
          <table:table-cell office:value-type="float" office:value="0.52" calcext:value-type="float">
            <text:p>0.52</text:p>
          </table:table-cell>
          <table:table-cell office:value-type="float" office:value="0.00549956312411564" calcext:value-type="float">
            <text:p>0.00549956312411564</text:p>
          </table:table-cell>
          <table:table-cell office:value-type="float" office:value="-0.010268554783717" calcext:value-type="float">
            <text:p>-0.010268554783717</text:p>
          </table:table-cell>
          <table:table-cell office:value-type="float" office:value="0.53" calcext:value-type="float">
            <text:p>0.53</text:p>
          </table:table-cell>
          <table:table-cell office:value-type="float" office:value="0.00532995494924091" calcext:value-type="float">
            <text:p>0.00532995494924091</text:p>
          </table:table-cell>
          <table:table-cell office:value-type="float" office:value="-0.0101227364538546" calcext:value-type="float">
            <text:p>-0.0101227364538546</text:p>
          </table:table-cell>
          <table:table-cell/>
        </table:table-row>
        <table:table-row table:style-name="ro1">
          <table:table-cell office:value-type="float" office:value="0.409033203125" calcext:value-type="float">
            <text:p>0.409033203125</text:p>
          </table:table-cell>
          <table:table-cell office:value-type="float" office:value="0.00295382448736716" calcext:value-type="float">
            <text:p>0.00295382448736716</text:p>
          </table:table-cell>
          <table:table-cell office:value-type="float" office:value="-0.0119373921812056" calcext:value-type="float">
            <text:p>-0.0119373921812056</text:p>
          </table:table-cell>
          <table:table-cell office:value-type="float" office:value="0.53" calcext:value-type="float">
            <text:p>0.53</text:p>
          </table:table-cell>
          <table:table-cell office:value-type="float" office:value="0.00548400556058469" calcext:value-type="float">
            <text:p>0.00548400556058469</text:p>
          </table:table-cell>
          <table:table-cell office:value-type="float" office:value="-0.0104760453770027" calcext:value-type="float">
            <text:p>-0.0104760453770027</text:p>
          </table:table-cell>
          <table:table-cell office:value-type="float" office:value="0.54" calcext:value-type="float">
            <text:p>0.54</text:p>
          </table:table-cell>
          <table:table-cell office:value-type="float" office:value="0.00525663754248124" calcext:value-type="float">
            <text:p>0.00525663754248124</text:p>
          </table:table-cell>
          <table:table-cell office:value-type="float" office:value="-0.0103346666900014" calcext:value-type="float">
            <text:p>-0.0103346666900014</text:p>
          </table:table-cell>
          <table:table-cell/>
        </table:table-row>
        <table:table-row table:style-name="ro1">
          <table:table-cell office:value-type="float" office:value="0.40904296875" calcext:value-type="float">
            <text:p>0.40904296875</text:p>
          </table:table-cell>
          <table:table-cell office:value-type="float" office:value="0.00295382448736716" calcext:value-type="float">
            <text:p>0.00295382448736716</text:p>
          </table:table-cell>
          <table:table-cell office:value-type="float" office:value="-0.0119373921812056" calcext:value-type="float">
            <text:p>-0.0119373921812056</text:p>
          </table:table-cell>
          <table:table-cell office:value-type="float" office:value="0.54" calcext:value-type="float">
            <text:p>0.54</text:p>
          </table:table-cell>
          <table:table-cell office:value-type="float" office:value="0.00544616229910436" calcext:value-type="float">
            <text:p>0.00544616229910436</text:p>
          </table:table-cell>
          <table:table-cell office:value-type="float" office:value="-0.0106530468660939" calcext:value-type="float">
            <text:p>-0.0106530468660939</text:p>
          </table:table-cell>
          <table:table-cell office:value-type="float" office:value="0.55" calcext:value-type="float">
            <text:p>0.55</text:p>
          </table:table-cell>
          <table:table-cell office:value-type="float" office:value="0.00513878112602004" calcext:value-type="float">
            <text:p>0.00513878112602004</text:p>
          </table:table-cell>
          <table:table-cell office:value-type="float" office:value="-0.0105875439681452" calcext:value-type="float">
            <text:p>-0.0105875439681452</text:p>
          </table:table-cell>
          <table:table-cell/>
        </table:table-row>
        <table:table-row table:style-name="ro1">
          <table:table-cell office:value-type="float" office:value="0.4090625" calcext:value-type="float">
            <text:p>0.4090625</text:p>
          </table:table-cell>
          <table:table-cell office:value-type="float" office:value="0.00175275017925982" calcext:value-type="float">
            <text:p>0.00175275017925982</text:p>
          </table:table-cell>
          <table:table-cell office:value-type="float" office:value="-0.0124078730339026" calcext:value-type="float">
            <text:p>-0.0124078730339026</text:p>
          </table:table-cell>
          <table:table-cell office:value-type="float" office:value="0.55" calcext:value-type="float">
            <text:p>0.55</text:p>
          </table:table-cell>
          <table:table-cell office:value-type="float" office:value="0.00538644429754295" calcext:value-type="float">
            <text:p>0.00538644429754295</text:p>
          </table:table-cell>
          <table:table-cell office:value-type="float" office:value="-0.0108025502841106" calcext:value-type="float">
            <text:p>-0.0108025502841106</text:p>
          </table:table-cell>
          <table:table-cell office:value-type="float" office:value="0.56" calcext:value-type="float">
            <text:p>0.56</text:p>
          </table:table-cell>
          <table:table-cell office:value-type="float" office:value="0.00496532667730932" calcext:value-type="float">
            <text:p>0.00496532667730932</text:p>
          </table:table-cell>
          <table:table-cell office:value-type="float" office:value="-0.0108699535886358" calcext:value-type="float">
            <text:p>-0.0108699535886358</text:p>
          </table:table-cell>
          <table:table-cell/>
        </table:table-row>
        <table:table-row table:style-name="ro1">
          <table:table-cell office:value-type="float" office:value="0.409375" calcext:value-type="float">
            <text:p>0.409375</text:p>
          </table:table-cell>
          <table:table-cell office:value-type="float" office:value="0.00174174101547671" calcext:value-type="float">
            <text:p>0.00174174101547671</text:p>
          </table:table-cell>
          <table:table-cell office:value-type="float" office:value="-0.0124166012866042" calcext:value-type="float">
            <text:p>-0.0124166012866042</text:p>
          </table:table-cell>
          <table:table-cell office:value-type="float" office:value="0.56" calcext:value-type="float">
            <text:p>0.56</text:p>
          </table:table-cell>
          <table:table-cell office:value-type="float" office:value="0.00530329672535007" calcext:value-type="float">
            <text:p>0.00530329672535007</text:p>
          </table:table-cell>
          <table:table-cell office:value-type="float" office:value="-0.0109304665410356" calcext:value-type="float">
            <text:p>-0.0109304665410356</text:p>
          </table:table-cell>
          <table:table-cell office:value-type="float" office:value="0.57" calcext:value-type="float">
            <text:p>0.57</text:p>
          </table:table-cell>
          <table:table-cell office:value-type="float" office:value="0.00474936647011428" calcext:value-type="float">
            <text:p>0.00474936647011428</text:p>
          </table:table-cell>
          <table:table-cell office:value-type="float" office:value="-0.0110919595796886" calcext:value-type="float">
            <text:p>-0.0110919595796886</text:p>
          </table:table-cell>
          <table:table-cell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00172251677652059" calcext:value-type="float">
            <text:p>0.00172251677652059</text:p>
          </table:table-cell>
          <table:table-cell office:value-type="float" office:value="-0.0124339162124063" calcext:value-type="float">
            <text:p>-0.0124339162124063</text:p>
          </table:table-cell>
          <table:table-cell office:value-type="float" office:value="0.57" calcext:value-type="float">
            <text:p>0.57</text:p>
          </table:table-cell>
          <table:table-cell office:value-type="float" office:value="0.00500950545284266" calcext:value-type="float">
            <text:p>0.00500950545284266</text:p>
          </table:table-cell>
          <table:table-cell office:value-type="float" office:value="-0.0119562207911472" calcext:value-type="float">
            <text:p>-0.0119562207911472</text:p>
          </table:table-cell>
          <table:table-cell office:value-type="float" office:value="0.58" calcext:value-type="float">
            <text:p>0.58</text:p>
          </table:table-cell>
          <table:table-cell office:value-type="float" office:value="0.00450192584539134" calcext:value-type="float">
            <text:p>0.00450192584539134</text:p>
          </table:table-cell>
          <table:table-cell office:value-type="float" office:value="-0.0112356343151807" calcext:value-type="float">
            <text:p>-0.0112356343151807</text:p>
          </table:table-cell>
          <table:table-cell/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0.00163816234174014" calcext:value-type="float">
            <text:p>0.00163816234174014</text:p>
          </table:table-cell>
          <table:table-cell office:value-type="float" office:value="-0.0125699094270097" calcext:value-type="float">
            <text:p>-0.0125699094270097</text:p>
          </table:table-cell>
          <table:table-cell office:value-type="float" office:value="0.58" calcext:value-type="float">
            <text:p>0.58</text:p>
          </table:table-cell>
          <table:table-cell office:value-type="float" office:value="0.00470710673462082" calcext:value-type="float">
            <text:p>0.00470710673462082</text:p>
          </table:table-cell>
          <table:table-cell office:value-type="float" office:value="-0.0125638144991902" calcext:value-type="float">
            <text:p>-0.0125638144991902</text:p>
          </table:table-cell>
          <table:table-cell office:value-type="float" office:value="0.59" calcext:value-type="float">
            <text:p>0.59</text:p>
          </table:table-cell>
          <table:table-cell office:value-type="float" office:value="0.00421185284471314" calcext:value-type="float">
            <text:p>0.00421185284471314</text:p>
          </table:table-cell>
          <table:table-cell office:value-type="float" office:value="-0.0113350227751481" calcext:value-type="float">
            <text:p>-0.0113350227751481</text:p>
          </table:table-cell>
          <table:table-cell/>
        </table:table-row>
        <table:table-row table:style-name="ro1">
          <table:table-cell office:value-type="float" office:value="0.415625" calcext:value-type="float">
            <text:p>0.415625</text:p>
          </table:table-cell>
          <table:table-cell office:value-type="float" office:value="0.00163243738149048" calcext:value-type="float">
            <text:p>0.00163243738149048</text:p>
          </table:table-cell>
          <table:table-cell office:value-type="float" office:value="-0.0125868122398118" calcext:value-type="float">
            <text:p>-0.0125868122398118</text:p>
          </table:table-cell>
          <table:table-cell office:value-type="float" office:value="0.59" calcext:value-type="float">
            <text:p>0.59</text:p>
          </table:table-cell>
          <table:table-cell office:value-type="float" office:value="0.00444681969266596" calcext:value-type="float">
            <text:p>0.00444681969266596</text:p>
          </table:table-cell>
          <table:table-cell office:value-type="float" office:value="-0.0128556145377069" calcext:value-type="float">
            <text:p>-0.0128556145377069</text:p>
          </table:table-cell>
          <table:table-cell office:value-type="float" office:value="0.5925" calcext:value-type="float">
            <text:p>0.5925</text:p>
          </table:table-cell>
          <table:table-cell office:value-type="float" office:value="0.00412504105456329" calcext:value-type="float">
            <text:p>0.00412504105456329</text:p>
          </table:table-cell>
          <table:table-cell office:value-type="float" office:value="-0.0113415378036636" calcext:value-type="float">
            <text:p>-0.0113415378036636</text:p>
          </table:table-cell>
          <table:table-cell/>
        </table:table-row>
        <table:table-row table:style-name="ro1">
          <table:table-cell office:value-type="float" office:value="0.4159375" calcext:value-type="float">
            <text:p>0.4159375</text:p>
          </table:table-cell>
          <table:table-cell office:value-type="float" office:value="0.00162982276994222" calcext:value-type="float">
            <text:p>0.00162982276994222</text:p>
          </table:table-cell>
          <table:table-cell office:value-type="float" office:value="-0.0125952627826939" calcext:value-type="float">
            <text:p>-0.0125952627826939</text:p>
          </table:table-cell>
          <table:table-cell office:value-type="float" office:value="0.595" calcext:value-type="float">
            <text:p>0.595</text:p>
          </table:table-cell>
          <table:table-cell office:value-type="float" office:value="0.0042796018941496" calcext:value-type="float">
            <text:p>0.0042796018941496</text:p>
          </table:table-cell>
          <table:table-cell office:value-type="float" office:value="-0.0130810519242474" calcext:value-type="float">
            <text:p>-0.0130810519242474</text:p>
          </table:table-cell>
          <table:table-cell office:value-type="float" office:value="0.59265625" calcext:value-type="float">
            <text:p>0.59265625</text:p>
          </table:table-cell>
          <table:table-cell office:value-type="float" office:value="0.00411816400327087" calcext:value-type="float">
            <text:p>0.00411816400327087</text:p>
          </table:table-cell>
          <table:table-cell office:value-type="float" office:value="-0.0113380737335969" calcext:value-type="float">
            <text:p>-0.0113380737335969</text:p>
          </table:table-cell>
          <table:table-cell/>
        </table:table-row>
        <table:table-row table:style-name="ro1">
          <table:table-cell office:value-type="float" office:value="0.41609375" calcext:value-type="float">
            <text:p>0.41609375</text:p>
          </table:table-cell>
          <table:table-cell office:value-type="float" office:value="0.00162857332956116" calcext:value-type="float">
            <text:p>0.00162857332956116</text:p>
          </table:table-cell>
          <table:table-cell office:value-type="float" office:value="-0.0125994879911572" calcext:value-type="float">
            <text:p>-0.0125994879911572</text:p>
          </table:table-cell>
          <table:table-cell office:value-type="float" office:value="0.59625" calcext:value-type="float">
            <text:p>0.59625</text:p>
          </table:table-cell>
          <table:table-cell office:value-type="float" office:value="0.00420719437057182" calcext:value-type="float">
            <text:p>0.00420719437057182</text:p>
          </table:table-cell>
          <table:table-cell office:value-type="float" office:value="-0.0132330502993145" calcext:value-type="float">
            <text:p>-0.0132330502993145</text:p>
          </table:table-cell>
          <table:table-cell office:value-type="float" office:value="0.592734375" calcext:value-type="float">
            <text:p>0.592734375</text:p>
          </table:table-cell>
          <table:table-cell office:value-type="float" office:value="0.00411340980146619" calcext:value-type="float">
            <text:p>0.00411340980146619</text:p>
          </table:table-cell>
          <table:table-cell office:value-type="float" office:value="-0.011332534034869" calcext:value-type="float">
            <text:p>-0.011332534034869</text:p>
          </table:table-cell>
          <table:table-cell/>
        </table:table-row>
        <table:table-row table:style-name="ro1">
          <table:table-cell office:value-type="float" office:value="0.416103515625" calcext:value-type="float">
            <text:p>0.416103515625</text:p>
          </table:table-cell>
          <table:table-cell office:value-type="float" office:value="0.00162857332956116" calcext:value-type="float">
            <text:p>0.00162857332956116</text:p>
          </table:table-cell>
          <table:table-cell office:value-type="float" office:value="-0.0125994879911572" calcext:value-type="float">
            <text:p>-0.0125994879911572</text:p>
          </table:table-cell>
          <table:table-cell office:value-type="float" office:value="0.596328125" calcext:value-type="float">
            <text:p>0.596328125</text:p>
          </table:table-cell>
          <table:table-cell office:value-type="float" office:value="0.00419813307140358" calcext:value-type="float">
            <text:p>0.00419813307140358</text:p>
          </table:table-cell>
          <table:table-cell office:value-type="float" office:value="-0.0132574757659144" calcext:value-type="float">
            <text:p>-0.0132574757659144</text:p>
          </table:table-cell>
          <table:table-cell office:value-type="float" office:value="0.592744140625" calcext:value-type="float">
            <text:p>0.592744140625</text:p>
          </table:table-cell>
          <table:table-cell office:value-type="float" office:value="0.00411340980146619" calcext:value-type="float">
            <text:p>0.00411340980146619</text:p>
          </table:table-cell>
          <table:table-cell office:value-type="float" office:value="-0.011332534034869" calcext:value-type="float">
            <text:p>-0.011332534034869</text:p>
          </table:table-cell>
          <table:table-cell/>
        </table:table-row>
        <table:table-row table:style-name="ro1">
          <table:table-cell office:value-type="float" office:value="0.41611328125" calcext:value-type="float">
            <text:p>0.41611328125</text:p>
          </table:table-cell>
          <table:table-cell office:value-type="float" office:value="0.00155110077478978" calcext:value-type="float">
            <text:p>0.00155110077478978</text:p>
          </table:table-cell>
          <table:table-cell office:value-type="float" office:value="-0.0126173655290316" calcext:value-type="float">
            <text:p>-0.0126173655290316</text:p>
          </table:table-cell>
          <table:table-cell office:value-type="float" office:value="0.5963671875" calcext:value-type="float">
            <text:p>0.5963671875</text:p>
          </table:table-cell>
          <table:table-cell office:value-type="float" office:value="0.00419180539745468" calcext:value-type="float">
            <text:p>0.00419180539745468</text:p>
          </table:table-cell>
          <table:table-cell office:value-type="float" office:value="-0.0132756480202645" calcext:value-type="float">
            <text:p>-0.0132756480202645</text:p>
          </table:table-cell>
          <table:table-cell office:value-type="float" office:value="0.59275390625" calcext:value-type="float">
            <text:p>0.59275390625</text:p>
          </table:table-cell>
          <table:table-cell office:value-type="float" office:value="0.00254829635348544" calcext:value-type="float">
            <text:p>0.00254829635348544</text:p>
          </table:table-cell>
          <table:table-cell office:value-type="float" office:value="-0.00739396830957263" calcext:value-type="float">
            <text:p>-0.00739396830957263</text:p>
          </table:table-cell>
          <table:table-cell/>
        </table:table-row>
        <table:table-row table:style-name="ro1">
          <table:table-cell office:value-type="float" office:value="0.4161328125" calcext:value-type="float">
            <text:p>0.4161328125</text:p>
          </table:table-cell>
          <table:table-cell office:value-type="float" office:value="0.00155110041776129" calcext:value-type="float">
            <text:p>0.00155110041776129</text:p>
          </table:table-cell>
          <table:table-cell office:value-type="float" office:value="-0.012617934842872" calcext:value-type="float">
            <text:p>-0.012617934842872</text:p>
          </table:table-cell>
          <table:table-cell office:value-type="float" office:value="0.59638671875" calcext:value-type="float">
            <text:p>0.59638671875</text:p>
          </table:table-cell>
          <table:table-cell office:value-type="float" office:value="0.00418713156814949" calcext:value-type="float">
            <text:p>0.00418713156814949</text:p>
          </table:table-cell>
          <table:table-cell office:value-type="float" office:value="-0.0132897484110377" calcext:value-type="float">
            <text:p>-0.0132897484110377</text:p>
          </table:table-cell>
          <table:table-cell office:value-type="float" office:value="0.5927734375" calcext:value-type="float">
            <text:p>0.5927734375</text:p>
          </table:table-cell>
          <table:table-cell office:value-type="float" office:value="0.00254794692851883" calcext:value-type="float">
            <text:p>0.00254794692851883</text:p>
          </table:table-cell>
          <table:table-cell office:value-type="float" office:value="-0.00739404729796613" calcext:value-type="float">
            <text:p>-0.00739404729796613</text:p>
          </table:table-cell>
          <table:table-cell/>
        </table:table-row>
        <table:table-row table:style-name="ro1">
          <table:table-cell office:value-type="float" office:value="0.416171875" calcext:value-type="float">
            <text:p>0.416171875</text:p>
          </table:table-cell>
          <table:table-cell office:value-type="float" office:value="0.00155110261566419" calcext:value-type="float">
            <text:p>0.00155110261566419</text:p>
          </table:table-cell>
          <table:table-cell office:value-type="float" office:value="-0.012619073627953" calcext:value-type="float">
            <text:p>-0.012619073627953</text:p>
          </table:table-cell>
          <table:table-cell office:value-type="float" office:value="0.596396484375" calcext:value-type="float">
            <text:p>0.596396484375</text:p>
          </table:table-cell>
          <table:table-cell office:value-type="float" office:value="0.00418309470914937" calcext:value-type="float">
            <text:p>0.00418309470914937</text:p>
          </table:table-cell>
          <table:table-cell office:value-type="float" office:value="-0.013302447344864" calcext:value-type="float">
            <text:p>-0.013302447344864</text:p>
          </table:table-cell>
          <table:table-cell office:value-type="float" office:value="0.5928125" calcext:value-type="float">
            <text:p>0.5928125</text:p>
          </table:table-cell>
          <table:table-cell office:value-type="float" office:value="0.00254724790294775" calcext:value-type="float">
            <text:p>0.00254724790294775</text:p>
          </table:table-cell>
          <table:table-cell office:value-type="float" office:value="-0.0073942047923266" calcext:value-type="float">
            <text:p>-0.0073942047923266</text:p>
          </table:table-cell>
          <table:table-cell/>
        </table:table-row>
        <table:table-row table:style-name="ro1">
          <table:table-cell office:value-type="float" office:value="0.41625" calcext:value-type="float">
            <text:p>0.41625</text:p>
          </table:table-cell>
          <table:table-cell office:value-type="float" office:value="0.00155111814520326" calcext:value-type="float">
            <text:p>0.00155111814520326</text:p>
          </table:table-cell>
          <table:table-cell office:value-type="float" office:value="-0.0126213518163681" calcext:value-type="float">
            <text:p>-0.0126213518163681</text:p>
          </table:table-cell>
          <table:table-cell office:value-type="float" office:value="0.59640625" calcext:value-type="float">
            <text:p>0.59640625</text:p>
          </table:table-cell>
          <table:table-cell office:value-type="float" office:value="0.00418309470914937" calcext:value-type="float">
            <text:p>0.00418309470914937</text:p>
          </table:table-cell>
          <table:table-cell office:value-type="float" office:value="-0.013302447344864" calcext:value-type="float">
            <text:p>-0.013302447344864</text:p>
          </table:table-cell>
          <table:table-cell office:value-type="float" office:value="0.593125" calcext:value-type="float">
            <text:p>0.593125</text:p>
          </table:table-cell>
          <table:table-cell office:value-type="float" office:value="0.00254164712732487" calcext:value-type="float">
            <text:p>0.00254164712732487</text:p>
          </table:table-cell>
          <table:table-cell office:value-type="float" office:value="-0.00739544182779366" calcext:value-type="float">
            <text:p>-0.00739544182779366</text:p>
          </table:table-cell>
          <table:table-cell/>
        </table:table-row>
        <table:table-row table:style-name="ro1">
          <table:table-cell office:value-type="float" office:value="0.4175" calcext:value-type="float">
            <text:p>0.4175</text:p>
          </table:table-cell>
          <table:table-cell office:value-type="float" office:value="0.00155281899733038" calcext:value-type="float">
            <text:p>0.00155281899733038</text:p>
          </table:table-cell>
          <table:table-cell office:value-type="float" office:value="-0.0126579120652979" calcext:value-type="float">
            <text:p>-0.0126579120652979</text:p>
          </table:table-cell>
          <table:table-cell office:value-type="float" office:value="0.5965625" calcext:value-type="float">
            <text:p>0.5965625</text:p>
          </table:table-cell>
          <table:table-cell office:value-type="float" office:value="-0.00209990247738787" calcext:value-type="float">
            <text:p>-0.00209990247738787</text:p>
          </table:table-cell>
          <table:table-cell office:value-type="float" office:value="-0.0127600345015808" calcext:value-type="float">
            <text:p>-0.0127600345015808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0.00253039904101338" calcext:value-type="float">
            <text:p>0.00253039904101338</text:p>
          </table:table-cell>
          <table:table-cell office:value-type="float" office:value="-0.00739779521315881" calcext:value-type="float">
            <text:p>-0.00739779521315881</text:p>
          </table:table-cell>
          <table:table-cell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00156024239012409" calcext:value-type="float">
            <text:p>0.00156024239012409</text:p>
          </table:table-cell>
          <table:table-cell office:value-type="float" office:value="-0.0127314756601434" calcext:value-type="float">
            <text:p>-0.0127314756601434</text:p>
          </table:table-cell>
          <table:table-cell office:value-type="float" office:value="0.596875" calcext:value-type="float">
            <text:p>0.596875</text:p>
          </table:table-cell>
          <table:table-cell office:value-type="float" office:value="-0.00210674509717019" calcext:value-type="float">
            <text:p>-0.00210674509717019</text:p>
          </table:table-cell>
          <table:table-cell office:value-type="float" office:value="-0.0127456845259358" calcext:value-type="float">
            <text:p>-0.0127456845259358</text:p>
          </table:table-cell>
          <table:table-cell office:value-type="float" office:value="0.595" calcext:value-type="float">
            <text:p>0.595</text:p>
          </table:table-cell>
          <table:table-cell office:value-type="float" office:value="0.00250770918596797" calcext:value-type="float">
            <text:p>0.00250770918596797</text:p>
          </table:table-cell>
          <table:table-cell office:value-type="float" office:value="-0.00740203284704747" calcext:value-type="float">
            <text:p>-0.00740203284704747</text:p>
          </table:table-cell>
          <table:table-cell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001596193589061" calcext:value-type="float">
            <text:p>0.001596193589061</text:p>
          </table:table-cell>
          <table:table-cell office:value-type="float" office:value="-0.0130259573435996" calcext:value-type="float">
            <text:p>-0.0130259573435996</text:p>
          </table:table-cell>
          <table:table-cell office:value-type="float" office:value="0.5975" calcext:value-type="float">
            <text:p>0.5975</text:p>
          </table:table-cell>
          <table:table-cell office:value-type="float" office:value="-0.00212096422495904" calcext:value-type="float">
            <text:p>-0.00212096422495904</text:p>
          </table:table-cell>
          <table:table-cell office:value-type="float" office:value="-0.0127165112975869" calcext:value-type="float">
            <text:p>-0.0127165112975869</text:p>
          </table:table-cell>
          <table:table-cell office:value-type="float" office:value="0.6" calcext:value-type="float">
            <text:p>0.6</text:p>
          </table:table-cell>
          <table:table-cell office:value-type="float" office:value="0.00241413091341363" calcext:value-type="float">
            <text:p>0.00241413091341363</text:p>
          </table:table-cell>
          <table:table-cell office:value-type="float" office:value="-0.00741311769523911" calcext:value-type="float">
            <text:p>-0.00741311769523911</text:p>
          </table:table-cell>
          <table:table-cell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00161099159540252" calcext:value-type="float">
            <text:p>0.00161099159540252</text:p>
          </table:table-cell>
          <table:table-cell office:value-type="float" office:value="-0.01331716200169" calcext:value-type="float">
            <text:p>-0.01331716200169</text:p>
          </table:table-cell>
          <table:table-cell office:value-type="float" office:value="0.6" calcext:value-type="float">
            <text:p>0.6</text:p>
          </table:table-cell>
          <table:table-cell office:value-type="float" office:value="-0.00218914850116775" calcext:value-type="float">
            <text:p>-0.00218914850116775</text:p>
          </table:table-cell>
          <table:table-cell office:value-type="float" office:value="-0.0125908746373521" calcext:value-type="float">
            <text:p>-0.0125908746373521</text:p>
          </table:table-cell>
          <table:table-cell office:value-type="float" office:value="0.61" calcext:value-type="float">
            <text:p>0.61</text:p>
          </table:table-cell>
          <table:table-cell office:value-type="float" office:value="0.00215567901622153" calcext:value-type="float">
            <text:p>0.00215567901622153</text:p>
          </table:table-cell>
          <table:table-cell office:value-type="float" office:value="-0.00756515061508733" calcext:value-type="float">
            <text:p>-0.00756515061508733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157247620623239" calcext:value-type="float">
            <text:p>0.00157247620623239</text:p>
          </table:table-cell>
          <table:table-cell office:value-type="float" office:value="-0.0136124670283461" calcext:value-type="float">
            <text:p>-0.0136124670283461</text:p>
          </table:table-cell>
          <table:table-cell office:value-type="float" office:value="0.6025" calcext:value-type="float">
            <text:p>0.6025</text:p>
          </table:table-cell>
          <table:table-cell office:value-type="float" office:value="-0.00229174550234425" calcext:value-type="float">
            <text:p>-0.00229174550234425</text:p>
          </table:table-cell>
          <table:table-cell office:value-type="float" office:value="-0.0124398522950368" calcext:value-type="float">
            <text:p>-0.0124398522950368</text:p>
          </table:table-cell>
          <table:table-cell office:value-type="float" office:value="0.62" calcext:value-type="float">
            <text:p>0.62</text:p>
          </table:table-cell>
          <table:table-cell office:value-type="float" office:value="0.00179897863691339" calcext:value-type="float">
            <text:p>0.00179897863691339</text:p>
          </table:table-cell>
          <table:table-cell office:value-type="float" office:value="-0.00786708456233862" calcext:value-type="float">
            <text:p>-0.00786708456233862</text:p>
          </table:table-cell>
          <table:table-cell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00137359849556515" calcext:value-type="float">
            <text:p>0.00137359849556515</text:p>
          </table:table-cell>
          <table:table-cell office:value-type="float" office:value="-0.013946377623416" calcext:value-type="float">
            <text:p>-0.013946377623416</text:p>
          </table:table-cell>
          <table:table-cell office:value-type="float" office:value="0.605" calcext:value-type="float">
            <text:p>0.605</text:p>
          </table:table-cell>
          <table:table-cell office:value-type="float" office:value="-0.00237089193479751" calcext:value-type="float">
            <text:p>-0.00237089193479751</text:p>
          </table:table-cell>
          <table:table-cell office:value-type="float" office:value="-0.012293293764897" calcext:value-type="float">
            <text:p>-0.012293293764897</text:p>
          </table:table-cell>
          <table:table-cell office:value-type="float" office:value="0.63" calcext:value-type="float">
            <text:p>0.63</text:p>
          </table:table-cell>
          <table:table-cell office:value-type="float" office:value="0.00139514947289501" calcext:value-type="float">
            <text:p>0.00139514947289501</text:p>
          </table:table-cell>
          <table:table-cell office:value-type="float" office:value="-0.00814626740315712" calcext:value-type="float">
            <text:p>-0.00814626740315712</text:p>
          </table:table-cell>
          <table:table-cell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000520519712841635" calcext:value-type="float">
            <text:p>0.000520519712841635</text:p>
          </table:table-cell>
          <table:table-cell office:value-type="float" office:value="-0.014331654878314" calcext:value-type="float">
            <text:p>-0.014331654878314</text:p>
          </table:table-cell>
          <table:table-cell office:value-type="float" office:value="0.61" calcext:value-type="float">
            <text:p>0.61</text:p>
          </table:table-cell>
          <table:table-cell office:value-type="float" office:value="-0.00252224561231921" calcext:value-type="float">
            <text:p>-0.00252224561231921</text:p>
          </table:table-cell>
          <table:table-cell office:value-type="float" office:value="-0.0119851621817002" calcext:value-type="float">
            <text:p>-0.0119851621817002</text:p>
          </table:table-cell>
          <table:table-cell office:value-type="float" office:value="0.6325" calcext:value-type="float">
            <text:p>0.6325</text:p>
          </table:table-cell>
          <table:table-cell office:value-type="float" office:value="0.00125520014640678" calcext:value-type="float">
            <text:p>0.00125520014640678</text:p>
          </table:table-cell>
          <table:table-cell office:value-type="float" office:value="-0.00826714177584034" calcext:value-type="float">
            <text:p>-0.00826714177584034</text:p>
          </table:table-cell>
          <table:table-cell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000228021565571224" calcext:value-type="float">
            <text:p>0.000228021565571224</text:p>
          </table:table-cell>
          <table:table-cell office:value-type="float" office:value="-0.0143538020917096" calcext:value-type="float">
            <text:p>-0.0143538020917096</text:p>
          </table:table-cell>
          <table:table-cell office:value-type="float" office:value="0.62" calcext:value-type="float">
            <text:p>0.62</text:p>
          </table:table-cell>
          <table:table-cell office:value-type="float" office:value="-0.00290040955680125" calcext:value-type="float">
            <text:p>-0.00290040955680125</text:p>
          </table:table-cell>
          <table:table-cell office:value-type="float" office:value="-0.011182200108217" calcext:value-type="float">
            <text:p>-0.011182200108217</text:p>
          </table:table-cell>
          <table:table-cell office:value-type="float" office:value="0.63265625" calcext:value-type="float">
            <text:p>0.63265625</text:p>
          </table:table-cell>
          <table:table-cell office:value-type="float" office:value="0.00124358084721056" calcext:value-type="float">
            <text:p>0.00124358084721056</text:p>
          </table:table-cell>
          <table:table-cell office:value-type="float" office:value="-0.00827911189478744" calcext:value-type="float">
            <text:p>-0.00827911189478744</text:p>
          </table:table-cell>
          <table:table-cell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000103919246667032" calcext:value-type="float">
            <text:p>0.000103919246667032</text:p>
          </table:table-cell>
          <table:table-cell office:value-type="float" office:value="-0.0143637164583957" calcext:value-type="float">
            <text:p>-0.0143637164583957</text:p>
          </table:table-cell>
          <table:table-cell office:value-type="float" office:value="0.6203125" calcext:value-type="float">
            <text:p>0.6203125</text:p>
          </table:table-cell>
          <table:table-cell office:value-type="float" office:value="-0.00300161769498642" calcext:value-type="float">
            <text:p>-0.00300161769498642</text:p>
          </table:table-cell>
          <table:table-cell office:value-type="float" office:value="-0.0110717162597499" calcext:value-type="float">
            <text:p>-0.0110717162597499</text:p>
          </table:table-cell>
          <table:table-cell office:value-type="float" office:value="0.6326953125" calcext:value-type="float">
            <text:p>0.6326953125</text:p>
          </table:table-cell>
          <table:table-cell office:value-type="float" office:value="0.00124056528315277" calcext:value-type="float">
            <text:p>0.00124056528315277</text:p>
          </table:table-cell>
          <table:table-cell office:value-type="float" office:value="-0.00828227764193601" calcext:value-type="float">
            <text:p>-0.00828227764193601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0265504584214427" calcext:value-type="float">
            <text:p>2.65504584214427E-05</text:p>
          </table:table-cell>
          <table:table-cell office:value-type="float" office:value="-0.0143686664677867" calcext:value-type="float">
            <text:p>-0.0143686664677867</text:p>
          </table:table-cell>
          <table:table-cell office:value-type="float" office:value="0.620390625" calcext:value-type="float">
            <text:p>0.620390625</text:p>
          </table:table-cell>
          <table:table-cell office:value-type="float" office:value="-0.00307001717059995" calcext:value-type="float">
            <text:p>-0.00307001717059995</text:p>
          </table:table-cell>
          <table:table-cell office:value-type="float" office:value="-0.0109972583416531" calcext:value-type="float">
            <text:p>-0.0109972583416531</text:p>
          </table:table-cell>
          <table:table-cell office:value-type="float" office:value="0.632705078125" calcext:value-type="float">
            <text:p>0.632705078125</text:p>
          </table:table-cell>
          <table:table-cell office:value-type="float" office:value="0.00124056528315277" calcext:value-type="float">
            <text:p>0.00124056528315277</text:p>
          </table:table-cell>
          <table:table-cell office:value-type="float" office:value="-0.00828227764193601" calcext:value-type="float">
            <text:p>-0.00828227764193601</text:p>
          </table:table-cell>
          <table:table-cell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-0.0000403206035894564" calcext:value-type="float">
            <text:p>-4.03206035894564E-05</text:p>
          </table:table-cell>
          <table:table-cell office:value-type="float" office:value="-0.0143681032567499" calcext:value-type="float">
            <text:p>-0.0143681032567499</text:p>
          </table:table-cell>
          <table:table-cell office:value-type="float" office:value="0.620400390625" calcext:value-type="float">
            <text:p>0.620400390625</text:p>
          </table:table-cell>
          <table:table-cell office:value-type="float" office:value="-0.00309614743300611" calcext:value-type="float">
            <text:p>-0.00309614743300611</text:p>
          </table:table-cell>
          <table:table-cell office:value-type="float" office:value="-0.0109683036955221" calcext:value-type="float">
            <text:p>-0.0109683036955221</text:p>
          </table:table-cell>
          <table:table-cell office:value-type="float" office:value="0.63271484375" calcext:value-type="float">
            <text:p>0.63271484375</text:p>
          </table:table-cell>
          <table:table-cell office:value-type="float" office:value="-0.00358153823258557" calcext:value-type="float">
            <text:p>-0.00358153823258557</text:p>
          </table:table-cell>
          <table:table-cell office:value-type="float" office:value="-0.00589081510138432" calcext:value-type="float">
            <text:p>-0.00589081510138432</text:p>
          </table:table-cell>
          <table:table-cell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-0.000123332370716724" calcext:value-type="float">
            <text:p>-0.000123332370716724</text:p>
          </table:table-cell>
          <table:table-cell office:value-type="float" office:value="-0.0143621193903869" calcext:value-type="float">
            <text:p>-0.0143621193903869</text:p>
          </table:table-cell>
          <table:table-cell office:value-type="float" office:value="0.62041015625" calcext:value-type="float">
            <text:p>0.62041015625</text:p>
          </table:table-cell>
          <table:table-cell office:value-type="float" office:value="-0.00309614743300611" calcext:value-type="float">
            <text:p>-0.00309614743300611</text:p>
          </table:table-cell>
          <table:table-cell office:value-type="float" office:value="-0.0109683036955221" calcext:value-type="float">
            <text:p>-0.0109683036955221</text:p>
          </table:table-cell>
          <table:table-cell office:value-type="float" office:value="0.632734375" calcext:value-type="float">
            <text:p>0.632734375</text:p>
          </table:table-cell>
          <table:table-cell office:value-type="float" office:value="-0.00358111652495098" calcext:value-type="float">
            <text:p>-0.00358111652495098</text:p>
          </table:table-cell>
          <table:table-cell office:value-type="float" office:value="-0.00589019725492011" calcext:value-type="float">
            <text:p>-0.00589019725492011</text:p>
          </table:table-cell>
          <table:table-cell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-0.00026483782086818" calcext:value-type="float">
            <text:p>-0.00026483782086818</text:p>
          </table:table-cell>
          <table:table-cell office:value-type="float" office:value="-0.0143511326802494" calcext:value-type="float">
            <text:p>-0.0143511326802494</text:p>
          </table:table-cell>
          <table:table-cell office:value-type="float" office:value="0.6204296875" calcext:value-type="float">
            <text:p>0.6204296875</text:p>
          </table:table-cell>
          <table:table-cell office:value-type="float" office:value="-0.00406480432351646" calcext:value-type="float">
            <text:p>-0.00406480432351646</text:p>
          </table:table-cell>
          <table:table-cell office:value-type="float" office:value="-0.00658617021556983" calcext:value-type="float">
            <text:p>-0.00658617021556983</text:p>
          </table:table-cell>
          <table:table-cell office:value-type="float" office:value="0.6328125" calcext:value-type="float">
            <text:p>0.6328125</text:p>
          </table:table-cell>
          <table:table-cell office:value-type="float" office:value="-0.00357942895764579" calcext:value-type="float">
            <text:p>-0.00357942895764579</text:p>
          </table:table-cell>
          <table:table-cell office:value-type="float" office:value="-0.00588772480350098" calcext:value-type="float">
            <text:p>-0.00588772480350098</text:p>
          </table:table-cell>
          <table:table-cell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-0.000661576716914844" calcext:value-type="float">
            <text:p>-0.000661576716914844</text:p>
          </table:table-cell>
          <table:table-cell office:value-type="float" office:value="-0.0143158934063185" calcext:value-type="float">
            <text:p>-0.0143158934063185</text:p>
          </table:table-cell>
          <table:table-cell office:value-type="float" office:value="0.62046875" calcext:value-type="float">
            <text:p>0.62046875</text:p>
          </table:table-cell>
          <table:table-cell office:value-type="float" office:value="-0.00406418653231218" calcext:value-type="float">
            <text:p>-0.00406418653231218</text:p>
          </table:table-cell>
          <table:table-cell office:value-type="float" office:value="-0.00658532376168962" calcext:value-type="float">
            <text:p>-0.00658532376168962</text:p>
          </table:table-cell>
          <table:table-cell office:value-type="float" office:value="0.633125" calcext:value-type="float">
            <text:p>0.633125</text:p>
          </table:table-cell>
          <table:table-cell office:value-type="float" office:value="-0.00357266690724096" calcext:value-type="float">
            <text:p>-0.00357266690724096</text:p>
          </table:table-cell>
          <table:table-cell office:value-type="float" office:value="-0.00587781797445275" calcext:value-type="float">
            <text:p>-0.00587781797445275</text:p>
          </table:table-cell>
          <table:table-cell/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-0.00125086323563516" calcext:value-type="float">
            <text:p>-0.00125086323563516</text:p>
          </table:table-cell>
          <table:table-cell office:value-type="float" office:value="-0.01407767917023" calcext:value-type="float">
            <text:p>-0.01407767917023</text:p>
          </table:table-cell>
          <table:table-cell office:value-type="float" office:value="0.620625" calcext:value-type="float">
            <text:p>0.620625</text:p>
          </table:table-cell>
          <table:table-cell office:value-type="float" office:value="-0.00406171224903265" calcext:value-type="float">
            <text:p>-0.00406171224903265</text:p>
          </table:table-cell>
          <table:table-cell office:value-type="float" office:value="-0.0065819320621807" calcext:value-type="float">
            <text:p>-0.0065819320621807</text:p>
          </table:table-cell>
          <table:table-cell office:value-type="float" office:value="0.63375" calcext:value-type="float">
            <text:p>0.63375</text:p>
          </table:table-cell>
          <table:table-cell office:value-type="float" office:value="-0.00356258930662645" calcext:value-type="float">
            <text:p>-0.00356258930662645</text:p>
          </table:table-cell>
          <table:table-cell office:value-type="float" office:value="-0.00586324821979896" calcext:value-type="float">
            <text:p>-0.00586324821979896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00143918680461602" calcext:value-type="float">
            <text:p>-0.00143918680461602</text:p>
          </table:table-cell>
          <table:table-cell office:value-type="float" office:value="-0.0138708074906791" calcext:value-type="float">
            <text:p>-0.0138708074906791</text:p>
          </table:table-cell>
          <table:table-cell office:value-type="float" office:value="0.62125" calcext:value-type="float">
            <text:p>0.62125</text:p>
          </table:table-cell>
          <table:table-cell office:value-type="float" office:value="-0.00405176495899688" calcext:value-type="float">
            <text:p>-0.00405176495899688</text:p>
          </table:table-cell>
          <table:table-cell office:value-type="float" office:value="-0.00656827083972331" calcext:value-type="float">
            <text:p>-0.00656827083972331</text:p>
          </table:table-cell>
          <table:table-cell office:value-type="float" office:value="0.635" calcext:value-type="float">
            <text:p>0.635</text:p>
          </table:table-cell>
          <table:table-cell office:value-type="float" office:value="-0.00354371766431316" calcext:value-type="float">
            <text:p>-0.00354371766431316</text:p>
          </table:table-cell>
          <table:table-cell office:value-type="float" office:value="-0.00583595961311593" calcext:value-type="float">
            <text:p>-0.00583595961311593</text:p>
          </table:table-cell>
          <table:table-cell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-0.0015870826551943" calcext:value-type="float">
            <text:p>-0.0015870826551943</text:p>
          </table:table-cell>
          <table:table-cell office:value-type="float" office:value="-0.0135521770564984" calcext:value-type="float">
            <text:p>-0.0135521770564984</text:p>
          </table:table-cell>
          <table:table-cell office:value-type="float" office:value="0.6225" calcext:value-type="float">
            <text:p>0.6225</text:p>
          </table:table-cell>
          <table:table-cell office:value-type="float" office:value="-0.00403162640711733" calcext:value-type="float">
            <text:p>-0.00403162640711733</text:p>
          </table:table-cell>
          <table:table-cell office:value-type="float" office:value="-0.00654049166970734" calcext:value-type="float">
            <text:p>-0.00654049166970734</text:p>
          </table:table-cell>
          <table:table-cell office:value-type="float" office:value="0.64" calcext:value-type="float">
            <text:p>0.64</text:p>
          </table:table-cell>
          <table:table-cell office:value-type="float" office:value="-0.00346544066936137" calcext:value-type="float">
            <text:p>-0.00346544066936137</text:p>
          </table:table-cell>
          <table:table-cell office:value-type="float" office:value="-0.0057213211696471" calcext:value-type="float">
            <text:p>-0.0057213211696471</text:p>
          </table:table-cell>
          <table:table-cell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-0.0016109938640891" calcext:value-type="float">
            <text:p>-0.0016109938640891</text:p>
          </table:table-cell>
          <table:table-cell office:value-type="float" office:value="-0.0132590337480079" calcext:value-type="float">
            <text:p>-0.0132590337480079</text:p>
          </table:table-cell>
          <table:table-cell office:value-type="float" office:value="0.625" calcext:value-type="float">
            <text:p>0.625</text:p>
          </table:table-cell>
          <table:table-cell office:value-type="float" office:value="-0.0039903436740097" calcext:value-type="float">
            <text:p>-0.0039903436740097</text:p>
          </table:table-cell>
          <table:table-cell office:value-type="float" office:value="-0.00648307213762156" calcext:value-type="float">
            <text:p>-0.00648307213762156</text:p>
          </table:table-cell>
          <table:table-cell office:value-type="float" office:value="0.65" calcext:value-type="float">
            <text:p>0.65</text:p>
          </table:table-cell>
          <table:table-cell office:value-type="float" office:value="-0.0032926761439222" calcext:value-type="float">
            <text:p>-0.0032926761439222</text:p>
          </table:table-cell>
          <table:table-cell office:value-type="float" office:value="-0.00547664636487194" calcext:value-type="float">
            <text:p>-0.00547664636487194</text:p>
          </table:table-cell>
          <table:table-cell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-0.00158982105380261" calcext:value-type="float">
            <text:p>-0.00158982105380261</text:p>
          </table:table-cell>
          <table:table-cell office:value-type="float" office:value="-0.0129673183066069" calcext:value-type="float">
            <text:p>-0.0129673183066069</text:p>
          </table:table-cell>
          <table:table-cell office:value-type="float" office:value="0.63" calcext:value-type="float">
            <text:p>0.63</text:p>
          </table:table-cell>
          <table:table-cell office:value-type="float" office:value="-0.00390349086835572" calcext:value-type="float">
            <text:p>-0.00390349086835572</text:p>
          </table:table-cell>
          <table:table-cell office:value-type="float" office:value="-0.00636045588491051" calcext:value-type="float">
            <text:p>-0.00636045588491051</text:p>
          </table:table-cell>
          <table:table-cell office:value-type="float" office:value="0.66" calcext:value-type="float">
            <text:p>0.66</text:p>
          </table:table-cell>
          <table:table-cell office:value-type="float" office:value="-0.00303798630009003" calcext:value-type="float">
            <text:p>-0.00303798630009003</text:p>
          </table:table-cell>
          <table:table-cell office:value-type="float" office:value="-0.00535389847747894" calcext:value-type="float">
            <text:p>-0.00535389847747894</text:p>
          </table:table-cell>
          <table:table-cell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00155401063731798" calcext:value-type="float">
            <text:p>-0.00155401063731798</text:p>
          </table:table-cell>
          <table:table-cell office:value-type="float" office:value="-0.0126725867604122" calcext:value-type="float">
            <text:p>-0.0126725867604122</text:p>
          </table:table-cell>
          <table:table-cell office:value-type="float" office:value="0.64" calcext:value-type="float">
            <text:p>0.64</text:p>
          </table:table-cell>
          <table:table-cell office:value-type="float" office:value="-0.00371040338497482" calcext:value-type="float">
            <text:p>-0.00371040338497482</text:p>
          </table:table-cell>
          <table:table-cell office:value-type="float" office:value="-0.00608105406044942" calcext:value-type="float">
            <text:p>-0.00608105406044942</text:p>
          </table:table-cell>
          <table:table-cell office:value-type="float" office:value="0.67" calcext:value-type="float">
            <text:p>0.67</text:p>
          </table:table-cell>
          <table:table-cell office:value-type="float" office:value="-0.00275033176429046" calcext:value-type="float">
            <text:p>-0.00275033176429046</text:p>
          </table:table-cell>
          <table:table-cell office:value-type="float" office:value="-0.0052275023528289" calcext:value-type="float">
            <text:p>-0.0052275023528289</text:p>
          </table:table-cell>
          <table:table-cell/>
        </table:table-row>
        <table:table-row table:style-name="ro1">
          <table:table-cell office:value-type="float" office:value="0.5925" calcext:value-type="float">
            <text:p>0.5925</text:p>
          </table:table-cell>
          <table:table-cell office:value-type="float" office:value="-0.00155173095923983" calcext:value-type="float">
            <text:p>-0.00155173095923983</text:p>
          </table:table-cell>
          <table:table-cell office:value-type="float" office:value="-0.0125995124681647" calcext:value-type="float">
            <text:p>-0.0125995124681647</text:p>
          </table:table-cell>
          <table:table-cell office:value-type="float" office:value="0.65" calcext:value-type="float">
            <text:p>0.65</text:p>
          </table:table-cell>
          <table:table-cell office:value-type="float" office:value="-0.00347706695095674" calcext:value-type="float">
            <text:p>-0.00347706695095674</text:p>
          </table:table-cell>
          <table:table-cell office:value-type="float" office:value="-0.00578271155216353" calcext:value-type="float">
            <text:p>-0.00578271155216353</text:p>
          </table:table-cell>
          <table:table-cell office:value-type="float" office:value="0.68" calcext:value-type="float">
            <text:p>0.68</text:p>
          </table:table-cell>
          <table:table-cell office:value-type="float" office:value="-0.00245075978679552" calcext:value-type="float">
            <text:p>-0.00245075978679552</text:p>
          </table:table-cell>
          <table:table-cell office:value-type="float" office:value="-0.00507572703267043" calcext:value-type="float">
            <text:p>-0.00507572703267043</text:p>
          </table:table-cell>
          <table:table-cell/>
        </table:table-row>
        <table:table-row table:style-name="ro1">
          <table:table-cell office:value-type="float" office:value="0.593125" calcext:value-type="float">
            <text:p>0.593125</text:p>
          </table:table-cell>
          <table:table-cell office:value-type="float" office:value="-0.0015545410756339" calcext:value-type="float">
            <text:p>-0.0015545410756339</text:p>
          </table:table-cell>
          <table:table-cell office:value-type="float" office:value="-0.0125813231878018" calcext:value-type="float">
            <text:p>-0.0125813231878018</text:p>
          </table:table-cell>
          <table:table-cell office:value-type="float" office:value="0.66" calcext:value-type="float">
            <text:p>0.66</text:p>
          </table:table-cell>
          <table:table-cell office:value-type="float" office:value="-0.0031693545156611" calcext:value-type="float">
            <text:p>-0.0031693545156611</text:p>
          </table:table-cell>
          <table:table-cell office:value-type="float" office:value="-0.00559855258206871" calcext:value-type="float">
            <text:p>-0.00559855258206871</text:p>
          </table:table-cell>
          <table:table-cell office:value-type="float" office:value="0.69" calcext:value-type="float">
            <text:p>0.69</text:p>
          </table:table-cell>
          <table:table-cell office:value-type="float" office:value="-0.00214431415739789" calcext:value-type="float">
            <text:p>-0.00214431415739789</text:p>
          </table:table-cell>
          <table:table-cell office:value-type="float" office:value="-0.00491147342400654" calcext:value-type="float">
            <text:p>-0.00491147342400654</text:p>
          </table:table-cell>
          <table:table-cell/>
        </table:table-row>
        <table:table-row table:style-name="ro1">
          <table:table-cell office:value-type="float" office:value="0.5934375" calcext:value-type="float">
            <text:p>0.5934375</text:p>
          </table:table-cell>
          <table:table-cell office:value-type="float" office:value="-0.00155809262956033" calcext:value-type="float">
            <text:p>-0.00155809262956033</text:p>
          </table:table-cell>
          <table:table-cell office:value-type="float" office:value="-0.0125721347754831" calcext:value-type="float">
            <text:p>-0.0125721347754831</text:p>
          </table:table-cell>
          <table:table-cell office:value-type="float" office:value="0.67" calcext:value-type="float">
            <text:p>0.67</text:p>
          </table:table-cell>
          <table:table-cell office:value-type="float" office:value="-0.00284848812300953" calcext:value-type="float">
            <text:p>-0.00284848812300953</text:p>
          </table:table-cell>
          <table:table-cell office:value-type="float" office:value="-0.00541050205607431" calcext:value-type="float">
            <text:p>-0.00541050205607431</text:p>
          </table:table-cell>
          <table:table-cell office:value-type="float" office:value="0.7" calcext:value-type="float">
            <text:p>0.7</text:p>
          </table:table-cell>
          <table:table-cell office:value-type="float" office:value="-0.00183902462358249" calcext:value-type="float">
            <text:p>-0.00183902462358249</text:p>
          </table:table-cell>
          <table:table-cell office:value-type="float" office:value="-0.00474169577173253" calcext:value-type="float">
            <text:p>-0.00474169577173253</text:p>
          </table:table-cell>
          <table:table-cell/>
        </table:table-row>
        <table:table-row table:style-name="ro1">
          <table:table-cell office:value-type="float" office:value="0.59359375" calcext:value-type="float">
            <text:p>0.59359375</text:p>
          </table:table-cell>
          <table:table-cell office:value-type="float" office:value="-0.00156170075345989" calcext:value-type="float">
            <text:p>-0.00156170075345989</text:p>
          </table:table-cell>
          <table:table-cell office:value-type="float" office:value="-0.0125673942077575" calcext:value-type="float">
            <text:p>-0.0125673942077575</text:p>
          </table:table-cell>
          <table:table-cell office:value-type="float" office:value="0.68" calcext:value-type="float">
            <text:p>0.68</text:p>
          </table:table-cell>
          <table:table-cell office:value-type="float" office:value="-0.00252757286577936" calcext:value-type="float">
            <text:p>-0.00252757286577936</text:p>
          </table:table-cell>
          <table:table-cell office:value-type="float" office:value="-0.00520915049003808" calcext:value-type="float">
            <text:p>-0.00520915049003808</text:p>
          </table:table-cell>
          <table:table-cell office:value-type="float" office:value="0.71" calcext:value-type="float">
            <text:p>0.71</text:p>
          </table:table-cell>
          <table:table-cell office:value-type="float" office:value="-0.00154254967960214" calcext:value-type="float">
            <text:p>-0.00154254967960214</text:p>
          </table:table-cell>
          <table:table-cell office:value-type="float" office:value="-0.00457167527456948" calcext:value-type="float">
            <text:p>-0.00457167527456948</text:p>
          </table:table-cell>
          <table:table-cell/>
        </table:table-row>
        <table:table-row table:style-name="ro1">
          <table:table-cell office:value-type="float" office:value="0.593671875" calcext:value-type="float">
            <text:p>0.593671875</text:p>
          </table:table-cell>
          <table:table-cell office:value-type="float" office:value="-0.00156556676766273" calcext:value-type="float">
            <text:p>-0.00156556676766273</text:p>
          </table:table-cell>
          <table:table-cell office:value-type="float" office:value="-0.0125648134026249" calcext:value-type="float">
            <text:p>-0.0125648134026249</text:p>
          </table:table-cell>
          <table:table-cell office:value-type="float" office:value="0.69" calcext:value-type="float">
            <text:p>0.69</text:p>
          </table:table-cell>
          <table:table-cell office:value-type="float" office:value="-0.00220398919904841" calcext:value-type="float">
            <text:p>-0.00220398919904841</text:p>
          </table:table-cell>
          <table:table-cell office:value-type="float" office:value="-0.00501372940707908" calcext:value-type="float">
            <text:p>-0.00501372940707908</text:p>
          </table:table-cell>
          <table:table-cell office:value-type="float" office:value="0.72" calcext:value-type="float">
            <text:p>0.72</text:p>
          </table:table-cell>
          <table:table-cell office:value-type="float" office:value="-0.00125901473395046" calcext:value-type="float">
            <text:p>-0.00125901473395046</text:p>
          </table:table-cell>
          <table:table-cell office:value-type="float" office:value="-0.00440708427698683" calcext:value-type="float">
            <text:p>-0.00440708427698683</text:p>
          </table:table-cell>
          <table:table-cell/>
        </table:table-row>
        <table:table-row table:style-name="ro1">
          <table:table-cell office:value-type="float" office:value="0.59369140625" calcext:value-type="float">
            <text:p>0.59369140625</text:p>
          </table:table-cell>
          <table:table-cell office:value-type="float" office:value="-0.00156820910116097" calcext:value-type="float">
            <text:p>-0.00156820910116097</text:p>
          </table:table-cell>
          <table:table-cell office:value-type="float" office:value="-0.0125639789665077" calcext:value-type="float">
            <text:p>-0.0125639789665077</text:p>
          </table:table-cell>
          <table:table-cell office:value-type="float" office:value="0.7" calcext:value-type="float">
            <text:p>0.7</text:p>
          </table:table-cell>
          <table:table-cell office:value-type="float" office:value="-0.00188754901299473" calcext:value-type="float">
            <text:p>-0.00188754901299473</text:p>
          </table:table-cell>
          <table:table-cell office:value-type="float" office:value="-0.00482024722432517" calcext:value-type="float">
            <text:p>-0.00482024722432517</text:p>
          </table:table-cell>
          <table:table-cell office:value-type="float" office:value="0.73" calcext:value-type="float">
            <text:p>0.73</text:p>
          </table:table-cell>
          <table:table-cell office:value-type="float" office:value="-0.000993324118814333" calcext:value-type="float">
            <text:p>-0.000993324118814333</text:p>
          </table:table-cell>
          <table:table-cell office:value-type="float" office:value="-0.00425199439187885" calcext:value-type="float">
            <text:p>-0.00425199439187885</text:p>
          </table:table-cell>
          <table:table-cell/>
        </table:table-row>
        <table:table-row table:style-name="ro1">
          <table:table-cell office:value-type="float" office:value="0.593701171875" calcext:value-type="float">
            <text:p>0.593701171875</text:p>
          </table:table-cell>
          <table:table-cell office:value-type="float" office:value="-0.00156820910116097" calcext:value-type="float">
            <text:p>-0.00156820910116097</text:p>
          </table:table-cell>
          <table:table-cell office:value-type="float" office:value="-0.0125639789665077" calcext:value-type="float">
            <text:p>-0.0125639789665077</text:p>
          </table:table-cell>
          <table:table-cell office:value-type="float" office:value="0.71" calcext:value-type="float">
            <text:p>0.71</text:p>
          </table:table-cell>
          <table:table-cell office:value-type="float" office:value="-0.001582397448735" calcext:value-type="float">
            <text:p>-0.001582397448735</text:p>
          </table:table-cell>
          <table:table-cell office:value-type="float" office:value="-0.00463409965060805" calcext:value-type="float">
            <text:p>-0.00463409965060805</text:p>
          </table:table-cell>
          <table:table-cell office:value-type="float" office:value="0.74" calcext:value-type="float">
            <text:p>0.74</text:p>
          </table:table-cell>
          <table:table-cell office:value-type="float" office:value="-0.00075007145466375" calcext:value-type="float">
            <text:p>-0.00075007145466375</text:p>
          </table:table-cell>
          <table:table-cell office:value-type="float" office:value="-0.00411115863708448" calcext:value-type="float">
            <text:p>-0.00411115863708448</text:p>
          </table:table-cell>
          <table:table-cell/>
        </table:table-row>
        <table:table-row table:style-name="ro1">
          <table:table-cell office:value-type="float" office:value="0.5937109375" calcext:value-type="float">
            <text:p>0.5937109375</text:p>
          </table:table-cell>
          <table:table-cell office:value-type="float" office:value="-0.00164556880356527" calcext:value-type="float">
            <text:p>-0.00164556880356527</text:p>
          </table:table-cell>
          <table:table-cell office:value-type="float" office:value="-0.0125506761271357" calcext:value-type="float">
            <text:p>-0.0125506761271357</text:p>
          </table:table-cell>
          <table:table-cell office:value-type="float" office:value="0.72" calcext:value-type="float">
            <text:p>0.72</text:p>
          </table:table-cell>
          <table:table-cell office:value-type="float" office:value="-0.00129526520298733" calcext:value-type="float">
            <text:p>-0.00129526520298733</text:p>
          </table:table-cell>
          <table:table-cell office:value-type="float" office:value="-0.00445527307635423" calcext:value-type="float">
            <text:p>-0.00445527307635423</text:p>
          </table:table-cell>
          <table:table-cell office:value-type="float" office:value="0.75" calcext:value-type="float">
            <text:p>0.75</text:p>
          </table:table-cell>
          <table:table-cell office:value-type="float" office:value="-0.00053364986902735" calcext:value-type="float">
            <text:p>-0.00053364986902735</text:p>
          </table:table-cell>
          <table:table-cell office:value-type="float" office:value="-0.00398941134770325" calcext:value-type="float">
            <text:p>-0.00398941134770325</text:p>
          </table:table-cell>
          <table:table-cell/>
        </table:table-row>
        <table:table-row table:style-name="ro1">
          <table:table-cell office:value-type="float" office:value="0.59375" calcext:value-type="float">
            <text:p>0.59375</text:p>
          </table:table-cell>
          <table:table-cell office:value-type="float" office:value="-0.00164600594988398" calcext:value-type="float">
            <text:p>-0.00164600594988398</text:p>
          </table:table-cell>
          <table:table-cell office:value-type="float" office:value="-0.0125496190433625" calcext:value-type="float">
            <text:p>-0.0125496190433625</text:p>
          </table:table-cell>
          <table:table-cell office:value-type="float" office:value="0.73" calcext:value-type="float">
            <text:p>0.73</text:p>
          </table:table-cell>
          <table:table-cell office:value-type="float" office:value="-0.00102535934672808" calcext:value-type="float">
            <text:p>-0.00102535934672808</text:p>
          </table:table-cell>
          <table:table-cell office:value-type="float" office:value="-0.00429013084543234" calcext:value-type="float">
            <text:p>-0.00429013084543234</text:p>
          </table:table-cell>
          <table:table-cell office:value-type="float" office:value="0.76" calcext:value-type="float">
            <text:p>0.76</text:p>
          </table:table-cell>
          <table:table-cell office:value-type="float" office:value="-0.00034878785403877" calcext:value-type="float">
            <text:p>-0.00034878785403877</text:p>
          </table:table-cell>
          <table:table-cell office:value-type="float" office:value="-0.0038892946817803" calcext:value-type="float">
            <text:p>-0.0038892946817803</text:p>
          </table:table-cell>
          <table:table-cell/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00166191516263953" calcext:value-type="float">
            <text:p>-0.00166191516263953</text:p>
          </table:table-cell>
          <table:table-cell office:value-type="float" office:value="-0.0125157645149389" calcext:value-type="float">
            <text:p>-0.0125157645149389</text:p>
          </table:table-cell>
          <table:table-cell office:value-type="float" office:value="0.74" calcext:value-type="float">
            <text:p>0.74</text:p>
          </table:table-cell>
          <table:table-cell office:value-type="float" office:value="-0.000775719037359134" calcext:value-type="float">
            <text:p>-0.000775719037359134</text:p>
          </table:table-cell>
          <table:table-cell office:value-type="float" office:value="-0.00414348851018013" calcext:value-type="float">
            <text:p>-0.00414348851018013</text:p>
          </table:table-cell>
          <table:table-cell office:value-type="float" office:value="0.77" calcext:value-type="float">
            <text:p>0.77</text:p>
          </table:table-cell>
          <table:table-cell office:value-type="float" office:value="-0.000200421399832774" calcext:value-type="float">
            <text:p>-0.000200421399832774</text:p>
          </table:table-cell>
          <table:table-cell office:value-type="float" office:value="-0.00381526474521457" calcext:value-type="float">
            <text:p>-0.00381526474521457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00180051641896871" calcext:value-type="float">
            <text:p>-0.00180051641896871</text:p>
          </table:table-cell>
          <table:table-cell office:value-type="float" office:value="-0.0123775900689152" calcext:value-type="float">
            <text:p>-0.0123775900689152</text:p>
          </table:table-cell>
          <table:table-cell office:value-type="float" office:value="0.75" calcext:value-type="float">
            <text:p>0.75</text:p>
          </table:table-cell>
          <table:table-cell office:value-type="float" office:value="-0.000553928044510509" calcext:value-type="float">
            <text:p>-0.000553928044510509</text:p>
          </table:table-cell>
          <table:table-cell office:value-type="float" office:value="-0.00401717467043706" calcext:value-type="float">
            <text:p>-0.00401717467043706</text:p>
          </table:table-cell>
          <table:table-cell office:value-type="float" office:value="0.78" calcext:value-type="float">
            <text:p>0.78</text:p>
          </table:table-cell>
          <table:table-cell office:value-type="float" office:value="-0.0000926595763343063" calcext:value-type="float">
            <text:p>-9.26595763343063E-05</text:p>
          </table:table-cell>
          <table:table-cell office:value-type="float" office:value="-0.00376798732993286" calcext:value-type="float">
            <text:p>-0.00376798732993286</text:p>
          </table:table-cell>
          <table:table-cell/>
        </table:table-row>
        <table:table-row table:style-name="ro1">
          <table:table-cell office:value-type="float" office:value="0.60125" calcext:value-type="float">
            <text:p>0.60125</text:p>
          </table:table-cell>
          <table:table-cell office:value-type="float" office:value="-0.00190667306040969" calcext:value-type="float">
            <text:p>-0.00190667306040969</text:p>
          </table:table-cell>
          <table:table-cell office:value-type="float" office:value="-0.0123382860840998" calcext:value-type="float">
            <text:p>-0.0123382860840998</text:p>
          </table:table-cell>
          <table:table-cell office:value-type="float" office:value="0.76" calcext:value-type="float">
            <text:p>0.76</text:p>
          </table:table-cell>
          <table:table-cell office:value-type="float" office:value="-0.000371504432613956" calcext:value-type="float">
            <text:p>-0.000371504432613956</text:p>
          </table:table-cell>
          <table:table-cell office:value-type="float" office:value="-0.00391310432222246" calcext:value-type="float">
            <text:p>-0.00391310432222246</text:p>
          </table:table-cell>
          <table:table-cell office:value-type="float" office:value="0.79" calcext:value-type="float">
            <text:p>0.79</text:p>
          </table:table-cell>
          <table:table-cell office:value-type="float" office:value="-0.0000211996314933805" calcext:value-type="float">
            <text:p>-2.11996314933805E-05</text:p>
          </table:table-cell>
          <table:table-cell office:value-type="float" office:value="-0.00374717723092218" calcext:value-type="float">
            <text:p>-0.00374717723092218</text:p>
          </table:table-cell>
          <table:table-cell/>
        </table:table-row>
        <table:table-row table:style-name="ro1">
          <table:table-cell office:value-type="float" office:value="0.6015625" calcext:value-type="float">
            <text:p>0.6015625</text:p>
          </table:table-cell>
          <table:table-cell office:value-type="float" office:value="-0.00198055030148785" calcext:value-type="float">
            <text:p>-0.00198055030148785</text:p>
          </table:table-cell>
          <table:table-cell office:value-type="float" office:value="-0.0123242786912335" calcext:value-type="float">
            <text:p>-0.0123242786912335</text:p>
          </table:table-cell>
          <table:table-cell office:value-type="float" office:value="0.77" calcext:value-type="float">
            <text:p>0.77</text:p>
          </table:table-cell>
          <table:table-cell office:value-type="float" office:value="-0.000221132122340311" calcext:value-type="float">
            <text:p>-0.000221132122340311</text:p>
          </table:table-cell>
          <table:table-cell office:value-type="float" office:value="-0.00383404670027666" calcext:value-type="float">
            <text:p>-0.00383404670027666</text:p>
          </table:table-cell>
          <table:table-cell office:value-type="float" office:value="0.8" calcext:value-type="float">
            <text:p>0.8</text:p>
          </table:table-cell>
          <table:table-cell office:value-type="float" office:value="0.0000169608249786433" calcext:value-type="float">
            <text:p>1.69608249786433E-05</text:p>
          </table:table-cell>
          <table:table-cell office:value-type="float" office:value="-0.00374962240565076" calcext:value-type="float">
            <text:p>-0.00374962240565076</text:p>
          </table:table-cell>
          <table:table-cell/>
        </table:table-row>
        <table:table-row table:style-name="ro1">
          <table:table-cell office:value-type="float" office:value="0.60158203125" calcext:value-type="float">
            <text:p>0.60158203125</text:p>
          </table:table-cell>
          <table:table-cell office:value-type="float" office:value="-0.00199218465664005" calcext:value-type="float">
            <text:p>-0.00199218465664005</text:p>
          </table:table-cell>
          <table:table-cell office:value-type="float" office:value="-0.0123227421385323" calcext:value-type="float">
            <text:p>-0.0123227421385323</text:p>
          </table:table-cell>
          <table:table-cell office:value-type="float" office:value="0.78" calcext:value-type="float">
            <text:p>0.78</text:p>
          </table:table-cell>
          <table:table-cell office:value-type="float" office:value="-0.000103435636317673" calcext:value-type="float">
            <text:p>-0.000103435636317673</text:p>
          </table:table-cell>
          <table:table-cell office:value-type="float" office:value="-0.00378281083264259" calcext:value-type="float">
            <text:p>-0.00378281083264259</text:p>
          </table:table-cell>
          <table:table-cell office:value-type="float" office:value="0.81" calcext:value-type="float">
            <text:p>0.81</text:p>
          </table:table-cell>
          <table:table-cell office:value-type="float" office:value="0.0000392611898231927" calcext:value-type="float">
            <text:p>3.92611898231927E-05</text:p>
          </table:table-cell>
          <table:table-cell office:value-type="float" office:value="-0.00376689345999397" calcext:value-type="float">
            <text:p>-0.00376689345999397</text:p>
          </table:table-cell>
          <table:table-cell/>
        </table:table-row>
        <table:table-row table:style-name="ro1">
          <table:table-cell office:value-type="float" office:value="0.601591796875" calcext:value-type="float">
            <text:p>0.601591796875</text:p>
          </table:table-cell>
          <table:table-cell office:value-type="float" office:value="-0.00200062607081092" calcext:value-type="float">
            <text:p>-0.00200062607081092</text:p>
          </table:table-cell>
          <table:table-cell office:value-type="float" office:value="-0.0123217233427352" calcext:value-type="float">
            <text:p>-0.0123217233427352</text:p>
          </table:table-cell>
          <table:table-cell office:value-type="float" office:value="0.79" calcext:value-type="float">
            <text:p>0.79</text:p>
          </table:table-cell>
          <table:table-cell office:value-type="float" office:value="-0.0000284884179034792" calcext:value-type="float">
            <text:p>-2.84884179034792E-05</text:p>
          </table:table-cell>
          <table:table-cell office:value-type="float" office:value="-0.0037592621037056" calcext:value-type="float">
            <text:p>-0.0037592621037056</text:p>
          </table:table-cell>
          <table:table-cell office:value-type="float" office:value="0.82" calcext:value-type="float">
            <text:p>0.82</text:p>
          </table:table-cell>
          <table:table-cell office:value-type="float" office:value="0.0000499773209466793" calcext:value-type="float">
            <text:p>4.99773209466793E-05</text:p>
          </table:table-cell>
          <table:table-cell office:value-type="float" office:value="-0.0037949751332788" calcext:value-type="float">
            <text:p>-0.0037949751332788</text:p>
          </table:table-cell>
          <table:table-cell/>
        </table:table-row>
        <table:table-row table:style-name="ro1">
          <table:table-cell office:value-type="float" office:value="0.6016015625" calcext:value-type="float">
            <text:p>0.6016015625</text:p>
          </table:table-cell>
          <table:table-cell office:value-type="float" office:value="-0.00200062607081092" calcext:value-type="float">
            <text:p>-0.00200062607081092</text:p>
          </table:table-cell>
          <table:table-cell office:value-type="float" office:value="-0.0123217233427352" calcext:value-type="float">
            <text:p>-0.0123217233427352</text:p>
          </table:table-cell>
          <table:table-cell office:value-type="float" office:value="0.8" calcext:value-type="float">
            <text:p>0.8</text:p>
          </table:table-cell>
          <table:table-cell office:value-type="float" office:value="0.0000121160386872313" calcext:value-type="float">
            <text:p>1.21160386872313E-05</text:p>
          </table:table-cell>
          <table:table-cell office:value-type="float" office:value="-0.00375821252021279" calcext:value-type="float">
            <text:p>-0.00375821252021279</text:p>
          </table:table-cell>
          <table:table-cell office:value-type="float" office:value="0.83" calcext:value-type="float">
            <text:p>0.83</text:p>
          </table:table-cell>
          <table:table-cell office:value-type="float" office:value="0.0000547236694920371" calcext:value-type="float">
            <text:p>5.47236694920371E-05</text:p>
          </table:table-cell>
          <table:table-cell office:value-type="float" office:value="-0.00382835104232139" calcext:value-type="float">
            <text:p>-0.00382835104232139</text:p>
          </table:table-cell>
          <table:table-cell/>
        </table:table-row>
        <table:table-row table:style-name="ro1">
          <table:table-cell office:value-type="float" office:value="0.601640625" calcext:value-type="float">
            <text:p>0.601640625</text:p>
          </table:table-cell>
          <table:table-cell office:value-type="float" office:value="-0.00316556578641807" calcext:value-type="float">
            <text:p>-0.00316556578641807</text:p>
          </table:table-cell>
          <table:table-cell office:value-type="float" office:value="-0.0115510951013545" calcext:value-type="float">
            <text:p>-0.0115510951013545</text:p>
          </table:table-cell>
          <table:table-cell office:value-type="float" office:value="0.81" calcext:value-type="float">
            <text:p>0.81</text:p>
          </table:table-cell>
          <table:table-cell office:value-type="float" office:value="0.0000377399440208293" calcext:value-type="float">
            <text:p>3.77399440208293E-05</text:p>
          </table:table-cell>
          <table:table-cell office:value-type="float" office:value="-0.00377423639691106" calcext:value-type="float">
            <text:p>-0.00377423639691106</text:p>
          </table:table-cell>
          <table:table-cell office:value-type="float" office:value="0.84" calcext:value-type="float">
            <text:p>0.84</text:p>
          </table:table-cell>
          <table:table-cell office:value-type="float" office:value="0.0000532459624410373" calcext:value-type="float">
            <text:p>5.32459624410373E-05</text:p>
          </table:table-cell>
          <table:table-cell office:value-type="float" office:value="-0.0038648009012419" calcext:value-type="float">
            <text:p>-0.0038648009012419</text:p>
          </table:table-cell>
          <table:table-cell/>
        </table:table-row>
        <table:table-row table:style-name="ro1">
          <table:table-cell office:value-type="float" office:value="0.60171875" calcext:value-type="float">
            <text:p>0.60171875</text:p>
          </table:table-cell>
          <table:table-cell office:value-type="float" office:value="-0.00316727209938509" calcext:value-type="float">
            <text:p>-0.00316727209938509</text:p>
          </table:table-cell>
          <table:table-cell office:value-type="float" office:value="-0.0115435647099501" calcext:value-type="float">
            <text:p>-0.0115435647099501</text:p>
          </table:table-cell>
          <table:table-cell office:value-type="float" office:value="0.82" calcext:value-type="float">
            <text:p>0.82</text:p>
          </table:table-cell>
          <table:table-cell office:value-type="float" office:value="0.0000472553353002485" calcext:value-type="float">
            <text:p>4.72553353002485E-05</text:p>
          </table:table-cell>
          <table:table-cell office:value-type="float" office:value="-0.00380110017518081" calcext:value-type="float">
            <text:p>-0.00380110017518081</text:p>
          </table:table-cell>
          <table:table-cell office:value-type="float" office:value="0.85" calcext:value-type="float">
            <text:p>0.85</text:p>
          </table:table-cell>
          <table:table-cell office:value-type="float" office:value="0.0000508323933612835" calcext:value-type="float">
            <text:p>5.08323933612835E-05</text:p>
          </table:table-cell>
          <table:table-cell office:value-type="float" office:value="-0.0039003391406516" calcext:value-type="float">
            <text:p>-0.0039003391406516</text:p>
          </table:table-cell>
          <table:table-cell/>
        </table:table-row>
        <table:table-row table:style-name="ro1">
          <table:table-cell office:value-type="float" office:value="0.601875" calcext:value-type="float">
            <text:p>0.601875</text:p>
          </table:table-cell>
          <table:table-cell office:value-type="float" office:value="-0.00317048879262359" calcext:value-type="float">
            <text:p>-0.00317048879262359</text:p>
          </table:table-cell>
          <table:table-cell office:value-type="float" office:value="-0.0115286814842131" calcext:value-type="float">
            <text:p>-0.0115286814842131</text:p>
          </table:table-cell>
          <table:table-cell office:value-type="float" office:value="0.83" calcext:value-type="float">
            <text:p>0.83</text:p>
          </table:table-cell>
          <table:table-cell office:value-type="float" office:value="0.0000533042187071714" calcext:value-type="float">
            <text:p>5.33042187071714E-05</text:p>
          </table:table-cell>
          <table:table-cell office:value-type="float" office:value="-0.00383266531033958" calcext:value-type="float">
            <text:p>-0.00383266531033958</text:p>
          </table:table-cell>
          <table:table-cell office:value-type="float" office:value="0.86" calcext:value-type="float">
            <text:p>0.86</text:p>
          </table:table-cell>
          <table:table-cell office:value-type="float" office:value="0.0000440206667743757" calcext:value-type="float">
            <text:p>4.40206667743757E-05</text:p>
          </table:table-cell>
          <table:table-cell office:value-type="float" office:value="-0.00393441348695935" calcext:value-type="float">
            <text:p>-0.00393441348695935</text:p>
          </table:table-cell>
          <table:table-cell/>
        </table:table-row>
        <table:table-row table:style-name="ro1">
          <table:table-cell office:value-type="float" office:value="0.6025" calcext:value-type="float">
            <text:p>0.6025</text:p>
          </table:table-cell>
          <table:table-cell office:value-type="float" office:value="-0.00318109946853307" calcext:value-type="float">
            <text:p>-0.00318109946853307</text:p>
          </table:table-cell>
          <table:table-cell office:value-type="float" office:value="-0.0114712098679889" calcext:value-type="float">
            <text:p>-0.0114712098679889</text:p>
          </table:table-cell>
          <table:table-cell office:value-type="float" office:value="0.84" calcext:value-type="float">
            <text:p>0.84</text:p>
          </table:table-cell>
          <table:table-cell office:value-type="float" office:value="0.0000545431951174759" calcext:value-type="float">
            <text:p>5.45431951174759E-05</text:p>
          </table:table-cell>
          <table:table-cell office:value-type="float" office:value="-0.00386835181068648" calcext:value-type="float">
            <text:p>-0.00386835181068648</text:p>
          </table:table-cell>
          <table:table-cell office:value-type="float" office:value="0.87" calcext:value-type="float">
            <text:p>0.87</text:p>
          </table:table-cell>
          <table:table-cell office:value-type="float" office:value="0.0000389511718327681" calcext:value-type="float">
            <text:p>3.89511718327681E-05</text:p>
          </table:table-cell>
          <table:table-cell office:value-type="float" office:value="-0.00396413670142519" calcext:value-type="float">
            <text:p>-0.00396413670142519</text:p>
          </table:table-cell>
          <table:table-cell/>
        </table:table-row>
        <table:table-row table:style-name="ro1">
          <table:table-cell office:value-type="float" office:value="0.605" calcext:value-type="float">
            <text:p>0.605</text:p>
          </table:table-cell>
          <table:table-cell office:value-type="float" office:value="-0.00320007842783276" calcext:value-type="float">
            <text:p>-0.00320007842783276</text:p>
          </table:table-cell>
          <table:table-cell office:value-type="float" office:value="-0.0112632784351917" calcext:value-type="float">
            <text:p>-0.0112632784351917</text:p>
          </table:table-cell>
          <table:table-cell office:value-type="float" office:value="0.85" calcext:value-type="float">
            <text:p>0.85</text:p>
          </table:table-cell>
          <table:table-cell office:value-type="float" office:value="0.0000478637990485534" calcext:value-type="float">
            <text:p>4.78637990485534E-05</text:p>
          </table:table-cell>
          <table:table-cell office:value-type="float" office:value="-0.00390423244605566" calcext:value-type="float">
            <text:p>-0.00390423244605566</text:p>
          </table:table-cell>
          <table:table-cell office:value-type="float" office:value="0.88" calcext:value-type="float">
            <text:p>0.88</text:p>
          </table:table-cell>
          <table:table-cell office:value-type="float" office:value="0.0000298814636671948" calcext:value-type="float">
            <text:p>2.98814636671948E-05</text:p>
          </table:table-cell>
          <table:table-cell office:value-type="float" office:value="-0.00399011417114345" calcext:value-type="float">
            <text:p>-0.00399011417114345</text:p>
          </table:table-cell>
          <table:table-cell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-0.00318409153932177" calcext:value-type="float">
            <text:p>-0.00318409153932177</text:p>
          </table:table-cell>
          <table:table-cell office:value-type="float" office:value="-0.0108999058689281" calcext:value-type="float">
            <text:p>-0.0108999058689281</text:p>
          </table:table-cell>
          <table:table-cell office:value-type="float" office:value="0.86" calcext:value-type="float">
            <text:p>0.86</text:p>
          </table:table-cell>
          <table:table-cell office:value-type="float" office:value="0.000045259839270918" calcext:value-type="float">
            <text:p>4.5259839270918E-05</text:p>
          </table:table-cell>
          <table:table-cell office:value-type="float" office:value="-0.00393638452161683" calcext:value-type="float">
            <text:p>-0.00393638452161683</text:p>
          </table:table-cell>
          <table:table-cell office:value-type="float" office:value="0.89" calcext:value-type="float">
            <text:p>0.89</text:p>
          </table:table-cell>
          <table:table-cell office:value-type="float" office:value="0.0000243719671563285" calcext:value-type="float">
            <text:p>2.43719671563285E-05</text:p>
          </table:table-cell>
          <table:table-cell office:value-type="float" office:value="-0.00401026493689839" calcext:value-type="float">
            <text:p>-0.00401026493689839</text:p>
          </table:table-cell>
          <table:table-cell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-0.00307281072654951" calcext:value-type="float">
            <text:p>-0.00307281072654951</text:p>
          </table:table-cell>
          <table:table-cell office:value-type="float" office:value="-0.0102528478776305" calcext:value-type="float">
            <text:p>-0.0102528478776305</text:p>
          </table:table-cell>
          <table:table-cell office:value-type="float" office:value="0.87" calcext:value-type="float">
            <text:p>0.87</text:p>
          </table:table-cell>
          <table:table-cell office:value-type="float" office:value="0.0000393835605710641" calcext:value-type="float">
            <text:p>3.93835605710641E-05</text:p>
          </table:table-cell>
          <table:table-cell office:value-type="float" office:value="-0.0039667879979588" calcext:value-type="float">
            <text:p>-0.0039667879979588</text:p>
          </table:table-cell>
          <table:table-cell office:value-type="float" office:value="0.9" calcext:value-type="float">
            <text:p>0.9</text:p>
          </table:table-cell>
          <table:table-cell office:value-type="float" office:value="0.0000156573618117377" calcext:value-type="float">
            <text:p>1.56573618117377E-05</text:p>
          </table:table-cell>
          <table:table-cell office:value-type="float" office:value="-0.00402585387374614" calcext:value-type="float">
            <text:p>-0.00402585387374614</text:p>
          </table:table-cell>
          <table:table-cell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-0.00290187688232425" calcext:value-type="float">
            <text:p>-0.00290187688232425</text:p>
          </table:table-cell>
          <table:table-cell office:value-type="float" office:value="-0.00973585508813581" calcext:value-type="float">
            <text:p>-0.00973585508813581</text:p>
          </table:table-cell>
          <table:table-cell office:value-type="float" office:value="0.88" calcext:value-type="float">
            <text:p>0.88</text:p>
          </table:table-cell>
          <table:table-cell office:value-type="float" office:value="0.0000281404513330749" calcext:value-type="float">
            <text:p>2.81404513330749E-05</text:p>
          </table:table-cell>
          <table:table-cell office:value-type="float" office:value="-0.00399277381281031" calcext:value-type="float">
            <text:p>-0.00399277381281031</text:p>
          </table:table-cell>
          <table:table-cell office:value-type="float" office:value="0.91" calcext:value-type="float">
            <text:p>0.91</text:p>
          </table:table-cell>
          <table:table-cell office:value-type="float" office:value="0.0000119118399509229" calcext:value-type="float">
            <text:p>1.19118399509229E-05</text:p>
          </table:table-cell>
          <table:table-cell office:value-type="float" office:value="-0.0032358678836429" calcext:value-type="float">
            <text:p>-0.0032358678836429</text:p>
          </table:table-cell>
          <table:table-cell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-0.00273661688828825" calcext:value-type="float">
            <text:p>-0.00273661688828825</text:p>
          </table:table-cell>
          <table:table-cell office:value-type="float" office:value="-0.00921910435103717" calcext:value-type="float">
            <text:p>-0.00921910435103717</text:p>
          </table:table-cell>
          <table:table-cell office:value-type="float" office:value="0.89" calcext:value-type="float">
            <text:p>0.89</text:p>
          </table:table-cell>
          <table:table-cell office:value-type="float" office:value="0.0000247677729414596" calcext:value-type="float">
            <text:p>2.47677729414596E-05</text:p>
          </table:table-cell>
          <table:table-cell office:value-type="float" office:value="-0.00401213408933203" calcext:value-type="float">
            <text:p>-0.00401213408933203</text:p>
          </table:table-cell>
          <table:table-cell office:value-type="float" office:value="0.92" calcext:value-type="float">
            <text:p>0.92</text:p>
          </table:table-cell>
          <table:table-cell office:value-type="float" office:value="0.00000838694809362034" calcext:value-type="float">
            <text:p>8.38694809362034E-06</text:p>
          </table:table-cell>
          <table:table-cell office:value-type="float" office:value="-0.00246364372280138" calcext:value-type="float">
            <text:p>-0.00246364372280138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00269063918148225" calcext:value-type="float">
            <text:p>-0.00269063918148225</text:p>
          </table:table-cell>
          <table:table-cell office:value-type="float" office:value="-0.00860436940368281" calcext:value-type="float">
            <text:p>-0.00860436940368281</text:p>
          </table:table-cell>
          <table:table-cell office:value-type="float" office:value="0.9" calcext:value-type="float">
            <text:p>0.9</text:p>
          </table:table-cell>
          <table:table-cell office:value-type="float" office:value="0.0000175506238475694" calcext:value-type="float">
            <text:p>1.75506238475694E-05</text:p>
          </table:table-cell>
          <table:table-cell office:value-type="float" office:value="-0.00402832615824615" calcext:value-type="float">
            <text:p>-0.004028326158246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00507913869719706" calcext:value-type="float">
            <text:p>5.07913869719706E-06</text:p>
          </table:table-cell>
          <table:table-cell office:value-type="float" office:value="-0.00170843706863419" calcext:value-type="float">
            <text:p>-0.00170843706863419</text:p>
          </table:table-cell>
          <table:table-cell/>
        </table:table-row>
        <table:table-row table:style-name="ro1">
          <table:table-cell office:value-type="float" office:value="0.65125" calcext:value-type="float">
            <text:p>0.65125</text:p>
          </table:table-cell>
          <table:table-cell office:value-type="float" office:value="-0.00275652466355239" calcext:value-type="float">
            <text:p>-0.00275652466355239</text:p>
          </table:table-cell>
          <table:table-cell office:value-type="float" office:value="-0.00846654022056326" calcext:value-type="float">
            <text:p>-0.00846654022056326</text:p>
          </table:table-cell>
          <table:table-cell office:value-type="float" office:value="0.91" calcext:value-type="float">
            <text:p>0.91</text:p>
          </table:table-cell>
          <table:table-cell office:value-type="float" office:value="0.0000130820009635624" calcext:value-type="float">
            <text:p>1.30820009635624E-05</text:p>
          </table:table-cell>
          <table:table-cell office:value-type="float" office:value="-0.00323763593328057" calcext:value-type="float">
            <text:p>-0.00323763593328057</text:p>
          </table:table-cell>
          <table:table-cell office:value-type="float" office:value="0.94" calcext:value-type="float">
            <text:p>0.94</text:p>
          </table:table-cell>
          <table:table-cell office:value-type="float" office:value="0.0000022803526735474" calcext:value-type="float">
            <text:p>2.2803526735474E-06</text:p>
          </table:table-cell>
          <table:table-cell office:value-type="float" office:value="-0.000970924345958069" calcext:value-type="float">
            <text:p>-0.000970924345958069</text:p>
          </table:table-cell>
          <table:table-cell/>
        </table:table-row>
        <table:table-row table:style-name="ro1">
          <table:table-cell office:value-type="float" office:value="0.651875" calcext:value-type="float">
            <text:p>0.651875</text:p>
          </table:table-cell>
          <table:table-cell office:value-type="float" office:value="-0.002853552706941" calcext:value-type="float">
            <text:p>-0.002853552706941</text:p>
          </table:table-cell>
          <table:table-cell office:value-type="float" office:value="-0.00833258923927022" calcext:value-type="float">
            <text:p>-0.00833258923927022</text:p>
          </table:table-cell>
          <table:table-cell office:value-type="float" office:value="0.92" calcext:value-type="float">
            <text:p>0.92</text:p>
          </table:table-cell>
          <table:table-cell office:value-type="float" office:value="0.00000898213637656461" calcext:value-type="float">
            <text:p>8.98213637656461E-06</text:p>
          </table:table-cell>
          <table:table-cell office:value-type="float" office:value="-0.00246473509053236" calcext:value-type="float">
            <text:p>-0.00246473509053236</text:p>
          </table:table-cell>
          <table:table-cell office:value-type="float" office:value="0.95" calcext:value-type="float">
            <text:p>0.95</text:p>
          </table:table-cell>
          <table:table-cell office:value-type="float" office:value="0.00000010553773803606" calcext:value-type="float">
            <text:p>1.05537738036059E-07</text:p>
          </table:table-cell>
          <table:table-cell office:value-type="float" office:value="-0.000250935507308694" calcext:value-type="float">
            <text:p>-0.000250935507308694</text:p>
          </table:table-cell>
          <table:table-cell/>
        </table:table-row>
        <table:table-row table:style-name="ro1">
          <table:table-cell office:value-type="float" office:value="0.651953125" calcext:value-type="float">
            <text:p>0.651953125</text:p>
          </table:table-cell>
          <table:table-cell office:value-type="float" office:value="-0.00289573803113459" calcext:value-type="float">
            <text:p>-0.00289573803113459</text:p>
          </table:table-cell>
          <table:table-cell office:value-type="float" office:value="-0.0082841716483449" calcext:value-type="float">
            <text:p>-0.0082841716483449</text:p>
          </table:table-cell>
          <table:table-cell office:value-type="float" office:value="0.93" calcext:value-type="float">
            <text:p>0.93</text:p>
          </table:table-cell>
          <table:table-cell office:value-type="float" office:value="0.00000524096979997181" calcext:value-type="float">
            <text:p>5.24096979997181E-06</text:p>
          </table:table-cell>
          <table:table-cell office:value-type="float" office:value="-0.00170887623700595" calcext:value-type="float">
            <text:p>-0.00170887623700595</text:p>
          </table:table-cell>
          <table:table-cell office:value-type="float" office:value="0.96" calcext:value-type="float">
            <text:p>0.96</text:p>
          </table:table-cell>
          <table:table-cell office:value-type="float" office:value="-0.00000000000021855769" calcext:value-type="float">
            <text:p>-2.18557690196017E-13</text:p>
          </table:table-cell>
          <table:table-cell office:value-type="float" office:value="-0.000000000012082229" calcext:value-type="float">
            <text:p>-1.20822289994421E-11</text:p>
          </table:table-cell>
          <table:table-cell/>
        </table:table-row>
        <table:table-row table:style-name="ro1">
          <table:table-cell office:value-type="float" office:value="0.651962890625" calcext:value-type="float">
            <text:p>0.651962890625</text:p>
          </table:table-cell>
          <table:table-cell office:value-type="float" office:value="-0.00289573803113459" calcext:value-type="float">
            <text:p>-0.00289573803113459</text:p>
          </table:table-cell>
          <table:table-cell office:value-type="float" office:value="-0.0082841716483449" calcext:value-type="float">
            <text:p>-0.0082841716483449</text:p>
          </table:table-cell>
          <table:table-cell office:value-type="float" office:value="0.94" calcext:value-type="float">
            <text:p>0.94</text:p>
          </table:table-cell>
          <table:table-cell office:value-type="float" office:value="0.00000184840186700864" calcext:value-type="float">
            <text:p>1.84840186700864E-06</text:p>
          </table:table-cell>
          <table:table-cell office:value-type="float" office:value="-0.000969350292954638" calcext:value-type="float">
            <text:p>-0.000969350292954638</text:p>
          </table:table-cell>
          <table:table-cell office:value-type="float" office:value="0.97" calcext:value-type="float">
            <text:p>0.97</text:p>
          </table:table-cell>
          <table:table-cell office:value-type="float" office:value="-7.79071903843844E-019" calcext:value-type="float">
            <text:p>-7.79071903843844E-19</text:p>
          </table:table-cell>
          <table:table-cell office:value-type="float" office:value="-1.92257908573362E-017" calcext:value-type="float">
            <text:p>-1.92257908573362E-17</text:p>
          </table:table-cell>
          <table:table-cell/>
        </table:table-row>
        <table:table-row table:style-name="ro1">
          <table:table-cell office:value-type="float" office:value="0.65197265625" calcext:value-type="float">
            <text:p>0.65197265625</text:p>
          </table:table-cell>
          <table:table-cell office:value-type="float" office:value="-0.003704023652933" calcext:value-type="float">
            <text:p>-0.003704023652933</text:p>
          </table:table-cell>
          <table:table-cell office:value-type="float" office:value="-0.0067403956761051" calcext:value-type="float">
            <text:p>-0.0067403956761051</text:p>
          </table:table-cell>
          <table:table-cell office:value-type="float" office:value="0.95" calcext:value-type="float">
            <text:p>0.95</text:p>
          </table:table-cell>
          <table:table-cell office:value-type="float" office:value="0.00000043145880987395" calcext:value-type="float">
            <text:p>4.31458809873947E-07</text:p>
          </table:table-cell>
          <table:table-cell office:value-type="float" office:value="-0.000253234167626785" calcext:value-type="float">
            <text:p>-0.000253234167626785</text:p>
          </table:table-cell>
          <table:table-cell office:value-type="float" office:value="0.98" calcext:value-type="float">
            <text:p>0.98</text:p>
          </table:table-cell>
          <table:table-cell office:value-type="float" office:value="-2.96730822188189E-019" calcext:value-type="float">
            <text:p>-2.96730822188189E-19</text:p>
          </table:table-cell>
          <table:table-cell office:value-type="float" office:value="-7.10938804676419E-019" calcext:value-type="float">
            <text:p>-7.10938804676419E-19</text:p>
          </table:table-cell>
          <table:table-cell/>
        </table:table-row>
        <table:table-row table:style-name="ro1">
          <table:table-cell office:value-type="float" office:value="0.6519921875" calcext:value-type="float">
            <text:p>0.6519921875</text:p>
          </table:table-cell>
          <table:table-cell office:value-type="float" office:value="-0.00370340319593274" calcext:value-type="float">
            <text:p>-0.00370340319593274</text:p>
          </table:table-cell>
          <table:table-cell office:value-type="float" office:value="-0.00673928575592919" calcext:value-type="float">
            <text:p>-0.00673928575592919</text:p>
          </table:table-cell>
          <table:table-cell office:value-type="float" office:value="0.96" calcext:value-type="float">
            <text:p>0.96</text:p>
          </table:table-cell>
          <table:table-cell office:value-type="float" office:value="-0.00000000000026308" calcext:value-type="float">
            <text:p>-2.63080004224198E-13</text:p>
          </table:table-cell>
          <table:table-cell office:value-type="float" office:value="-0.00000000001202899455" calcext:value-type="float">
            <text:p>-1.20289945514349E-11</text:p>
          </table:table-cell>
          <table:table-cell office:value-type="float" office:value="0.99" calcext:value-type="float">
            <text:p>0.99</text:p>
          </table:table-cell>
          <table:table-cell office:value-type="float" office:value="-3.70952166447662E-019" calcext:value-type="float">
            <text:p>-3.70952166447662E-19</text:p>
          </table:table-cell>
          <table:table-cell office:value-type="float" office:value="3.81489428958349E-018" calcext:value-type="float">
            <text:p>3.81489428958349E-18</text:p>
          </table:table-cell>
          <table:table-cell/>
        </table:table-row>
        <table:table-row table:style-name="ro1">
          <table:table-cell office:value-type="float" office:value="0.65203125" calcext:value-type="float">
            <text:p>0.65203125</text:p>
          </table:table-cell>
          <table:table-cell office:value-type="float" office:value="-0.00370216121353288" calcext:value-type="float">
            <text:p>-0.00370216121353288</text:p>
          </table:table-cell>
          <table:table-cell office:value-type="float" office:value="-0.00673707078280266" calcext:value-type="float">
            <text:p>-0.00673707078280266</text:p>
          </table:table-cell>
          <table:table-cell office:value-type="float" office:value="0.97" calcext:value-type="float">
            <text:p>0.97</text:p>
          </table:table-cell>
          <table:table-cell office:value-type="float" office:value="-2.08547344475139E-017" calcext:value-type="float">
            <text:p>-2.08547344475139E-17</text:p>
          </table:table-cell>
          <table:table-cell office:value-type="float" office:value="-2.25730603792046E-018" calcext:value-type="float">
            <text:p>-2.25730603792046E-18</text:p>
          </table:table-cell>
          <table:table-cell office:value-type="float" office:value="1" calcext:value-type="float">
            <text:p>1</text:p>
          </table:table-cell>
          <table:table-cell office:value-type="float" office:value="-4.24496758949065E-019" calcext:value-type="float">
            <text:p>-4.24496758949065E-19</text:p>
          </table:table-cell>
          <table:table-cell office:value-type="float" office:value="-2.0110516690963E-018" calcext:value-type="float">
            <text:p>-2.0110516690963E-18</text:p>
          </table:table-cell>
          <table:table-cell/>
        </table:table-row>
        <table:table-row table:style-name="ro1">
          <table:table-cell office:value-type="float" office:value="0.6521875" calcext:value-type="float">
            <text:p>0.6521875</text:p>
          </table:table-cell>
          <table:table-cell office:value-type="float" office:value="-0.003697179424205" calcext:value-type="float">
            <text:p>-0.003697179424205</text:p>
          </table:table-cell>
          <table:table-cell office:value-type="float" office:value="-0.00672827426992785" calcext:value-type="float">
            <text:p>-0.00672827426992785</text:p>
          </table:table-cell>
          <table:table-cell office:value-type="float" office:value="0.98" calcext:value-type="float">
            <text:p>0.98</text:p>
          </table:table-cell>
          <table:table-cell office:value-type="float" office:value="-2.10312543040742E-017" calcext:value-type="float">
            <text:p>-2.10312543040742E-17</text:p>
          </table:table-cell>
          <table:table-cell office:value-type="float" office:value="-4.15995213127918E-018" calcext:value-type="float">
            <text:p>-4.15995213127918E-18</text:p>
          </table:table-cell>
          <table:table-cell table:number-columns-repeated="4"/>
        </table:table-row>
        <table:table-row table:style-name="ro1">
          <table:table-cell office:value-type="float" office:value="0.6525" calcext:value-type="float">
            <text:p>0.6525</text:p>
          </table:table-cell>
          <table:table-cell office:value-type="float" office:value="-0.00368715315615739" calcext:value-type="float">
            <text:p>-0.00368715315615739</text:p>
          </table:table-cell>
          <table:table-cell office:value-type="float" office:value="-0.0067109704104507" calcext:value-type="float">
            <text:p>-0.0067109704104507</text:p>
          </table:table-cell>
          <table:table-cell office:value-type="float" office:value="0.99" calcext:value-type="float">
            <text:p>0.99</text:p>
          </table:table-cell>
          <table:table-cell office:value-type="float" office:value="-2.0293088831302E-017" calcext:value-type="float">
            <text:p>-2.0293088831302E-17</text:p>
          </table:table-cell>
          <table:table-cell office:value-type="float" office:value="-1.08292498563158E-017" calcext:value-type="float">
            <text:p>-1.08292498563158E-17</text:p>
          </table:table-cell>
          <table:table-cell table:number-columns-repeated="4"/>
        </table:table-row>
        <table:table-row table:style-name="ro1">
          <table:table-cell office:value-type="float" office:value="0.655" calcext:value-type="float">
            <text:p>0.655</text:p>
          </table:table-cell>
          <table:table-cell office:value-type="float" office:value="-0.00360471420960816" calcext:value-type="float">
            <text:p>-0.00360471420960816</text:p>
          </table:table-cell>
          <table:table-cell office:value-type="float" office:value="-0.00658331587151686" calcext:value-type="float">
            <text:p>-0.00658331587151686</text:p>
          </table:table-cell>
          <table:table-cell office:value-type="float" office:value="1" calcext:value-type="float">
            <text:p>1</text:p>
          </table:table-cell>
          <table:table-cell office:value-type="float" office:value="-2.0567922504465E-017" calcext:value-type="float">
            <text:p>-2.0567922504465E-17</text:p>
          </table:table-cell>
          <table:table-cell office:value-type="float" office:value="-8.9807967207407E-018" calcext:value-type="float">
            <text:p>-8.9807967207407E-18</text:p>
          </table:table-cell>
          <table:table-cell table:number-columns-repeated="4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-0.00343358933387427" calcext:value-type="float">
            <text:p>-0.00343358933387427</text:p>
          </table:table-cell>
          <table:table-cell office:value-type="float" office:value="-0.00636244910415994" calcext:value-type="float">
            <text:p>-0.00636244910415994</text:p>
          </table:table-cell>
          <table:table-cell table:number-columns-repeated="7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-0.0030844979990712" calcext:value-type="float">
            <text:p>-0.0030844979990712</text:p>
          </table:table-cell>
          <table:table-cell office:value-type="float" office:value="-0.00598245902613752" calcext:value-type="float">
            <text:p>-0.00598245902613752</text:p>
          </table:table-cell>
          <table:table-cell table:number-columns-repeated="7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-0.00273717500505995" calcext:value-type="float">
            <text:p>-0.00273717500505995</text:p>
          </table:table-cell>
          <table:table-cell office:value-type="float" office:value="-0.00563905989236275" calcext:value-type="float">
            <text:p>-0.00563905989236275</text:p>
          </table:table-cell>
          <table:table-cell table:number-columns-repeated="7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-0.00238961412306362" calcext:value-type="float">
            <text:p>-0.00238961412306362</text:p>
          </table:table-cell>
          <table:table-cell office:value-type="float" office:value="-0.00534454828512075" calcext:value-type="float">
            <text:p>-0.00534454828512075</text:p>
          </table:table-cell>
          <table:table-cell table:number-columns-repeated="7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00205058022357407" calcext:value-type="float">
            <text:p>-0.00205058022357407</text:p>
          </table:table-cell>
          <table:table-cell office:value-type="float" office:value="-0.00508653687067534" calcext:value-type="float">
            <text:p>-0.00508653687067534</text:p>
          </table:table-cell>
          <table:table-cell table:number-columns-repeated="7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-0.00172647340115247" calcext:value-type="float">
            <text:p>-0.00172647340115247</text:p>
          </table:table-cell>
          <table:table-cell office:value-type="float" office:value="-0.00485386152891742" calcext:value-type="float">
            <text:p>-0.00485386152891742</text:p>
          </table:table-cell>
          <table:table-cell table:number-columns-repeated="7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-0.00142813239212344" calcext:value-type="float">
            <text:p>-0.00142813239212344</text:p>
          </table:table-cell>
          <table:table-cell office:value-type="float" office:value="-0.00463902533978093" calcext:value-type="float">
            <text:p>-0.00463902533978093</text:p>
          </table:table-cell>
          <table:table-cell table:number-columns-repeated="7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-0.00115038847818223" calcext:value-type="float">
            <text:p>-0.00115038847818223</text:p>
          </table:table-cell>
          <table:table-cell office:value-type="float" office:value="-0.0044477414111163" calcext:value-type="float">
            <text:p>-0.0044477414111163</text:p>
          </table:table-cell>
          <table:table-cell table:number-columns-repeated="7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-0.000894559701507156" calcext:value-type="float">
            <text:p>-0.000894559701507156</text:p>
          </table:table-cell>
          <table:table-cell office:value-type="float" office:value="-0.00428001576780085" calcext:value-type="float">
            <text:p>-0.00428001576780085</text:p>
          </table:table-cell>
          <table:table-cell table:number-columns-repeated="7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000664934388415719" calcext:value-type="float">
            <text:p>-0.000664934388415719</text:p>
          </table:table-cell>
          <table:table-cell office:value-type="float" office:value="-0.00413395310710924" calcext:value-type="float">
            <text:p>-0.00413395310710924</text:p>
          </table:table-cell>
          <table:table-cell table:number-columns-repeated="7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-0.000466315569418513" calcext:value-type="float">
            <text:p>-0.000466315569418513</text:p>
          </table:table-cell>
          <table:table-cell office:value-type="float" office:value="-0.00400842097389079" calcext:value-type="float">
            <text:p>-0.00400842097389079</text:p>
          </table:table-cell>
          <table:table-cell table:number-columns-repeated="7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-0.000289770016025466" calcext:value-type="float">
            <text:p>-0.000289770016025466</text:p>
          </table:table-cell>
          <table:table-cell office:value-type="float" office:value="-0.00390958732298947" calcext:value-type="float">
            <text:p>-0.00390958732298947</text:p>
          </table:table-cell>
          <table:table-cell table:number-columns-repeated="7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-0.000145023841569554" calcext:value-type="float">
            <text:p>-0.000145023841569554</text:p>
          </table:table-cell>
          <table:table-cell office:value-type="float" office:value="-0.00384131193303261" calcext:value-type="float">
            <text:p>-0.00384131193303261</text:p>
          </table:table-cell>
          <table:table-cell table:number-columns-repeated="7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-0.0000477317675670377" calcext:value-type="float">
            <text:p>-4.77317675670377E-05</text:p>
          </table:table-cell>
          <table:table-cell office:value-type="float" office:value="-0.0038058509758343" calcext:value-type="float">
            <text:p>-0.0038058509758343</text:p>
          </table:table-cell>
          <table:table-cell table:number-columns-repeated="7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00270090369317126" calcext:value-type="float">
            <text:p>2.70090369317126E-06</text:p>
          </table:table-cell>
          <table:table-cell office:value-type="float" office:value="-0.00379758974664107" calcext:value-type="float">
            <text:p>-0.00379758974664107</text:p>
          </table:table-cell>
          <table:table-cell table:number-columns-repeated="7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0000279699373974022" calcext:value-type="float">
            <text:p>2.79699373974022E-05</text:p>
          </table:table-cell>
          <table:table-cell office:value-type="float" office:value="-0.00380678010875002" calcext:value-type="float">
            <text:p>-0.00380678010875002</text:p>
          </table:table-cell>
          <table:table-cell table:number-columns-repeated="7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0000334671476979943" calcext:value-type="float">
            <text:p>3.34671476979943E-05</text:p>
          </table:table-cell>
          <table:table-cell office:value-type="float" office:value="-0.0038254481550112" calcext:value-type="float">
            <text:p>-0.0038254481550112</text:p>
          </table:table-cell>
          <table:table-cell table:number-columns-repeated="7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0000426751388699089" calcext:value-type="float">
            <text:p>4.26751388699089E-05</text:p>
          </table:table-cell>
          <table:table-cell office:value-type="float" office:value="-0.0038471892811644" calcext:value-type="float">
            <text:p>-0.0038471892811644</text:p>
          </table:table-cell>
          <table:table-cell table:number-columns-repeated="7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0000518783880363807" calcext:value-type="float">
            <text:p>5.18783880363807E-05</text:p>
          </table:table-cell>
          <table:table-cell office:value-type="float" office:value="-0.0038761625315692" calcext:value-type="float">
            <text:p>-0.0038761625315692</text:p>
          </table:table-cell>
          <table:table-cell table:number-columns-repeated="7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000538986825395202" calcext:value-type="float">
            <text:p>5.38986825395202E-05</text:p>
          </table:table-cell>
          <table:table-cell office:value-type="float" office:value="-0.00390964064219389" calcext:value-type="float">
            <text:p>-0.00390964064219389</text:p>
          </table:table-cell>
          <table:table-cell table:number-columns-repeated="7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0000488494647189684" calcext:value-type="float">
            <text:p>4.88494647189684E-05</text:p>
          </table:table-cell>
          <table:table-cell office:value-type="float" office:value="-0.00394388256881466" calcext:value-type="float">
            <text:p>-0.00394388256881466</text:p>
          </table:table-cell>
          <table:table-cell table:number-columns-repeated="7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0000366761722392547" calcext:value-type="float">
            <text:p>3.66761722392547E-05</text:p>
          </table:table-cell>
          <table:table-cell office:value-type="float" office:value="-0.00397499764235708" calcext:value-type="float">
            <text:p>-0.00397499764235708</text:p>
          </table:table-cell>
          <table:table-cell table:number-columns-repeated="7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0000184855734539952" calcext:value-type="float">
            <text:p>1.84855734539952E-05</text:p>
          </table:table-cell>
          <table:table-cell office:value-type="float" office:value="-0.00399847662282713" calcext:value-type="float">
            <text:p>-0.00399847662282713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000020286471135552" calcext:value-type="float">
            <text:p>2.0286471135552E-05</text:p>
          </table:table-cell>
          <table:table-cell office:value-type="float" office:value="-0.00401336447963197" calcext:value-type="float">
            <text:p>-0.00401336447963197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000205339173356375" calcext:value-type="float">
            <text:p>2.05339173356375E-05</text:p>
          </table:table-cell>
          <table:table-cell office:value-type="float" office:value="-0.0040281310939444" calcext:value-type="float">
            <text:p>-0.0040281310939444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0000158179282311796" calcext:value-type="float">
            <text:p>1.58179282311796E-05</text:p>
          </table:table-cell>
          <table:table-cell office:value-type="float" office:value="-0.00323502015587119" calcext:value-type="float">
            <text:p>-0.00323502015587119</text:p>
          </table:table-cell>
          <table:table-cell table:number-columns-repeated="7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0000112772539644528" calcext:value-type="float">
            <text:p>1.12772539644528E-05</text:p>
          </table:table-cell>
          <table:table-cell office:value-type="float" office:value="-0.00245994451399103" calcext:value-type="float">
            <text:p>-0.00245994451399103</text:p>
          </table:table-cell>
          <table:table-cell table:number-columns-repeated="7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0000069127121362275" calcext:value-type="float">
            <text:p>6.9127121362275E-06</text:p>
          </table:table-cell>
          <table:table-cell office:value-type="float" office:value="-0.00170213086890136" calcext:value-type="float">
            <text:p>-0.00170213086890136</text:p>
          </table:table-cell>
          <table:table-cell table:number-columns-repeated="7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00000272466425668191" calcext:value-type="float">
            <text:p>2.72466425668191E-06</text:p>
          </table:table-cell>
          <table:table-cell office:value-type="float" office:value="-0.000960847058584258" calcext:value-type="float">
            <text:p>-0.000960847058584258</text:p>
          </table:table-cell>
          <table:table-cell table:number-columns-repeated="7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3.45504739185029E-018" calcext:value-type="float">
            <text:p>3.45504739185029E-18</text:p>
          </table:table-cell>
          <table:table-cell office:value-type="float" office:value="-0.000246005925226534" calcext:value-type="float">
            <text:p>-0.000246005925226534</text:p>
          </table:table-cell>
          <table:table-cell table:number-columns-repeated="7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-0.00000000000147792613" calcext:value-type="float">
            <text:p>-1.47792612627442E-12</text:p>
          </table:table-cell>
          <table:table-cell office:value-type="float" office:value="-0.00000000001337771649" calcext:value-type="float">
            <text:p>-1.33777164853443E-11</text:p>
          </table:table-cell>
          <table:table-cell table:number-columns-repeated="7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1.48214968537275E-018" calcext:value-type="float">
            <text:p>1.48214968537275E-18</text:p>
          </table:table-cell>
          <table:table-cell office:value-type="float" office:value="-1.62957158395985E-018" calcext:value-type="float">
            <text:p>-1.62957158395985E-18</text:p>
          </table:table-cell>
          <table:table-cell table:number-columns-repeated="7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2.70271989486552E-018" calcext:value-type="float">
            <text:p>2.70271989486552E-18</text:p>
          </table:table-cell>
          <table:table-cell office:value-type="float" office:value="-3.97566714925339E-018" calcext:value-type="float">
            <text:p>-3.97566714925339E-18</text:p>
          </table:table-cell>
          <table:table-cell table:number-columns-repeated="7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2.83241295852799E-018" calcext:value-type="float">
            <text:p>2.83241295852799E-18</text:p>
          </table:table-cell>
          <table:table-cell office:value-type="float" office:value="-5.90714342316321E-018" calcext:value-type="float">
            <text:p>-5.90714342316321E-1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9478882224095E-018" calcext:value-type="float">
            <text:p>2.69478882224095E-18</text:p>
          </table:table-cell>
          <table:table-cell office:value-type="float" office:value="-6.12184256343636E-018" calcext:value-type="float">
            <text:p>-6.12184256343636E-1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4T11:44:18.391383609</dc:date>
    <meta:editing-duration>PT19M8S</meta:editing-duration>
    <meta:editing-cycles>1</meta:editing-cycles>
    <meta:document-statistic meta:table-count="1" meta:cell-count="1336" meta:object-count="2"/>
    <meta:generator>LibreOffice/7.5.3.2$Linux_X86_64 LibreOffice_project/9f56dff12ba03b9acd7730a5a481eea045e468f3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83cm" svg:y="0.316cm" chart:style-name="ch2">
          <text:p>Horizontal reaction force</text:p>
        </chart:title>
        <chart:legend chart:legend-position="end" loext:overlay="true" svg:x="11.675cm" svg:y="2.115cm" style:legend-expansion="custom" svg:width="2.88cm" svg:height="1.594cm" style:legend-expansion-aspect-ratio="1.80677540777917" chart:style-name="ch3"/>
        <chart:plot-area chart:style-name="ch4" table:cell-range-address="Elastic.A13:Elastic.B181 Elastic.B12:Elastic.C12 Elastic.E12:Elastic.F12 Elastic.E13:Elastic.E146 Elastic.H12:Elastic.I12 Elastic.H13:Elastic.H143" chart:data-source-has-labels="row" svg:x="1.331cm" svg:y="1.275cm" svg:width="14.349cm" svg:height="6.564cm">
          <chart:coordinate-region svg:x="2.535cm" svg:y="1.475cm" svg:width="12.905cm" svg:height="6.165cm"/>
          <chart:axis chart:dimension="x" chart:name="primary-x" chart:style-name="ch5">
            <chart:title svg:x="7.336cm" svg:y="8.019cm" chart:style-name="ch6">
              <text:p>Simulation time</text:p>
            </chart:title>
          </chart:axis>
          <chart:axis chart:dimension="y" chart:name="primary-y" chart:style-name="ch7">
            <chart:title svg:x="0.451cm" svg:y="5.024cm" chart:style-name="ch8">
              <text:p>Force</text:p>
            </chart:title>
            <chart:grid chart:style-name="ch9" chart:class="major"/>
          </chart:axis>
          <chart:series chart:style-name="ch10" chart:values-cell-range-address="Elastic.B13:Elastic.B181" chart:label-cell-address="Elastic.B12:Elastic.C12" chart:class="chart:scatter">
            <chart:domain table:cell-range-address="Elastic.A13:Elastic.A181"/>
            <chart:data-point chart:repeated="169"/>
          </chart:series>
          <chart:series chart:style-name="ch11" chart:values-cell-range-address="Elastic.E13:Elastic.E146" chart:label-cell-address="Elastic.E12:Elastic.F12" chart:class="chart:scatter">
            <chart:domain table:cell-range-address="Elastic.D13:Elastic.D146"/>
            <chart:data-point chart:repeated="134"/>
          </chart:series>
          <chart:series chart:style-name="ch12" chart:values-cell-range-address="Elastic.H13:Elastic.H143" chart:label-cell-address="Elastic.H12:Elastic.I12" chart:class="chart:scatter">
            <chart:domain table:cell-range-address="Elastic.G13:Elastic.G143"/>
            <chart:data-point chart:repeated="1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sh =  5</text:p>
                <text:list>
                  <text:list-item>
                    <text:p>Mesh = </text:p>
                  </text:list-item>
                  <text:list-item>
                    <text:p>5</text:p>
                  </text:list-item>
                </text:list>
                <draw:g>
                  <svg:desc>Elastic.B12:Elastic.C1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esh =  10</text:p>
                <text:list>
                  <text:list-item>
                    <text:p>Mesh = </text:p>
                  </text:list-item>
                  <text:list-item>
                    <text:p>10</text:p>
                  </text:list-item>
                </text:list>
                <draw:g>
                  <svg:desc>Elastic.E12:Elastic.F1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Mesh =  15</text:p>
                <text:list>
                  <text:list-item>
                    <text:p>Mesh = </text:p>
                  </text:list-item>
                  <text:list-item>
                    <text:p>15</text:p>
                  </text:list-item>
                </text:list>
                <draw:g>
                  <svg:desc>Elastic.H12:Elastic.I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x</text:p>
                <text:list>
                  <text:list-item>
                    <text:p/>
                  </text:list-item>
                  <text:list-item>
                    <text:p>Fx</text:p>
                  </text:list-item>
                </text:list>
              </table:table-cell>
              <table:table-cell office:value-type="float" office:value="NaN">
                <text:p>NaN</text:p>
                <draw:g>
                  <svg:desc>Elastic.A13:Elastic.A181</svg:desc>
                </draw:g>
              </table:table-cell>
              <table:table-cell office:value-type="float" office:value="NaN">
                <text:p>NaN</text:p>
                <draw:g>
                  <svg:desc>Elastic.B13:Elastic.B181</svg:desc>
                </draw:g>
              </table:table-cell>
              <table:table-cell office:value-type="float" office:value="NaN">
                <text:p>NaN</text:p>
                <draw:g>
                  <svg:desc>Elastic.D13:Elastic.D146</svg:desc>
                </draw:g>
              </table:table-cell>
              <table:table-cell office:value-type="float" office:value="NaN">
                <text:p>NaN</text:p>
                <draw:g>
                  <svg:desc>Elastic.E13:Elastic.E146</svg:desc>
                </draw:g>
              </table:table-cell>
              <table:table-cell office:value-type="float" office:value="NaN">
                <text:p>NaN</text:p>
                <draw:g>
                  <svg:desc>Elastic.G13:Elastic.G143</svg:desc>
                </draw:g>
              </table:table-cell>
              <table:table-cell office:value-type="float" office:value="NaN">
                <text:p>NaN</text:p>
                <draw:g>
                  <svg:desc>Elastic.H13:Elastic.H143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">
                <text:p>0.01</text:p>
              </table:table-cell>
              <table:table-cell office:value-type="float" office:value="4.19140295892313E-019">
                <text:p>4.19140295892313E-019</text:p>
              </table:table-cell>
              <table:table-cell office:value-type="float" office:value="0.01">
                <text:p>0.01</text:p>
              </table:table-cell>
              <table:table-cell office:value-type="float" office:value="2.14901217445747E-018">
                <text:p>2.14901217445747E-018</text:p>
              </table:table-cell>
              <table:table-cell office:value-type="float" office:value="0.01">
                <text:p>0.01</text:p>
              </table:table-cell>
              <table:table-cell office:value-type="float" office:value="4.33079240973244E-018">
                <text:p>4.33079240973244E-018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5.04797238896956E-019">
                <text:p>5.04797238896956E-019</text:p>
              </table:table-cell>
              <table:table-cell office:value-type="float" office:value="0.02">
                <text:p>0.02</text:p>
              </table:table-cell>
              <table:table-cell office:value-type="float" office:value="2.4801703957403E-018">
                <text:p>2.4801703957403E-018</text:p>
              </table:table-cell>
              <table:table-cell office:value-type="float" office:value="0.02">
                <text:p>0.02</text:p>
              </table:table-cell>
              <table:table-cell office:value-type="float" office:value="3.95648377366454E-018">
                <text:p>3.95648377366454E-018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4.09084190340099E-019">
                <text:p>4.09084190340099E-019</text:p>
              </table:table-cell>
              <table:table-cell office:value-type="float" office:value="0.03">
                <text:p>0.03</text:p>
              </table:table-cell>
              <table:table-cell office:value-type="float" office:value="2.0533545638896E-018">
                <text:p>2.0533545638896E-018</text:p>
              </table:table-cell>
              <table:table-cell office:value-type="float" office:value="0.03">
                <text:p>0.03</text:p>
              </table:table-cell>
              <table:table-cell office:value-type="float" office:value="4.49812452464699E-018">
                <text:p>4.49812452464699E-018</text:p>
              </table:table-cell>
            </table:table-row>
            <table:table-row>
              <table:table-cell office:value-type="string"/>
              <table:table-cell office:value-type="float" office:value="0.04">
                <text:p>0.04</text:p>
              </table:table-cell>
              <table:table-cell office:value-type="float" office:value="5.28691577120793E-019">
                <text:p>5.28691577120793E-019</text:p>
              </table:table-cell>
              <table:table-cell office:value-type="float" office:value="0.04">
                <text:p>0.04</text:p>
              </table:table-cell>
              <table:table-cell office:value-type="float" office:value="1.6101231098601E-018">
                <text:p>1.6101231098601E-018</text:p>
              </table:table-cell>
              <table:table-cell office:value-type="float" office:value="0.04">
                <text:p>0.04</text:p>
              </table:table-cell>
              <table:table-cell office:value-type="float" office:value="4.07441300718035E-018">
                <text:p>4.07441300718035E-018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-0.00000000000011660116">
                <text:p>-0.00000000000011660116</text:p>
              </table:table-cell>
              <table:table-cell office:value-type="float" office:value="0.05">
                <text:p>0.05</text:p>
              </table:table-cell>
              <table:table-cell office:value-type="float" office:value="-0.00000000000013250896">
                <text:p>-0.00000000000013250896</text:p>
              </table:table-cell>
              <table:table-cell office:value-type="float" office:value="0.05">
                <text:p>0.05</text:p>
              </table:table-cell>
              <table:table-cell office:value-type="float" office:value="-0.00000030665633957041">
                <text:p>-0.00000030665633957041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0000327095059856901">
                <text:p>-0.00000327095059856901</text:p>
              </table:table-cell>
              <table:table-cell office:value-type="float" office:value="0.06">
                <text:p>0.06</text:p>
              </table:table-cell>
              <table:table-cell office:value-type="float" office:value="-0.00000090203935934822">
                <text:p>-0.00000090203935934822</text:p>
              </table:table-cell>
              <table:table-cell office:value-type="float" office:value="0.06">
                <text:p>0.06</text:p>
              </table:table-cell>
              <table:table-cell office:value-type="float" office:value="-0.0000015702948421085">
                <text:p>-0.0000015702948421085</text:p>
              </table:table-cell>
            </table:table-row>
            <table:table-row>
              <table:table-cell office:value-type="string"/>
              <table:table-cell office:value-type="float" office:value="0.07">
                <text:p>0.07</text:p>
              </table:table-cell>
              <table:table-cell office:value-type="float" office:value="-0.00000694295389284511">
                <text:p>-0.00000694295389284511</text:p>
              </table:table-cell>
              <table:table-cell office:value-type="float" office:value="0.07">
                <text:p>0.07</text:p>
              </table:table-cell>
              <table:table-cell office:value-type="float" office:value="-0.00000268237909428497">
                <text:p>-0.00000268237909428497</text:p>
              </table:table-cell>
              <table:table-cell office:value-type="float" office:value="0.07">
                <text:p>0.07</text:p>
              </table:table-cell>
              <table:table-cell office:value-type="float" office:value="-0.00000377485173831687">
                <text:p>-0.00000377485173831687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-0.0000108296221587827">
                <text:p>-0.0000108296221587827</text:p>
              </table:table-cell>
              <table:table-cell office:value-type="float" office:value="0.08">
                <text:p>0.08</text:p>
              </table:table-cell>
              <table:table-cell office:value-type="float" office:value="-0.00000456582298297609">
                <text:p>-0.00000456582298297609</text:p>
              </table:table-cell>
              <table:table-cell office:value-type="float" office:value="0.08">
                <text:p>0.08</text:p>
              </table:table-cell>
              <table:table-cell office:value-type="float" office:value="-0.00000622409960888825">
                <text:p>-0.00000622409960888825</text:p>
              </table:table-cell>
            </table:table-row>
            <table:table-row>
              <table:table-cell office:value-type="string"/>
              <table:table-cell office:value-type="float" office:value="0.09">
                <text:p>0.09</text:p>
              </table:table-cell>
              <table:table-cell office:value-type="float" office:value="-0.0000149325774473146">
                <text:p>-0.0000149325774473146</text:p>
              </table:table-cell>
              <table:table-cell office:value-type="float" office:value="0.09">
                <text:p>0.09</text:p>
              </table:table-cell>
              <table:table-cell office:value-type="float" office:value="-0.00000655366774160304">
                <text:p>-0.00000655366774160304</text:p>
              </table:table-cell>
              <table:table-cell office:value-type="float" office:value="0.09">
                <text:p>0.09</text:p>
              </table:table-cell>
              <table:table-cell office:value-type="float" office:value="-0.0000089241053377889">
                <text:p>-0.0000089241053377889</text:p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-0.0000192530439685904">
                <text:p>-0.0000192530439685904</text:p>
              </table:table-cell>
              <table:table-cell office:value-type="float" office:value="0.1">
                <text:p>0.1</text:p>
              </table:table-cell>
              <table:table-cell office:value-type="float" office:value="-0.0000088801636487493">
                <text:p>-0.0000088801636487493</text:p>
              </table:table-cell>
              <table:table-cell office:value-type="float" office:value="0.1">
                <text:p>0.1</text:p>
              </table:table-cell>
              <table:table-cell office:value-type="float" office:value="-0.0000118808967028798">
                <text:p>-0.0000118808967028798</text:p>
              </table:table-cell>
            </table:table-row>
            <table:table-row>
              <table:table-cell office:value-type="string"/>
              <table:table-cell office:value-type="float" office:value="0.11">
                <text:p>0.11</text:p>
              </table:table-cell>
              <table:table-cell office:value-type="float" office:value="-0.0000206339066667345">
                <text:p>-0.0000206339066667345</text:p>
              </table:table-cell>
              <table:table-cell office:value-type="float" office:value="0.11">
                <text:p>0.11</text:p>
              </table:table-cell>
              <table:table-cell office:value-type="float" office:value="-0.0000193211405927575">
                <text:p>-0.0000193211405927575</text:p>
              </table:table-cell>
              <table:table-cell office:value-type="float" office:value="0.11">
                <text:p>0.11</text:p>
              </table:table-cell>
              <table:table-cell office:value-type="float" office:value="-0.0000170381282210922">
                <text:p>-0.0000170381282210922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-0.0000200342326538686">
                <text:p>-0.0000200342326538686</text:p>
              </table:table-cell>
              <table:table-cell office:value-type="float" office:value="0.12">
                <text:p>0.12</text:p>
              </table:table-cell>
              <table:table-cell office:value-type="float" office:value="-0.0000257274118082069">
                <text:p>-0.0000257274118082069</text:p>
              </table:table-cell>
              <table:table-cell office:value-type="float" office:value="0.12">
                <text:p>0.12</text:p>
              </table:table-cell>
              <table:table-cell office:value-type="float" office:value="-0.0000257874606387979">
                <text:p>-0.0000257874606387979</text:p>
              </table:table-cell>
            </table:table-row>
            <table:table-row>
              <table:table-cell office:value-type="string"/>
              <table:table-cell office:value-type="float" office:value="0.13">
                <text:p>0.13</text:p>
              </table:table-cell>
              <table:table-cell office:value-type="float" office:value="-0.0000219269446285173">
                <text:p>-0.0000219269446285173</text:p>
              </table:table-cell>
              <table:table-cell office:value-type="float" office:value="0.13">
                <text:p>0.13</text:p>
              </table:table-cell>
              <table:table-cell office:value-type="float" office:value="-0.0000307921056084244">
                <text:p>-0.0000307921056084244</text:p>
              </table:table-cell>
              <table:table-cell office:value-type="float" office:value="0.13">
                <text:p>0.13</text:p>
              </table:table-cell>
              <table:table-cell office:value-type="float" office:value="-0.0000320782159942271">
                <text:p>-0.0000320782159942271</text:p>
              </table:table-cell>
            </table:table-row>
            <table:table-row>
              <table:table-cell office:value-type="string"/>
              <table:table-cell office:value-type="float" office:value="0.14">
                <text:p>0.14</text:p>
              </table:table-cell>
              <table:table-cell office:value-type="float" office:value="-0.0000396787961063703">
                <text:p>-0.0000396787961063703</text:p>
              </table:table-cell>
              <table:table-cell office:value-type="float" office:value="0.14">
                <text:p>0.14</text:p>
              </table:table-cell>
              <table:table-cell office:value-type="float" office:value="-0.0000409985618527894">
                <text:p>-0.0000409985618527894</text:p>
              </table:table-cell>
              <table:table-cell office:value-type="float" office:value="0.14">
                <text:p>0.14</text:p>
              </table:table-cell>
              <table:table-cell office:value-type="float" office:value="-0.0000401650742873733">
                <text:p>-0.0000401650742873733</text:p>
              </table:table-cell>
            </table:table-row>
            <table:table-row>
              <table:table-cell office:value-type="string"/>
              <table:table-cell office:value-type="float" office:value="0.15">
                <text:p>0.15</text:p>
              </table:table-cell>
              <table:table-cell office:value-type="float" office:value="-0.0000504281339899033">
                <text:p>-0.0000504281339899033</text:p>
              </table:table-cell>
              <table:table-cell office:value-type="float" office:value="0.15">
                <text:p>0.15</text:p>
              </table:table-cell>
              <table:table-cell office:value-type="float" office:value="-0.0000457764263494172">
                <text:p>-0.0000457764263494172</text:p>
              </table:table-cell>
              <table:table-cell office:value-type="float" office:value="0.15">
                <text:p>0.15</text:p>
              </table:table-cell>
              <table:table-cell office:value-type="float" office:value="-0.0000458566521449929">
                <text:p>-0.0000458566521449929</text:p>
              </table:table-cell>
            </table:table-row>
            <table:table-row>
              <table:table-cell office:value-type="string"/>
              <table:table-cell office:value-type="float" office:value="0.16">
                <text:p>0.16</text:p>
              </table:table-cell>
              <table:table-cell office:value-type="float" office:value="-0.0000540590744884865">
                <text:p>-0.0000540590744884865</text:p>
              </table:table-cell>
              <table:table-cell office:value-type="float" office:value="0.16">
                <text:p>0.16</text:p>
              </table:table-cell>
              <table:table-cell office:value-type="float" office:value="-0.0000497719810194201">
                <text:p>-0.0000497719810194201</text:p>
              </table:table-cell>
              <table:table-cell office:value-type="float" office:value="0.16">
                <text:p>0.16</text:p>
              </table:table-cell>
              <table:table-cell office:value-type="float" office:value="-0.0000514483270618316">
                <text:p>-0.0000514483270618316</text:p>
              </table:table-cell>
            </table:table-row>
            <table:table-row>
              <table:table-cell office:value-type="string"/>
              <table:table-cell office:value-type="float" office:value="0.17">
                <text:p>0.17</text:p>
              </table:table-cell>
              <table:table-cell office:value-type="float" office:value="-0.0000506229965355063">
                <text:p>-0.0000506229965355063</text:p>
              </table:table-cell>
              <table:table-cell office:value-type="float" office:value="0.17">
                <text:p>0.17</text:p>
              </table:table-cell>
              <table:table-cell office:value-type="float" office:value="-0.0000549658278641744">
                <text:p>-0.0000549658278641744</text:p>
              </table:table-cell>
              <table:table-cell office:value-type="float" office:value="0.17">
                <text:p>0.17</text:p>
              </table:table-cell>
              <table:table-cell office:value-type="float" office:value="-0.0000541911238529095">
                <text:p>-0.0000541911238529095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-0.0000399297407454176">
                <text:p>-0.0000399297407454176</text:p>
              </table:table-cell>
              <table:table-cell office:value-type="float" office:value="0.18">
                <text:p>0.18</text:p>
              </table:table-cell>
              <table:table-cell office:value-type="float" office:value="-0.000052008535787812">
                <text:p>-0.000052008535787812</text:p>
              </table:table-cell>
              <table:table-cell office:value-type="float" office:value="0.18">
                <text:p>0.18</text:p>
              </table:table-cell>
              <table:table-cell office:value-type="float" office:value="-0.0000539762809758851">
                <text:p>-0.0000539762809758851</text:p>
              </table:table-cell>
            </table:table-row>
            <table:table-row>
              <table:table-cell office:value-type="string"/>
              <table:table-cell office:value-type="float" office:value="0.19">
                <text:p>0.19</text:p>
              </table:table-cell>
              <table:table-cell office:value-type="float" office:value="-0.0000337082392610873">
                <text:p>-0.0000337082392610873</text:p>
              </table:table-cell>
              <table:table-cell office:value-type="float" office:value="0.19">
                <text:p>0.19</text:p>
              </table:table-cell>
              <table:table-cell office:value-type="float" office:value="-0.0000464472213653568">
                <text:p>-0.0000464472213653568</text:p>
              </table:table-cell>
              <table:table-cell office:value-type="float" office:value="0.19">
                <text:p>0.19</text:p>
              </table:table-cell>
              <table:table-cell office:value-type="float" office:value="-0.0000488751425897043">
                <text:p>-0.0000488751425897043</text:p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  <table:table-cell office:value-type="float" office:value="-0.0000246614851495752">
                <text:p>-0.0000246614851495752</text:p>
              </table:table-cell>
              <table:table-cell office:value-type="float" office:value="0.2">
                <text:p>0.2</text:p>
              </table:table-cell>
              <table:table-cell office:value-type="float" office:value="-0.0000340365545434902">
                <text:p>-0.0000340365545434902</text:p>
              </table:table-cell>
              <table:table-cell office:value-type="float" office:value="0.2">
                <text:p>0.2</text:p>
              </table:table-cell>
              <table:table-cell office:value-type="float" office:value="-0.0000354107001782311">
                <text:p>-0.0000354107001782311</text:p>
              </table:table-cell>
            </table:table-row>
            <table:table-row>
              <table:table-cell office:value-type="string"/>
              <table:table-cell office:value-type="float" office:value="0.21">
                <text:p>0.21</text:p>
              </table:table-cell>
              <table:table-cell office:value-type="float" office:value="0.00000518834848976656">
                <text:p>0.00000518834848976656</text:p>
              </table:table-cell>
              <table:table-cell office:value-type="float" office:value="0.21">
                <text:p>0.21</text:p>
              </table:table-cell>
              <table:table-cell office:value-type="float" office:value="-0.00000467760355657691">
                <text:p>-0.00000467760355657691</text:p>
              </table:table-cell>
              <table:table-cell office:value-type="float" office:value="0.21">
                <text:p>0.21</text:p>
              </table:table-cell>
              <table:table-cell office:value-type="float" office:value="-0.0000111842197468281">
                <text:p>-0.0000111842197468281</text:p>
              </table:table-cell>
            </table:table-row>
            <table:table-row>
              <table:table-cell office:value-type="string"/>
              <table:table-cell office:value-type="float" office:value="0.22">
                <text:p>0.22</text:p>
              </table:table-cell>
              <table:table-cell office:value-type="float" office:value="0.0000613576442333943">
                <text:p>0.0000613576442333943</text:p>
              </table:table-cell>
              <table:table-cell office:value-type="float" office:value="0.22">
                <text:p>0.22</text:p>
              </table:table-cell>
              <table:table-cell office:value-type="float" office:value="0.0000384459026760229">
                <text:p>0.0000384459026760229</text:p>
              </table:table-cell>
              <table:table-cell office:value-type="float" office:value="0.22">
                <text:p>0.22</text:p>
              </table:table-cell>
              <table:table-cell office:value-type="float" office:value="0.0000318748163516516">
                <text:p>0.0000318748163516516</text:p>
              </table:table-cell>
            </table:table-row>
            <table:table-row>
              <table:table-cell office:value-type="string"/>
              <table:table-cell office:value-type="float" office:value="0.23">
                <text:p>0.23</text:p>
              </table:table-cell>
              <table:table-cell office:value-type="float" office:value="0.000170934757445274">
                <text:p>0.000170934757445274</text:p>
              </table:table-cell>
              <table:table-cell office:value-type="float" office:value="0.23">
                <text:p>0.23</text:p>
              </table:table-cell>
              <table:table-cell office:value-type="float" office:value="0.000124010526511523">
                <text:p>0.000124010526511523</text:p>
              </table:table-cell>
              <table:table-cell office:value-type="float" office:value="0.23">
                <text:p>0.23</text:p>
              </table:table-cell>
              <table:table-cell office:value-type="float" office:value="0.000111276810723265">
                <text:p>0.000111276810723265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000323135372512897">
                <text:p>0.000323135372512897</text:p>
              </table:table-cell>
              <table:table-cell office:value-type="float" office:value="0.24">
                <text:p>0.24</text:p>
              </table:table-cell>
              <table:table-cell office:value-type="float" office:value="0.000249027553109303">
                <text:p>0.000249027553109303</text:p>
              </table:table-cell>
              <table:table-cell office:value-type="float" office:value="0.24">
                <text:p>0.24</text:p>
              </table:table-cell>
              <table:table-cell office:value-type="float" office:value="0.000226343138649317">
                <text:p>0.000226343138649317</text:p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  <table:table-cell office:value-type="float" office:value="0.000503315533706273">
                <text:p>0.000503315533706273</text:p>
              </table:table-cell>
              <table:table-cell office:value-type="float" office:value="0.25">
                <text:p>0.25</text:p>
              </table:table-cell>
              <table:table-cell office:value-type="float" office:value="0.000404483548416485">
                <text:p>0.000404483548416485</text:p>
              </table:table-cell>
              <table:table-cell office:value-type="float" office:value="0.25">
                <text:p>0.25</text:p>
              </table:table-cell>
              <table:table-cell office:value-type="float" office:value="0.000383020707402086">
                <text:p>0.000383020707402086</text:p>
              </table:table-cell>
            </table:table-row>
            <table:table-row>
              <table:table-cell office:value-type="string"/>
              <table:table-cell office:value-type="float" office:value="0.26">
                <text:p>0.26</text:p>
              </table:table-cell>
              <table:table-cell office:value-type="float" office:value="0.000708539332057701">
                <text:p>0.000708539332057701</text:p>
              </table:table-cell>
              <table:table-cell office:value-type="float" office:value="0.26">
                <text:p>0.26</text:p>
              </table:table-cell>
              <table:table-cell office:value-type="float" office:value="0.000595827117645948">
                <text:p>0.000595827117645948</text:p>
              </table:table-cell>
              <table:table-cell office:value-type="float" office:value="0.26">
                <text:p>0.26</text:p>
              </table:table-cell>
              <table:table-cell office:value-type="float" office:value="0.000574544690652702">
                <text:p>0.000574544690652702</text:p>
              </table:table-cell>
            </table:table-row>
            <table:table-row>
              <table:table-cell office:value-type="string"/>
              <table:table-cell office:value-type="float" office:value="0.27">
                <text:p>0.27</text:p>
              </table:table-cell>
              <table:table-cell office:value-type="float" office:value="0.000943773960700224">
                <text:p>0.000943773960700224</text:p>
              </table:table-cell>
              <table:table-cell office:value-type="float" office:value="0.27">
                <text:p>0.27</text:p>
              </table:table-cell>
              <table:table-cell office:value-type="float" office:value="0.000823581900532628">
                <text:p>0.000823581900532628</text:p>
              </table:table-cell>
              <table:table-cell office:value-type="float" office:value="0.27">
                <text:p>0.27</text:p>
              </table:table-cell>
              <table:table-cell office:value-type="float" office:value="0.000797019026468542">
                <text:p>0.000797019026468542</text:p>
              </table:table-cell>
            </table:table-row>
            <table:table-row>
              <table:table-cell office:value-type="string"/>
              <table:table-cell office:value-type="float" office:value="0.28">
                <text:p>0.28</text:p>
              </table:table-cell>
              <table:table-cell office:value-type="float" office:value="0.00120431238873504">
                <text:p>0.00120431238873504</text:p>
              </table:table-cell>
              <table:table-cell office:value-type="float" office:value="0.28">
                <text:p>0.28</text:p>
              </table:table-cell>
              <table:table-cell office:value-type="float" office:value="0.00107817511356119">
                <text:p>0.00107817511356119</text:p>
              </table:table-cell>
              <table:table-cell office:value-type="float" office:value="0.28">
                <text:p>0.28</text:p>
              </table:table-cell>
              <table:table-cell office:value-type="float" office:value="0.00104478363758884">
                <text:p>0.00104478363758884</text:p>
              </table:table-cell>
            </table:table-row>
            <table:table-row>
              <table:table-cell office:value-type="string"/>
              <table:table-cell office:value-type="float" office:value="0.29">
                <text:p>0.29</text:p>
              </table:table-cell>
              <table:table-cell office:value-type="float" office:value="0.00148596744760539">
                <text:p>0.00148596744760539</text:p>
              </table:table-cell>
              <table:table-cell office:value-type="float" office:value="0.29">
                <text:p>0.29</text:p>
              </table:table-cell>
              <table:table-cell office:value-type="float" office:value="0.00135121134287138">
                <text:p>0.00135121134287138</text:p>
              </table:table-cell>
              <table:table-cell office:value-type="float" office:value="0.29">
                <text:p>0.29</text:p>
              </table:table-cell>
              <table:table-cell office:value-type="float" office:value="0.00131447186742868">
                <text:p>0.00131447186742868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0.00178993483771537">
                <text:p>0.00178993483771537</text:p>
              </table:table-cell>
              <table:table-cell office:value-type="float" office:value="0.3">
                <text:p>0.3</text:p>
              </table:table-cell>
              <table:table-cell office:value-type="float" office:value="0.00164226936072788">
                <text:p>0.00164226936072788</text:p>
              </table:table-cell>
              <table:table-cell office:value-type="float" office:value="0.3">
                <text:p>0.3</text:p>
              </table:table-cell>
              <table:table-cell office:value-type="float" office:value="0.00160085723485434">
                <text:p>0.00160085723485434</text:p>
              </table:table-cell>
            </table:table-row>
            <table:table-row>
              <table:table-cell office:value-type="string"/>
              <table:table-cell office:value-type="float" office:value="0.31">
                <text:p>0.31</text:p>
              </table:table-cell>
              <table:table-cell office:value-type="float" office:value="0.00211731335321316">
                <text:p>0.00211731335321316</text:p>
              </table:table-cell>
              <table:table-cell office:value-type="float" office:value="0.31">
                <text:p>0.31</text:p>
              </table:table-cell>
              <table:table-cell office:value-type="float" office:value="0.00195017565652675">
                <text:p>0.00195017565652675</text:p>
              </table:table-cell>
              <table:table-cell office:value-type="float" office:value="0.31">
                <text:p>0.31</text:p>
              </table:table-cell>
              <table:table-cell office:value-type="float" office:value="0.00189958779859547">
                <text:p>0.00189958779859547</text:p>
              </table:table-cell>
            </table:table-row>
            <table:table-row>
              <table:table-cell office:value-type="string"/>
              <table:table-cell office:value-type="float" office:value="0.32">
                <text:p>0.32</text:p>
              </table:table-cell>
              <table:table-cell office:value-type="float" office:value="0.00245885911906419">
                <text:p>0.00245885911906419</text:p>
              </table:table-cell>
              <table:table-cell office:value-type="float" office:value="0.32">
                <text:p>0.32</text:p>
              </table:table-cell>
              <table:table-cell office:value-type="float" office:value="0.00226816847372401">
                <text:p>0.00226816847372401</text:p>
              </table:table-cell>
              <table:table-cell office:value-type="float" office:value="0.32">
                <text:p>0.32</text:p>
              </table:table-cell>
              <table:table-cell office:value-type="float" office:value="0.00220597925709533">
                <text:p>0.00220597925709533</text:p>
              </table:table-cell>
            </table:table-row>
            <table:table-row>
              <table:table-cell office:value-type="string"/>
              <table:table-cell office:value-type="float" office:value="0.33">
                <text:p>0.33</text:p>
              </table:table-cell>
              <table:table-cell office:value-type="float" office:value="0.00280659675360882">
                <text:p>0.00280659675360882</text:p>
              </table:table-cell>
              <table:table-cell office:value-type="float" office:value="0.33">
                <text:p>0.33</text:p>
              </table:table-cell>
              <table:table-cell office:value-type="float" office:value="0.00259270173590357">
                <text:p>0.00259270173590357</text:p>
              </table:table-cell>
              <table:table-cell office:value-type="float" office:value="0.33">
                <text:p>0.33</text:p>
              </table:table-cell>
              <table:table-cell office:value-type="float" office:value="0.00251192349291561">
                <text:p>0.00251192349291561</text:p>
              </table:table-cell>
            </table:table-row>
            <table:table-row>
              <table:table-cell office:value-type="string"/>
              <table:table-cell office:value-type="float" office:value="0.34">
                <text:p>0.34</text:p>
              </table:table-cell>
              <table:table-cell office:value-type="float" office:value="0.00315439809022237">
                <text:p>0.00315439809022237</text:p>
              </table:table-cell>
              <table:table-cell office:value-type="float" office:value="0.34">
                <text:p>0.34</text:p>
              </table:table-cell>
              <table:table-cell office:value-type="float" office:value="0.00291264735359985">
                <text:p>0.00291264735359985</text:p>
              </table:table-cell>
              <table:table-cell office:value-type="float" office:value="0.34">
                <text:p>0.34</text:p>
              </table:table-cell>
              <table:table-cell office:value-type="float" office:value="0.00280909525525965">
                <text:p>0.00280909525525965</text:p>
              </table:table-cell>
            </table:table-row>
            <table:table-row>
              <table:table-cell office:value-type="string"/>
              <table:table-cell office:value-type="float" office:value="0.35">
                <text:p>0.35</text:p>
              </table:table-cell>
              <table:table-cell office:value-type="float" office:value="0.00350264855483146">
                <text:p>0.00350264855483146</text:p>
              </table:table-cell>
              <table:table-cell office:value-type="float" office:value="0.35">
                <text:p>0.35</text:p>
              </table:table-cell>
              <table:table-cell office:value-type="float" office:value="0.00323306224586559">
                <text:p>0.00323306224586559</text:p>
              </table:table-cell>
              <table:table-cell office:value-type="float" office:value="0.35">
                <text:p>0.35</text:p>
              </table:table-cell>
              <table:table-cell office:value-type="float" office:value="0.00309225903896832">
                <text:p>0.00309225903896832</text:p>
              </table:table-cell>
            </table:table-row>
            <table:table-row>
              <table:table-cell office:value-type="string"/>
              <table:table-cell office:value-type="float" office:value="0.36">
                <text:p>0.36</text:p>
              </table:table-cell>
              <table:table-cell office:value-type="float" office:value="0.0038139758052443">
                <text:p>0.0038139758052443</text:p>
              </table:table-cell>
              <table:table-cell office:value-type="float" office:value="0.36">
                <text:p>0.36</text:p>
              </table:table-cell>
              <table:table-cell office:value-type="float" office:value="0.00353533075920834">
                <text:p>0.00353533075920834</text:p>
              </table:table-cell>
              <table:table-cell office:value-type="float" office:value="0.36">
                <text:p>0.36</text:p>
              </table:table-cell>
              <table:table-cell office:value-type="float" office:value="0.00332918583449042">
                <text:p>0.00332918583449042</text:p>
              </table:table-cell>
            </table:table-row>
            <table:table-row>
              <table:table-cell office:value-type="string"/>
              <table:table-cell office:value-type="float" office:value="0.360625">
                <text:p>0.360625</text:p>
              </table:table-cell>
              <table:table-cell office:value-type="float" office:value="0.00381997212260912">
                <text:p>0.00381997212260912</text:p>
              </table:table-cell>
              <table:table-cell office:value-type="float" office:value="0.37">
                <text:p>0.37</text:p>
              </table:table-cell>
              <table:table-cell office:value-type="float" office:value="0.00375124940548465">
                <text:p>0.00375124940548465</text:p>
              </table:table-cell>
              <table:table-cell office:value-type="float" office:value="0.37">
                <text:p>0.37</text:p>
              </table:table-cell>
              <table:table-cell office:value-type="float" office:value="0.0034972771756565">
                <text:p>0.0034972771756565</text:p>
              </table:table-cell>
            </table:table-row>
            <table:table-row>
              <table:table-cell office:value-type="string"/>
              <table:table-cell office:value-type="float" office:value="0.36078125">
                <text:p>0.36078125</text:p>
              </table:table-cell>
              <table:table-cell office:value-type="float" office:value="0.00381743952075815">
                <text:p>0.00381743952075815</text:p>
              </table:table-cell>
              <table:table-cell office:value-type="float" office:value="0.38">
                <text:p>0.38</text:p>
              </table:table-cell>
              <table:table-cell office:value-type="float" office:value="0.00393894612098631">
                <text:p>0.00393894612098631</text:p>
              </table:table-cell>
              <table:table-cell office:value-type="float" office:value="0.38">
                <text:p>0.38</text:p>
              </table:table-cell>
              <table:table-cell office:value-type="float" office:value="0.00368116983612913">
                <text:p>0.00368116983612913</text:p>
              </table:table-cell>
            </table:table-row>
            <table:table-row>
              <table:table-cell office:value-type="string"/>
              <table:table-cell office:value-type="float" office:value="0.360859375">
                <text:p>0.360859375</text:p>
              </table:table-cell>
              <table:table-cell office:value-type="float" office:value="0.00381326659926836">
                <text:p>0.00381326659926836</text:p>
              </table:table-cell>
              <table:table-cell office:value-type="float" office:value="0.39">
                <text:p>0.39</text:p>
              </table:table-cell>
              <table:table-cell office:value-type="float" office:value="0.0041026276338608">
                <text:p>0.0041026276338608</text:p>
              </table:table-cell>
              <table:table-cell office:value-type="float" office:value="0.39">
                <text:p>0.39</text:p>
              </table:table-cell>
              <table:table-cell office:value-type="float" office:value="0.0038780228061766">
                <text:p>0.0038780228061766</text:p>
              </table:table-cell>
            </table:table-row>
            <table:table-row>
              <table:table-cell office:value-type="string"/>
              <table:table-cell office:value-type="float" office:value="0.3608984375">
                <text:p>0.3608984375</text:p>
              </table:table-cell>
              <table:table-cell office:value-type="float" office:value="0.00380736692697787">
                <text:p>0.00380736692697787</text:p>
              </table:table-cell>
              <table:table-cell office:value-type="float" office:value="0.4">
                <text:p>0.4</text:p>
              </table:table-cell>
              <table:table-cell office:value-type="float" office:value="0.00421991236163066">
                <text:p>0.00421991236163066</text:p>
              </table:table-cell>
              <table:table-cell office:value-type="float" office:value="0.4">
                <text:p>0.4</text:p>
              </table:table-cell>
              <table:table-cell office:value-type="float" office:value="0.00409607856871963">
                <text:p>0.00409607856871963</text:p>
              </table:table-cell>
            </table:table-row>
            <table:table-row>
              <table:table-cell office:value-type="string"/>
              <table:table-cell office:value-type="float" office:value="0.360908203125">
                <text:p>0.360908203125</text:p>
              </table:table-cell>
              <table:table-cell office:value-type="float" office:value="0.00380736692697787">
                <text:p>0.00380736692697787</text:p>
              </table:table-cell>
              <table:table-cell office:value-type="float" office:value="0.405">
                <text:p>0.405</text:p>
              </table:table-cell>
              <table:table-cell office:value-type="float" office:value="0.00429240109729019">
                <text:p>0.00429240109729019</text:p>
              </table:table-cell>
              <table:table-cell office:value-type="float" office:value="0.41">
                <text:p>0.41</text:p>
              </table:table-cell>
              <table:table-cell office:value-type="float" office:value="0.00429687521883194">
                <text:p>0.00429687521883194</text:p>
              </table:table-cell>
            </table:table-row>
            <table:table-row>
              <table:table-cell office:value-type="string"/>
              <table:table-cell office:value-type="float" office:value="0.36091796875">
                <text:p>0.36091796875</text:p>
              </table:table-cell>
              <table:table-cell office:value-type="float" office:value="0.00380608819648151">
                <text:p>0.00380608819648151</text:p>
              </table:table-cell>
              <table:table-cell office:value-type="float" office:value="0.41">
                <text:p>0.41</text:p>
              </table:table-cell>
              <table:table-cell office:value-type="float" office:value="0.00438986275007047">
                <text:p>0.00438986275007047</text:p>
              </table:table-cell>
              <table:table-cell office:value-type="float" office:value="0.42">
                <text:p>0.42</text:p>
              </table:table-cell>
              <table:table-cell office:value-type="float" office:value="0.00448911435491632">
                <text:p>0.00448911435491632</text:p>
              </table:table-cell>
            </table:table-row>
            <table:table-row>
              <table:table-cell office:value-type="string"/>
              <table:table-cell office:value-type="float" office:value="0.3609375">
                <text:p>0.3609375</text:p>
              </table:table-cell>
              <table:table-cell office:value-type="float" office:value="0.0038058693116741">
                <text:p>0.0038058693116741</text:p>
              </table:table-cell>
              <table:table-cell office:value-type="float" office:value="0.415">
                <text:p>0.415</text:p>
              </table:table-cell>
              <table:table-cell office:value-type="float" office:value="0.00448113289535481">
                <text:p>0.00448113289535481</text:p>
              </table:table-cell>
              <table:table-cell office:value-type="float" office:value="0.43">
                <text:p>0.43</text:p>
              </table:table-cell>
              <table:table-cell office:value-type="float" office:value="0.00468465270339882">
                <text:p>0.00468465270339882</text:p>
              </table:table-cell>
            </table:table-row>
            <table:table-row>
              <table:table-cell office:value-type="string"/>
              <table:table-cell office:value-type="float" office:value="0.36125">
                <text:p>0.36125</text:p>
              </table:table-cell>
              <table:table-cell office:value-type="float" office:value="0.00379737430545689">
                <text:p>0.00379737430545689</text:p>
              </table:table-cell>
              <table:table-cell office:value-type="float" office:value="0.41625">
                <text:p>0.41625</text:p>
              </table:table-cell>
              <table:table-cell office:value-type="float" office:value="0.00450295933817255">
                <text:p>0.00450295933817255</text:p>
              </table:table-cell>
              <table:table-cell office:value-type="float" office:value="0.435">
                <text:p>0.435</text:p>
              </table:table-cell>
              <table:table-cell office:value-type="float" office:value="0.00477376320192059">
                <text:p>0.00477376320192059</text:p>
              </table:table-cell>
            </table:table-row>
            <table:table-row>
              <table:table-cell office:value-type="string"/>
              <table:table-cell office:value-type="float" office:value="0.36140625">
                <text:p>0.36140625</text:p>
              </table:table-cell>
              <table:table-cell office:value-type="float" office:value="0.00378217840885078">
                <text:p>0.00378217840885078</text:p>
              </table:table-cell>
              <table:table-cell office:value-type="float" office:value="0.416875">
                <text:p>0.416875</text:p>
              </table:table-cell>
              <table:table-cell office:value-type="float" office:value="0.0045137218683769">
                <text:p>0.0045137218683769</text:p>
              </table:table-cell>
              <table:table-cell office:value-type="float" office:value="0.4375">
                <text:p>0.4375</text:p>
              </table:table-cell>
              <table:table-cell office:value-type="float" office:value="0.00481607058411189">
                <text:p>0.00481607058411189</text:p>
              </table:table-cell>
            </table:table-row>
            <table:table-row>
              <table:table-cell office:value-type="string"/>
              <table:table-cell office:value-type="float" office:value="0.36142578125">
                <text:p>0.36142578125</text:p>
              </table:table-cell>
              <table:table-cell office:value-type="float" office:value="0.00377694191421391">
                <text:p>0.00377694191421391</text:p>
              </table:table-cell>
              <table:table-cell office:value-type="float" office:value="0.416953125">
                <text:p>0.416953125</text:p>
              </table:table-cell>
              <table:table-cell office:value-type="float" office:value="0.00451506009469716">
                <text:p>0.00451506009469716</text:p>
              </table:table-cell>
              <table:table-cell office:value-type="float" office:value="0.43875">
                <text:p>0.43875</text:p>
              </table:table-cell>
              <table:table-cell office:value-type="float" office:value="0.00483659233671012">
                <text:p>0.00483659233671012</text:p>
              </table:table-cell>
            </table:table-row>
            <table:table-row>
              <table:table-cell office:value-type="string"/>
              <table:table-cell office:value-type="float" office:value="0.361435546875">
                <text:p>0.361435546875</text:p>
              </table:table-cell>
              <table:table-cell office:value-type="float" office:value="0.00377180205199597">
                <text:p>0.00377180205199597</text:p>
              </table:table-cell>
              <table:table-cell office:value-type="float" office:value="0.4169921875">
                <text:p>0.4169921875</text:p>
              </table:table-cell>
              <table:table-cell office:value-type="float" office:value="0.0045157286161905">
                <text:p>0.0045157286161905</text:p>
              </table:table-cell>
              <table:table-cell office:value-type="float" office:value="0.4387890625">
                <text:p>0.4387890625</text:p>
              </table:table-cell>
              <table:table-cell office:value-type="float" office:value="0.00483721217069851">
                <text:p>0.00483721217069851</text:p>
              </table:table-cell>
            </table:table-row>
            <table:table-row>
              <table:table-cell office:value-type="string"/>
              <table:table-cell office:value-type="float" office:value="0.3614453125">
                <text:p>0.3614453125</text:p>
              </table:table-cell>
              <table:table-cell office:value-type="float" office:value="0.00377180205199597">
                <text:p>0.00377180205199597</text:p>
              </table:table-cell>
              <table:table-cell office:value-type="float" office:value="0.41701171875">
                <text:p>0.41701171875</text:p>
              </table:table-cell>
              <table:table-cell office:value-type="float" office:value="0.00451606272898546">
                <text:p>0.00451606272898546</text:p>
              </table:table-cell>
              <table:table-cell office:value-type="float" office:value="0.438798828125">
                <text:p>0.438798828125</text:p>
              </table:table-cell>
              <table:table-cell office:value-type="float" office:value="0.00483721217069851">
                <text:p>0.00483721217069851</text:p>
              </table:table-cell>
            </table:table-row>
            <table:table-row>
              <table:table-cell office:value-type="string"/>
              <table:table-cell office:value-type="float" office:value="0.361484375">
                <text:p>0.361484375</text:p>
              </table:table-cell>
              <table:table-cell office:value-type="float" office:value="0.00266863468547104">
                <text:p>0.00266863468547104</text:p>
              </table:table-cell>
              <table:table-cell office:value-type="float" office:value="0.417021484375">
                <text:p>0.417021484375</text:p>
              </table:table-cell>
              <table:table-cell office:value-type="float" office:value="0.00451606272898546">
                <text:p>0.00451606272898546</text:p>
              </table:table-cell>
              <table:table-cell office:value-type="float" office:value="0.43880859375">
                <text:p>0.43880859375</text:p>
              </table:table-cell>
              <table:table-cell office:value-type="float" office:value="0.00483515789967578">
                <text:p>0.00483515789967578</text:p>
              </table:table-cell>
            </table:table-row>
            <table:table-row>
              <table:table-cell office:value-type="string"/>
              <table:table-cell office:value-type="float" office:value="0.3615625">
                <text:p>0.3615625</text:p>
              </table:table-cell>
              <table:table-cell office:value-type="float" office:value="0.002668945727225">
                <text:p>0.002668945727225</text:p>
              </table:table-cell>
              <table:table-cell office:value-type="float" office:value="0.41703125">
                <text:p>0.41703125</text:p>
              </table:table-cell>
              <table:table-cell office:value-type="float" office:value="0.00446085303972182">
                <text:p>0.00446085303972182</text:p>
              </table:table-cell>
              <table:table-cell office:value-type="float" office:value="0.438828125">
                <text:p>0.438828125</text:p>
              </table:table-cell>
              <table:table-cell office:value-type="float" office:value="0.00483547611129177">
                <text:p>0.00483547611129177</text:p>
              </table:table-cell>
            </table:table-row>
            <table:table-row>
              <table:table-cell office:value-type="string"/>
              <table:table-cell office:value-type="float" office:value="0.361875">
                <text:p>0.361875</text:p>
              </table:table-cell>
              <table:table-cell office:value-type="float" office:value="0.0026703889617799">
                <text:p>0.0026703889617799</text:p>
              </table:table-cell>
              <table:table-cell office:value-type="float" office:value="0.4171875">
                <text:p>0.4171875</text:p>
              </table:table-cell>
              <table:table-cell office:value-type="float" office:value="0.00446338860361046">
                <text:p>0.00446338860361046</text:p>
              </table:table-cell>
              <table:table-cell office:value-type="float" office:value="0.43890625">
                <text:p>0.43890625</text:p>
              </table:table-cell>
              <table:table-cell office:value-type="float" office:value="0.00483674804250311">
                <text:p>0.00483674804250311</text:p>
              </table:table-cell>
            </table:table-row>
            <table:table-row>
              <table:table-cell office:value-type="string"/>
              <table:table-cell office:value-type="float" office:value="0.3625">
                <text:p>0.3625</text:p>
              </table:table-cell>
              <table:table-cell office:value-type="float" office:value="0.00267413305881303">
                <text:p>0.00267413305881303</text:p>
              </table:table-cell>
              <table:table-cell office:value-type="float" office:value="0.4175">
                <text:p>0.4175</text:p>
              </table:table-cell>
              <table:table-cell office:value-type="float" office:value="0.00446844001277441">
                <text:p>0.00446844001277441</text:p>
              </table:table-cell>
              <table:table-cell office:value-type="float" office:value="0.4390625">
                <text:p>0.4390625</text:p>
              </table:table-cell>
              <table:table-cell office:value-type="float" office:value="0.00483928751083054">
                <text:p>0.00483928751083054</text:p>
              </table:table-cell>
            </table:table-row>
            <table:table-row>
              <table:table-cell office:value-type="string"/>
              <table:table-cell office:value-type="float" office:value="0.365">
                <text:p>0.365</text:p>
              </table:table-cell>
              <table:table-cell office:value-type="float" office:value="0.00269748924449921">
                <text:p>0.00269748924449921</text:p>
              </table:table-cell>
              <table:table-cell office:value-type="float" office:value="0.42">
                <text:p>0.42</text:p>
              </table:table-cell>
              <table:table-cell office:value-type="float" office:value="0.00450790148982246">
                <text:p>0.00450790148982246</text:p>
              </table:table-cell>
              <table:table-cell office:value-type="float" office:value="0.439375">
                <text:p>0.439375</text:p>
              </table:table-cell>
              <table:table-cell office:value-type="float" office:value="0.00484434886365472">
                <text:p>0.00484434886365472</text:p>
              </table:table-cell>
            </table:table-row>
            <table:table-row>
              <table:table-cell office:value-type="string"/>
              <table:table-cell office:value-type="float" office:value="0.37">
                <text:p>0.37</text:p>
              </table:table-cell>
              <table:table-cell office:value-type="float" office:value="0.0027667165955076">
                <text:p>0.0027667165955076</text:p>
              </table:table-cell>
              <table:table-cell office:value-type="float" office:value="0.43">
                <text:p>0.43</text:p>
              </table:table-cell>
              <table:table-cell office:value-type="float" office:value="0.00467986559012677">
                <text:p>0.00467986559012677</text:p>
              </table:table-cell>
              <table:table-cell office:value-type="float" office:value="0.44">
                <text:p>0.44</text:p>
              </table:table-cell>
              <table:table-cell office:value-type="float" office:value="0.00485440117616163">
                <text:p>0.00485440117616163</text:p>
              </table:table-cell>
            </table:table-row>
            <table:table-row>
              <table:table-cell office:value-type="string"/>
              <table:table-cell office:value-type="float" office:value="0.38">
                <text:p>0.38</text:p>
              </table:table-cell>
              <table:table-cell office:value-type="float" office:value="0.00293699686996583">
                <text:p>0.00293699686996583</text:p>
              </table:table-cell>
              <table:table-cell office:value-type="float" office:value="0.44">
                <text:p>0.44</text:p>
              </table:table-cell>
              <table:table-cell office:value-type="float" office:value="0.00486319849013368">
                <text:p>0.00486319849013368</text:p>
              </table:table-cell>
              <table:table-cell office:value-type="float" office:value="0.45">
                <text:p>0.45</text:p>
              </table:table-cell>
              <table:table-cell office:value-type="float" office:value="0.00500176553593596">
                <text:p>0.00500176553593596</text:p>
              </table:table-cell>
            </table:table-row>
            <table:table-row>
              <table:table-cell office:value-type="string"/>
              <table:table-cell office:value-type="float" office:value="0.39">
                <text:p>0.39</text:p>
              </table:table-cell>
              <table:table-cell office:value-type="float" office:value="0.00309948111988558">
                <text:p>0.00309948111988558</text:p>
              </table:table-cell>
              <table:table-cell office:value-type="float" office:value="0.45">
                <text:p>0.45</text:p>
              </table:table-cell>
              <table:table-cell office:value-type="float" office:value="0.00502086296838297">
                <text:p>0.00502086296838297</text:p>
              </table:table-cell>
              <table:table-cell office:value-type="float" office:value="0.46">
                <text:p>0.46</text:p>
              </table:table-cell>
              <table:table-cell office:value-type="float" office:value="0.00514127380556158">
                <text:p>0.00514127380556158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0.00319592770324561">
                <text:p>0.00319592770324561</text:p>
              </table:table-cell>
              <table:table-cell office:value-type="float" office:value="0.46">
                <text:p>0.46</text:p>
              </table:table-cell>
              <table:table-cell office:value-type="float" office:value="0.00515261765736632">
                <text:p>0.00515261765736632</text:p>
              </table:table-cell>
              <table:table-cell office:value-type="float" office:value="0.47">
                <text:p>0.47</text:p>
              </table:table-cell>
              <table:table-cell office:value-type="float" office:value="0.00524990311916379">
                <text:p>0.00524990311916379</text:p>
              </table:table-cell>
            </table:table-row>
            <table:table-row>
              <table:table-cell office:value-type="string"/>
              <table:table-cell office:value-type="float" office:value="0.405">
                <text:p>0.405</text:p>
              </table:table-cell>
              <table:table-cell office:value-type="float" office:value="0.00318745923341335">
                <text:p>0.00318745923341335</text:p>
              </table:table-cell>
              <table:table-cell office:value-type="float" office:value="0.47">
                <text:p>0.47</text:p>
              </table:table-cell>
              <table:table-cell office:value-type="float" office:value="0.00525910152176876">
                <text:p>0.00525910152176876</text:p>
              </table:table-cell>
              <table:table-cell office:value-type="float" office:value="0.48">
                <text:p>0.48</text:p>
              </table:table-cell>
              <table:table-cell office:value-type="float" office:value="0.00532395929217139">
                <text:p>0.00532395929217139</text:p>
              </table:table-cell>
            </table:table-row>
            <table:table-row>
              <table:table-cell office:value-type="string"/>
              <table:table-cell office:value-type="float" office:value="0.4075">
                <text:p>0.4075</text:p>
              </table:table-cell>
              <table:table-cell office:value-type="float" office:value="0.0031305274098719">
                <text:p>0.0031305274098719</text:p>
              </table:table-cell>
              <table:table-cell office:value-type="float" office:value="0.48">
                <text:p>0.48</text:p>
              </table:table-cell>
              <table:table-cell office:value-type="float" office:value="0.00534190679740887">
                <text:p>0.00534190679740887</text:p>
              </table:table-cell>
              <table:table-cell office:value-type="float" office:value="0.49">
                <text:p>0.49</text:p>
              </table:table-cell>
              <table:table-cell office:value-type="float" office:value="0.00536757563121969">
                <text:p>0.00536757563121969</text:p>
              </table:table-cell>
            </table:table-row>
            <table:table-row>
              <table:table-cell office:value-type="string"/>
              <table:table-cell office:value-type="float" office:value="0.40875">
                <text:p>0.40875</text:p>
              </table:table-cell>
              <table:table-cell office:value-type="float" office:value="0.00303710431475039">
                <text:p>0.00303710431475039</text:p>
              </table:table-cell>
              <table:table-cell office:value-type="float" office:value="0.49">
                <text:p>0.49</text:p>
              </table:table-cell>
              <table:table-cell office:value-type="float" office:value="0.00540340038637976">
                <text:p>0.00540340038637976</text:p>
              </table:table-cell>
              <table:table-cell office:value-type="float" office:value="0.5">
                <text:p>0.5</text:p>
              </table:table-cell>
              <table:table-cell office:value-type="float" office:value="0.00538784886621459">
                <text:p>0.00538784886621459</text:p>
              </table:table-cell>
            </table:table-row>
            <table:table-row>
              <table:table-cell office:value-type="string"/>
              <table:table-cell office:value-type="float" office:value="0.40890625">
                <text:p>0.40890625</text:p>
              </table:table-cell>
              <table:table-cell office:value-type="float" office:value="0.00300767262636592">
                <text:p>0.00300767262636592</text:p>
              </table:table-cell>
              <table:table-cell office:value-type="float" office:value="0.5">
                <text:p>0.5</text:p>
              </table:table-cell>
              <table:table-cell office:value-type="float" office:value="0.00545763537294248">
                <text:p>0.00545763537294248</text:p>
              </table:table-cell>
              <table:table-cell office:value-type="float" office:value="0.51">
                <text:p>0.51</text:p>
              </table:table-cell>
              <table:table-cell office:value-type="float" office:value="0.00538917240738922">
                <text:p>0.00538917240738922</text:p>
              </table:table-cell>
            </table:table-row>
            <table:table-row>
              <table:table-cell office:value-type="string"/>
              <table:table-cell office:value-type="float" office:value="0.408984375">
                <text:p>0.408984375</text:p>
              </table:table-cell>
              <table:table-cell office:value-type="float" office:value="0.00298381432956686">
                <text:p>0.00298381432956686</text:p>
              </table:table-cell>
              <table:table-cell office:value-type="float" office:value="0.51">
                <text:p>0.51</text:p>
              </table:table-cell>
              <table:table-cell office:value-type="float" office:value="0.00549137229805076">
                <text:p>0.00549137229805076</text:p>
              </table:table-cell>
              <table:table-cell office:value-type="float" office:value="0.52">
                <text:p>0.52</text:p>
              </table:table-cell>
              <table:table-cell office:value-type="float" office:value="0.0053713072750059">
                <text:p>0.0053713072750059</text:p>
              </table:table-cell>
            </table:table-row>
            <table:table-row>
              <table:table-cell office:value-type="string"/>
              <table:table-cell office:value-type="float" office:value="0.4090234375">
                <text:p>0.4090234375</text:p>
              </table:table-cell>
              <table:table-cell office:value-type="float" office:value="0.00296303518357386">
                <text:p>0.00296303518357386</text:p>
              </table:table-cell>
              <table:table-cell office:value-type="float" office:value="0.52">
                <text:p>0.52</text:p>
              </table:table-cell>
              <table:table-cell office:value-type="float" office:value="0.00549956312411564">
                <text:p>0.00549956312411564</text:p>
              </table:table-cell>
              <table:table-cell office:value-type="float" office:value="0.53">
                <text:p>0.53</text:p>
              </table:table-cell>
              <table:table-cell office:value-type="float" office:value="0.00532995494924091">
                <text:p>0.00532995494924091</text:p>
              </table:table-cell>
            </table:table-row>
            <table:table-row>
              <table:table-cell office:value-type="string"/>
              <table:table-cell office:value-type="float" office:value="0.409033203125">
                <text:p>0.409033203125</text:p>
              </table:table-cell>
              <table:table-cell office:value-type="float" office:value="0.00295382448736716">
                <text:p>0.00295382448736716</text:p>
              </table:table-cell>
              <table:table-cell office:value-type="float" office:value="0.53">
                <text:p>0.53</text:p>
              </table:table-cell>
              <table:table-cell office:value-type="float" office:value="0.00548400556058469">
                <text:p>0.00548400556058469</text:p>
              </table:table-cell>
              <table:table-cell office:value-type="float" office:value="0.54">
                <text:p>0.54</text:p>
              </table:table-cell>
              <table:table-cell office:value-type="float" office:value="0.00525663754248124">
                <text:p>0.00525663754248124</text:p>
              </table:table-cell>
            </table:table-row>
            <table:table-row>
              <table:table-cell office:value-type="string"/>
              <table:table-cell office:value-type="float" office:value="0.40904296875">
                <text:p>0.40904296875</text:p>
              </table:table-cell>
              <table:table-cell office:value-type="float" office:value="0.00295382448736716">
                <text:p>0.00295382448736716</text:p>
              </table:table-cell>
              <table:table-cell office:value-type="float" office:value="0.54">
                <text:p>0.54</text:p>
              </table:table-cell>
              <table:table-cell office:value-type="float" office:value="0.00544616229910436">
                <text:p>0.00544616229910436</text:p>
              </table:table-cell>
              <table:table-cell office:value-type="float" office:value="0.55">
                <text:p>0.55</text:p>
              </table:table-cell>
              <table:table-cell office:value-type="float" office:value="0.00513878112602004">
                <text:p>0.00513878112602004</text:p>
              </table:table-cell>
            </table:table-row>
            <table:table-row>
              <table:table-cell office:value-type="string"/>
              <table:table-cell office:value-type="float" office:value="0.4090625">
                <text:p>0.4090625</text:p>
              </table:table-cell>
              <table:table-cell office:value-type="float" office:value="0.00175275017925982">
                <text:p>0.00175275017925982</text:p>
              </table:table-cell>
              <table:table-cell office:value-type="float" office:value="0.55">
                <text:p>0.55</text:p>
              </table:table-cell>
              <table:table-cell office:value-type="float" office:value="0.00538644429754295">
                <text:p>0.00538644429754295</text:p>
              </table:table-cell>
              <table:table-cell office:value-type="float" office:value="0.56">
                <text:p>0.56</text:p>
              </table:table-cell>
              <table:table-cell office:value-type="float" office:value="0.00496532667730932">
                <text:p>0.00496532667730932</text:p>
              </table:table-cell>
            </table:table-row>
            <table:table-row>
              <table:table-cell office:value-type="string"/>
              <table:table-cell office:value-type="float" office:value="0.409375">
                <text:p>0.409375</text:p>
              </table:table-cell>
              <table:table-cell office:value-type="float" office:value="0.00174174101547671">
                <text:p>0.00174174101547671</text:p>
              </table:table-cell>
              <table:table-cell office:value-type="float" office:value="0.56">
                <text:p>0.56</text:p>
              </table:table-cell>
              <table:table-cell office:value-type="float" office:value="0.00530329672535007">
                <text:p>0.00530329672535007</text:p>
              </table:table-cell>
              <table:table-cell office:value-type="float" office:value="0.57">
                <text:p>0.57</text:p>
              </table:table-cell>
              <table:table-cell office:value-type="float" office:value="0.00474936647011428">
                <text:p>0.00474936647011428</text:p>
              </table:table-cell>
            </table:table-row>
            <table:table-row>
              <table:table-cell office:value-type="string"/>
              <table:table-cell office:value-type="float" office:value="0.41">
                <text:p>0.41</text:p>
              </table:table-cell>
              <table:table-cell office:value-type="float" office:value="0.00172251677652059">
                <text:p>0.00172251677652059</text:p>
              </table:table-cell>
              <table:table-cell office:value-type="float" office:value="0.57">
                <text:p>0.57</text:p>
              </table:table-cell>
              <table:table-cell office:value-type="float" office:value="0.00500950545284266">
                <text:p>0.00500950545284266</text:p>
              </table:table-cell>
              <table:table-cell office:value-type="float" office:value="0.58">
                <text:p>0.58</text:p>
              </table:table-cell>
              <table:table-cell office:value-type="float" office:value="0.00450192584539134">
                <text:p>0.00450192584539134</text:p>
              </table:table-cell>
            </table:table-row>
            <table:table-row>
              <table:table-cell office:value-type="string"/>
              <table:table-cell office:value-type="float" office:value="0.415">
                <text:p>0.415</text:p>
              </table:table-cell>
              <table:table-cell office:value-type="float" office:value="0.00163816234174014">
                <text:p>0.00163816234174014</text:p>
              </table:table-cell>
              <table:table-cell office:value-type="float" office:value="0.58">
                <text:p>0.58</text:p>
              </table:table-cell>
              <table:table-cell office:value-type="float" office:value="0.00470710673462082">
                <text:p>0.00470710673462082</text:p>
              </table:table-cell>
              <table:table-cell office:value-type="float" office:value="0.59">
                <text:p>0.59</text:p>
              </table:table-cell>
              <table:table-cell office:value-type="float" office:value="0.00421185284471314">
                <text:p>0.00421185284471314</text:p>
              </table:table-cell>
            </table:table-row>
            <table:table-row>
              <table:table-cell office:value-type="string"/>
              <table:table-cell office:value-type="float" office:value="0.415625">
                <text:p>0.415625</text:p>
              </table:table-cell>
              <table:table-cell office:value-type="float" office:value="0.00163243738149048">
                <text:p>0.00163243738149048</text:p>
              </table:table-cell>
              <table:table-cell office:value-type="float" office:value="0.59">
                <text:p>0.59</text:p>
              </table:table-cell>
              <table:table-cell office:value-type="float" office:value="0.00444681969266596">
                <text:p>0.00444681969266596</text:p>
              </table:table-cell>
              <table:table-cell office:value-type="float" office:value="0.5925">
                <text:p>0.5925</text:p>
              </table:table-cell>
              <table:table-cell office:value-type="float" office:value="0.00412504105456329">
                <text:p>0.00412504105456329</text:p>
              </table:table-cell>
            </table:table-row>
            <table:table-row>
              <table:table-cell office:value-type="string"/>
              <table:table-cell office:value-type="float" office:value="0.4159375">
                <text:p>0.4159375</text:p>
              </table:table-cell>
              <table:table-cell office:value-type="float" office:value="0.00162982276994222">
                <text:p>0.00162982276994222</text:p>
              </table:table-cell>
              <table:table-cell office:value-type="float" office:value="0.595">
                <text:p>0.595</text:p>
              </table:table-cell>
              <table:table-cell office:value-type="float" office:value="0.0042796018941496">
                <text:p>0.0042796018941496</text:p>
              </table:table-cell>
              <table:table-cell office:value-type="float" office:value="0.59265625">
                <text:p>0.59265625</text:p>
              </table:table-cell>
              <table:table-cell office:value-type="float" office:value="0.00411816400327087">
                <text:p>0.00411816400327087</text:p>
              </table:table-cell>
            </table:table-row>
            <table:table-row>
              <table:table-cell office:value-type="string"/>
              <table:table-cell office:value-type="float" office:value="0.41609375">
                <text:p>0.41609375</text:p>
              </table:table-cell>
              <table:table-cell office:value-type="float" office:value="0.00162857332956116">
                <text:p>0.00162857332956116</text:p>
              </table:table-cell>
              <table:table-cell office:value-type="float" office:value="0.59625">
                <text:p>0.59625</text:p>
              </table:table-cell>
              <table:table-cell office:value-type="float" office:value="0.00420719437057182">
                <text:p>0.00420719437057182</text:p>
              </table:table-cell>
              <table:table-cell office:value-type="float" office:value="0.592734375">
                <text:p>0.592734375</text:p>
              </table:table-cell>
              <table:table-cell office:value-type="float" office:value="0.00411340980146619">
                <text:p>0.00411340980146619</text:p>
              </table:table-cell>
            </table:table-row>
            <table:table-row>
              <table:table-cell office:value-type="string"/>
              <table:table-cell office:value-type="float" office:value="0.416103515625">
                <text:p>0.416103515625</text:p>
              </table:table-cell>
              <table:table-cell office:value-type="float" office:value="0.00162857332956116">
                <text:p>0.00162857332956116</text:p>
              </table:table-cell>
              <table:table-cell office:value-type="float" office:value="0.596328125">
                <text:p>0.596328125</text:p>
              </table:table-cell>
              <table:table-cell office:value-type="float" office:value="0.00419813307140358">
                <text:p>0.00419813307140358</text:p>
              </table:table-cell>
              <table:table-cell office:value-type="float" office:value="0.592744140625">
                <text:p>0.592744140625</text:p>
              </table:table-cell>
              <table:table-cell office:value-type="float" office:value="0.00411340980146619">
                <text:p>0.00411340980146619</text:p>
              </table:table-cell>
            </table:table-row>
            <table:table-row>
              <table:table-cell office:value-type="string"/>
              <table:table-cell office:value-type="float" office:value="0.41611328125">
                <text:p>0.41611328125</text:p>
              </table:table-cell>
              <table:table-cell office:value-type="float" office:value="0.00155110077478978">
                <text:p>0.00155110077478978</text:p>
              </table:table-cell>
              <table:table-cell office:value-type="float" office:value="0.5963671875">
                <text:p>0.5963671875</text:p>
              </table:table-cell>
              <table:table-cell office:value-type="float" office:value="0.00419180539745468">
                <text:p>0.00419180539745468</text:p>
              </table:table-cell>
              <table:table-cell office:value-type="float" office:value="0.59275390625">
                <text:p>0.59275390625</text:p>
              </table:table-cell>
              <table:table-cell office:value-type="float" office:value="0.00254829635348544">
                <text:p>0.00254829635348544</text:p>
              </table:table-cell>
            </table:table-row>
            <table:table-row>
              <table:table-cell office:value-type="string"/>
              <table:table-cell office:value-type="float" office:value="0.4161328125">
                <text:p>0.4161328125</text:p>
              </table:table-cell>
              <table:table-cell office:value-type="float" office:value="0.00155110041776129">
                <text:p>0.00155110041776129</text:p>
              </table:table-cell>
              <table:table-cell office:value-type="float" office:value="0.59638671875">
                <text:p>0.59638671875</text:p>
              </table:table-cell>
              <table:table-cell office:value-type="float" office:value="0.00418713156814949">
                <text:p>0.00418713156814949</text:p>
              </table:table-cell>
              <table:table-cell office:value-type="float" office:value="0.5927734375">
                <text:p>0.5927734375</text:p>
              </table:table-cell>
              <table:table-cell office:value-type="float" office:value="0.00254794692851883">
                <text:p>0.00254794692851883</text:p>
              </table:table-cell>
            </table:table-row>
            <table:table-row>
              <table:table-cell office:value-type="string"/>
              <table:table-cell office:value-type="float" office:value="0.416171875">
                <text:p>0.416171875</text:p>
              </table:table-cell>
              <table:table-cell office:value-type="float" office:value="0.00155110261566419">
                <text:p>0.00155110261566419</text:p>
              </table:table-cell>
              <table:table-cell office:value-type="float" office:value="0.596396484375">
                <text:p>0.596396484375</text:p>
              </table:table-cell>
              <table:table-cell office:value-type="float" office:value="0.00418309470914937">
                <text:p>0.00418309470914937</text:p>
              </table:table-cell>
              <table:table-cell office:value-type="float" office:value="0.5928125">
                <text:p>0.5928125</text:p>
              </table:table-cell>
              <table:table-cell office:value-type="float" office:value="0.00254724790294775">
                <text:p>0.00254724790294775</text:p>
              </table:table-cell>
            </table:table-row>
            <table:table-row>
              <table:table-cell office:value-type="string"/>
              <table:table-cell office:value-type="float" office:value="0.41625">
                <text:p>0.41625</text:p>
              </table:table-cell>
              <table:table-cell office:value-type="float" office:value="0.00155111814520326">
                <text:p>0.00155111814520326</text:p>
              </table:table-cell>
              <table:table-cell office:value-type="float" office:value="0.59640625">
                <text:p>0.59640625</text:p>
              </table:table-cell>
              <table:table-cell office:value-type="float" office:value="0.00418309470914937">
                <text:p>0.00418309470914937</text:p>
              </table:table-cell>
              <table:table-cell office:value-type="float" office:value="0.593125">
                <text:p>0.593125</text:p>
              </table:table-cell>
              <table:table-cell office:value-type="float" office:value="0.00254164712732487">
                <text:p>0.00254164712732487</text:p>
              </table:table-cell>
            </table:table-row>
            <table:table-row>
              <table:table-cell office:value-type="string"/>
              <table:table-cell office:value-type="float" office:value="0.4175">
                <text:p>0.4175</text:p>
              </table:table-cell>
              <table:table-cell office:value-type="float" office:value="0.00155281899733038">
                <text:p>0.00155281899733038</text:p>
              </table:table-cell>
              <table:table-cell office:value-type="float" office:value="0.5965625">
                <text:p>0.5965625</text:p>
              </table:table-cell>
              <table:table-cell office:value-type="float" office:value="-0.00209990247738787">
                <text:p>-0.00209990247738787</text:p>
              </table:table-cell>
              <table:table-cell office:value-type="float" office:value="0.59375">
                <text:p>0.59375</text:p>
              </table:table-cell>
              <table:table-cell office:value-type="float" office:value="0.00253039904101338">
                <text:p>0.00253039904101338</text:p>
              </table:table-cell>
            </table:table-row>
            <table:table-row>
              <table:table-cell office:value-type="string"/>
              <table:table-cell office:value-type="float" office:value="0.42">
                <text:p>0.42</text:p>
              </table:table-cell>
              <table:table-cell office:value-type="float" office:value="0.00156024239012409">
                <text:p>0.00156024239012409</text:p>
              </table:table-cell>
              <table:table-cell office:value-type="float" office:value="0.596875">
                <text:p>0.596875</text:p>
              </table:table-cell>
              <table:table-cell office:value-type="float" office:value="-0.00210674509717019">
                <text:p>-0.00210674509717019</text:p>
              </table:table-cell>
              <table:table-cell office:value-type="float" office:value="0.595">
                <text:p>0.595</text:p>
              </table:table-cell>
              <table:table-cell office:value-type="float" office:value="0.00250770918596797">
                <text:p>0.00250770918596797</text:p>
              </table:table-cell>
            </table:table-row>
            <table:table-row>
              <table:table-cell office:value-type="string"/>
              <table:table-cell office:value-type="float" office:value="0.43">
                <text:p>0.43</text:p>
              </table:table-cell>
              <table:table-cell office:value-type="float" office:value="0.001596193589061">
                <text:p>0.001596193589061</text:p>
              </table:table-cell>
              <table:table-cell office:value-type="float" office:value="0.5975">
                <text:p>0.5975</text:p>
              </table:table-cell>
              <table:table-cell office:value-type="float" office:value="-0.00212096422495904">
                <text:p>-0.00212096422495904</text:p>
              </table:table-cell>
              <table:table-cell office:value-type="float" office:value="0.6">
                <text:p>0.6</text:p>
              </table:table-cell>
              <table:table-cell office:value-type="float" office:value="0.00241413091341363">
                <text:p>0.00241413091341363</text:p>
              </table:table-cell>
            </table:table-row>
            <table:table-row>
              <table:table-cell office:value-type="string"/>
              <table:table-cell office:value-type="float" office:value="0.44">
                <text:p>0.44</text:p>
              </table:table-cell>
              <table:table-cell office:value-type="float" office:value="0.00161099159540252">
                <text:p>0.00161099159540252</text:p>
              </table:table-cell>
              <table:table-cell office:value-type="float" office:value="0.6">
                <text:p>0.6</text:p>
              </table:table-cell>
              <table:table-cell office:value-type="float" office:value="-0.00218914850116775">
                <text:p>-0.00218914850116775</text:p>
              </table:table-cell>
              <table:table-cell office:value-type="float" office:value="0.61">
                <text:p>0.61</text:p>
              </table:table-cell>
              <table:table-cell office:value-type="float" office:value="0.00215567901622153">
                <text:p>0.00215567901622153</text:p>
              </table:table-cell>
            </table:table-row>
            <table:table-row>
              <table:table-cell office:value-type="string"/>
              <table:table-cell office:value-type="float" office:value="0.45">
                <text:p>0.45</text:p>
              </table:table-cell>
              <table:table-cell office:value-type="float" office:value="0.00157247620623239">
                <text:p>0.00157247620623239</text:p>
              </table:table-cell>
              <table:table-cell office:value-type="float" office:value="0.6025">
                <text:p>0.6025</text:p>
              </table:table-cell>
              <table:table-cell office:value-type="float" office:value="-0.00229174550234425">
                <text:p>-0.00229174550234425</text:p>
              </table:table-cell>
              <table:table-cell office:value-type="float" office:value="0.62">
                <text:p>0.62</text:p>
              </table:table-cell>
              <table:table-cell office:value-type="float" office:value="0.00179897863691339">
                <text:p>0.00179897863691339</text:p>
              </table:table-cell>
            </table:table-row>
            <table:table-row>
              <table:table-cell office:value-type="string"/>
              <table:table-cell office:value-type="float" office:value="0.46">
                <text:p>0.46</text:p>
              </table:table-cell>
              <table:table-cell office:value-type="float" office:value="0.00137359849556515">
                <text:p>0.00137359849556515</text:p>
              </table:table-cell>
              <table:table-cell office:value-type="float" office:value="0.605">
                <text:p>0.605</text:p>
              </table:table-cell>
              <table:table-cell office:value-type="float" office:value="-0.00237089193479751">
                <text:p>-0.00237089193479751</text:p>
              </table:table-cell>
              <table:table-cell office:value-type="float" office:value="0.63">
                <text:p>0.63</text:p>
              </table:table-cell>
              <table:table-cell office:value-type="float" office:value="0.00139514947289501">
                <text:p>0.00139514947289501</text:p>
              </table:table-cell>
            </table:table-row>
            <table:table-row>
              <table:table-cell office:value-type="string"/>
              <table:table-cell office:value-type="float" office:value="0.47">
                <text:p>0.47</text:p>
              </table:table-cell>
              <table:table-cell office:value-type="float" office:value="0.000520519712841635">
                <text:p>0.000520519712841635</text:p>
              </table:table-cell>
              <table:table-cell office:value-type="float" office:value="0.61">
                <text:p>0.61</text:p>
              </table:table-cell>
              <table:table-cell office:value-type="float" office:value="-0.00252224561231921">
                <text:p>-0.00252224561231921</text:p>
              </table:table-cell>
              <table:table-cell office:value-type="float" office:value="0.6325">
                <text:p>0.6325</text:p>
              </table:table-cell>
              <table:table-cell office:value-type="float" office:value="0.00125520014640678">
                <text:p>0.00125520014640678</text:p>
              </table:table-cell>
            </table:table-row>
            <table:table-row>
              <table:table-cell office:value-type="string"/>
              <table:table-cell office:value-type="float" office:value="0.48">
                <text:p>0.48</text:p>
              </table:table-cell>
              <table:table-cell office:value-type="float" office:value="0.000228021565571224">
                <text:p>0.000228021565571224</text:p>
              </table:table-cell>
              <table:table-cell office:value-type="float" office:value="0.62">
                <text:p>0.62</text:p>
              </table:table-cell>
              <table:table-cell office:value-type="float" office:value="-0.00290040955680125">
                <text:p>-0.00290040955680125</text:p>
              </table:table-cell>
              <table:table-cell office:value-type="float" office:value="0.63265625">
                <text:p>0.63265625</text:p>
              </table:table-cell>
              <table:table-cell office:value-type="float" office:value="0.00124358084721056">
                <text:p>0.00124358084721056</text:p>
              </table:table-cell>
            </table:table-row>
            <table:table-row>
              <table:table-cell office:value-type="string"/>
              <table:table-cell office:value-type="float" office:value="0.49">
                <text:p>0.49</text:p>
              </table:table-cell>
              <table:table-cell office:value-type="float" office:value="0.000103919246667032">
                <text:p>0.000103919246667032</text:p>
              </table:table-cell>
              <table:table-cell office:value-type="float" office:value="0.6203125">
                <text:p>0.6203125</text:p>
              </table:table-cell>
              <table:table-cell office:value-type="float" office:value="-0.00300161769498642">
                <text:p>-0.00300161769498642</text:p>
              </table:table-cell>
              <table:table-cell office:value-type="float" office:value="0.6326953125">
                <text:p>0.6326953125</text:p>
              </table:table-cell>
              <table:table-cell office:value-type="float" office:value="0.00124056528315277">
                <text:p>0.00124056528315277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0.0000265504584214427">
                <text:p>0.0000265504584214427</text:p>
              </table:table-cell>
              <table:table-cell office:value-type="float" office:value="0.620390625">
                <text:p>0.620390625</text:p>
              </table:table-cell>
              <table:table-cell office:value-type="float" office:value="-0.00307001717059995">
                <text:p>-0.00307001717059995</text:p>
              </table:table-cell>
              <table:table-cell office:value-type="float" office:value="0.632705078125">
                <text:p>0.632705078125</text:p>
              </table:table-cell>
              <table:table-cell office:value-type="float" office:value="0.00124056528315277">
                <text:p>0.00124056528315277</text:p>
              </table:table-cell>
            </table:table-row>
            <table:table-row>
              <table:table-cell office:value-type="string"/>
              <table:table-cell office:value-type="float" office:value="0.51">
                <text:p>0.51</text:p>
              </table:table-cell>
              <table:table-cell office:value-type="float" office:value="-0.0000403206035894564">
                <text:p>-0.0000403206035894564</text:p>
              </table:table-cell>
              <table:table-cell office:value-type="float" office:value="0.620400390625">
                <text:p>0.620400390625</text:p>
              </table:table-cell>
              <table:table-cell office:value-type="float" office:value="-0.00309614743300611">
                <text:p>-0.00309614743300611</text:p>
              </table:table-cell>
              <table:table-cell office:value-type="float" office:value="0.63271484375">
                <text:p>0.63271484375</text:p>
              </table:table-cell>
              <table:table-cell office:value-type="float" office:value="-0.00358153823258557">
                <text:p>-0.00358153823258557</text:p>
              </table:table-cell>
            </table:table-row>
            <table:table-row>
              <table:table-cell office:value-type="string"/>
              <table:table-cell office:value-type="float" office:value="0.52">
                <text:p>0.52</text:p>
              </table:table-cell>
              <table:table-cell office:value-type="float" office:value="-0.000123332370716724">
                <text:p>-0.000123332370716724</text:p>
              </table:table-cell>
              <table:table-cell office:value-type="float" office:value="0.62041015625">
                <text:p>0.62041015625</text:p>
              </table:table-cell>
              <table:table-cell office:value-type="float" office:value="-0.00309614743300611">
                <text:p>-0.00309614743300611</text:p>
              </table:table-cell>
              <table:table-cell office:value-type="float" office:value="0.632734375">
                <text:p>0.632734375</text:p>
              </table:table-cell>
              <table:table-cell office:value-type="float" office:value="-0.00358111652495098">
                <text:p>-0.00358111652495098</text:p>
              </table:table-cell>
            </table:table-row>
            <table:table-row>
              <table:table-cell office:value-type="string"/>
              <table:table-cell office:value-type="float" office:value="0.53">
                <text:p>0.53</text:p>
              </table:table-cell>
              <table:table-cell office:value-type="float" office:value="-0.00026483782086818">
                <text:p>-0.00026483782086818</text:p>
              </table:table-cell>
              <table:table-cell office:value-type="float" office:value="0.6204296875">
                <text:p>0.6204296875</text:p>
              </table:table-cell>
              <table:table-cell office:value-type="float" office:value="-0.00406480432351646">
                <text:p>-0.00406480432351646</text:p>
              </table:table-cell>
              <table:table-cell office:value-type="float" office:value="0.6328125">
                <text:p>0.6328125</text:p>
              </table:table-cell>
              <table:table-cell office:value-type="float" office:value="-0.00357942895764579">
                <text:p>-0.00357942895764579</text:p>
              </table:table-cell>
            </table:table-row>
            <table:table-row>
              <table:table-cell office:value-type="string"/>
              <table:table-cell office:value-type="float" office:value="0.54">
                <text:p>0.54</text:p>
              </table:table-cell>
              <table:table-cell office:value-type="float" office:value="-0.000661576716914844">
                <text:p>-0.000661576716914844</text:p>
              </table:table-cell>
              <table:table-cell office:value-type="float" office:value="0.62046875">
                <text:p>0.62046875</text:p>
              </table:table-cell>
              <table:table-cell office:value-type="float" office:value="-0.00406418653231218">
                <text:p>-0.00406418653231218</text:p>
              </table:table-cell>
              <table:table-cell office:value-type="float" office:value="0.633125">
                <text:p>0.633125</text:p>
              </table:table-cell>
              <table:table-cell office:value-type="float" office:value="-0.00357266690724096">
                <text:p>-0.00357266690724096</text:p>
              </table:table-cell>
            </table:table-row>
            <table:table-row>
              <table:table-cell office:value-type="string"/>
              <table:table-cell office:value-type="float" office:value="0.545">
                <text:p>0.545</text:p>
              </table:table-cell>
              <table:table-cell office:value-type="float" office:value="-0.00125086323563516">
                <text:p>-0.00125086323563516</text:p>
              </table:table-cell>
              <table:table-cell office:value-type="float" office:value="0.620625">
                <text:p>0.620625</text:p>
              </table:table-cell>
              <table:table-cell office:value-type="float" office:value="-0.00406171224903265">
                <text:p>-0.00406171224903265</text:p>
              </table:table-cell>
              <table:table-cell office:value-type="float" office:value="0.63375">
                <text:p>0.63375</text:p>
              </table:table-cell>
              <table:table-cell office:value-type="float" office:value="-0.00356258930662645">
                <text:p>-0.00356258930662645</text:p>
              </table:table-cell>
            </table:table-row>
            <table:table-row>
              <table:table-cell office:value-type="string"/>
              <table:table-cell office:value-type="float" office:value="0.55">
                <text:p>0.55</text:p>
              </table:table-cell>
              <table:table-cell office:value-type="float" office:value="-0.00143918680461602">
                <text:p>-0.00143918680461602</text:p>
              </table:table-cell>
              <table:table-cell office:value-type="float" office:value="0.62125">
                <text:p>0.62125</text:p>
              </table:table-cell>
              <table:table-cell office:value-type="float" office:value="-0.00405176495899688">
                <text:p>-0.00405176495899688</text:p>
              </table:table-cell>
              <table:table-cell office:value-type="float" office:value="0.635">
                <text:p>0.635</text:p>
              </table:table-cell>
              <table:table-cell office:value-type="float" office:value="-0.00354371766431316">
                <text:p>-0.00354371766431316</text:p>
              </table:table-cell>
            </table:table-row>
            <table:table-row>
              <table:table-cell office:value-type="string"/>
              <table:table-cell office:value-type="float" office:value="0.56">
                <text:p>0.56</text:p>
              </table:table-cell>
              <table:table-cell office:value-type="float" office:value="-0.0015870826551943">
                <text:p>-0.0015870826551943</text:p>
              </table:table-cell>
              <table:table-cell office:value-type="float" office:value="0.6225">
                <text:p>0.6225</text:p>
              </table:table-cell>
              <table:table-cell office:value-type="float" office:value="-0.00403162640711733">
                <text:p>-0.00403162640711733</text:p>
              </table:table-cell>
              <table:table-cell office:value-type="float" office:value="0.64">
                <text:p>0.64</text:p>
              </table:table-cell>
              <table:table-cell office:value-type="float" office:value="-0.00346544066936137">
                <text:p>-0.00346544066936137</text:p>
              </table:table-cell>
            </table:table-row>
            <table:table-row>
              <table:table-cell office:value-type="string"/>
              <table:table-cell office:value-type="float" office:value="0.57">
                <text:p>0.57</text:p>
              </table:table-cell>
              <table:table-cell office:value-type="float" office:value="-0.0016109938640891">
                <text:p>-0.0016109938640891</text:p>
              </table:table-cell>
              <table:table-cell office:value-type="float" office:value="0.625">
                <text:p>0.625</text:p>
              </table:table-cell>
              <table:table-cell office:value-type="float" office:value="-0.0039903436740097">
                <text:p>-0.0039903436740097</text:p>
              </table:table-cell>
              <table:table-cell office:value-type="float" office:value="0.65">
                <text:p>0.65</text:p>
              </table:table-cell>
              <table:table-cell office:value-type="float" office:value="-0.0032926761439222">
                <text:p>-0.0032926761439222</text:p>
              </table:table-cell>
            </table:table-row>
            <table:table-row>
              <table:table-cell office:value-type="string"/>
              <table:table-cell office:value-type="float" office:value="0.58">
                <text:p>0.58</text:p>
              </table:table-cell>
              <table:table-cell office:value-type="float" office:value="-0.00158982105380261">
                <text:p>-0.00158982105380261</text:p>
              </table:table-cell>
              <table:table-cell office:value-type="float" office:value="0.63">
                <text:p>0.63</text:p>
              </table:table-cell>
              <table:table-cell office:value-type="float" office:value="-0.00390349086835572">
                <text:p>-0.00390349086835572</text:p>
              </table:table-cell>
              <table:table-cell office:value-type="float" office:value="0.66">
                <text:p>0.66</text:p>
              </table:table-cell>
              <table:table-cell office:value-type="float" office:value="-0.00303798630009003">
                <text:p>-0.00303798630009003</text:p>
              </table:table-cell>
            </table:table-row>
            <table:table-row>
              <table:table-cell office:value-type="string"/>
              <table:table-cell office:value-type="float" office:value="0.59">
                <text:p>0.59</text:p>
              </table:table-cell>
              <table:table-cell office:value-type="float" office:value="-0.00155401063731798">
                <text:p>-0.00155401063731798</text:p>
              </table:table-cell>
              <table:table-cell office:value-type="float" office:value="0.64">
                <text:p>0.64</text:p>
              </table:table-cell>
              <table:table-cell office:value-type="float" office:value="-0.00371040338497482">
                <text:p>-0.00371040338497482</text:p>
              </table:table-cell>
              <table:table-cell office:value-type="float" office:value="0.67">
                <text:p>0.67</text:p>
              </table:table-cell>
              <table:table-cell office:value-type="float" office:value="-0.00275033176429046">
                <text:p>-0.00275033176429046</text:p>
              </table:table-cell>
            </table:table-row>
            <table:table-row>
              <table:table-cell office:value-type="string"/>
              <table:table-cell office:value-type="float" office:value="0.5925">
                <text:p>0.5925</text:p>
              </table:table-cell>
              <table:table-cell office:value-type="float" office:value="-0.00155173095923983">
                <text:p>-0.00155173095923983</text:p>
              </table:table-cell>
              <table:table-cell office:value-type="float" office:value="0.65">
                <text:p>0.65</text:p>
              </table:table-cell>
              <table:table-cell office:value-type="float" office:value="-0.00347706695095674">
                <text:p>-0.00347706695095674</text:p>
              </table:table-cell>
              <table:table-cell office:value-type="float" office:value="0.68">
                <text:p>0.68</text:p>
              </table:table-cell>
              <table:table-cell office:value-type="float" office:value="-0.00245075978679552">
                <text:p>-0.00245075978679552</text:p>
              </table:table-cell>
            </table:table-row>
            <table:table-row>
              <table:table-cell office:value-type="string"/>
              <table:table-cell office:value-type="float" office:value="0.593125">
                <text:p>0.593125</text:p>
              </table:table-cell>
              <table:table-cell office:value-type="float" office:value="-0.0015545410756339">
                <text:p>-0.0015545410756339</text:p>
              </table:table-cell>
              <table:table-cell office:value-type="float" office:value="0.66">
                <text:p>0.66</text:p>
              </table:table-cell>
              <table:table-cell office:value-type="float" office:value="-0.0031693545156611">
                <text:p>-0.0031693545156611</text:p>
              </table:table-cell>
              <table:table-cell office:value-type="float" office:value="0.69">
                <text:p>0.69</text:p>
              </table:table-cell>
              <table:table-cell office:value-type="float" office:value="-0.00214431415739789">
                <text:p>-0.00214431415739789</text:p>
              </table:table-cell>
            </table:table-row>
            <table:table-row>
              <table:table-cell office:value-type="string"/>
              <table:table-cell office:value-type="float" office:value="0.5934375">
                <text:p>0.5934375</text:p>
              </table:table-cell>
              <table:table-cell office:value-type="float" office:value="-0.00155809262956033">
                <text:p>-0.00155809262956033</text:p>
              </table:table-cell>
              <table:table-cell office:value-type="float" office:value="0.67">
                <text:p>0.67</text:p>
              </table:table-cell>
              <table:table-cell office:value-type="float" office:value="-0.00284848812300953">
                <text:p>-0.00284848812300953</text:p>
              </table:table-cell>
              <table:table-cell office:value-type="float" office:value="0.7">
                <text:p>0.7</text:p>
              </table:table-cell>
              <table:table-cell office:value-type="float" office:value="-0.00183902462358249">
                <text:p>-0.00183902462358249</text:p>
              </table:table-cell>
            </table:table-row>
            <table:table-row>
              <table:table-cell office:value-type="string"/>
              <table:table-cell office:value-type="float" office:value="0.59359375">
                <text:p>0.59359375</text:p>
              </table:table-cell>
              <table:table-cell office:value-type="float" office:value="-0.00156170075345989">
                <text:p>-0.00156170075345989</text:p>
              </table:table-cell>
              <table:table-cell office:value-type="float" office:value="0.68">
                <text:p>0.68</text:p>
              </table:table-cell>
              <table:table-cell office:value-type="float" office:value="-0.00252757286577936">
                <text:p>-0.00252757286577936</text:p>
              </table:table-cell>
              <table:table-cell office:value-type="float" office:value="0.71">
                <text:p>0.71</text:p>
              </table:table-cell>
              <table:table-cell office:value-type="float" office:value="-0.00154254967960214">
                <text:p>-0.00154254967960214</text:p>
              </table:table-cell>
            </table:table-row>
            <table:table-row>
              <table:table-cell office:value-type="string"/>
              <table:table-cell office:value-type="float" office:value="0.593671875">
                <text:p>0.593671875</text:p>
              </table:table-cell>
              <table:table-cell office:value-type="float" office:value="-0.00156556676766273">
                <text:p>-0.00156556676766273</text:p>
              </table:table-cell>
              <table:table-cell office:value-type="float" office:value="0.69">
                <text:p>0.69</text:p>
              </table:table-cell>
              <table:table-cell office:value-type="float" office:value="-0.00220398919904841">
                <text:p>-0.00220398919904841</text:p>
              </table:table-cell>
              <table:table-cell office:value-type="float" office:value="0.72">
                <text:p>0.72</text:p>
              </table:table-cell>
              <table:table-cell office:value-type="float" office:value="-0.00125901473395046">
                <text:p>-0.00125901473395046</text:p>
              </table:table-cell>
            </table:table-row>
            <table:table-row>
              <table:table-cell office:value-type="string"/>
              <table:table-cell office:value-type="float" office:value="0.59369140625">
                <text:p>0.59369140625</text:p>
              </table:table-cell>
              <table:table-cell office:value-type="float" office:value="-0.00156820910116097">
                <text:p>-0.00156820910116097</text:p>
              </table:table-cell>
              <table:table-cell office:value-type="float" office:value="0.7">
                <text:p>0.7</text:p>
              </table:table-cell>
              <table:table-cell office:value-type="float" office:value="-0.00188754901299473">
                <text:p>-0.00188754901299473</text:p>
              </table:table-cell>
              <table:table-cell office:value-type="float" office:value="0.73">
                <text:p>0.73</text:p>
              </table:table-cell>
              <table:table-cell office:value-type="float" office:value="-0.000993324118814333">
                <text:p>-0.000993324118814333</text:p>
              </table:table-cell>
            </table:table-row>
            <table:table-row>
              <table:table-cell office:value-type="string"/>
              <table:table-cell office:value-type="float" office:value="0.593701171875">
                <text:p>0.593701171875</text:p>
              </table:table-cell>
              <table:table-cell office:value-type="float" office:value="-0.00156820910116097">
                <text:p>-0.00156820910116097</text:p>
              </table:table-cell>
              <table:table-cell office:value-type="float" office:value="0.71">
                <text:p>0.71</text:p>
              </table:table-cell>
              <table:table-cell office:value-type="float" office:value="-0.001582397448735">
                <text:p>-0.001582397448735</text:p>
              </table:table-cell>
              <table:table-cell office:value-type="float" office:value="0.74">
                <text:p>0.74</text:p>
              </table:table-cell>
              <table:table-cell office:value-type="float" office:value="-0.00075007145466375">
                <text:p>-0.00075007145466375</text:p>
              </table:table-cell>
            </table:table-row>
            <table:table-row>
              <table:table-cell office:value-type="string"/>
              <table:table-cell office:value-type="float" office:value="0.5937109375">
                <text:p>0.5937109375</text:p>
              </table:table-cell>
              <table:table-cell office:value-type="float" office:value="-0.00164556880356527">
                <text:p>-0.00164556880356527</text:p>
              </table:table-cell>
              <table:table-cell office:value-type="float" office:value="0.72">
                <text:p>0.72</text:p>
              </table:table-cell>
              <table:table-cell office:value-type="float" office:value="-0.00129526520298733">
                <text:p>-0.00129526520298733</text:p>
              </table:table-cell>
              <table:table-cell office:value-type="float" office:value="0.75">
                <text:p>0.75</text:p>
              </table:table-cell>
              <table:table-cell office:value-type="float" office:value="-0.00053364986902735">
                <text:p>-0.00053364986902735</text:p>
              </table:table-cell>
            </table:table-row>
            <table:table-row>
              <table:table-cell office:value-type="string"/>
              <table:table-cell office:value-type="float" office:value="0.59375">
                <text:p>0.59375</text:p>
              </table:table-cell>
              <table:table-cell office:value-type="float" office:value="-0.00164600594988398">
                <text:p>-0.00164600594988398</text:p>
              </table:table-cell>
              <table:table-cell office:value-type="float" office:value="0.73">
                <text:p>0.73</text:p>
              </table:table-cell>
              <table:table-cell office:value-type="float" office:value="-0.00102535934672808">
                <text:p>-0.00102535934672808</text:p>
              </table:table-cell>
              <table:table-cell office:value-type="float" office:value="0.76">
                <text:p>0.76</text:p>
              </table:table-cell>
              <table:table-cell office:value-type="float" office:value="-0.00034878785403877">
                <text:p>-0.00034878785403877</text:p>
              </table:table-cell>
            </table:table-row>
            <table:table-row>
              <table:table-cell office:value-type="string"/>
              <table:table-cell office:value-type="float" office:value="0.595">
                <text:p>0.595</text:p>
              </table:table-cell>
              <table:table-cell office:value-type="float" office:value="-0.00166191516263953">
                <text:p>-0.00166191516263953</text:p>
              </table:table-cell>
              <table:table-cell office:value-type="float" office:value="0.74">
                <text:p>0.74</text:p>
              </table:table-cell>
              <table:table-cell office:value-type="float" office:value="-0.000775719037359134">
                <text:p>-0.000775719037359134</text:p>
              </table:table-cell>
              <table:table-cell office:value-type="float" office:value="0.77">
                <text:p>0.77</text:p>
              </table:table-cell>
              <table:table-cell office:value-type="float" office:value="-0.000200421399832774">
                <text:p>-0.000200421399832774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-0.00180051641896871">
                <text:p>-0.00180051641896871</text:p>
              </table:table-cell>
              <table:table-cell office:value-type="float" office:value="0.75">
                <text:p>0.75</text:p>
              </table:table-cell>
              <table:table-cell office:value-type="float" office:value="-0.000553928044510509">
                <text:p>-0.000553928044510509</text:p>
              </table:table-cell>
              <table:table-cell office:value-type="float" office:value="0.78">
                <text:p>0.78</text:p>
              </table:table-cell>
              <table:table-cell office:value-type="float" office:value="-0.0000926595763343063">
                <text:p>-0.0000926595763343063</text:p>
              </table:table-cell>
            </table:table-row>
            <table:table-row>
              <table:table-cell office:value-type="string"/>
              <table:table-cell office:value-type="float" office:value="0.60125">
                <text:p>0.60125</text:p>
              </table:table-cell>
              <table:table-cell office:value-type="float" office:value="-0.00190667306040969">
                <text:p>-0.00190667306040969</text:p>
              </table:table-cell>
              <table:table-cell office:value-type="float" office:value="0.76">
                <text:p>0.76</text:p>
              </table:table-cell>
              <table:table-cell office:value-type="float" office:value="-0.000371504432613956">
                <text:p>-0.000371504432613956</text:p>
              </table:table-cell>
              <table:table-cell office:value-type="float" office:value="0.79">
                <text:p>0.79</text:p>
              </table:table-cell>
              <table:table-cell office:value-type="float" office:value="-0.0000211996314933805">
                <text:p>-0.0000211996314933805</text:p>
              </table:table-cell>
            </table:table-row>
            <table:table-row>
              <table:table-cell office:value-type="string"/>
              <table:table-cell office:value-type="float" office:value="0.6015625">
                <text:p>0.6015625</text:p>
              </table:table-cell>
              <table:table-cell office:value-type="float" office:value="-0.00198055030148785">
                <text:p>-0.00198055030148785</text:p>
              </table:table-cell>
              <table:table-cell office:value-type="float" office:value="0.77">
                <text:p>0.77</text:p>
              </table:table-cell>
              <table:table-cell office:value-type="float" office:value="-0.000221132122340311">
                <text:p>-0.000221132122340311</text:p>
              </table:table-cell>
              <table:table-cell office:value-type="float" office:value="0.8">
                <text:p>0.8</text:p>
              </table:table-cell>
              <table:table-cell office:value-type="float" office:value="0.0000169608249786433">
                <text:p>0.0000169608249786433</text:p>
              </table:table-cell>
            </table:table-row>
            <table:table-row>
              <table:table-cell office:value-type="string"/>
              <table:table-cell office:value-type="float" office:value="0.60158203125">
                <text:p>0.60158203125</text:p>
              </table:table-cell>
              <table:table-cell office:value-type="float" office:value="-0.00199218465664005">
                <text:p>-0.00199218465664005</text:p>
              </table:table-cell>
              <table:table-cell office:value-type="float" office:value="0.78">
                <text:p>0.78</text:p>
              </table:table-cell>
              <table:table-cell office:value-type="float" office:value="-0.000103435636317673">
                <text:p>-0.000103435636317673</text:p>
              </table:table-cell>
              <table:table-cell office:value-type="float" office:value="0.81">
                <text:p>0.81</text:p>
              </table:table-cell>
              <table:table-cell office:value-type="float" office:value="0.0000392611898231927">
                <text:p>0.0000392611898231927</text:p>
              </table:table-cell>
            </table:table-row>
            <table:table-row>
              <table:table-cell office:value-type="string"/>
              <table:table-cell office:value-type="float" office:value="0.601591796875">
                <text:p>0.601591796875</text:p>
              </table:table-cell>
              <table:table-cell office:value-type="float" office:value="-0.00200062607081092">
                <text:p>-0.00200062607081092</text:p>
              </table:table-cell>
              <table:table-cell office:value-type="float" office:value="0.79">
                <text:p>0.79</text:p>
              </table:table-cell>
              <table:table-cell office:value-type="float" office:value="-0.0000284884179034792">
                <text:p>-0.0000284884179034792</text:p>
              </table:table-cell>
              <table:table-cell office:value-type="float" office:value="0.82">
                <text:p>0.82</text:p>
              </table:table-cell>
              <table:table-cell office:value-type="float" office:value="0.0000499773209466793">
                <text:p>0.0000499773209466793</text:p>
              </table:table-cell>
            </table:table-row>
            <table:table-row>
              <table:table-cell office:value-type="string"/>
              <table:table-cell office:value-type="float" office:value="0.6016015625">
                <text:p>0.6016015625</text:p>
              </table:table-cell>
              <table:table-cell office:value-type="float" office:value="-0.00200062607081092">
                <text:p>-0.00200062607081092</text:p>
              </table:table-cell>
              <table:table-cell office:value-type="float" office:value="0.8">
                <text:p>0.8</text:p>
              </table:table-cell>
              <table:table-cell office:value-type="float" office:value="0.0000121160386872313">
                <text:p>0.0000121160386872313</text:p>
              </table:table-cell>
              <table:table-cell office:value-type="float" office:value="0.83">
                <text:p>0.83</text:p>
              </table:table-cell>
              <table:table-cell office:value-type="float" office:value="0.0000547236694920371">
                <text:p>0.0000547236694920371</text:p>
              </table:table-cell>
            </table:table-row>
            <table:table-row>
              <table:table-cell office:value-type="string"/>
              <table:table-cell office:value-type="float" office:value="0.601640625">
                <text:p>0.601640625</text:p>
              </table:table-cell>
              <table:table-cell office:value-type="float" office:value="-0.00316556578641807">
                <text:p>-0.00316556578641807</text:p>
              </table:table-cell>
              <table:table-cell office:value-type="float" office:value="0.81">
                <text:p>0.81</text:p>
              </table:table-cell>
              <table:table-cell office:value-type="float" office:value="0.0000377399440208293">
                <text:p>0.0000377399440208293</text:p>
              </table:table-cell>
              <table:table-cell office:value-type="float" office:value="0.84">
                <text:p>0.84</text:p>
              </table:table-cell>
              <table:table-cell office:value-type="float" office:value="0.0000532459624410373">
                <text:p>0.0000532459624410373</text:p>
              </table:table-cell>
            </table:table-row>
            <table:table-row>
              <table:table-cell office:value-type="string"/>
              <table:table-cell office:value-type="float" office:value="0.60171875">
                <text:p>0.60171875</text:p>
              </table:table-cell>
              <table:table-cell office:value-type="float" office:value="-0.00316727209938509">
                <text:p>-0.00316727209938509</text:p>
              </table:table-cell>
              <table:table-cell office:value-type="float" office:value="0.82">
                <text:p>0.82</text:p>
              </table:table-cell>
              <table:table-cell office:value-type="float" office:value="0.0000472553353002485">
                <text:p>0.0000472553353002485</text:p>
              </table:table-cell>
              <table:table-cell office:value-type="float" office:value="0.85">
                <text:p>0.85</text:p>
              </table:table-cell>
              <table:table-cell office:value-type="float" office:value="0.0000508323933612835">
                <text:p>0.0000508323933612835</text:p>
              </table:table-cell>
            </table:table-row>
            <table:table-row>
              <table:table-cell office:value-type="string"/>
              <table:table-cell office:value-type="float" office:value="0.601875">
                <text:p>0.601875</text:p>
              </table:table-cell>
              <table:table-cell office:value-type="float" office:value="-0.00317048879262359">
                <text:p>-0.00317048879262359</text:p>
              </table:table-cell>
              <table:table-cell office:value-type="float" office:value="0.83">
                <text:p>0.83</text:p>
              </table:table-cell>
              <table:table-cell office:value-type="float" office:value="0.0000533042187071714">
                <text:p>0.0000533042187071714</text:p>
              </table:table-cell>
              <table:table-cell office:value-type="float" office:value="0.86">
                <text:p>0.86</text:p>
              </table:table-cell>
              <table:table-cell office:value-type="float" office:value="0.0000440206667743757">
                <text:p>0.0000440206667743757</text:p>
              </table:table-cell>
            </table:table-row>
            <table:table-row>
              <table:table-cell office:value-type="string"/>
              <table:table-cell office:value-type="float" office:value="0.6025">
                <text:p>0.6025</text:p>
              </table:table-cell>
              <table:table-cell office:value-type="float" office:value="-0.00318109946853307">
                <text:p>-0.00318109946853307</text:p>
              </table:table-cell>
              <table:table-cell office:value-type="float" office:value="0.84">
                <text:p>0.84</text:p>
              </table:table-cell>
              <table:table-cell office:value-type="float" office:value="0.0000545431951174759">
                <text:p>0.0000545431951174759</text:p>
              </table:table-cell>
              <table:table-cell office:value-type="float" office:value="0.87">
                <text:p>0.87</text:p>
              </table:table-cell>
              <table:table-cell office:value-type="float" office:value="0.0000389511718327681">
                <text:p>0.0000389511718327681</text:p>
              </table:table-cell>
            </table:table-row>
            <table:table-row>
              <table:table-cell office:value-type="string"/>
              <table:table-cell office:value-type="float" office:value="0.605">
                <text:p>0.605</text:p>
              </table:table-cell>
              <table:table-cell office:value-type="float" office:value="-0.00320007842783276">
                <text:p>-0.00320007842783276</text:p>
              </table:table-cell>
              <table:table-cell office:value-type="float" office:value="0.85">
                <text:p>0.85</text:p>
              </table:table-cell>
              <table:table-cell office:value-type="float" office:value="0.0000478637990485534">
                <text:p>0.0000478637990485534</text:p>
              </table:table-cell>
              <table:table-cell office:value-type="float" office:value="0.88">
                <text:p>0.88</text:p>
              </table:table-cell>
              <table:table-cell office:value-type="float" office:value="0.0000298814636671948">
                <text:p>0.0000298814636671948</text:p>
              </table:table-cell>
            </table:table-row>
            <table:table-row>
              <table:table-cell office:value-type="string"/>
              <table:table-cell office:value-type="float" office:value="0.61">
                <text:p>0.61</text:p>
              </table:table-cell>
              <table:table-cell office:value-type="float" office:value="-0.00318409153932177">
                <text:p>-0.00318409153932177</text:p>
              </table:table-cell>
              <table:table-cell office:value-type="float" office:value="0.86">
                <text:p>0.86</text:p>
              </table:table-cell>
              <table:table-cell office:value-type="float" office:value="0.000045259839270918">
                <text:p>0.000045259839270918</text:p>
              </table:table-cell>
              <table:table-cell office:value-type="float" office:value="0.89">
                <text:p>0.89</text:p>
              </table:table-cell>
              <table:table-cell office:value-type="float" office:value="0.0000243719671563285">
                <text:p>0.0000243719671563285</text:p>
              </table:table-cell>
            </table:table-row>
            <table:table-row>
              <table:table-cell office:value-type="string"/>
              <table:table-cell office:value-type="float" office:value="0.62">
                <text:p>0.62</text:p>
              </table:table-cell>
              <table:table-cell office:value-type="float" office:value="-0.00307281072654951">
                <text:p>-0.00307281072654951</text:p>
              </table:table-cell>
              <table:table-cell office:value-type="float" office:value="0.87">
                <text:p>0.87</text:p>
              </table:table-cell>
              <table:table-cell office:value-type="float" office:value="0.0000393835605710641">
                <text:p>0.0000393835605710641</text:p>
              </table:table-cell>
              <table:table-cell office:value-type="float" office:value="0.9">
                <text:p>0.9</text:p>
              </table:table-cell>
              <table:table-cell office:value-type="float" office:value="0.0000156573618117377">
                <text:p>0.0000156573618117377</text:p>
              </table:table-cell>
            </table:table-row>
            <table:table-row>
              <table:table-cell office:value-type="string"/>
              <table:table-cell office:value-type="float" office:value="0.63">
                <text:p>0.63</text:p>
              </table:table-cell>
              <table:table-cell office:value-type="float" office:value="-0.00290187688232425">
                <text:p>-0.00290187688232425</text:p>
              </table:table-cell>
              <table:table-cell office:value-type="float" office:value="0.88">
                <text:p>0.88</text:p>
              </table:table-cell>
              <table:table-cell office:value-type="float" office:value="0.0000281404513330749">
                <text:p>0.0000281404513330749</text:p>
              </table:table-cell>
              <table:table-cell office:value-type="float" office:value="0.91">
                <text:p>0.91</text:p>
              </table:table-cell>
              <table:table-cell office:value-type="float" office:value="0.0000119118399509229">
                <text:p>0.0000119118399509229</text:p>
              </table:table-cell>
            </table:table-row>
            <table:table-row>
              <table:table-cell office:value-type="string"/>
              <table:table-cell office:value-type="float" office:value="0.64">
                <text:p>0.64</text:p>
              </table:table-cell>
              <table:table-cell office:value-type="float" office:value="-0.00273661688828825">
                <text:p>-0.00273661688828825</text:p>
              </table:table-cell>
              <table:table-cell office:value-type="float" office:value="0.89">
                <text:p>0.89</text:p>
              </table:table-cell>
              <table:table-cell office:value-type="float" office:value="0.0000247677729414596">
                <text:p>0.0000247677729414596</text:p>
              </table:table-cell>
              <table:table-cell office:value-type="float" office:value="0.92">
                <text:p>0.92</text:p>
              </table:table-cell>
              <table:table-cell office:value-type="float" office:value="0.00000838694809362034">
                <text:p>0.00000838694809362034</text:p>
              </table:table-cell>
            </table:table-row>
            <table:table-row>
              <table:table-cell office:value-type="string"/>
              <table:table-cell office:value-type="float" office:value="0.65">
                <text:p>0.65</text:p>
              </table:table-cell>
              <table:table-cell office:value-type="float" office:value="-0.00269063918148225">
                <text:p>-0.00269063918148225</text:p>
              </table:table-cell>
              <table:table-cell office:value-type="float" office:value="0.9">
                <text:p>0.9</text:p>
              </table:table-cell>
              <table:table-cell office:value-type="float" office:value="0.0000175506238475694">
                <text:p>0.0000175506238475694</text:p>
              </table:table-cell>
              <table:table-cell office:value-type="float" office:value="0.93">
                <text:p>0.93</text:p>
              </table:table-cell>
              <table:table-cell office:value-type="float" office:value="0.00000507913869719706">
                <text:p>0.00000507913869719706</text:p>
              </table:table-cell>
            </table:table-row>
            <table:table-row>
              <table:table-cell office:value-type="string"/>
              <table:table-cell office:value-type="float" office:value="0.65125">
                <text:p>0.65125</text:p>
              </table:table-cell>
              <table:table-cell office:value-type="float" office:value="-0.00275652466355239">
                <text:p>-0.00275652466355239</text:p>
              </table:table-cell>
              <table:table-cell office:value-type="float" office:value="0.91">
                <text:p>0.91</text:p>
              </table:table-cell>
              <table:table-cell office:value-type="float" office:value="0.0000130820009635624">
                <text:p>0.0000130820009635624</text:p>
              </table:table-cell>
              <table:table-cell office:value-type="float" office:value="0.94">
                <text:p>0.94</text:p>
              </table:table-cell>
              <table:table-cell office:value-type="float" office:value="0.0000022803526735474">
                <text:p>0.0000022803526735474</text:p>
              </table:table-cell>
            </table:table-row>
            <table:table-row>
              <table:table-cell office:value-type="string"/>
              <table:table-cell office:value-type="float" office:value="0.651875">
                <text:p>0.651875</text:p>
              </table:table-cell>
              <table:table-cell office:value-type="float" office:value="-0.002853552706941">
                <text:p>-0.002853552706941</text:p>
              </table:table-cell>
              <table:table-cell office:value-type="float" office:value="0.92">
                <text:p>0.92</text:p>
              </table:table-cell>
              <table:table-cell office:value-type="float" office:value="0.00000898213637656461">
                <text:p>0.00000898213637656461</text:p>
              </table:table-cell>
              <table:table-cell office:value-type="float" office:value="0.95">
                <text:p>0.95</text:p>
              </table:table-cell>
              <table:table-cell office:value-type="float" office:value="0.00000010553773803606">
                <text:p>0.00000010553773803606</text:p>
              </table:table-cell>
            </table:table-row>
            <table:table-row>
              <table:table-cell office:value-type="string"/>
              <table:table-cell office:value-type="float" office:value="0.651953125">
                <text:p>0.651953125</text:p>
              </table:table-cell>
              <table:table-cell office:value-type="float" office:value="-0.00289573803113459">
                <text:p>-0.00289573803113459</text:p>
              </table:table-cell>
              <table:table-cell office:value-type="float" office:value="0.93">
                <text:p>0.93</text:p>
              </table:table-cell>
              <table:table-cell office:value-type="float" office:value="0.00000524096979997181">
                <text:p>0.00000524096979997181</text:p>
              </table:table-cell>
              <table:table-cell office:value-type="float" office:value="0.96">
                <text:p>0.96</text:p>
              </table:table-cell>
              <table:table-cell office:value-type="float" office:value="-0.00000000000021855769">
                <text:p>-0.00000000000021855769</text:p>
              </table:table-cell>
            </table:table-row>
            <table:table-row>
              <table:table-cell office:value-type="string"/>
              <table:table-cell office:value-type="float" office:value="0.651962890625">
                <text:p>0.651962890625</text:p>
              </table:table-cell>
              <table:table-cell office:value-type="float" office:value="-0.00289573803113459">
                <text:p>-0.00289573803113459</text:p>
              </table:table-cell>
              <table:table-cell office:value-type="float" office:value="0.94">
                <text:p>0.94</text:p>
              </table:table-cell>
              <table:table-cell office:value-type="float" office:value="0.00000184840186700864">
                <text:p>0.00000184840186700864</text:p>
              </table:table-cell>
              <table:table-cell office:value-type="float" office:value="0.97">
                <text:p>0.97</text:p>
              </table:table-cell>
              <table:table-cell office:value-type="float" office:value="-7.79071903843844E-019">
                <text:p>-7.79071903843844E-019</text:p>
              </table:table-cell>
            </table:table-row>
            <table:table-row>
              <table:table-cell office:value-type="string"/>
              <table:table-cell office:value-type="float" office:value="0.65197265625">
                <text:p>0.65197265625</text:p>
              </table:table-cell>
              <table:table-cell office:value-type="float" office:value="-0.003704023652933">
                <text:p>-0.003704023652933</text:p>
              </table:table-cell>
              <table:table-cell office:value-type="float" office:value="0.95">
                <text:p>0.95</text:p>
              </table:table-cell>
              <table:table-cell office:value-type="float" office:value="0.00000043145880987395">
                <text:p>0.00000043145880987395</text:p>
              </table:table-cell>
              <table:table-cell office:value-type="float" office:value="0.98">
                <text:p>0.98</text:p>
              </table:table-cell>
              <table:table-cell office:value-type="float" office:value="-2.96730822188189E-019">
                <text:p>-2.96730822188189E-019</text:p>
              </table:table-cell>
            </table:table-row>
            <table:table-row>
              <table:table-cell office:value-type="string"/>
              <table:table-cell office:value-type="float" office:value="0.6519921875">
                <text:p>0.6519921875</text:p>
              </table:table-cell>
              <table:table-cell office:value-type="float" office:value="-0.00370340319593274">
                <text:p>-0.00370340319593274</text:p>
              </table:table-cell>
              <table:table-cell office:value-type="float" office:value="0.96">
                <text:p>0.96</text:p>
              </table:table-cell>
              <table:table-cell office:value-type="float" office:value="-0.00000000000026308">
                <text:p>-0.00000000000026308</text:p>
              </table:table-cell>
              <table:table-cell office:value-type="float" office:value="0.99">
                <text:p>0.99</text:p>
              </table:table-cell>
              <table:table-cell office:value-type="float" office:value="-3.70952166447662E-019">
                <text:p>-3.70952166447662E-019</text:p>
              </table:table-cell>
            </table:table-row>
            <table:table-row>
              <table:table-cell office:value-type="string"/>
              <table:table-cell office:value-type="float" office:value="0.65203125">
                <text:p>0.65203125</text:p>
              </table:table-cell>
              <table:table-cell office:value-type="float" office:value="-0.00370216121353288">
                <text:p>-0.00370216121353288</text:p>
              </table:table-cell>
              <table:table-cell office:value-type="float" office:value="0.97">
                <text:p>0.97</text:p>
              </table:table-cell>
              <table:table-cell office:value-type="float" office:value="-2.08547344475139E-017">
                <text:p>-2.08547344475139E-017</text:p>
              </table:table-cell>
              <table:table-cell office:value-type="float" office:value="1">
                <text:p>1</text:p>
              </table:table-cell>
              <table:table-cell office:value-type="float" office:value="-4.24496758949065E-019">
                <text:p>-4.24496758949065E-019</text:p>
              </table:table-cell>
            </table:table-row>
            <table:table-row>
              <table:table-cell office:value-type="string"/>
              <table:table-cell office:value-type="float" office:value="0.6521875">
                <text:p>0.6521875</text:p>
              </table:table-cell>
              <table:table-cell office:value-type="float" office:value="-0.003697179424205">
                <text:p>-0.003697179424205</text:p>
              </table:table-cell>
              <table:table-cell office:value-type="float" office:value="0.98">
                <text:p>0.98</text:p>
              </table:table-cell>
              <table:table-cell office:value-type="float" office:value="-2.10312543040742E-017">
                <text:p>-2.10312543040742E-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525">
                <text:p>0.6525</text:p>
              </table:table-cell>
              <table:table-cell office:value-type="float" office:value="-0.00368715315615739">
                <text:p>-0.00368715315615739</text:p>
              </table:table-cell>
              <table:table-cell office:value-type="float" office:value="0.99">
                <text:p>0.99</text:p>
              </table:table-cell>
              <table:table-cell office:value-type="float" office:value="-2.0293088831302E-017">
                <text:p>-2.0293088831302E-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55">
                <text:p>0.655</text:p>
              </table:table-cell>
              <table:table-cell office:value-type="float" office:value="-0.00360471420960816">
                <text:p>-0.00360471420960816</text:p>
              </table:table-cell>
              <table:table-cell office:value-type="float" office:value="1">
                <text:p>1</text:p>
              </table:table-cell>
              <table:table-cell office:value-type="float" office:value="-2.0567922504465E-017">
                <text:p>-2.0567922504465E-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6">
                <text:p>0.66</text:p>
              </table:table-cell>
              <table:table-cell office:value-type="float" office:value="-0.00343358933387427">
                <text:p>-0.00343358933387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7">
                <text:p>0.67</text:p>
              </table:table-cell>
              <table:table-cell office:value-type="float" office:value="-0.0030844979990712">
                <text:p>-0.003084497999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8">
                <text:p>0.68</text:p>
              </table:table-cell>
              <table:table-cell office:value-type="float" office:value="-0.00273717500505995">
                <text:p>-0.00273717500505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9">
                <text:p>0.69</text:p>
              </table:table-cell>
              <table:table-cell office:value-type="float" office:value="-0.00238961412306362">
                <text:p>-0.00238961412306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-0.00205058022357407">
                <text:p>-0.00205058022357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1">
                <text:p>0.71</text:p>
              </table:table-cell>
              <table:table-cell office:value-type="float" office:value="-0.00172647340115247">
                <text:p>-0.00172647340115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2">
                <text:p>0.72</text:p>
              </table:table-cell>
              <table:table-cell office:value-type="float" office:value="-0.00142813239212344">
                <text:p>-0.00142813239212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3">
                <text:p>0.73</text:p>
              </table:table-cell>
              <table:table-cell office:value-type="float" office:value="-0.00115038847818223">
                <text:p>-0.00115038847818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4">
                <text:p>0.74</text:p>
              </table:table-cell>
              <table:table-cell office:value-type="float" office:value="-0.000894559701507156">
                <text:p>-0.000894559701507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5">
                <text:p>0.75</text:p>
              </table:table-cell>
              <table:table-cell office:value-type="float" office:value="-0.000664934388415719">
                <text:p>-0.000664934388415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6">
                <text:p>0.76</text:p>
              </table:table-cell>
              <table:table-cell office:value-type="float" office:value="-0.000466315569418513">
                <text:p>-0.000466315569418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7">
                <text:p>0.77</text:p>
              </table:table-cell>
              <table:table-cell office:value-type="float" office:value="-0.000289770016025466">
                <text:p>-0.000289770016025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8">
                <text:p>0.78</text:p>
              </table:table-cell>
              <table:table-cell office:value-type="float" office:value="-0.000145023841569554">
                <text:p>-0.000145023841569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9">
                <text:p>0.79</text:p>
              </table:table-cell>
              <table:table-cell office:value-type="float" office:value="-0.0000477317675670377">
                <text:p>-0.0000477317675670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0.00000270090369317126">
                <text:p>0.00000270090369317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1">
                <text:p>0.81</text:p>
              </table:table-cell>
              <table:table-cell office:value-type="float" office:value="0.0000279699373974022">
                <text:p>0.0000279699373974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2">
                <text:p>0.82</text:p>
              </table:table-cell>
              <table:table-cell office:value-type="float" office:value="0.0000334671476979943">
                <text:p>0.0000334671476979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3">
                <text:p>0.83</text:p>
              </table:table-cell>
              <table:table-cell office:value-type="float" office:value="0.0000426751388699089">
                <text:p>0.0000426751388699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4">
                <text:p>0.84</text:p>
              </table:table-cell>
              <table:table-cell office:value-type="float" office:value="0.0000518783880363807">
                <text:p>0.0000518783880363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5">
                <text:p>0.85</text:p>
              </table:table-cell>
              <table:table-cell office:value-type="float" office:value="0.0000538986825395202">
                <text:p>0.0000538986825395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6">
                <text:p>0.86</text:p>
              </table:table-cell>
              <table:table-cell office:value-type="float" office:value="0.0000488494647189684">
                <text:p>0.0000488494647189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7">
                <text:p>0.87</text:p>
              </table:table-cell>
              <table:table-cell office:value-type="float" office:value="0.0000366761722392547">
                <text:p>0.0000366761722392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8">
                <text:p>0.88</text:p>
              </table:table-cell>
              <table:table-cell office:value-type="float" office:value="0.0000184855734539952">
                <text:p>0.0000184855734539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9">
                <text:p>0.89</text:p>
              </table:table-cell>
              <table:table-cell office:value-type="float" office:value="0.000020286471135552">
                <text:p>0.000020286471135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0.0000205339173356375">
                <text:p>0.0000205339173356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1">
                <text:p>0.91</text:p>
              </table:table-cell>
              <table:table-cell office:value-type="float" office:value="0.0000158179282311796">
                <text:p>0.0000158179282311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2">
                <text:p>0.92</text:p>
              </table:table-cell>
              <table:table-cell office:value-type="float" office:value="0.0000112772539644528">
                <text:p>0.0000112772539644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3">
                <text:p>0.93</text:p>
              </table:table-cell>
              <table:table-cell office:value-type="float" office:value="0.0000069127121362275">
                <text:p>0.0000069127121362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4">
                <text:p>0.94</text:p>
              </table:table-cell>
              <table:table-cell office:value-type="float" office:value="0.00000272466425668191">
                <text:p>0.00000272466425668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5">
                <text:p>0.95</text:p>
              </table:table-cell>
              <table:table-cell office:value-type="float" office:value="3.45504739185029E-018">
                <text:p>3.45504739185029E-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6">
                <text:p>0.96</text:p>
              </table:table-cell>
              <table:table-cell office:value-type="float" office:value="-0.00000000000147792613">
                <text:p>-0.00000000000147792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7">
                <text:p>0.97</text:p>
              </table:table-cell>
              <table:table-cell office:value-type="float" office:value="1.48214968537275E-018">
                <text:p>1.48214968537275E-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8">
                <text:p>0.98</text:p>
              </table:table-cell>
              <table:table-cell office:value-type="float" office:value="2.70271989486552E-018">
                <text:p>2.70271989486552E-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9">
                <text:p>0.99</text:p>
              </table:table-cell>
              <table:table-cell office:value-type="float" office:value="2.83241295852799E-018">
                <text:p>2.83241295852799E-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2.69478882224095E-018">
                <text:p>2.69478882224095E-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9f56dff12ba03b9acd7730a5a481eea045e468f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34cm" svg:y="0.316cm" chart:style-name="ch2">
          <text:p>Vertical reaction force</text:p>
        </chart:title>
        <chart:legend chart:legend-position="end" loext:overlay="true" svg:x="11.675cm" svg:y="2.115cm" style:legend-expansion="custom" svg:width="2.88cm" svg:height="1.594cm" style:legend-expansion-aspect-ratio="1.80677540777917" chart:style-name="ch3"/>
        <chart:plot-area chart:style-name="ch4" table:cell-range-address="Elastic.A13:Elastic.A181 Elastic.B12:Elastic.C12 Elastic.C13:Elastic.C181 Elastic.E12:Elastic.F12 Elastic.F13:Elastic.F146 Elastic.H12:Elastic.I12 Elastic.I13:Elastic.I143" chart:data-source-has-labels="row" svg:x="1.331cm" svg:y="1.275cm" svg:width="14.349cm" svg:height="6.564cm">
          <chart:coordinate-region svg:x="2.535cm" svg:y="1.474cm" svg:width="12.905cm" svg:height="6.166cm"/>
          <chart:axis chart:dimension="x" chart:name="primary-x" chart:style-name="ch5">
            <chart:title svg:x="7.336cm" svg:y="8.019cm" chart:style-name="ch6">
              <text:p>Simulation time</text:p>
            </chart:title>
          </chart:axis>
          <chart:axis chart:dimension="y" chart:name="primary-y" chart:style-name="ch7">
            <chart:title svg:x="0.451cm" svg:y="5.024cm" chart:style-name="ch8">
              <text:p>Force</text:p>
            </chart:title>
            <chart:grid chart:style-name="ch9" chart:class="major"/>
          </chart:axis>
          <chart:series chart:style-name="ch10" chart:values-cell-range-address="Elastic.C13:Elastic.C181" chart:label-cell-address="Elastic.B12:Elastic.C12" chart:class="chart:scatter">
            <chart:domain table:cell-range-address="Elastic.A13:Elastic.A181"/>
            <chart:data-point chart:repeated="169"/>
          </chart:series>
          <chart:series chart:style-name="ch11" chart:values-cell-range-address="Elastic.F13:Elastic.F146" chart:label-cell-address="Elastic.E12:Elastic.F12" chart:class="chart:scatter">
            <chart:domain table:cell-range-address="Elastic.D13:Elastic.D146"/>
            <chart:data-point chart:repeated="134"/>
          </chart:series>
          <chart:series chart:style-name="ch12" chart:values-cell-range-address="Elastic.I13:Elastic.I143" chart:label-cell-address="Elastic.H12:Elastic.I12" chart:class="chart:scatter">
            <chart:domain table:cell-range-address="Elastic.G13:Elastic.G143"/>
            <chart:data-point chart:repeated="1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sh =  5</text:p>
                <text:list>
                  <text:list-item>
                    <text:p>Mesh = </text:p>
                  </text:list-item>
                  <text:list-item>
                    <text:p>5</text:p>
                  </text:list-item>
                </text:list>
                <draw:g>
                  <svg:desc>Elastic.B12:Elastic.C1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esh =  10</text:p>
                <text:list>
                  <text:list-item>
                    <text:p>Mesh = </text:p>
                  </text:list-item>
                  <text:list-item>
                    <text:p>10</text:p>
                  </text:list-item>
                </text:list>
                <draw:g>
                  <svg:desc>Elastic.E12:Elastic.F1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Mesh =  15</text:p>
                <text:list>
                  <text:list-item>
                    <text:p>Mesh = </text:p>
                  </text:list-item>
                  <text:list-item>
                    <text:p>15</text:p>
                  </text:list-item>
                </text:list>
                <draw:g>
                  <svg:desc>Elastic.H12:Elastic.I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Elastic.A13:Elastic.A181</svg:desc>
                </draw:g>
              </table:table-cell>
              <table:table-cell office:value-type="float" office:value="NaN">
                <text:p>NaN</text:p>
                <draw:g>
                  <svg:desc>Elastic.C13:Elastic.C181</svg:desc>
                </draw:g>
              </table:table-cell>
              <table:table-cell office:value-type="float" office:value="NaN">
                <text:p>NaN</text:p>
                <draw:g>
                  <svg:desc>Elastic.D13:Elastic.D146</svg:desc>
                </draw:g>
              </table:table-cell>
              <table:table-cell office:value-type="float" office:value="NaN">
                <text:p>NaN</text:p>
                <draw:g>
                  <svg:desc>Elastic.F13:Elastic.F146</svg:desc>
                </draw:g>
              </table:table-cell>
              <table:table-cell office:value-type="float" office:value="NaN">
                <text:p>NaN</text:p>
                <draw:g>
                  <svg:desc>Elastic.G13:Elastic.G143</svg:desc>
                </draw:g>
              </table:table-cell>
              <table:table-cell office:value-type="float" office:value="NaN">
                <text:p>NaN</text:p>
                <draw:g>
                  <svg:desc>Elastic.I13:Elastic.I1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-8.86740625625047E-019">
                <text:p>-8.86740625625047E-019</text:p>
              </table:table-cell>
              <table:table-cell office:value-type="float" office:value="0.01">
                <text:p>0.01</text:p>
              </table:table-cell>
              <table:table-cell office:value-type="float" office:value="-6.77592285235083E-019">
                <text:p>-6.77592285235083E-019</text:p>
              </table:table-cell>
              <table:table-cell office:value-type="float" office:value="0.01">
                <text:p>0.01</text:p>
              </table:table-cell>
              <table:table-cell office:value-type="float" office:value="-5.84556788376693E-019">
                <text:p>-5.84556788376693E-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-1.20984903401523E-019">
                <text:p>-1.20984903401523E-019</text:p>
              </table:table-cell>
              <table:table-cell office:value-type="float" office:value="0.02">
                <text:p>0.02</text:p>
              </table:table-cell>
              <table:table-cell office:value-type="float" office:value="-2.6030598709026E-018">
                <text:p>-2.6030598709026E-018</text:p>
              </table:table-cell>
              <table:table-cell office:value-type="float" office:value="0.02">
                <text:p>0.02</text:p>
              </table:table-cell>
              <table:table-cell office:value-type="float" office:value="6.9379099835537E-019">
                <text:p>6.9379099835537E-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-3.83987624872875E-018">
                <text:p>-3.83987624872875E-018</text:p>
              </table:table-cell>
              <table:table-cell office:value-type="float" office:value="0.03">
                <text:p>0.03</text:p>
              </table:table-cell>
              <table:table-cell office:value-type="float" office:value="1.66371656387662E-018">
                <text:p>1.66371656387662E-018</text:p>
              </table:table-cell>
              <table:table-cell office:value-type="float" office:value="0.03">
                <text:p>0.03</text:p>
              </table:table-cell>
              <table:table-cell office:value-type="float" office:value="-6.10483975750006E-018">
                <text:p>-6.10483975750006E-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-1.50281349772444E-018">
                <text:p>-1.50281349772444E-018</text:p>
              </table:table-cell>
              <table:table-cell office:value-type="float" office:value="0.04">
                <text:p>0.04</text:p>
              </table:table-cell>
              <table:table-cell office:value-type="float" office:value="-4.52754032671838E-018">
                <text:p>-4.52754032671838E-018</text:p>
              </table:table-cell>
              <table:table-cell office:value-type="float" office:value="0.04">
                <text:p>0.04</text:p>
              </table:table-cell>
              <table:table-cell office:value-type="float" office:value="-4.75897137234815E-019">
                <text:p>-4.75897137234815E-0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-0.000246005936815613">
                <text:p>-0.000246005936815613</text:p>
              </table:table-cell>
              <table:table-cell office:value-type="float" office:value="0.05">
                <text:p>0.05</text:p>
              </table:table-cell>
              <table:table-cell office:value-type="float" office:value="-0.000254308363552085">
                <text:p>-0.000254308363552085</text:p>
              </table:table-cell>
              <table:table-cell office:value-type="float" office:value="0.05">
                <text:p>0.05</text:p>
              </table:table-cell>
              <table:table-cell office:value-type="float" office:value="-0.000254763383669984">
                <text:p>-0.0002547633836699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-0.000970086934900087">
                <text:p>-0.000970086934900087</text:p>
              </table:table-cell>
              <table:table-cell office:value-type="float" office:value="0.06">
                <text:p>0.06</text:p>
              </table:table-cell>
              <table:table-cell office:value-type="float" office:value="-0.000975057572511299">
                <text:p>-0.000975057572511299</text:p>
              </table:table-cell>
              <table:table-cell office:value-type="float" office:value="0.06">
                <text:p>0.06</text:p>
              </table:table-cell>
              <table:table-cell office:value-type="float" office:value="-0.000975686055027951">
                <text:p>-0.0009756860550279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-0.00171183915838628">
                <text:p>-0.00171183915838628</text:p>
              </table:table-cell>
              <table:table-cell office:value-type="float" office:value="0.07">
                <text:p>0.07</text:p>
              </table:table-cell>
              <table:table-cell office:value-type="float" office:value="-0.001715327520811">
                <text:p>-0.001715327520811</text:p>
              </table:table-cell>
              <table:table-cell office:value-type="float" office:value="0.07">
                <text:p>0.07</text:p>
              </table:table-cell>
              <table:table-cell office:value-type="float" office:value="-0.00171512581898179">
                <text:p>-0.001715125818981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-0.0024701231439036">
                <text:p>-0.0024701231439036</text:p>
              </table:table-cell>
              <table:table-cell office:value-type="float" office:value="0.08">
                <text:p>0.08</text:p>
              </table:table-cell>
              <table:table-cell office:value-type="float" office:value="-0.00247203597243314">
                <text:p>-0.00247203597243314</text:p>
              </table:table-cell>
              <table:table-cell office:value-type="float" office:value="0.08">
                <text:p>0.08</text:p>
              </table:table-cell>
              <table:table-cell office:value-type="float" office:value="-0.00247088835792272">
                <text:p>-0.002470888357922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-0.00324567009138124">
                <text:p>-0.00324567009138124</text:p>
              </table:table-cell>
              <table:table-cell office:value-type="float" office:value="0.09">
                <text:p>0.09</text:p>
              </table:table-cell>
              <table:table-cell office:value-type="float" office:value="-0.00324590146577262">
                <text:p>-0.00324590146577262</text:p>
              </table:table-cell>
              <table:table-cell office:value-type="float" office:value="0.09">
                <text:p>0.09</text:p>
              </table:table-cell>
              <table:table-cell office:value-type="float" office:value="-0.0032436799107273">
                <text:p>-0.00324367991072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-0.00403925220378911">
                <text:p>-0.00403925220378911</text:p>
              </table:table-cell>
              <table:table-cell office:value-type="float" office:value="0.1">
                <text:p>0.1</text:p>
              </table:table-cell>
              <table:table-cell office:value-type="float" office:value="-0.00403763215012521">
                <text:p>-0.00403763215012521</text:p>
              </table:table-cell>
              <table:table-cell office:value-type="float" office:value="0.1">
                <text:p>0.1</text:p>
              </table:table-cell>
              <table:table-cell office:value-type="float" office:value="-0.00403424449804376">
                <text:p>-0.004034244498043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-0.00402523003900023">
                <text:p>-0.00402523003900023</text:p>
              </table:table-cell>
              <table:table-cell office:value-type="float" office:value="0.11">
                <text:p>0.11</text:p>
              </table:table-cell>
              <table:table-cell office:value-type="float" office:value="-0.00402543189818802">
                <text:p>-0.00402543189818802</text:p>
              </table:table-cell>
              <table:table-cell office:value-type="float" office:value="0.11">
                <text:p>0.11</text:p>
              </table:table-cell>
              <table:table-cell office:value-type="float" office:value="-0.0040233201704853">
                <text:p>-0.00402332017048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-0.00401036836536677">
                <text:p>-0.00401036836536677</text:p>
              </table:table-cell>
              <table:table-cell office:value-type="float" office:value="0.12">
                <text:p>0.12</text:p>
              </table:table-cell>
              <table:table-cell office:value-type="float" office:value="-0.00400845956426214">
                <text:p>-0.00400845956426214</text:p>
              </table:table-cell>
              <table:table-cell office:value-type="float" office:value="0.12">
                <text:p>0.12</text:p>
              </table:table-cell>
              <table:table-cell office:value-type="float" office:value="-0.00400651862883125">
                <text:p>-0.00400651862883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-0.00399472624356981">
                <text:p>-0.00399472624356981</text:p>
              </table:table-cell>
              <table:table-cell office:value-type="float" office:value="0.13">
                <text:p>0.13</text:p>
              </table:table-cell>
              <table:table-cell office:value-type="float" office:value="-0.00398809384747162">
                <text:p>-0.00398809384747162</text:p>
              </table:table-cell>
              <table:table-cell office:value-type="float" office:value="0.13">
                <text:p>0.13</text:p>
              </table:table-cell>
              <table:table-cell office:value-type="float" office:value="-0.00398534636675733">
                <text:p>-0.003985346366757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-0.00396922482959233">
                <text:p>-0.00396922482959233</text:p>
              </table:table-cell>
              <table:table-cell office:value-type="float" office:value="0.14">
                <text:p>0.14</text:p>
              </table:table-cell>
              <table:table-cell office:value-type="float" office:value="-0.0039609560356268">
                <text:p>-0.0039609560356268</text:p>
              </table:table-cell>
              <table:table-cell office:value-type="float" office:value="0.14">
                <text:p>0.14</text:p>
              </table:table-cell>
              <table:table-cell office:value-type="float" office:value="-0.00395842445871861">
                <text:p>-0.003958424458718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-0.0039371551238311">
                <text:p>-0.0039371551238311</text:p>
              </table:table-cell>
              <table:table-cell office:value-type="float" office:value="0.15">
                <text:p>0.15</text:p>
              </table:table-cell>
              <table:table-cell office:value-type="float" office:value="-0.00393005154659313">
                <text:p>-0.00393005154659313</text:p>
              </table:table-cell>
              <table:table-cell office:value-type="float" office:value="0.15">
                <text:p>0.15</text:p>
              </table:table-cell>
              <table:table-cell office:value-type="float" office:value="-0.00392786735751597">
                <text:p>-0.003927867357515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-0.00390276399812188">
                <text:p>-0.00390276399812188</text:p>
              </table:table-cell>
              <table:table-cell office:value-type="float" office:value="0.16">
                <text:p>0.16</text:p>
              </table:table-cell>
              <table:table-cell office:value-type="float" office:value="-0.003897268024118">
                <text:p>-0.003897268024118</text:p>
              </table:table-cell>
              <table:table-cell office:value-type="float" office:value="0.16">
                <text:p>0.16</text:p>
              </table:table-cell>
              <table:table-cell office:value-type="float" office:value="-0.00389327558101197">
                <text:p>-0.003893275581011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-0.00386988704514948">
                <text:p>-0.00386988704514948</text:p>
              </table:table-cell>
              <table:table-cell office:value-type="float" office:value="0.17">
                <text:p>0.17</text:p>
              </table:table-cell>
              <table:table-cell office:value-type="float" office:value="-0.00386104933110534">
                <text:p>-0.00386104933110534</text:p>
              </table:table-cell>
              <table:table-cell office:value-type="float" office:value="0.17">
                <text:p>0.17</text:p>
              </table:table-cell>
              <table:table-cell office:value-type="float" office:value="-0.00385746268803076">
                <text:p>-0.003857462688030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-0.00384227100109964">
                <text:p>-0.00384227100109964</text:p>
              </table:table-cell>
              <table:table-cell office:value-type="float" office:value="0.18">
                <text:p>0.18</text:p>
              </table:table-cell>
              <table:table-cell office:value-type="float" office:value="-0.00382596012842654">
                <text:p>-0.00382596012842654</text:p>
              </table:table-cell>
              <table:table-cell office:value-type="float" office:value="0.18">
                <text:p>0.18</text:p>
              </table:table-cell>
              <table:table-cell office:value-type="float" office:value="-0.00382133214935514">
                <text:p>-0.003821332149355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-0.00382136222559742">
                <text:p>-0.00382136222559742</text:p>
              </table:table-cell>
              <table:table-cell office:value-type="float" office:value="0.19">
                <text:p>0.19</text:p>
              </table:table-cell>
              <table:table-cell office:value-type="float" office:value="-0.00379519009338943">
                <text:p>-0.00379519009338943</text:p>
              </table:table-cell>
              <table:table-cell office:value-type="float" office:value="0.19">
                <text:p>0.19</text:p>
              </table:table-cell>
              <table:table-cell office:value-type="float" office:value="-0.003788765746383">
                <text:p>-0.0037887657463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-0.00380391725265042">
                <text:p>-0.00380391725265042</text:p>
              </table:table-cell>
              <table:table-cell office:value-type="float" office:value="0.2">
                <text:p>0.2</text:p>
              </table:table-cell>
              <table:table-cell office:value-type="float" office:value="-0.00376994588608784">
                <text:p>-0.00376994588608784</text:p>
              </table:table-cell>
              <table:table-cell office:value-type="float" office:value="0.2">
                <text:p>0.2</text:p>
              </table:table-cell>
              <table:table-cell office:value-type="float" office:value="-0.00376242469876927">
                <text:p>-0.003762424698769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-0.00379760695021822">
                <text:p>-0.00379760695021822</text:p>
              </table:table-cell>
              <table:table-cell office:value-type="float" office:value="0.21">
                <text:p>0.21</text:p>
              </table:table-cell>
              <table:table-cell office:value-type="float" office:value="-0.00375690350627397">
                <text:p>-0.00375690350627397</text:p>
              </table:table-cell>
              <table:table-cell office:value-type="float" office:value="0.21">
                <text:p>0.21</text:p>
              </table:table-cell>
              <table:table-cell office:value-type="float" office:value="-0.00374774741987743">
                <text:p>-0.003747747419877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-0.00381022263218984">
                <text:p>-0.00381022263218984</text:p>
              </table:table-cell>
              <table:table-cell office:value-type="float" office:value="0.22">
                <text:p>0.22</text:p>
              </table:table-cell>
              <table:table-cell office:value-type="float" office:value="-0.0037617091150268">
                <text:p>-0.0037617091150268</text:p>
              </table:table-cell>
              <table:table-cell office:value-type="float" office:value="0.22">
                <text:p>0.22</text:p>
              </table:table-cell>
              <table:table-cell office:value-type="float" office:value="-0.00374904760685255">
                <text:p>-0.003749047606852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-0.00385247291873808">
                <text:p>-0.00385247291873808</text:p>
              </table:table-cell>
              <table:table-cell office:value-type="float" office:value="0.23">
                <text:p>0.23</text:p>
              </table:table-cell>
              <table:table-cell office:value-type="float" office:value="-0.0037908670569575">
                <text:p>-0.0037908670569575</text:p>
              </table:table-cell>
              <table:table-cell office:value-type="float" office:value="0.23">
                <text:p>0.23</text:p>
              </table:table-cell>
              <table:table-cell office:value-type="float" office:value="-0.00377535546778652">
                <text:p>-0.003775355467786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-0.00392686102809688">
                <text:p>-0.00392686102809688</text:p>
              </table:table-cell>
              <table:table-cell office:value-type="float" office:value="0.24">
                <text:p>0.24</text:p>
              </table:table-cell>
              <table:table-cell office:value-type="float" office:value="-0.00384757107644342">
                <text:p>-0.00384757107644342</text:p>
              </table:table-cell>
              <table:table-cell office:value-type="float" office:value="0.24">
                <text:p>0.24</text:p>
              </table:table-cell>
              <table:table-cell office:value-type="float" office:value="-0.00382788485976536">
                <text:p>-0.003827884859765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-0.00403191643432767">
                <text:p>-0.00403191643432767</text:p>
              </table:table-cell>
              <table:table-cell office:value-type="float" office:value="0.25">
                <text:p>0.25</text:p>
              </table:table-cell>
              <table:table-cell office:value-type="float" office:value="-0.00393222982449547">
                <text:p>-0.00393222982449547</text:p>
              </table:table-cell>
              <table:table-cell office:value-type="float" office:value="0.25">
                <text:p>0.25</text:p>
              </table:table-cell>
              <table:table-cell office:value-type="float" office:value="-0.00390740967258928">
                <text:p>-0.003907409672589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-0.00416149704227197">
                <text:p>-0.00416149704227197</text:p>
              </table:table-cell>
              <table:table-cell office:value-type="float" office:value="0.26">
                <text:p>0.26</text:p>
              </table:table-cell>
              <table:table-cell office:value-type="float" office:value="-0.00404059206499972">
                <text:p>-0.00404059206499972</text:p>
              </table:table-cell>
              <table:table-cell office:value-type="float" office:value="0.26">
                <text:p>0.26</text:p>
              </table:table-cell>
              <table:table-cell office:value-type="float" office:value="-0.00401215411778897">
                <text:p>-0.004012154117788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-0.00431177896666282">
                <text:p>-0.00431177896666282</text:p>
              </table:table-cell>
              <table:table-cell office:value-type="float" office:value="0.27">
                <text:p>0.27</text:p>
              </table:table-cell>
              <table:table-cell office:value-type="float" office:value="-0.00417132862830142">
                <text:p>-0.00417132862830142</text:p>
              </table:table-cell>
              <table:table-cell office:value-type="float" office:value="0.27">
                <text:p>0.27</text:p>
              </table:table-cell>
              <table:table-cell office:value-type="float" office:value="-0.00413774633038494">
                <text:p>-0.004137746330384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-0.00448403800583463">
                <text:p>-0.00448403800583463</text:p>
              </table:table-cell>
              <table:table-cell office:value-type="float" office:value="0.28">
                <text:p>0.28</text:p>
              </table:table-cell>
              <table:table-cell office:value-type="float" office:value="-0.00432154344688046">
                <text:p>-0.00432154344688046</text:p>
              </table:table-cell>
              <table:table-cell office:value-type="float" office:value="0.28">
                <text:p>0.28</text:p>
              </table:table-cell>
              <table:table-cell office:value-type="float" office:value="-0.00428205200442046">
                <text:p>-0.004282052004420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-0.0046803375379824">
                <text:p>-0.0046803375379824</text:p>
              </table:table-cell>
              <table:table-cell office:value-type="float" office:value="0.29">
                <text:p>0.29</text:p>
              </table:table-cell>
              <table:table-cell office:value-type="float" office:value="-0.0044902384591081">
                <text:p>-0.0044902384591081</text:p>
              </table:table-cell>
              <table:table-cell office:value-type="float" office:value="0.29">
                <text:p>0.29</text:p>
              </table:table-cell>
              <table:table-cell office:value-type="float" office:value="-0.00443936032537671">
                <text:p>-0.004439360325376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-0.00489824838730277">
                <text:p>-0.00489824838730277</text:p>
              </table:table-cell>
              <table:table-cell office:value-type="float" office:value="0.3">
                <text:p>0.3</text:p>
              </table:table-cell>
              <table:table-cell office:value-type="float" office:value="-0.00467058814110968">
                <text:p>-0.00467058814110968</text:p>
              </table:table-cell>
              <table:table-cell office:value-type="float" office:value="0.3">
                <text:p>0.3</text:p>
              </table:table-cell>
              <table:table-cell office:value-type="float" office:value="-0.00460544290953652">
                <text:p>-0.004605442909536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-0.00513616528286782">
                <text:p>-0.00513616528286782</text:p>
              </table:table-cell>
              <table:table-cell office:value-type="float" office:value="0.31">
                <text:p>0.31</text:p>
              </table:table-cell>
              <table:table-cell office:value-type="float" office:value="-0.00485838128913625">
                <text:p>-0.00485838128913625</text:p>
              </table:table-cell>
              <table:table-cell office:value-type="float" office:value="0.31">
                <text:p>0.31</text:p>
              </table:table-cell>
              <table:table-cell office:value-type="float" office:value="-0.00477584267707309">
                <text:p>-0.004775842677073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-0.00539913852015894">
                <text:p>-0.00539913852015894</text:p>
              </table:table-cell>
              <table:table-cell office:value-type="float" office:value="0.32">
                <text:p>0.32</text:p>
              </table:table-cell>
              <table:table-cell office:value-type="float" office:value="-0.00505291601841669">
                <text:p>-0.00505291601841669</text:p>
              </table:table-cell>
              <table:table-cell office:value-type="float" office:value="0.32">
                <text:p>0.32</text:p>
              </table:table-cell>
              <table:table-cell office:value-type="float" office:value="-0.00494476872386148">
                <text:p>-0.004944768723861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-0.00570590787530704">
                <text:p>-0.00570590787530704</text:p>
              </table:table-cell>
              <table:table-cell office:value-type="float" office:value="0.33">
                <text:p>0.33</text:p>
              </table:table-cell>
              <table:table-cell office:value-type="float" office:value="-0.00524830534804979">
                <text:p>-0.00524830534804979</text:p>
              </table:table-cell>
              <table:table-cell office:value-type="float" office:value="0.33">
                <text:p>0.33</text:p>
              </table:table-cell>
              <table:table-cell office:value-type="float" office:value="-0.00510665523975465">
                <text:p>-0.005106655239754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-0.00605453713908407">
                <text:p>-0.00605453713908407</text:p>
              </table:table-cell>
              <table:table-cell office:value-type="float" office:value="0.34">
                <text:p>0.34</text:p>
              </table:table-cell>
              <table:table-cell office:value-type="float" office:value="-0.00544957474128085">
                <text:p>-0.00544957474128085</text:p>
              </table:table-cell>
              <table:table-cell office:value-type="float" office:value="0.34">
                <text:p>0.34</text:p>
              </table:table-cell>
              <table:table-cell office:value-type="float" office:value="-0.00525458877487249">
                <text:p>-0.005254588774872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-0.00644691211369422">
                <text:p>-0.00644691211369422</text:p>
              </table:table-cell>
              <table:table-cell office:value-type="float" office:value="0.35">
                <text:p>0.35</text:p>
              </table:table-cell>
              <table:table-cell office:value-type="float" office:value="-0.00563633653102225">
                <text:p>-0.00563633653102225</text:p>
              </table:table-cell>
              <table:table-cell office:value-type="float" office:value="0.35">
                <text:p>0.35</text:p>
              </table:table-cell>
              <table:table-cell office:value-type="float" office:value="-0.00537636394199975">
                <text:p>-0.005376363941999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-0.00703301170497477">
                <text:p>-0.00703301170497477</text:p>
              </table:table-cell>
              <table:table-cell office:value-type="float" office:value="0.36">
                <text:p>0.36</text:p>
              </table:table-cell>
              <table:table-cell office:value-type="float" office:value="-0.00582196237241302">
                <text:p>-0.00582196237241302</text:p>
              </table:table-cell>
              <table:table-cell office:value-type="float" office:value="0.36">
                <text:p>0.36</text:p>
              </table:table-cell>
              <table:table-cell office:value-type="float" office:value="-0.00552731057746883">
                <text:p>-0.005527310577468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0625">
                <text:p>0.360625</text:p>
              </table:table-cell>
              <table:table-cell office:value-type="float" office:value="-0.00712096248187404">
                <text:p>-0.00712096248187404</text:p>
              </table:table-cell>
              <table:table-cell office:value-type="float" office:value="0.37">
                <text:p>0.37</text:p>
              </table:table-cell>
              <table:table-cell office:value-type="float" office:value="-0.00614080836987246">
                <text:p>-0.00614080836987246</text:p>
              </table:table-cell>
              <table:table-cell office:value-type="float" office:value="0.37">
                <text:p>0.37</text:p>
              </table:table-cell>
              <table:table-cell office:value-type="float" office:value="-0.00576819593906584">
                <text:p>-0.005768195939065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078125">
                <text:p>0.36078125</text:p>
              </table:table-cell>
              <table:table-cell office:value-type="float" office:value="-0.0071573360212137">
                <text:p>-0.0071573360212137</text:p>
              </table:table-cell>
              <table:table-cell office:value-type="float" office:value="0.38">
                <text:p>0.38</text:p>
              </table:table-cell>
              <table:table-cell office:value-type="float" office:value="-0.00641078366730084">
                <text:p>-0.00641078366730084</text:p>
              </table:table-cell>
              <table:table-cell office:value-type="float" office:value="0.38">
                <text:p>0.38</text:p>
              </table:table-cell>
              <table:table-cell office:value-type="float" office:value="-0.0060367891094023">
                <text:p>-0.00603678910940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0859375">
                <text:p>0.360859375</text:p>
              </table:table-cell>
              <table:table-cell office:value-type="float" office:value="-0.00718572582078066">
                <text:p>-0.00718572582078066</text:p>
              </table:table-cell>
              <table:table-cell office:value-type="float" office:value="0.39">
                <text:p>0.39</text:p>
              </table:table-cell>
              <table:table-cell office:value-type="float" office:value="-0.00663767257012059">
                <text:p>-0.00663767257012059</text:p>
              </table:table-cell>
              <table:table-cell office:value-type="float" office:value="0.39">
                <text:p>0.39</text:p>
              </table:table-cell>
              <table:table-cell office:value-type="float" office:value="-0.00632448193473683">
                <text:p>-0.006324481934736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608984375">
                <text:p>0.3608984375</text:p>
              </table:table-cell>
              <table:table-cell office:value-type="float" office:value="-0.00721297277065967">
                <text:p>-0.00721297277065967</text:p>
              </table:table-cell>
              <table:table-cell office:value-type="float" office:value="0.4">
                <text:p>0.4</text:p>
              </table:table-cell>
              <table:table-cell office:value-type="float" office:value="-0.00682738860164279">
                <text:p>-0.00682738860164279</text:p>
              </table:table-cell>
              <table:table-cell office:value-type="float" office:value="0.4">
                <text:p>0.4</text:p>
              </table:table-cell>
              <table:table-cell office:value-type="float" office:value="-0.00664785547371116">
                <text:p>-0.006647855473711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60908203125">
                <text:p>0.360908203125</text:p>
              </table:table-cell>
              <table:table-cell office:value-type="float" office:value="-0.00721297277065967">
                <text:p>-0.00721297277065967</text:p>
              </table:table-cell>
              <table:table-cell office:value-type="float" office:value="0.405">
                <text:p>0.405</text:p>
              </table:table-cell>
              <table:table-cell office:value-type="float" office:value="-0.00695037386484856">
                <text:p>-0.00695037386484856</text:p>
              </table:table-cell>
              <table:table-cell office:value-type="float" office:value="0.41">
                <text:p>0.41</text:p>
              </table:table-cell>
              <table:table-cell office:value-type="float" office:value="-0.00694714076079149">
                <text:p>-0.006947140760791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6091796875">
                <text:p>0.36091796875</text:p>
              </table:table-cell>
              <table:table-cell office:value-type="float" office:value="-0.0072203754263136">
                <text:p>-0.0072203754263136</text:p>
              </table:table-cell>
              <table:table-cell office:value-type="float" office:value="0.41">
                <text:p>0.41</text:p>
              </table:table-cell>
              <table:table-cell office:value-type="float" office:value="-0.0071039270771493">
                <text:p>-0.0071039270771493</text:p>
              </table:table-cell>
              <table:table-cell office:value-type="float" office:value="0.42">
                <text:p>0.42</text:p>
              </table:table-cell>
              <table:table-cell office:value-type="float" office:value="-0.00725037150342439">
                <text:p>-0.007250371503424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609375">
                <text:p>0.3609375</text:p>
              </table:table-cell>
              <table:table-cell office:value-type="float" office:value="-0.00722406335537406">
                <text:p>-0.00722406335537406</text:p>
              </table:table-cell>
              <table:table-cell office:value-type="float" office:value="0.415">
                <text:p>0.415</text:p>
              </table:table-cell>
              <table:table-cell office:value-type="float" office:value="-0.00724865758406377">
                <text:p>-0.00724865758406377</text:p>
              </table:table-cell>
              <table:table-cell office:value-type="float" office:value="0.43">
                <text:p>0.43</text:p>
              </table:table-cell>
              <table:table-cell office:value-type="float" office:value="-0.00758194387560312">
                <text:p>-0.007581943875603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6125">
                <text:p>0.36125</text:p>
              </table:table-cell>
              <table:table-cell office:value-type="float" office:value="-0.00729691193640132">
                <text:p>-0.00729691193640132</text:p>
              </table:table-cell>
              <table:table-cell office:value-type="float" office:value="0.41625">
                <text:p>0.41625</text:p>
              </table:table-cell>
              <table:table-cell office:value-type="float" office:value="-0.00728337087782177">
                <text:p>-0.00728337087782177</text:p>
              </table:table-cell>
              <table:table-cell office:value-type="float" office:value="0.435">
                <text:p>0.435</text:p>
              </table:table-cell>
              <table:table-cell office:value-type="float" office:value="-0.00773650428320667">
                <text:p>-0.00773650428320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6140625">
                <text:p>0.36140625</text:p>
              </table:table-cell>
              <table:table-cell office:value-type="float" office:value="-0.00736315014014936">
                <text:p>-0.00736315014014936</text:p>
              </table:table-cell>
              <table:table-cell office:value-type="float" office:value="0.416875">
                <text:p>0.416875</text:p>
              </table:table-cell>
              <table:table-cell office:value-type="float" office:value="-0.00730049860540267">
                <text:p>-0.00730049860540267</text:p>
              </table:table-cell>
              <table:table-cell office:value-type="float" office:value="0.4375">
                <text:p>0.4375</text:p>
              </table:table-cell>
              <table:table-cell office:value-type="float" office:value="-0.00781048024274643">
                <text:p>-0.007810480242746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6142578125">
                <text:p>0.36142578125</text:p>
              </table:table-cell>
              <table:table-cell office:value-type="float" office:value="-0.00738041197791091">
                <text:p>-0.00738041197791091</text:p>
              </table:table-cell>
              <table:table-cell office:value-type="float" office:value="0.416953125">
                <text:p>0.416953125</text:p>
              </table:table-cell>
              <table:table-cell office:value-type="float" office:value="-0.00730262872425933">
                <text:p>-0.00730262872425933</text:p>
              </table:table-cell>
              <table:table-cell office:value-type="float" office:value="0.43875">
                <text:p>0.43875</text:p>
              </table:table-cell>
              <table:table-cell office:value-type="float" office:value="-0.00784610330874177">
                <text:p>-0.007846103308741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61435546875">
                <text:p>0.361435546875</text:p>
              </table:table-cell>
              <table:table-cell office:value-type="float" office:value="-0.00739580330545789">
                <text:p>-0.00739580330545789</text:p>
              </table:table-cell>
              <table:table-cell office:value-type="float" office:value="0.4169921875">
                <text:p>0.4169921875</text:p>
              </table:table-cell>
              <table:table-cell office:value-type="float" office:value="-0.00730369287595531">
                <text:p>-0.00730369287595531</text:p>
              </table:table-cell>
              <table:table-cell office:value-type="float" office:value="0.4387890625">
                <text:p>0.4387890625</text:p>
              </table:table-cell>
              <table:table-cell office:value-type="float" office:value="-0.00784708828240058">
                <text:p>-0.007847088282400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614453125">
                <text:p>0.3614453125</text:p>
              </table:table-cell>
              <table:table-cell office:value-type="float" office:value="-0.00739580330545789">
                <text:p>-0.00739580330545789</text:p>
              </table:table-cell>
              <table:table-cell office:value-type="float" office:value="0.41701171875">
                <text:p>0.41701171875</text:p>
              </table:table-cell>
              <table:table-cell office:value-type="float" office:value="-0.00730422472473625">
                <text:p>-0.00730422472473625</text:p>
              </table:table-cell>
              <table:table-cell office:value-type="float" office:value="0.438798828125">
                <text:p>0.438798828125</text:p>
              </table:table-cell>
              <table:table-cell office:value-type="float" office:value="-0.00784708828240058">
                <text:p>-0.007847088282400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61484375">
                <text:p>0.361484375</text:p>
              </table:table-cell>
              <table:table-cell office:value-type="float" office:value="-0.00885009743159648">
                <text:p>-0.00885009743159648</text:p>
              </table:table-cell>
              <table:table-cell office:value-type="float" office:value="0.417021484375">
                <text:p>0.417021484375</text:p>
              </table:table-cell>
              <table:table-cell office:value-type="float" office:value="-0.00730422472473625">
                <text:p>-0.00730422472473625</text:p>
              </table:table-cell>
              <table:table-cell office:value-type="float" office:value="0.43880859375">
                <text:p>0.43880859375</text:p>
              </table:table-cell>
              <table:table-cell office:value-type="float" office:value="-0.00786481095314851">
                <text:p>-0.007864810953148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615625">
                <text:p>0.3615625</text:p>
              </table:table-cell>
              <table:table-cell office:value-type="float" office:value="-0.00885494225885009">
                <text:p>-0.00885494225885009</text:p>
              </table:table-cell>
              <table:table-cell office:value-type="float" office:value="0.41703125">
                <text:p>0.41703125</text:p>
              </table:table-cell>
              <table:table-cell office:value-type="float" office:value="-0.00747109043801211">
                <text:p>-0.00747109043801211</text:p>
              </table:table-cell>
              <table:table-cell office:value-type="float" office:value="0.438828125">
                <text:p>0.438828125</text:p>
              </table:table-cell>
              <table:table-cell office:value-type="float" office:value="-0.00786537900215746">
                <text:p>-0.007865379002157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61875">
                <text:p>0.361875</text:p>
              </table:table-cell>
              <table:table-cell office:value-type="float" office:value="-0.00887415469742688">
                <text:p>-0.00887415469742688</text:p>
              </table:table-cell>
              <table:table-cell office:value-type="float" office:value="0.4171875">
                <text:p>0.4171875</text:p>
              </table:table-cell>
              <table:table-cell office:value-type="float" office:value="-0.00747558173387776">
                <text:p>-0.00747558173387776</text:p>
              </table:table-cell>
              <table:table-cell office:value-type="float" office:value="0.43890625">
                <text:p>0.43890625</text:p>
              </table:table-cell>
              <table:table-cell office:value-type="float" office:value="-0.00786764991862286">
                <text:p>-0.007867649918622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625">
                <text:p>0.3625</text:p>
              </table:table-cell>
              <table:table-cell office:value-type="float" office:value="-0.00891186159710669">
                <text:p>-0.00891186159710669</text:p>
              </table:table-cell>
              <table:table-cell office:value-type="float" office:value="0.4175">
                <text:p>0.4175</text:p>
              </table:table-cell>
              <table:table-cell office:value-type="float" office:value="-0.00748454046664983">
                <text:p>-0.00748454046664983</text:p>
              </table:table-cell>
              <table:table-cell office:value-type="float" office:value="0.4390625">
                <text:p>0.4390625</text:p>
              </table:table-cell>
              <table:table-cell office:value-type="float" office:value="-0.00787218560355152">
                <text:p>-0.007872185603551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65">
                <text:p>0.365</text:p>
              </table:table-cell>
              <table:table-cell office:value-type="float" office:value="-0.00905569970072366">
                <text:p>-0.00905569970072366</text:p>
              </table:table-cell>
              <table:table-cell office:value-type="float" office:value="0.42">
                <text:p>0.42</text:p>
              </table:table-cell>
              <table:table-cell office:value-type="float" office:value="-0.00755505256091613">
                <text:p>-0.00755505256091613</text:p>
              </table:table-cell>
              <table:table-cell office:value-type="float" office:value="0.439375">
                <text:p>0.439375</text:p>
              </table:table-cell>
              <table:table-cell office:value-type="float" office:value="-0.00788123232682401">
                <text:p>-0.007881232326824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7">
                <text:p>0.37</text:p>
              </table:table-cell>
              <table:table-cell office:value-type="float" office:value="-0.00932474888242699">
                <text:p>-0.00932474888242699</text:p>
              </table:table-cell>
              <table:table-cell office:value-type="float" office:value="0.43">
                <text:p>0.43</text:p>
              </table:table-cell>
              <table:table-cell office:value-type="float" office:value="-0.00786979919748299">
                <text:p>-0.00786979919748299</text:p>
              </table:table-cell>
              <table:table-cell office:value-type="float" office:value="0.44">
                <text:p>0.44</text:p>
              </table:table-cell>
              <table:table-cell office:value-type="float" office:value="-0.0078992267690833">
                <text:p>-0.00789922676908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8">
                <text:p>0.38</text:p>
              </table:table-cell>
              <table:table-cell office:value-type="float" office:value="-0.0098378805743268">
                <text:p>-0.0098378805743268</text:p>
              </table:table-cell>
              <table:table-cell office:value-type="float" office:value="0.44">
                <text:p>0.44</text:p>
              </table:table-cell>
              <table:table-cell office:value-type="float" office:value="-0.00822173693833887">
                <text:p>-0.00822173693833887</text:p>
              </table:table-cell>
              <table:table-cell office:value-type="float" office:value="0.45">
                <text:p>0.45</text:p>
              </table:table-cell>
              <table:table-cell office:value-type="float" office:value="-0.00816913031146496">
                <text:p>-0.008169130311464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9">
                <text:p>0.39</text:p>
              </table:table-cell>
              <table:table-cell office:value-type="float" office:value="-0.010377682286602">
                <text:p>-0.010377682286602</text:p>
              </table:table-cell>
              <table:table-cell office:value-type="float" office:value="0.45">
                <text:p>0.45</text:p>
              </table:table-cell>
              <table:table-cell office:value-type="float" office:value="-0.00854599208354517">
                <text:p>-0.00854599208354517</text:p>
              </table:table-cell>
              <table:table-cell office:value-type="float" office:value="0.46">
                <text:p>0.46</text:p>
              </table:table-cell>
              <table:table-cell office:value-type="float" office:value="-0.00851717899022885">
                <text:p>-0.008517178990228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">
                <text:p>0.4</text:p>
              </table:table-cell>
              <table:table-cell office:value-type="float" office:value="-0.0110398300525357">
                <text:p>-0.0110398300525357</text:p>
              </table:table-cell>
              <table:table-cell office:value-type="float" office:value="0.46">
                <text:p>0.46</text:p>
              </table:table-cell>
              <table:table-cell office:value-type="float" office:value="-0.00883860193856201">
                <text:p>-0.00883860193856201</text:p>
              </table:table-cell>
              <table:table-cell office:value-type="float" office:value="0.47">
                <text:p>0.47</text:p>
              </table:table-cell>
              <table:table-cell office:value-type="float" office:value="-0.00884011305562971">
                <text:p>-0.008840113055629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05">
                <text:p>0.405</text:p>
              </table:table-cell>
              <table:table-cell office:value-type="float" office:value="-0.0114272000364107">
                <text:p>-0.0114272000364107</text:p>
              </table:table-cell>
              <table:table-cell office:value-type="float" office:value="0.47">
                <text:p>0.47</text:p>
              </table:table-cell>
              <table:table-cell office:value-type="float" office:value="-0.00909671666460163">
                <text:p>-0.00909671666460163</text:p>
              </table:table-cell>
              <table:table-cell office:value-type="float" office:value="0.48">
                <text:p>0.48</text:p>
              </table:table-cell>
              <table:table-cell office:value-type="float" office:value="-0.00912299240274688">
                <text:p>-0.009122992402746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075">
                <text:p>0.4075</text:p>
              </table:table-cell>
              <table:table-cell office:value-type="float" office:value="-0.0116700565805615">
                <text:p>-0.0116700565805615</text:p>
              </table:table-cell>
              <table:table-cell office:value-type="float" office:value="0.48">
                <text:p>0.48</text:p>
              </table:table-cell>
              <table:table-cell office:value-type="float" office:value="-0.0093194212777156">
                <text:p>-0.0093194212777156</text:p>
              </table:table-cell>
              <table:table-cell office:value-type="float" office:value="0.49">
                <text:p>0.49</text:p>
              </table:table-cell>
              <table:table-cell office:value-type="float" office:value="-0.00936513825922661">
                <text:p>-0.009365138259226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0875">
                <text:p>0.40875</text:p>
              </table:table-cell>
              <table:table-cell office:value-type="float" office:value="-0.0118472068592226">
                <text:p>-0.0118472068592226</text:p>
              </table:table-cell>
              <table:table-cell office:value-type="float" office:value="0.49">
                <text:p>0.49</text:p>
              </table:table-cell>
              <table:table-cell office:value-type="float" office:value="-0.00950845233276624">
                <text:p>-0.00950845233276624</text:p>
              </table:table-cell>
              <table:table-cell office:value-type="float" office:value="0.5">
                <text:p>0.5</text:p>
              </table:table-cell>
              <table:table-cell office:value-type="float" office:value="-0.00957319189889302">
                <text:p>-0.009573191898893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0890625">
                <text:p>0.40890625</text:p>
              </table:table-cell>
              <table:table-cell office:value-type="float" office:value="-0.0118838313047533">
                <text:p>-0.0118838313047533</text:p>
              </table:table-cell>
              <table:table-cell office:value-type="float" office:value="0.5">
                <text:p>0.5</text:p>
              </table:table-cell>
              <table:table-cell office:value-type="float" office:value="-0.00976284580763875">
                <text:p>-0.00976284580763875</text:p>
              </table:table-cell>
              <table:table-cell office:value-type="float" office:value="0.51">
                <text:p>0.51</text:p>
              </table:table-cell>
              <table:table-cell office:value-type="float" office:value="-0.00975894100827018">
                <text:p>-0.009758941008270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08984375">
                <text:p>0.408984375</text:p>
              </table:table-cell>
              <table:table-cell office:value-type="float" office:value="-0.0119094424101703">
                <text:p>-0.0119094424101703</text:p>
              </table:table-cell>
              <table:table-cell office:value-type="float" office:value="0.51">
                <text:p>0.51</text:p>
              </table:table-cell>
              <table:table-cell office:value-type="float" office:value="-0.010030197362488">
                <text:p>-0.010030197362488</text:p>
              </table:table-cell>
              <table:table-cell office:value-type="float" office:value="0.52">
                <text:p>0.52</text:p>
              </table:table-cell>
              <table:table-cell office:value-type="float" office:value="-0.00993673606888047">
                <text:p>-0.009936736068880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090234375">
                <text:p>0.4090234375</text:p>
              </table:table-cell>
              <table:table-cell office:value-type="float" office:value="-0.0119292635992241">
                <text:p>-0.0119292635992241</text:p>
              </table:table-cell>
              <table:table-cell office:value-type="float" office:value="0.52">
                <text:p>0.52</text:p>
              </table:table-cell>
              <table:table-cell office:value-type="float" office:value="-0.010268554783717">
                <text:p>-0.010268554783717</text:p>
              </table:table-cell>
              <table:table-cell office:value-type="float" office:value="0.53">
                <text:p>0.53</text:p>
              </table:table-cell>
              <table:table-cell office:value-type="float" office:value="-0.0101227364538546">
                <text:p>-0.01012273645385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09033203125">
                <text:p>0.409033203125</text:p>
              </table:table-cell>
              <table:table-cell office:value-type="float" office:value="-0.0119373921812056">
                <text:p>-0.0119373921812056</text:p>
              </table:table-cell>
              <table:table-cell office:value-type="float" office:value="0.53">
                <text:p>0.53</text:p>
              </table:table-cell>
              <table:table-cell office:value-type="float" office:value="-0.0104760453770027">
                <text:p>-0.0104760453770027</text:p>
              </table:table-cell>
              <table:table-cell office:value-type="float" office:value="0.54">
                <text:p>0.54</text:p>
              </table:table-cell>
              <table:table-cell office:value-type="float" office:value="-0.0103346666900014">
                <text:p>-0.01033466669000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0904296875">
                <text:p>0.40904296875</text:p>
              </table:table-cell>
              <table:table-cell office:value-type="float" office:value="-0.0119373921812056">
                <text:p>-0.0119373921812056</text:p>
              </table:table-cell>
              <table:table-cell office:value-type="float" office:value="0.54">
                <text:p>0.54</text:p>
              </table:table-cell>
              <table:table-cell office:value-type="float" office:value="-0.0106530468660939">
                <text:p>-0.0106530468660939</text:p>
              </table:table-cell>
              <table:table-cell office:value-type="float" office:value="0.55">
                <text:p>0.55</text:p>
              </table:table-cell>
              <table:table-cell office:value-type="float" office:value="-0.0105875439681452">
                <text:p>-0.01058754396814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090625">
                <text:p>0.4090625</text:p>
              </table:table-cell>
              <table:table-cell office:value-type="float" office:value="-0.0124078730339026">
                <text:p>-0.0124078730339026</text:p>
              </table:table-cell>
              <table:table-cell office:value-type="float" office:value="0.55">
                <text:p>0.55</text:p>
              </table:table-cell>
              <table:table-cell office:value-type="float" office:value="-0.0108025502841106">
                <text:p>-0.0108025502841106</text:p>
              </table:table-cell>
              <table:table-cell office:value-type="float" office:value="0.56">
                <text:p>0.56</text:p>
              </table:table-cell>
              <table:table-cell office:value-type="float" office:value="-0.0108699535886358">
                <text:p>-0.01086995358863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09375">
                <text:p>0.409375</text:p>
              </table:table-cell>
              <table:table-cell office:value-type="float" office:value="-0.0124166012866042">
                <text:p>-0.0124166012866042</text:p>
              </table:table-cell>
              <table:table-cell office:value-type="float" office:value="0.56">
                <text:p>0.56</text:p>
              </table:table-cell>
              <table:table-cell office:value-type="float" office:value="-0.0109304665410356">
                <text:p>-0.0109304665410356</text:p>
              </table:table-cell>
              <table:table-cell office:value-type="float" office:value="0.57">
                <text:p>0.57</text:p>
              </table:table-cell>
              <table:table-cell office:value-type="float" office:value="-0.0110919595796886">
                <text:p>-0.01109195957968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1">
                <text:p>0.41</text:p>
              </table:table-cell>
              <table:table-cell office:value-type="float" office:value="-0.0124339162124063">
                <text:p>-0.0124339162124063</text:p>
              </table:table-cell>
              <table:table-cell office:value-type="float" office:value="0.57">
                <text:p>0.57</text:p>
              </table:table-cell>
              <table:table-cell office:value-type="float" office:value="-0.0119562207911472">
                <text:p>-0.0119562207911472</text:p>
              </table:table-cell>
              <table:table-cell office:value-type="float" office:value="0.58">
                <text:p>0.58</text:p>
              </table:table-cell>
              <table:table-cell office:value-type="float" office:value="-0.0112356343151807">
                <text:p>-0.01123563431518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15">
                <text:p>0.415</text:p>
              </table:table-cell>
              <table:table-cell office:value-type="float" office:value="-0.0125699094270097">
                <text:p>-0.0125699094270097</text:p>
              </table:table-cell>
              <table:table-cell office:value-type="float" office:value="0.58">
                <text:p>0.58</text:p>
              </table:table-cell>
              <table:table-cell office:value-type="float" office:value="-0.0125638144991902">
                <text:p>-0.0125638144991902</text:p>
              </table:table-cell>
              <table:table-cell office:value-type="float" office:value="0.59">
                <text:p>0.59</text:p>
              </table:table-cell>
              <table:table-cell office:value-type="float" office:value="-0.0113350227751481">
                <text:p>-0.01133502277514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15625">
                <text:p>0.415625</text:p>
              </table:table-cell>
              <table:table-cell office:value-type="float" office:value="-0.0125868122398118">
                <text:p>-0.0125868122398118</text:p>
              </table:table-cell>
              <table:table-cell office:value-type="float" office:value="0.59">
                <text:p>0.59</text:p>
              </table:table-cell>
              <table:table-cell office:value-type="float" office:value="-0.0128556145377069">
                <text:p>-0.0128556145377069</text:p>
              </table:table-cell>
              <table:table-cell office:value-type="float" office:value="0.5925">
                <text:p>0.5925</text:p>
              </table:table-cell>
              <table:table-cell office:value-type="float" office:value="-0.0113415378036636">
                <text:p>-0.01134153780366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159375">
                <text:p>0.4159375</text:p>
              </table:table-cell>
              <table:table-cell office:value-type="float" office:value="-0.0125952627826939">
                <text:p>-0.0125952627826939</text:p>
              </table:table-cell>
              <table:table-cell office:value-type="float" office:value="0.595">
                <text:p>0.595</text:p>
              </table:table-cell>
              <table:table-cell office:value-type="float" office:value="-0.0130810519242474">
                <text:p>-0.0130810519242474</text:p>
              </table:table-cell>
              <table:table-cell office:value-type="float" office:value="0.59265625">
                <text:p>0.59265625</text:p>
              </table:table-cell>
              <table:table-cell office:value-type="float" office:value="-0.0113380737335969">
                <text:p>-0.01133807373359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1609375">
                <text:p>0.41609375</text:p>
              </table:table-cell>
              <table:table-cell office:value-type="float" office:value="-0.0125994879911572">
                <text:p>-0.0125994879911572</text:p>
              </table:table-cell>
              <table:table-cell office:value-type="float" office:value="0.59625">
                <text:p>0.59625</text:p>
              </table:table-cell>
              <table:table-cell office:value-type="float" office:value="-0.0132330502993145">
                <text:p>-0.0132330502993145</text:p>
              </table:table-cell>
              <table:table-cell office:value-type="float" office:value="0.592734375">
                <text:p>0.592734375</text:p>
              </table:table-cell>
              <table:table-cell office:value-type="float" office:value="-0.011332534034869">
                <text:p>-0.0113325340348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16103515625">
                <text:p>0.416103515625</text:p>
              </table:table-cell>
              <table:table-cell office:value-type="float" office:value="-0.0125994879911572">
                <text:p>-0.0125994879911572</text:p>
              </table:table-cell>
              <table:table-cell office:value-type="float" office:value="0.596328125">
                <text:p>0.596328125</text:p>
              </table:table-cell>
              <table:table-cell office:value-type="float" office:value="-0.0132574757659144">
                <text:p>-0.0132574757659144</text:p>
              </table:table-cell>
              <table:table-cell office:value-type="float" office:value="0.592744140625">
                <text:p>0.592744140625</text:p>
              </table:table-cell>
              <table:table-cell office:value-type="float" office:value="-0.011332534034869">
                <text:p>-0.0113325340348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1611328125">
                <text:p>0.41611328125</text:p>
              </table:table-cell>
              <table:table-cell office:value-type="float" office:value="-0.0126173655290316">
                <text:p>-0.0126173655290316</text:p>
              </table:table-cell>
              <table:table-cell office:value-type="float" office:value="0.5963671875">
                <text:p>0.5963671875</text:p>
              </table:table-cell>
              <table:table-cell office:value-type="float" office:value="-0.0132756480202645">
                <text:p>-0.0132756480202645</text:p>
              </table:table-cell>
              <table:table-cell office:value-type="float" office:value="0.59275390625">
                <text:p>0.59275390625</text:p>
              </table:table-cell>
              <table:table-cell office:value-type="float" office:value="-0.00739396830957263">
                <text:p>-0.007393968309572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161328125">
                <text:p>0.4161328125</text:p>
              </table:table-cell>
              <table:table-cell office:value-type="float" office:value="-0.012617934842872">
                <text:p>-0.012617934842872</text:p>
              </table:table-cell>
              <table:table-cell office:value-type="float" office:value="0.59638671875">
                <text:p>0.59638671875</text:p>
              </table:table-cell>
              <table:table-cell office:value-type="float" office:value="-0.0132897484110377">
                <text:p>-0.0132897484110377</text:p>
              </table:table-cell>
              <table:table-cell office:value-type="float" office:value="0.5927734375">
                <text:p>0.5927734375</text:p>
              </table:table-cell>
              <table:table-cell office:value-type="float" office:value="-0.00739404729796613">
                <text:p>-0.007394047297966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16171875">
                <text:p>0.416171875</text:p>
              </table:table-cell>
              <table:table-cell office:value-type="float" office:value="-0.012619073627953">
                <text:p>-0.012619073627953</text:p>
              </table:table-cell>
              <table:table-cell office:value-type="float" office:value="0.596396484375">
                <text:p>0.596396484375</text:p>
              </table:table-cell>
              <table:table-cell office:value-type="float" office:value="-0.013302447344864">
                <text:p>-0.013302447344864</text:p>
              </table:table-cell>
              <table:table-cell office:value-type="float" office:value="0.5928125">
                <text:p>0.5928125</text:p>
              </table:table-cell>
              <table:table-cell office:value-type="float" office:value="-0.0073942047923266">
                <text:p>-0.00739420479232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1625">
                <text:p>0.41625</text:p>
              </table:table-cell>
              <table:table-cell office:value-type="float" office:value="-0.0126213518163681">
                <text:p>-0.0126213518163681</text:p>
              </table:table-cell>
              <table:table-cell office:value-type="float" office:value="0.59640625">
                <text:p>0.59640625</text:p>
              </table:table-cell>
              <table:table-cell office:value-type="float" office:value="-0.013302447344864">
                <text:p>-0.013302447344864</text:p>
              </table:table-cell>
              <table:table-cell office:value-type="float" office:value="0.593125">
                <text:p>0.593125</text:p>
              </table:table-cell>
              <table:table-cell office:value-type="float" office:value="-0.00739544182779366">
                <text:p>-0.007395441827793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175">
                <text:p>0.4175</text:p>
              </table:table-cell>
              <table:table-cell office:value-type="float" office:value="-0.0126579120652979">
                <text:p>-0.0126579120652979</text:p>
              </table:table-cell>
              <table:table-cell office:value-type="float" office:value="0.5965625">
                <text:p>0.5965625</text:p>
              </table:table-cell>
              <table:table-cell office:value-type="float" office:value="-0.0127600345015808">
                <text:p>-0.0127600345015808</text:p>
              </table:table-cell>
              <table:table-cell office:value-type="float" office:value="0.59375">
                <text:p>0.59375</text:p>
              </table:table-cell>
              <table:table-cell office:value-type="float" office:value="-0.00739779521315881">
                <text:p>-0.007397795213158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2">
                <text:p>0.42</text:p>
              </table:table-cell>
              <table:table-cell office:value-type="float" office:value="-0.0127314756601434">
                <text:p>-0.0127314756601434</text:p>
              </table:table-cell>
              <table:table-cell office:value-type="float" office:value="0.596875">
                <text:p>0.596875</text:p>
              </table:table-cell>
              <table:table-cell office:value-type="float" office:value="-0.0127456845259358">
                <text:p>-0.0127456845259358</text:p>
              </table:table-cell>
              <table:table-cell office:value-type="float" office:value="0.595">
                <text:p>0.595</text:p>
              </table:table-cell>
              <table:table-cell office:value-type="float" office:value="-0.00740203284704747">
                <text:p>-0.007402032847047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3">
                <text:p>0.43</text:p>
              </table:table-cell>
              <table:table-cell office:value-type="float" office:value="-0.0130259573435996">
                <text:p>-0.0130259573435996</text:p>
              </table:table-cell>
              <table:table-cell office:value-type="float" office:value="0.5975">
                <text:p>0.5975</text:p>
              </table:table-cell>
              <table:table-cell office:value-type="float" office:value="-0.0127165112975869">
                <text:p>-0.0127165112975869</text:p>
              </table:table-cell>
              <table:table-cell office:value-type="float" office:value="0.6">
                <text:p>0.6</text:p>
              </table:table-cell>
              <table:table-cell office:value-type="float" office:value="-0.00741311769523911">
                <text:p>-0.007413117695239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4">
                <text:p>0.44</text:p>
              </table:table-cell>
              <table:table-cell office:value-type="float" office:value="-0.01331716200169">
                <text:p>-0.01331716200169</text:p>
              </table:table-cell>
              <table:table-cell office:value-type="float" office:value="0.6">
                <text:p>0.6</text:p>
              </table:table-cell>
              <table:table-cell office:value-type="float" office:value="-0.0125908746373521">
                <text:p>-0.0125908746373521</text:p>
              </table:table-cell>
              <table:table-cell office:value-type="float" office:value="0.61">
                <text:p>0.61</text:p>
              </table:table-cell>
              <table:table-cell office:value-type="float" office:value="-0.00756515061508733">
                <text:p>-0.007565150615087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5">
                <text:p>0.45</text:p>
              </table:table-cell>
              <table:table-cell office:value-type="float" office:value="-0.0136124670283461">
                <text:p>-0.0136124670283461</text:p>
              </table:table-cell>
              <table:table-cell office:value-type="float" office:value="0.6025">
                <text:p>0.6025</text:p>
              </table:table-cell>
              <table:table-cell office:value-type="float" office:value="-0.0124398522950368">
                <text:p>-0.0124398522950368</text:p>
              </table:table-cell>
              <table:table-cell office:value-type="float" office:value="0.62">
                <text:p>0.62</text:p>
              </table:table-cell>
              <table:table-cell office:value-type="float" office:value="-0.00786708456233862">
                <text:p>-0.007867084562338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6">
                <text:p>0.46</text:p>
              </table:table-cell>
              <table:table-cell office:value-type="float" office:value="-0.013946377623416">
                <text:p>-0.013946377623416</text:p>
              </table:table-cell>
              <table:table-cell office:value-type="float" office:value="0.605">
                <text:p>0.605</text:p>
              </table:table-cell>
              <table:table-cell office:value-type="float" office:value="-0.012293293764897">
                <text:p>-0.012293293764897</text:p>
              </table:table-cell>
              <table:table-cell office:value-type="float" office:value="0.63">
                <text:p>0.63</text:p>
              </table:table-cell>
              <table:table-cell office:value-type="float" office:value="-0.00814626740315712">
                <text:p>-0.008146267403157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7">
                <text:p>0.47</text:p>
              </table:table-cell>
              <table:table-cell office:value-type="float" office:value="-0.014331654878314">
                <text:p>-0.014331654878314</text:p>
              </table:table-cell>
              <table:table-cell office:value-type="float" office:value="0.61">
                <text:p>0.61</text:p>
              </table:table-cell>
              <table:table-cell office:value-type="float" office:value="-0.0119851621817002">
                <text:p>-0.0119851621817002</text:p>
              </table:table-cell>
              <table:table-cell office:value-type="float" office:value="0.6325">
                <text:p>0.6325</text:p>
              </table:table-cell>
              <table:table-cell office:value-type="float" office:value="-0.00826714177584034">
                <text:p>-0.008267141775840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8">
                <text:p>0.48</text:p>
              </table:table-cell>
              <table:table-cell office:value-type="float" office:value="-0.0143538020917096">
                <text:p>-0.0143538020917096</text:p>
              </table:table-cell>
              <table:table-cell office:value-type="float" office:value="0.62">
                <text:p>0.62</text:p>
              </table:table-cell>
              <table:table-cell office:value-type="float" office:value="-0.011182200108217">
                <text:p>-0.011182200108217</text:p>
              </table:table-cell>
              <table:table-cell office:value-type="float" office:value="0.63265625">
                <text:p>0.63265625</text:p>
              </table:table-cell>
              <table:table-cell office:value-type="float" office:value="-0.00827911189478744">
                <text:p>-0.008279111894787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9">
                <text:p>0.49</text:p>
              </table:table-cell>
              <table:table-cell office:value-type="float" office:value="-0.0143637164583957">
                <text:p>-0.0143637164583957</text:p>
              </table:table-cell>
              <table:table-cell office:value-type="float" office:value="0.6203125">
                <text:p>0.6203125</text:p>
              </table:table-cell>
              <table:table-cell office:value-type="float" office:value="-0.0110717162597499">
                <text:p>-0.0110717162597499</text:p>
              </table:table-cell>
              <table:table-cell office:value-type="float" office:value="0.6326953125">
                <text:p>0.6326953125</text:p>
              </table:table-cell>
              <table:table-cell office:value-type="float" office:value="-0.00828227764193601">
                <text:p>-0.008282277641936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">
                <text:p>0.5</text:p>
              </table:table-cell>
              <table:table-cell office:value-type="float" office:value="-0.0143686664677867">
                <text:p>-0.0143686664677867</text:p>
              </table:table-cell>
              <table:table-cell office:value-type="float" office:value="0.620390625">
                <text:p>0.620390625</text:p>
              </table:table-cell>
              <table:table-cell office:value-type="float" office:value="-0.0109972583416531">
                <text:p>-0.0109972583416531</text:p>
              </table:table-cell>
              <table:table-cell office:value-type="float" office:value="0.632705078125">
                <text:p>0.632705078125</text:p>
              </table:table-cell>
              <table:table-cell office:value-type="float" office:value="-0.00828227764193601">
                <text:p>-0.008282277641936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1">
                <text:p>0.51</text:p>
              </table:table-cell>
              <table:table-cell office:value-type="float" office:value="-0.0143681032567499">
                <text:p>-0.0143681032567499</text:p>
              </table:table-cell>
              <table:table-cell office:value-type="float" office:value="0.620400390625">
                <text:p>0.620400390625</text:p>
              </table:table-cell>
              <table:table-cell office:value-type="float" office:value="-0.0109683036955221">
                <text:p>-0.0109683036955221</text:p>
              </table:table-cell>
              <table:table-cell office:value-type="float" office:value="0.63271484375">
                <text:p>0.63271484375</text:p>
              </table:table-cell>
              <table:table-cell office:value-type="float" office:value="-0.00589081510138432">
                <text:p>-0.005890815101384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2">
                <text:p>0.52</text:p>
              </table:table-cell>
              <table:table-cell office:value-type="float" office:value="-0.0143621193903869">
                <text:p>-0.0143621193903869</text:p>
              </table:table-cell>
              <table:table-cell office:value-type="float" office:value="0.62041015625">
                <text:p>0.62041015625</text:p>
              </table:table-cell>
              <table:table-cell office:value-type="float" office:value="-0.0109683036955221">
                <text:p>-0.0109683036955221</text:p>
              </table:table-cell>
              <table:table-cell office:value-type="float" office:value="0.632734375">
                <text:p>0.632734375</text:p>
              </table:table-cell>
              <table:table-cell office:value-type="float" office:value="-0.00589019725492011">
                <text:p>-0.005890197254920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3">
                <text:p>0.53</text:p>
              </table:table-cell>
              <table:table-cell office:value-type="float" office:value="-0.0143511326802494">
                <text:p>-0.0143511326802494</text:p>
              </table:table-cell>
              <table:table-cell office:value-type="float" office:value="0.6204296875">
                <text:p>0.6204296875</text:p>
              </table:table-cell>
              <table:table-cell office:value-type="float" office:value="-0.00658617021556983">
                <text:p>-0.00658617021556983</text:p>
              </table:table-cell>
              <table:table-cell office:value-type="float" office:value="0.6328125">
                <text:p>0.6328125</text:p>
              </table:table-cell>
              <table:table-cell office:value-type="float" office:value="-0.00588772480350098">
                <text:p>-0.005887724803500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4">
                <text:p>0.54</text:p>
              </table:table-cell>
              <table:table-cell office:value-type="float" office:value="-0.0143158934063185">
                <text:p>-0.0143158934063185</text:p>
              </table:table-cell>
              <table:table-cell office:value-type="float" office:value="0.62046875">
                <text:p>0.62046875</text:p>
              </table:table-cell>
              <table:table-cell office:value-type="float" office:value="-0.00658532376168962">
                <text:p>-0.00658532376168962</text:p>
              </table:table-cell>
              <table:table-cell office:value-type="float" office:value="0.633125">
                <text:p>0.633125</text:p>
              </table:table-cell>
              <table:table-cell office:value-type="float" office:value="-0.00587781797445275">
                <text:p>-0.005877817974452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45">
                <text:p>0.545</text:p>
              </table:table-cell>
              <table:table-cell office:value-type="float" office:value="-0.01407767917023">
                <text:p>-0.01407767917023</text:p>
              </table:table-cell>
              <table:table-cell office:value-type="float" office:value="0.620625">
                <text:p>0.620625</text:p>
              </table:table-cell>
              <table:table-cell office:value-type="float" office:value="-0.0065819320621807">
                <text:p>-0.0065819320621807</text:p>
              </table:table-cell>
              <table:table-cell office:value-type="float" office:value="0.63375">
                <text:p>0.63375</text:p>
              </table:table-cell>
              <table:table-cell office:value-type="float" office:value="-0.00586324821979896">
                <text:p>-0.005863248219798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5">
                <text:p>0.55</text:p>
              </table:table-cell>
              <table:table-cell office:value-type="float" office:value="-0.0138708074906791">
                <text:p>-0.0138708074906791</text:p>
              </table:table-cell>
              <table:table-cell office:value-type="float" office:value="0.62125">
                <text:p>0.62125</text:p>
              </table:table-cell>
              <table:table-cell office:value-type="float" office:value="-0.00656827083972331">
                <text:p>-0.00656827083972331</text:p>
              </table:table-cell>
              <table:table-cell office:value-type="float" office:value="0.635">
                <text:p>0.635</text:p>
              </table:table-cell>
              <table:table-cell office:value-type="float" office:value="-0.00583595961311593">
                <text:p>-0.005835959613115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6">
                <text:p>0.56</text:p>
              </table:table-cell>
              <table:table-cell office:value-type="float" office:value="-0.0135521770564984">
                <text:p>-0.0135521770564984</text:p>
              </table:table-cell>
              <table:table-cell office:value-type="float" office:value="0.6225">
                <text:p>0.6225</text:p>
              </table:table-cell>
              <table:table-cell office:value-type="float" office:value="-0.00654049166970734">
                <text:p>-0.00654049166970734</text:p>
              </table:table-cell>
              <table:table-cell office:value-type="float" office:value="0.64">
                <text:p>0.64</text:p>
              </table:table-cell>
              <table:table-cell office:value-type="float" office:value="-0.0057213211696471">
                <text:p>-0.00572132116964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7">
                <text:p>0.57</text:p>
              </table:table-cell>
              <table:table-cell office:value-type="float" office:value="-0.0132590337480079">
                <text:p>-0.0132590337480079</text:p>
              </table:table-cell>
              <table:table-cell office:value-type="float" office:value="0.625">
                <text:p>0.625</text:p>
              </table:table-cell>
              <table:table-cell office:value-type="float" office:value="-0.00648307213762156">
                <text:p>-0.00648307213762156</text:p>
              </table:table-cell>
              <table:table-cell office:value-type="float" office:value="0.65">
                <text:p>0.65</text:p>
              </table:table-cell>
              <table:table-cell office:value-type="float" office:value="-0.00547664636487194">
                <text:p>-0.005476646364871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8">
                <text:p>0.58</text:p>
              </table:table-cell>
              <table:table-cell office:value-type="float" office:value="-0.0129673183066069">
                <text:p>-0.0129673183066069</text:p>
              </table:table-cell>
              <table:table-cell office:value-type="float" office:value="0.63">
                <text:p>0.63</text:p>
              </table:table-cell>
              <table:table-cell office:value-type="float" office:value="-0.00636045588491051">
                <text:p>-0.00636045588491051</text:p>
              </table:table-cell>
              <table:table-cell office:value-type="float" office:value="0.66">
                <text:p>0.66</text:p>
              </table:table-cell>
              <table:table-cell office:value-type="float" office:value="-0.00535389847747894">
                <text:p>-0.005353898477478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9">
                <text:p>0.59</text:p>
              </table:table-cell>
              <table:table-cell office:value-type="float" office:value="-0.0126725867604122">
                <text:p>-0.0126725867604122</text:p>
              </table:table-cell>
              <table:table-cell office:value-type="float" office:value="0.64">
                <text:p>0.64</text:p>
              </table:table-cell>
              <table:table-cell office:value-type="float" office:value="-0.00608105406044942">
                <text:p>-0.00608105406044942</text:p>
              </table:table-cell>
              <table:table-cell office:value-type="float" office:value="0.67">
                <text:p>0.67</text:p>
              </table:table-cell>
              <table:table-cell office:value-type="float" office:value="-0.0052275023528289">
                <text:p>-0.00522750235282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925">
                <text:p>0.5925</text:p>
              </table:table-cell>
              <table:table-cell office:value-type="float" office:value="-0.0125995124681647">
                <text:p>-0.0125995124681647</text:p>
              </table:table-cell>
              <table:table-cell office:value-type="float" office:value="0.65">
                <text:p>0.65</text:p>
              </table:table-cell>
              <table:table-cell office:value-type="float" office:value="-0.00578271155216353">
                <text:p>-0.00578271155216353</text:p>
              </table:table-cell>
              <table:table-cell office:value-type="float" office:value="0.68">
                <text:p>0.68</text:p>
              </table:table-cell>
              <table:table-cell office:value-type="float" office:value="-0.00507572703267043">
                <text:p>-0.005075727032670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93125">
                <text:p>0.593125</text:p>
              </table:table-cell>
              <table:table-cell office:value-type="float" office:value="-0.0125813231878018">
                <text:p>-0.0125813231878018</text:p>
              </table:table-cell>
              <table:table-cell office:value-type="float" office:value="0.66">
                <text:p>0.66</text:p>
              </table:table-cell>
              <table:table-cell office:value-type="float" office:value="-0.00559855258206871">
                <text:p>-0.00559855258206871</text:p>
              </table:table-cell>
              <table:table-cell office:value-type="float" office:value="0.69">
                <text:p>0.69</text:p>
              </table:table-cell>
              <table:table-cell office:value-type="float" office:value="-0.00491147342400654">
                <text:p>-0.004911473424006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934375">
                <text:p>0.5934375</text:p>
              </table:table-cell>
              <table:table-cell office:value-type="float" office:value="-0.0125721347754831">
                <text:p>-0.0125721347754831</text:p>
              </table:table-cell>
              <table:table-cell office:value-type="float" office:value="0.67">
                <text:p>0.67</text:p>
              </table:table-cell>
              <table:table-cell office:value-type="float" office:value="-0.00541050205607431">
                <text:p>-0.00541050205607431</text:p>
              </table:table-cell>
              <table:table-cell office:value-type="float" office:value="0.7">
                <text:p>0.7</text:p>
              </table:table-cell>
              <table:table-cell office:value-type="float" office:value="-0.00474169577173253">
                <text:p>-0.0047416957717325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9359375">
                <text:p>0.59359375</text:p>
              </table:table-cell>
              <table:table-cell office:value-type="float" office:value="-0.0125673942077575">
                <text:p>-0.0125673942077575</text:p>
              </table:table-cell>
              <table:table-cell office:value-type="float" office:value="0.68">
                <text:p>0.68</text:p>
              </table:table-cell>
              <table:table-cell office:value-type="float" office:value="-0.00520915049003808">
                <text:p>-0.00520915049003808</text:p>
              </table:table-cell>
              <table:table-cell office:value-type="float" office:value="0.71">
                <text:p>0.71</text:p>
              </table:table-cell>
              <table:table-cell office:value-type="float" office:value="-0.00457167527456948">
                <text:p>-0.004571675274569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93671875">
                <text:p>0.593671875</text:p>
              </table:table-cell>
              <table:table-cell office:value-type="float" office:value="-0.0125648134026249">
                <text:p>-0.0125648134026249</text:p>
              </table:table-cell>
              <table:table-cell office:value-type="float" office:value="0.69">
                <text:p>0.69</text:p>
              </table:table-cell>
              <table:table-cell office:value-type="float" office:value="-0.00501372940707908">
                <text:p>-0.00501372940707908</text:p>
              </table:table-cell>
              <table:table-cell office:value-type="float" office:value="0.72">
                <text:p>0.72</text:p>
              </table:table-cell>
              <table:table-cell office:value-type="float" office:value="-0.00440708427698683">
                <text:p>-0.004407084276986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9369140625">
                <text:p>0.59369140625</text:p>
              </table:table-cell>
              <table:table-cell office:value-type="float" office:value="-0.0125639789665077">
                <text:p>-0.0125639789665077</text:p>
              </table:table-cell>
              <table:table-cell office:value-type="float" office:value="0.7">
                <text:p>0.7</text:p>
              </table:table-cell>
              <table:table-cell office:value-type="float" office:value="-0.00482024722432517">
                <text:p>-0.00482024722432517</text:p>
              </table:table-cell>
              <table:table-cell office:value-type="float" office:value="0.73">
                <text:p>0.73</text:p>
              </table:table-cell>
              <table:table-cell office:value-type="float" office:value="-0.00425199439187885">
                <text:p>-0.004251994391878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93701171875">
                <text:p>0.593701171875</text:p>
              </table:table-cell>
              <table:table-cell office:value-type="float" office:value="-0.0125639789665077">
                <text:p>-0.0125639789665077</text:p>
              </table:table-cell>
              <table:table-cell office:value-type="float" office:value="0.71">
                <text:p>0.71</text:p>
              </table:table-cell>
              <table:table-cell office:value-type="float" office:value="-0.00463409965060805">
                <text:p>-0.00463409965060805</text:p>
              </table:table-cell>
              <table:table-cell office:value-type="float" office:value="0.74">
                <text:p>0.74</text:p>
              </table:table-cell>
              <table:table-cell office:value-type="float" office:value="-0.00411115863708448">
                <text:p>-0.004111158637084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937109375">
                <text:p>0.5937109375</text:p>
              </table:table-cell>
              <table:table-cell office:value-type="float" office:value="-0.0125506761271357">
                <text:p>-0.0125506761271357</text:p>
              </table:table-cell>
              <table:table-cell office:value-type="float" office:value="0.72">
                <text:p>0.72</text:p>
              </table:table-cell>
              <table:table-cell office:value-type="float" office:value="-0.00445527307635423">
                <text:p>-0.00445527307635423</text:p>
              </table:table-cell>
              <table:table-cell office:value-type="float" office:value="0.75">
                <text:p>0.75</text:p>
              </table:table-cell>
              <table:table-cell office:value-type="float" office:value="-0.00398941134770325">
                <text:p>-0.003989411347703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9375">
                <text:p>0.59375</text:p>
              </table:table-cell>
              <table:table-cell office:value-type="float" office:value="-0.0125496190433625">
                <text:p>-0.0125496190433625</text:p>
              </table:table-cell>
              <table:table-cell office:value-type="float" office:value="0.73">
                <text:p>0.73</text:p>
              </table:table-cell>
              <table:table-cell office:value-type="float" office:value="-0.00429013084543234">
                <text:p>-0.00429013084543234</text:p>
              </table:table-cell>
              <table:table-cell office:value-type="float" office:value="0.76">
                <text:p>0.76</text:p>
              </table:table-cell>
              <table:table-cell office:value-type="float" office:value="-0.0038892946817803">
                <text:p>-0.00388929468178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95">
                <text:p>0.595</text:p>
              </table:table-cell>
              <table:table-cell office:value-type="float" office:value="-0.0125157645149389">
                <text:p>-0.0125157645149389</text:p>
              </table:table-cell>
              <table:table-cell office:value-type="float" office:value="0.74">
                <text:p>0.74</text:p>
              </table:table-cell>
              <table:table-cell office:value-type="float" office:value="-0.00414348851018013">
                <text:p>-0.00414348851018013</text:p>
              </table:table-cell>
              <table:table-cell office:value-type="float" office:value="0.77">
                <text:p>0.77</text:p>
              </table:table-cell>
              <table:table-cell office:value-type="float" office:value="-0.00381526474521457">
                <text:p>-0.003815264745214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">
                <text:p>0.6</text:p>
              </table:table-cell>
              <table:table-cell office:value-type="float" office:value="-0.0123775900689152">
                <text:p>-0.0123775900689152</text:p>
              </table:table-cell>
              <table:table-cell office:value-type="float" office:value="0.75">
                <text:p>0.75</text:p>
              </table:table-cell>
              <table:table-cell office:value-type="float" office:value="-0.00401717467043706">
                <text:p>-0.00401717467043706</text:p>
              </table:table-cell>
              <table:table-cell office:value-type="float" office:value="0.78">
                <text:p>0.78</text:p>
              </table:table-cell>
              <table:table-cell office:value-type="float" office:value="-0.00376798732993286">
                <text:p>-0.003767987329932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0125">
                <text:p>0.60125</text:p>
              </table:table-cell>
              <table:table-cell office:value-type="float" office:value="-0.0123382860840998">
                <text:p>-0.0123382860840998</text:p>
              </table:table-cell>
              <table:table-cell office:value-type="float" office:value="0.76">
                <text:p>0.76</text:p>
              </table:table-cell>
              <table:table-cell office:value-type="float" office:value="-0.00391310432222246">
                <text:p>-0.00391310432222246</text:p>
              </table:table-cell>
              <table:table-cell office:value-type="float" office:value="0.79">
                <text:p>0.79</text:p>
              </table:table-cell>
              <table:table-cell office:value-type="float" office:value="-0.00374717723092218">
                <text:p>-0.003747177230922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015625">
                <text:p>0.6015625</text:p>
              </table:table-cell>
              <table:table-cell office:value-type="float" office:value="-0.0123242786912335">
                <text:p>-0.0123242786912335</text:p>
              </table:table-cell>
              <table:table-cell office:value-type="float" office:value="0.77">
                <text:p>0.77</text:p>
              </table:table-cell>
              <table:table-cell office:value-type="float" office:value="-0.00383404670027666">
                <text:p>-0.00383404670027666</text:p>
              </table:table-cell>
              <table:table-cell office:value-type="float" office:value="0.8">
                <text:p>0.8</text:p>
              </table:table-cell>
              <table:table-cell office:value-type="float" office:value="-0.00374962240565076">
                <text:p>-0.003749622405650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0158203125">
                <text:p>0.60158203125</text:p>
              </table:table-cell>
              <table:table-cell office:value-type="float" office:value="-0.0123227421385323">
                <text:p>-0.0123227421385323</text:p>
              </table:table-cell>
              <table:table-cell office:value-type="float" office:value="0.78">
                <text:p>0.78</text:p>
              </table:table-cell>
              <table:table-cell office:value-type="float" office:value="-0.00378281083264259">
                <text:p>-0.00378281083264259</text:p>
              </table:table-cell>
              <table:table-cell office:value-type="float" office:value="0.81">
                <text:p>0.81</text:p>
              </table:table-cell>
              <table:table-cell office:value-type="float" office:value="-0.00376689345999397">
                <text:p>-0.003766893459993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01591796875">
                <text:p>0.601591796875</text:p>
              </table:table-cell>
              <table:table-cell office:value-type="float" office:value="-0.0123217233427352">
                <text:p>-0.0123217233427352</text:p>
              </table:table-cell>
              <table:table-cell office:value-type="float" office:value="0.79">
                <text:p>0.79</text:p>
              </table:table-cell>
              <table:table-cell office:value-type="float" office:value="-0.0037592621037056">
                <text:p>-0.0037592621037056</text:p>
              </table:table-cell>
              <table:table-cell office:value-type="float" office:value="0.82">
                <text:p>0.82</text:p>
              </table:table-cell>
              <table:table-cell office:value-type="float" office:value="-0.0037949751332788">
                <text:p>-0.00379497513327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016015625">
                <text:p>0.6016015625</text:p>
              </table:table-cell>
              <table:table-cell office:value-type="float" office:value="-0.0123217233427352">
                <text:p>-0.0123217233427352</text:p>
              </table:table-cell>
              <table:table-cell office:value-type="float" office:value="0.8">
                <text:p>0.8</text:p>
              </table:table-cell>
              <table:table-cell office:value-type="float" office:value="-0.00375821252021279">
                <text:p>-0.00375821252021279</text:p>
              </table:table-cell>
              <table:table-cell office:value-type="float" office:value="0.83">
                <text:p>0.83</text:p>
              </table:table-cell>
              <table:table-cell office:value-type="float" office:value="-0.00382835104232139">
                <text:p>-0.003828351042321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01640625">
                <text:p>0.601640625</text:p>
              </table:table-cell>
              <table:table-cell office:value-type="float" office:value="-0.0115510951013545">
                <text:p>-0.0115510951013545</text:p>
              </table:table-cell>
              <table:table-cell office:value-type="float" office:value="0.81">
                <text:p>0.81</text:p>
              </table:table-cell>
              <table:table-cell office:value-type="float" office:value="-0.00377423639691106">
                <text:p>-0.00377423639691106</text:p>
              </table:table-cell>
              <table:table-cell office:value-type="float" office:value="0.84">
                <text:p>0.84</text:p>
              </table:table-cell>
              <table:table-cell office:value-type="float" office:value="-0.0038648009012419">
                <text:p>-0.00386480090124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0171875">
                <text:p>0.60171875</text:p>
              </table:table-cell>
              <table:table-cell office:value-type="float" office:value="-0.0115435647099501">
                <text:p>-0.0115435647099501</text:p>
              </table:table-cell>
              <table:table-cell office:value-type="float" office:value="0.82">
                <text:p>0.82</text:p>
              </table:table-cell>
              <table:table-cell office:value-type="float" office:value="-0.00380110017518081">
                <text:p>-0.00380110017518081</text:p>
              </table:table-cell>
              <table:table-cell office:value-type="float" office:value="0.85">
                <text:p>0.85</text:p>
              </table:table-cell>
              <table:table-cell office:value-type="float" office:value="-0.0039003391406516">
                <text:p>-0.00390033914065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01875">
                <text:p>0.601875</text:p>
              </table:table-cell>
              <table:table-cell office:value-type="float" office:value="-0.0115286814842131">
                <text:p>-0.0115286814842131</text:p>
              </table:table-cell>
              <table:table-cell office:value-type="float" office:value="0.83">
                <text:p>0.83</text:p>
              </table:table-cell>
              <table:table-cell office:value-type="float" office:value="-0.00383266531033958">
                <text:p>-0.00383266531033958</text:p>
              </table:table-cell>
              <table:table-cell office:value-type="float" office:value="0.86">
                <text:p>0.86</text:p>
              </table:table-cell>
              <table:table-cell office:value-type="float" office:value="-0.00393441348695935">
                <text:p>-0.003934413486959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6025">
                <text:p>0.6025</text:p>
              </table:table-cell>
              <table:table-cell office:value-type="float" office:value="-0.0114712098679889">
                <text:p>-0.0114712098679889</text:p>
              </table:table-cell>
              <table:table-cell office:value-type="float" office:value="0.84">
                <text:p>0.84</text:p>
              </table:table-cell>
              <table:table-cell office:value-type="float" office:value="-0.00386835181068648">
                <text:p>-0.00386835181068648</text:p>
              </table:table-cell>
              <table:table-cell office:value-type="float" office:value="0.87">
                <text:p>0.87</text:p>
              </table:table-cell>
              <table:table-cell office:value-type="float" office:value="-0.00396413670142519">
                <text:p>-0.003964136701425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05">
                <text:p>0.605</text:p>
              </table:table-cell>
              <table:table-cell office:value-type="float" office:value="-0.0112632784351917">
                <text:p>-0.0112632784351917</text:p>
              </table:table-cell>
              <table:table-cell office:value-type="float" office:value="0.85">
                <text:p>0.85</text:p>
              </table:table-cell>
              <table:table-cell office:value-type="float" office:value="-0.00390423244605566">
                <text:p>-0.00390423244605566</text:p>
              </table:table-cell>
              <table:table-cell office:value-type="float" office:value="0.88">
                <text:p>0.88</text:p>
              </table:table-cell>
              <table:table-cell office:value-type="float" office:value="-0.00399011417114345">
                <text:p>-0.003990114171143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61">
                <text:p>0.61</text:p>
              </table:table-cell>
              <table:table-cell office:value-type="float" office:value="-0.0108999058689281">
                <text:p>-0.0108999058689281</text:p>
              </table:table-cell>
              <table:table-cell office:value-type="float" office:value="0.86">
                <text:p>0.86</text:p>
              </table:table-cell>
              <table:table-cell office:value-type="float" office:value="-0.00393638452161683">
                <text:p>-0.00393638452161683</text:p>
              </table:table-cell>
              <table:table-cell office:value-type="float" office:value="0.89">
                <text:p>0.89</text:p>
              </table:table-cell>
              <table:table-cell office:value-type="float" office:value="-0.00401026493689839">
                <text:p>-0.004010264936898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2">
                <text:p>0.62</text:p>
              </table:table-cell>
              <table:table-cell office:value-type="float" office:value="-0.0102528478776305">
                <text:p>-0.0102528478776305</text:p>
              </table:table-cell>
              <table:table-cell office:value-type="float" office:value="0.87">
                <text:p>0.87</text:p>
              </table:table-cell>
              <table:table-cell office:value-type="float" office:value="-0.0039667879979588">
                <text:p>-0.0039667879979588</text:p>
              </table:table-cell>
              <table:table-cell office:value-type="float" office:value="0.9">
                <text:p>0.9</text:p>
              </table:table-cell>
              <table:table-cell office:value-type="float" office:value="-0.00402585387374614">
                <text:p>-0.004025853873746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3">
                <text:p>0.63</text:p>
              </table:table-cell>
              <table:table-cell office:value-type="float" office:value="-0.00973585508813581">
                <text:p>-0.00973585508813581</text:p>
              </table:table-cell>
              <table:table-cell office:value-type="float" office:value="0.88">
                <text:p>0.88</text:p>
              </table:table-cell>
              <table:table-cell office:value-type="float" office:value="-0.00399277381281031">
                <text:p>-0.00399277381281031</text:p>
              </table:table-cell>
              <table:table-cell office:value-type="float" office:value="0.91">
                <text:p>0.91</text:p>
              </table:table-cell>
              <table:table-cell office:value-type="float" office:value="-0.0032358678836429">
                <text:p>-0.00323586788364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4">
                <text:p>0.64</text:p>
              </table:table-cell>
              <table:table-cell office:value-type="float" office:value="-0.00921910435103717">
                <text:p>-0.00921910435103717</text:p>
              </table:table-cell>
              <table:table-cell office:value-type="float" office:value="0.89">
                <text:p>0.89</text:p>
              </table:table-cell>
              <table:table-cell office:value-type="float" office:value="-0.00401213408933203">
                <text:p>-0.00401213408933203</text:p>
              </table:table-cell>
              <table:table-cell office:value-type="float" office:value="0.92">
                <text:p>0.92</text:p>
              </table:table-cell>
              <table:table-cell office:value-type="float" office:value="-0.00246364372280138">
                <text:p>-0.002463643722801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5">
                <text:p>0.65</text:p>
              </table:table-cell>
              <table:table-cell office:value-type="float" office:value="-0.00860436940368281">
                <text:p>-0.00860436940368281</text:p>
              </table:table-cell>
              <table:table-cell office:value-type="float" office:value="0.9">
                <text:p>0.9</text:p>
              </table:table-cell>
              <table:table-cell office:value-type="float" office:value="-0.00402832615824615">
                <text:p>-0.00402832615824615</text:p>
              </table:table-cell>
              <table:table-cell office:value-type="float" office:value="0.93">
                <text:p>0.93</text:p>
              </table:table-cell>
              <table:table-cell office:value-type="float" office:value="-0.00170843706863419">
                <text:p>-0.001708437068634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5125">
                <text:p>0.65125</text:p>
              </table:table-cell>
              <table:table-cell office:value-type="float" office:value="-0.00846654022056326">
                <text:p>-0.00846654022056326</text:p>
              </table:table-cell>
              <table:table-cell office:value-type="float" office:value="0.91">
                <text:p>0.91</text:p>
              </table:table-cell>
              <table:table-cell office:value-type="float" office:value="-0.00323763593328057">
                <text:p>-0.00323763593328057</text:p>
              </table:table-cell>
              <table:table-cell office:value-type="float" office:value="0.94">
                <text:p>0.94</text:p>
              </table:table-cell>
              <table:table-cell office:value-type="float" office:value="-0.000970924345958069">
                <text:p>-0.0009709243459580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51875">
                <text:p>0.651875</text:p>
              </table:table-cell>
              <table:table-cell office:value-type="float" office:value="-0.00833258923927022">
                <text:p>-0.00833258923927022</text:p>
              </table:table-cell>
              <table:table-cell office:value-type="float" office:value="0.92">
                <text:p>0.92</text:p>
              </table:table-cell>
              <table:table-cell office:value-type="float" office:value="-0.00246473509053236">
                <text:p>-0.00246473509053236</text:p>
              </table:table-cell>
              <table:table-cell office:value-type="float" office:value="0.95">
                <text:p>0.95</text:p>
              </table:table-cell>
              <table:table-cell office:value-type="float" office:value="-0.000250935507308694">
                <text:p>-0.0002509355073086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51953125">
                <text:p>0.651953125</text:p>
              </table:table-cell>
              <table:table-cell office:value-type="float" office:value="-0.0082841716483449">
                <text:p>-0.0082841716483449</text:p>
              </table:table-cell>
              <table:table-cell office:value-type="float" office:value="0.93">
                <text:p>0.93</text:p>
              </table:table-cell>
              <table:table-cell office:value-type="float" office:value="-0.00170887623700595">
                <text:p>-0.00170887623700595</text:p>
              </table:table-cell>
              <table:table-cell office:value-type="float" office:value="0.96">
                <text:p>0.96</text:p>
              </table:table-cell>
              <table:table-cell office:value-type="float" office:value="-0.000000000012082229">
                <text:p>-0.0000000000120822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51962890625">
                <text:p>0.651962890625</text:p>
              </table:table-cell>
              <table:table-cell office:value-type="float" office:value="-0.0082841716483449">
                <text:p>-0.0082841716483449</text:p>
              </table:table-cell>
              <table:table-cell office:value-type="float" office:value="0.94">
                <text:p>0.94</text:p>
              </table:table-cell>
              <table:table-cell office:value-type="float" office:value="-0.000969350292954638">
                <text:p>-0.000969350292954638</text:p>
              </table:table-cell>
              <table:table-cell office:value-type="float" office:value="0.97">
                <text:p>0.97</text:p>
              </table:table-cell>
              <table:table-cell office:value-type="float" office:value="-1.92257908573362E-017">
                <text:p>-1.92257908573362E-0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5197265625">
                <text:p>0.65197265625</text:p>
              </table:table-cell>
              <table:table-cell office:value-type="float" office:value="-0.0067403956761051">
                <text:p>-0.0067403956761051</text:p>
              </table:table-cell>
              <table:table-cell office:value-type="float" office:value="0.95">
                <text:p>0.95</text:p>
              </table:table-cell>
              <table:table-cell office:value-type="float" office:value="-0.000253234167626785">
                <text:p>-0.000253234167626785</text:p>
              </table:table-cell>
              <table:table-cell office:value-type="float" office:value="0.98">
                <text:p>0.98</text:p>
              </table:table-cell>
              <table:table-cell office:value-type="float" office:value="-7.10938804676419E-019">
                <text:p>-7.10938804676419E-0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519921875">
                <text:p>0.6519921875</text:p>
              </table:table-cell>
              <table:table-cell office:value-type="float" office:value="-0.00673928575592919">
                <text:p>-0.00673928575592919</text:p>
              </table:table-cell>
              <table:table-cell office:value-type="float" office:value="0.96">
                <text:p>0.96</text:p>
              </table:table-cell>
              <table:table-cell office:value-type="float" office:value="-0.00000000001202899455">
                <text:p>-0.00000000001202899455</text:p>
              </table:table-cell>
              <table:table-cell office:value-type="float" office:value="0.99">
                <text:p>0.99</text:p>
              </table:table-cell>
              <table:table-cell office:value-type="float" office:value="3.81489428958349E-018">
                <text:p>3.81489428958349E-0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5203125">
                <text:p>0.65203125</text:p>
              </table:table-cell>
              <table:table-cell office:value-type="float" office:value="-0.00673707078280266">
                <text:p>-0.00673707078280266</text:p>
              </table:table-cell>
              <table:table-cell office:value-type="float" office:value="0.97">
                <text:p>0.97</text:p>
              </table:table-cell>
              <table:table-cell office:value-type="float" office:value="-2.25730603792046E-018">
                <text:p>-2.25730603792046E-018</text:p>
              </table:table-cell>
              <table:table-cell office:value-type="float" office:value="1">
                <text:p>1</text:p>
              </table:table-cell>
              <table:table-cell office:value-type="float" office:value="-2.0110516690963E-018">
                <text:p>-2.0110516690963E-0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521875">
                <text:p>0.6521875</text:p>
              </table:table-cell>
              <table:table-cell office:value-type="float" office:value="-0.00672827426992785">
                <text:p>-0.00672827426992785</text:p>
              </table:table-cell>
              <table:table-cell office:value-type="float" office:value="0.98">
                <text:p>0.98</text:p>
              </table:table-cell>
              <table:table-cell office:value-type="float" office:value="-4.15995213127918E-018">
                <text:p>-4.15995213127918E-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525">
                <text:p>0.6525</text:p>
              </table:table-cell>
              <table:table-cell office:value-type="float" office:value="-0.0067109704104507">
                <text:p>-0.0067109704104507</text:p>
              </table:table-cell>
              <table:table-cell office:value-type="float" office:value="0.99">
                <text:p>0.99</text:p>
              </table:table-cell>
              <table:table-cell office:value-type="float" office:value="-1.08292498563158E-017">
                <text:p>-1.08292498563158E-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55">
                <text:p>0.655</text:p>
              </table:table-cell>
              <table:table-cell office:value-type="float" office:value="-0.00658331587151686">
                <text:p>-0.00658331587151686</text:p>
              </table:table-cell>
              <table:table-cell office:value-type="float" office:value="1">
                <text:p>1</text:p>
              </table:table-cell>
              <table:table-cell office:value-type="float" office:value="-8.9807967207407E-018">
                <text:p>-8.9807967207407E-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6">
                <text:p>0.66</text:p>
              </table:table-cell>
              <table:table-cell office:value-type="float" office:value="-0.00636244910415994">
                <text:p>-0.00636244910415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7">
                <text:p>0.67</text:p>
              </table:table-cell>
              <table:table-cell office:value-type="float" office:value="-0.00598245902613752">
                <text:p>-0.00598245902613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8">
                <text:p>0.68</text:p>
              </table:table-cell>
              <table:table-cell office:value-type="float" office:value="-0.00563905989236275">
                <text:p>-0.00563905989236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9">
                <text:p>0.69</text:p>
              </table:table-cell>
              <table:table-cell office:value-type="float" office:value="-0.00534454828512075">
                <text:p>-0.00534454828512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">
                <text:p>0.7</text:p>
              </table:table-cell>
              <table:table-cell office:value-type="float" office:value="-0.00508653687067534">
                <text:p>-0.00508653687067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1">
                <text:p>0.71</text:p>
              </table:table-cell>
              <table:table-cell office:value-type="float" office:value="-0.00485386152891742">
                <text:p>-0.00485386152891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2">
                <text:p>0.72</text:p>
              </table:table-cell>
              <table:table-cell office:value-type="float" office:value="-0.00463902533978093">
                <text:p>-0.00463902533978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3">
                <text:p>0.73</text:p>
              </table:table-cell>
              <table:table-cell office:value-type="float" office:value="-0.0044477414111163">
                <text:p>-0.0044477414111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4">
                <text:p>0.74</text:p>
              </table:table-cell>
              <table:table-cell office:value-type="float" office:value="-0.00428001576780085">
                <text:p>-0.00428001576780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5">
                <text:p>0.75</text:p>
              </table:table-cell>
              <table:table-cell office:value-type="float" office:value="-0.00413395310710924">
                <text:p>-0.00413395310710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6">
                <text:p>0.76</text:p>
              </table:table-cell>
              <table:table-cell office:value-type="float" office:value="-0.00400842097389079">
                <text:p>-0.0040084209738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7">
                <text:p>0.77</text:p>
              </table:table-cell>
              <table:table-cell office:value-type="float" office:value="-0.00390958732298947">
                <text:p>-0.00390958732298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8">
                <text:p>0.78</text:p>
              </table:table-cell>
              <table:table-cell office:value-type="float" office:value="-0.00384131193303261">
                <text:p>-0.00384131193303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9">
                <text:p>0.79</text:p>
              </table:table-cell>
              <table:table-cell office:value-type="float" office:value="-0.0038058509758343">
                <text:p>-0.0038058509758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">
                <text:p>0.8</text:p>
              </table:table-cell>
              <table:table-cell office:value-type="float" office:value="-0.00379758974664107">
                <text:p>-0.00379758974664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1">
                <text:p>0.81</text:p>
              </table:table-cell>
              <table:table-cell office:value-type="float" office:value="-0.00380678010875002">
                <text:p>-0.00380678010875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2">
                <text:p>0.82</text:p>
              </table:table-cell>
              <table:table-cell office:value-type="float" office:value="-0.0038254481550112">
                <text:p>-0.0038254481550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83">
                <text:p>0.83</text:p>
              </table:table-cell>
              <table:table-cell office:value-type="float" office:value="-0.0038471892811644">
                <text:p>-0.0038471892811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84">
                <text:p>0.84</text:p>
              </table:table-cell>
              <table:table-cell office:value-type="float" office:value="-0.0038761625315692">
                <text:p>-0.0038761625315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5">
                <text:p>0.85</text:p>
              </table:table-cell>
              <table:table-cell office:value-type="float" office:value="-0.00390964064219389">
                <text:p>-0.00390964064219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6">
                <text:p>0.86</text:p>
              </table:table-cell>
              <table:table-cell office:value-type="float" office:value="-0.00394388256881466">
                <text:p>-0.00394388256881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87">
                <text:p>0.87</text:p>
              </table:table-cell>
              <table:table-cell office:value-type="float" office:value="-0.00397499764235708">
                <text:p>-0.00397499764235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88">
                <text:p>0.88</text:p>
              </table:table-cell>
              <table:table-cell office:value-type="float" office:value="-0.00399847662282713">
                <text:p>-0.00399847662282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9">
                <text:p>0.89</text:p>
              </table:table-cell>
              <table:table-cell office:value-type="float" office:value="-0.00401336447963197">
                <text:p>-0.00401336447963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">
                <text:p>0.9</text:p>
              </table:table-cell>
              <table:table-cell office:value-type="float" office:value="-0.0040281310939444">
                <text:p>-0.0040281310939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1">
                <text:p>0.91</text:p>
              </table:table-cell>
              <table:table-cell office:value-type="float" office:value="-0.00323502015587119">
                <text:p>-0.00323502015587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2">
                <text:p>0.92</text:p>
              </table:table-cell>
              <table:table-cell office:value-type="float" office:value="-0.00245994451399103">
                <text:p>-0.00245994451399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3">
                <text:p>0.93</text:p>
              </table:table-cell>
              <table:table-cell office:value-type="float" office:value="-0.00170213086890136">
                <text:p>-0.00170213086890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4">
                <text:p>0.94</text:p>
              </table:table-cell>
              <table:table-cell office:value-type="float" office:value="-0.000960847058584258">
                <text:p>-0.000960847058584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5">
                <text:p>0.95</text:p>
              </table:table-cell>
              <table:table-cell office:value-type="float" office:value="-0.000246005925226534">
                <text:p>-0.000246005925226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6">
                <text:p>0.96</text:p>
              </table:table-cell>
              <table:table-cell office:value-type="float" office:value="-0.00000000001337771649">
                <text:p>-0.00000000001337771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7">
                <text:p>0.97</text:p>
              </table:table-cell>
              <table:table-cell office:value-type="float" office:value="-1.62957158395985E-018">
                <text:p>-1.62957158395985E-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8">
                <text:p>0.98</text:p>
              </table:table-cell>
              <table:table-cell office:value-type="float" office:value="-3.97566714925339E-018">
                <text:p>-3.97566714925339E-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9">
                <text:p>0.99</text:p>
              </table:table-cell>
              <table:table-cell office:value-type="float" office:value="-5.90714342316321E-018">
                <text:p>-5.90714342316321E-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-6.12184256343636E-018">
                <text:p>-6.12184256343636E-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9f56dff12ba03b9acd7730a5a481eea045e468f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